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06.23mm"/>
    </style:style>
    <style:style style:name="co8" style:family="table-column">
      <style:table-column-properties fo:break-before="auto" style:column-width="55.09mm"/>
    </style:style>
    <style:style style:name="co9" style:family="table-column">
      <style:table-column-properties fo:break-before="auto" style:column-width="63.54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1.75mm"/>
    </style:style>
    <style:style style:name="co14" style:family="table-column">
      <style:table-column-properties fo:break-before="auto" style:column-width="18.87mm"/>
    </style:style>
    <style:style style:name="co15" style:family="table-column">
      <style:table-column-properties fo:break-before="auto" style:column-width="29.14mm"/>
    </style:style>
    <style:style style:name="ro1" style:family="table-row">
      <style:table-row-properties style:row-height="17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ff00"/>
    </style:style>
    <style:style style:name="ce3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rid_search_results_gridsearch_BoWAlways_NCAAlways_NCARFMlabe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clusterer</text:p>
            <text:p>__algorithm</text:p>
            <text:p>_to_use</text:p>
          </table:table-cell>
          <table:table-cell office:value-type="string" calcext:value-type="string">
            <text:p>clusterer_</text:p>
            <text:p>_n_clusters</text:p>
          </table:table-cell>
          <table:table-cell office:value-type="string" calcext:value-type="string">
            <text:p>dimensionality_</text:p>
            <text:p>Reductor__</text:p>
            <text:p>Algorithm</text:p>
            <text:p>_to_use</text:p>
          </table:table-cell>
          <table:table-cell office:value-type="string" calcext:value-type="string">
            <text:p>dimensionality_reductor</text:p>
            <text:p>__features_totransform</text:p>
          </table:table-cell>
          <table:table-cell office:value-type="string" calcext:value-type="string">
            <text:p>dimensionality_</text:p>
            <text:p>Reductor</text:p>
            <text:p>__n_dim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_features_toscale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40146446228" calcext:value-type="float">
            <text:p>2,15940146446228</text:p>
          </table:table-cell>
          <table:table-cell office:value-type="float" office:value="1.42938370704651" calcext:value-type="float">
            <text:p>1,42938370704651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69971656799" calcext:value-type="float">
            <text:p>2,11969971656799</text:p>
          </table:table-cell>
          <table:table-cell office:value-type="float" office:value="1.36172404289246" calcext:value-type="float">
            <text:p>1,3617240428924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39533615112" calcext:value-type="float">
            <text:p>2,13539533615112</text:p>
          </table:table-cell>
          <table:table-cell office:value-type="float" office:value="1.44559812545776" calcext:value-type="float">
            <text:p>1,4455981254577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7437782288" calcext:value-type="float">
            <text:p>2,25677437782288</text:p>
          </table:table-cell>
          <table:table-cell office:value-type="float" office:value="1.50022001266479" calcext:value-type="float">
            <text:p>1,50022001266479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44795417786" calcext:value-type="float">
            <text:p>2,13644795417786</text:p>
          </table:table-cell>
          <table:table-cell office:value-type="float" office:value="1.40156774520874" calcext:value-type="float">
            <text:p>1,4015677452087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76803588867" calcext:value-type="float">
            <text:p>2,15676803588867</text:p>
          </table:table-cell>
          <table:table-cell office:value-type="float" office:value="1.44454660415649" calcext:value-type="float">
            <text:p>1,44454660415649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8222084045" calcext:value-type="float">
            <text:p>2,15778222084045</text:p>
          </table:table-cell>
          <table:table-cell office:value-type="float" office:value="1.3346911907196" calcext:value-type="float">
            <text:p>1,334691190719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82352256775" calcext:value-type="float">
            <text:p>2,12482352256775</text:p>
          </table:table-cell>
          <table:table-cell office:value-type="float" office:value="1.34576115608215" calcext:value-type="float">
            <text:p>1,34576115608215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36481285095" calcext:value-type="float">
            <text:p>2,11636481285095</text:p>
          </table:table-cell>
          <table:table-cell office:value-type="float" office:value="1.45114874839783" calcext:value-type="float">
            <text:p>1,4511487483978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82770729065" calcext:value-type="float">
            <text:p>2,11182770729065</text:p>
          </table:table-cell>
          <table:table-cell office:value-type="float" office:value="1.35237836837769" calcext:value-type="float">
            <text:p>1,35237836837769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80950927734" calcext:value-type="float">
            <text:p>2,14380950927734</text:p>
          </table:table-cell>
          <table:table-cell office:value-type="float" office:value="1.33511843681335" calcext:value-type="float">
            <text:p>1,33511843681335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706800460815" calcext:value-type="float">
            <text:p>2,11706800460815</text:p>
          </table:table-cell>
          <table:table-cell office:value-type="float" office:value="1.34689564704895" calcext:value-type="float">
            <text:p>1,34689564704895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48559951782" calcext:value-type="float">
            <text:p>2,11248559951782</text:p>
          </table:table-cell>
          <table:table-cell office:value-type="float" office:value="1.42576036453247" calcext:value-type="float">
            <text:p>1,4257603645324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23459243774" calcext:value-type="float">
            <text:p>2,11223459243774</text:p>
          </table:table-cell>
          <table:table-cell office:value-type="float" office:value="1.33523445129395" calcext:value-type="float">
            <text:p>1,33523445129395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3879203796" calcext:value-type="float">
            <text:p>1,97863879203796</text:p>
          </table:table-cell>
          <table:table-cell office:value-type="float" office:value="1.45680356025696" calcext:value-type="float">
            <text:p>1,4568035602569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50259590149" calcext:value-type="float">
            <text:p>2,14050259590149</text:p>
          </table:table-cell>
          <table:table-cell office:value-type="float" office:value="1.42201404571533" calcext:value-type="float">
            <text:p>1,4220140457153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59128952026" calcext:value-type="float">
            <text:p>2,13859128952026</text:p>
          </table:table-cell>
          <table:table-cell office:value-type="float" office:value="1.49020977020264" calcext:value-type="float">
            <text:p>1,4902097702026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06069946289" calcext:value-type="float">
            <text:p>2,22706069946289</text:p>
          </table:table-cell>
          <table:table-cell office:value-type="float" office:value="1.52066087722778" calcext:value-type="float">
            <text:p>1,52066087722778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98642349243" calcext:value-type="float">
            <text:p>2,16098642349243</text:p>
          </table:table-cell>
          <table:table-cell office:value-type="float" office:value="1.48918089866638" calcext:value-type="float">
            <text:p>1,48918089866638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79691696167" calcext:value-type="float">
            <text:p>2,19779691696167</text:p>
          </table:table-cell>
          <table:table-cell office:value-type="float" office:value="1.56138048171997" calcext:value-type="float">
            <text:p>1,5613804817199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40353775024" calcext:value-type="float">
            <text:p>2,18540353775024</text:p>
          </table:table-cell>
          <table:table-cell office:value-type="float" office:value="1.39799008369446" calcext:value-type="float">
            <text:p>1,3979900836944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84623336792" calcext:value-type="float">
            <text:p>2,11084623336792</text:p>
          </table:table-cell>
          <table:table-cell office:value-type="float" office:value="1.38865098953247" calcext:value-type="float">
            <text:p>1,3886509895324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35528945923" calcext:value-type="float">
            <text:p>2,10235528945923</text:p>
          </table:table-cell>
          <table:table-cell office:value-type="float" office:value="1.5101197719574" calcext:value-type="float">
            <text:p>1,510119771957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3646736145" calcext:value-type="float">
            <text:p>2,1373646736145</text:p>
          </table:table-cell>
          <table:table-cell office:value-type="float" office:value="1.34778923988342" calcext:value-type="float">
            <text:p>1,34778923988342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270545005798" calcext:value-type="float">
            <text:p>2,48270545005798</text:p>
          </table:table-cell>
          <table:table-cell office:value-type="float" office:value="1.45594987869263" calcext:value-type="float">
            <text:p>1,4559498786926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3983426094055" calcext:value-type="float">
            <text:p>2,53983426094055</text:p>
          </table:table-cell>
          <table:table-cell office:value-type="float" office:value="1.68994584083557" calcext:value-type="float">
            <text:p>1,6899458408355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13910102844" calcext:value-type="float">
            <text:p>2,24213910102844</text:p>
          </table:table-cell>
          <table:table-cell office:value-type="float" office:value="1.34428954124451" calcext:value-type="float">
            <text:p>1,34428954124451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30461883545" calcext:value-type="float">
            <text:p>2,33430461883545</text:p>
          </table:table-cell>
          <table:table-cell office:value-type="float" office:value="1.37461657524109" calcext:value-type="float">
            <text:p>1,374616575241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13088684082031" calcext:value-type="float">
            <text:p>2,13088684082031</text:p>
          </table:table-cell>
          <table:table-cell office:value-type="float" office:value="1.25977201461792" calcext:value-type="float">
            <text:p>1,259772014617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31721711158752" calcext:value-type="float">
            <text:p>2,31721711158752</text:p>
          </table:table-cell>
          <table:table-cell office:value-type="float" office:value="1.37703437805176" calcext:value-type="float">
            <text:p>1,3770343780517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41050329208374" calcext:value-type="float">
            <text:p>2,41050329208374</text:p>
          </table:table-cell>
          <table:table-cell office:value-type="float" office:value="1.26973624229431" calcext:value-type="float">
            <text:p>1,26973624229431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04677662849426" calcext:value-type="float">
            <text:p>2,04677662849426</text:p>
          </table:table-cell>
          <table:table-cell office:value-type="float" office:value="1.43221855163574" calcext:value-type="float">
            <text:p>1,4322185516357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486601391813" calcext:value-type="float">
            <text:p>0,989486601391813</text:p>
          </table:table-cell>
          <table:table-cell office:value-type="float" office:value="0.00279058589779878" calcext:value-type="float">
            <text:p>0,002790585897799</text:p>
          </table:table-cell>
          <table:table-cell office:value-type="float" office:value="2.08667330741882" calcext:value-type="float">
            <text:p>2,08667330741882</text:p>
          </table:table-cell>
          <table:table-cell office:value-type="float" office:value="1.35333909988403" calcext:value-type="float">
            <text:p>1,3533390998840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38182861794" calcext:value-type="float">
            <text:p>0,98938182861794</text:p>
          </table:table-cell>
          <table:table-cell office:value-type="float" office:value="0.00354978281121771" calcext:value-type="float">
            <text:p>0,003549782811218</text:p>
          </table:table-cell>
          <table:table-cell office:value-type="float" office:value="2.42937779426575" calcext:value-type="float">
            <text:p>2,42937779426575</text:p>
          </table:table-cell>
          <table:table-cell office:value-type="float" office:value="1.27359223365784" calcext:value-type="float">
            <text:p>1,2735922336578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20010638237" calcext:value-type="float">
            <text:p>2,20010638237</text:p>
          </table:table-cell>
          <table:table-cell office:value-type="float" office:value="1.27752552032471" calcext:value-type="float">
            <text:p>1,27752552032471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12390222549438" calcext:value-type="float">
            <text:p>2,12390222549438</text:p>
          </table:table-cell>
          <table:table-cell office:value-type="float" office:value="1.49276337623596" calcext:value-type="float">
            <text:p>1,4927633762359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858510009303" calcext:value-type="float">
            <text:p>0,86858510009303</text:p>
          </table:table-cell>
          <table:table-cell office:value-type="float" office:value="0.0319694649376796" calcext:value-type="float">
            <text:p>0,03196946493768</text:p>
          </table:table-cell>
          <table:table-cell office:value-type="float" office:value="2.41942744255066" calcext:value-type="float">
            <text:p>2,41942744255066</text:p>
          </table:table-cell>
          <table:table-cell office:value-type="float" office:value="1.37108192443848" calcext:value-type="float">
            <text:p>1,37108192443848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5024686585381" calcext:value-type="float">
            <text:p>0,865024686585381</text:p>
          </table:table-cell>
          <table:table-cell office:value-type="float" office:value="0.0224450185406383" calcext:value-type="float">
            <text:p>0,022445018540638</text:p>
          </table:table-cell>
          <table:table-cell office:value-type="float" office:value="2.11852993965149" calcext:value-type="float">
            <text:p>2,11852993965149</text:p>
          </table:table-cell>
          <table:table-cell office:value-type="float" office:value="1.45840210914612" calcext:value-type="float">
            <text:p>1,45840210914612</text:p>
          </table:table-cell>
        </table:table-row>
        <table:table-row table:style-name="ro2" table:visibility="filter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9.229380559921" calcext:value-type="float">
            <text:p>129,229380559921</text:p>
          </table:table-cell>
          <table:table-cell office:value-type="float" office:value="3.11714367866516" calcext:value-type="float">
            <text:p>3,11714367866516</text:p>
          </table:table-cell>
        </table:table-row>
        <table:table-row table:style-name="ro2" table:visibility="filter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4.216429662704" calcext:value-type="float">
            <text:p>124,216429662704</text:p>
          </table:table-cell>
          <table:table-cell office:value-type="float" office:value="2.89085378646851" calcext:value-type="float">
            <text:p>2,89085378646851</text:p>
          </table:table-cell>
        </table:table-row>
        <table:table-row table:style-name="ro2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3042381966187" calcext:value-type="float">
            <text:p>0,843042381966187</text:p>
          </table:table-cell>
          <table:table-cell office:value-type="float" office:value="0.00684272263564781" calcext:value-type="float">
            <text:p>0,006842722635648</text:p>
          </table:table-cell>
          <table:table-cell office:value-type="float" office:value="129.133983325958" calcext:value-type="float">
            <text:p>129,133983325958</text:p>
          </table:table-cell>
          <table:table-cell office:value-type="float" office:value="3.04728212356567" calcext:value-type="float">
            <text:p>3,04728212356567</text:p>
          </table:table-cell>
        </table:table-row>
        <table:table-row table:style-name="ro2" table:visibility="filter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2995968470415" calcext:value-type="float">
            <text:p>0,842995968470415</text:p>
          </table:table-cell>
          <table:table-cell office:value-type="float" office:value="0.00688542005737289" calcext:value-type="float">
            <text:p>0,006885420057373</text:p>
          </table:table-cell>
          <table:table-cell office:value-type="float" office:value="127.341034889221" calcext:value-type="float">
            <text:p>127,341034889221</text:p>
          </table:table-cell>
          <table:table-cell office:value-type="float" office:value="2.89552645683289" calcext:value-type="float">
            <text:p>2,89552645683289</text:p>
          </table:table-cell>
        </table:table-row>
        <table:table-row table:style-name="ro2">
          <table:table-cell office:value-type="string" calcext:value-type="string">
            <text:p>grid_search_results_gridsearch_NOBoW_NoDim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2.34271473884583" calcext:value-type="float">
            <text:p>2,34271473884583</text:p>
          </table:table-cell>
          <table:table-cell office:value-type="float" office:value="1.32110419273376" calcext:value-type="float">
            <text:p>1,321104192733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1.92888650894165" calcext:value-type="float">
            <text:p>1,92888650894165</text:p>
          </table:table-cell>
          <table:table-cell office:value-type="float" office:value="1.27171540260315" calcext:value-type="float">
            <text:p>1,27171540260315</text:p>
          </table:table-cell>
        </table:table-row>
        <table:table-row table:style-name="ro2" table:visibility="filter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9367299869371" calcext:value-type="float">
            <text:p>0,699367299869371</text:p>
          </table:table-cell>
          <table:table-cell office:value-type="float" office:value="0.00651581491554861" calcext:value-type="float">
            <text:p>0,006515814915549</text:p>
          </table:table-cell>
          <table:table-cell office:value-type="float" office:value="126.555919694901" calcext:value-type="float">
            <text:p>126,555919694901</text:p>
          </table:table-cell>
          <table:table-cell office:value-type="float" office:value="2.92948036193848" calcext:value-type="float">
            <text:p>2,92948036193848</text:p>
          </table:table-cell>
        </table:table-row>
        <table:table-row table:style-name="ro2" table:visibility="filter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6.076122379303" calcext:value-type="float">
            <text:p>146,076122379303</text:p>
          </table:table-cell>
          <table:table-cell office:value-type="float" office:value="2.99604754447937" calcext:value-type="float">
            <text:p>2,99604754447937</text:p>
          </table:table-cell>
        </table:table-row>
        <table:table-row table:style-name="ro2" table:visibility="filter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7.456072664261" calcext:value-type="float">
            <text:p>147,456072664261</text:p>
          </table:table-cell>
          <table:table-cell office:value-type="float" office:value="2.94092879295349" calcext:value-type="float">
            <text:p>2,940928792953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2510547598913" calcext:value-type="float">
            <text:p>0,692510547598913</text:p>
          </table:table-cell>
          <table:table-cell office:value-type="float" office:value="0.00603434853432394" calcext:value-type="float">
            <text:p>0,006034348534324</text:p>
          </table:table-cell>
          <table:table-cell office:value-type="float" office:value="2.27897119522095" calcext:value-type="float">
            <text:p>2,27897119522095</text:p>
          </table:table-cell>
          <table:table-cell office:value-type="float" office:value="1.39133291244507" calcext:value-type="float">
            <text:p>1,39133291244507</text:p>
          </table:table-cell>
        </table:table-row>
        <table:table-row table:style-name="ro2" table:visibility="filter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300494800963" calcext:value-type="float">
            <text:p>0,692300494800963</text:p>
          </table:table-cell>
          <table:table-cell office:value-type="float" office:value="0.0045158455335241" calcext:value-type="float">
            <text:p>0,004515845533524</text:p>
          </table:table-cell>
          <table:table-cell office:value-type="float" office:value="144.473801851273" calcext:value-type="float">
            <text:p>144,473801851273</text:p>
          </table:table-cell>
          <table:table-cell office:value-type="float" office:value="3.00160388946533" calcext:value-type="float">
            <text:p>3,00160388946533</text:p>
          </table:table-cell>
        </table:table-row>
        <table:table-row table:style-name="ro2" table:visibility="filter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283558817974" calcext:value-type="float">
            <text:p>0,692283558817974</text:p>
          </table:table-cell>
          <table:table-cell office:value-type="float" office:value="0.0045165475569213" calcext:value-type="float">
            <text:p>0,004516547556921</text:p>
          </table:table-cell>
          <table:table-cell office:value-type="float" office:value="147.237737131119" calcext:value-type="float">
            <text:p>147,237737131119</text:p>
          </table:table-cell>
          <table:table-cell office:value-type="float" office:value="2.9531298160553" calcext:value-type="float">
            <text:p>2,9531298160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1560313670494" calcext:value-type="float">
            <text:p>0,691560313670494</text:p>
          </table:table-cell>
          <table:table-cell office:value-type="float" office:value="0.0142983309732511" calcext:value-type="float">
            <text:p>0,014298330973251</text:p>
          </table:table-cell>
          <table:table-cell office:value-type="float" office:value="2.09932084083557" calcext:value-type="float">
            <text:p>2,09932084083557</text:p>
          </table:table-cell>
          <table:table-cell office:value-type="float" office:value="1.41988558769226" calcext:value-type="float">
            <text:p>1,41988558769226</text:p>
          </table:table-cell>
        </table:table-row>
        <table:table-row table:style-name="ro2" table:visibility="filter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0328647062554" calcext:value-type="float">
            <text:p>0,690328647062554</text:p>
          </table:table-cell>
          <table:table-cell office:value-type="float" office:value="0.00720410964350851" calcext:value-type="float">
            <text:p>0,007204109643509</text:p>
          </table:table-cell>
          <table:table-cell office:value-type="float" office:value="127.669032049179" calcext:value-type="float">
            <text:p>127,669032049179</text:p>
          </table:table-cell>
          <table:table-cell office:value-type="float" office:value="2.95363306999207" calcext:value-type="float">
            <text:p>2,95363306999207</text:p>
          </table:table-cell>
        </table:table-row>
        <table:table-row table:style-name="ro2" table:visibility="filter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88769737504812" calcext:value-type="float">
            <text:p>0,688769737504812</text:p>
          </table:table-cell>
          <table:table-cell office:value-type="float" office:value="0.00843376403574482" calcext:value-type="float">
            <text:p>0,008433764035745</text:p>
          </table:table-cell>
          <table:table-cell office:value-type="float" office:value="129.480079364777" calcext:value-type="float">
            <text:p>129,480079364777</text:p>
          </table:table-cell>
          <table:table-cell office:value-type="float" office:value="2.97318224906921" calcext:value-type="float">
            <text:p>2,97318224906921</text:p>
          </table:table-cell>
        </table:table-row>
        <table:table-row table:style-name="ro2" table:visibility="filter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77463038904055" calcext:value-type="float">
            <text:p>0,677463038904055</text:p>
          </table:table-cell>
          <table:table-cell office:value-type="float" office:value="0.0112083616383368" calcext:value-type="float">
            <text:p>0,011208361638337</text:p>
          </table:table-cell>
          <table:table-cell office:value-type="float" office:value="124.336314058304" calcext:value-type="float">
            <text:p>124,336314058304</text:p>
          </table:table-cell>
          <table:table-cell office:value-type="float" office:value="2.88128371238708" calcext:value-type="float">
            <text:p>2,88128371238708</text:p>
          </table:table-cell>
        </table:table-row>
        <table:table-row table:style-name="ro2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69127583616413" calcext:value-type="float">
            <text:p>0,669127583616413</text:p>
          </table:table-cell>
          <table:table-cell office:value-type="float" office:value="0.0202660094878294" calcext:value-type="float">
            <text:p>0,020266009487829</text:p>
          </table:table-cell>
          <table:table-cell office:value-type="float" office:value="132.438704490662" calcext:value-type="float">
            <text:p>132,438704490662</text:p>
          </table:table-cell>
          <table:table-cell office:value-type="float" office:value="3.11545653343201" calcext:value-type="float">
            <text:p>3,115456533432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316581921085" calcext:value-type="float">
            <text:p>0,662316581921085</text:p>
          </table:table-cell>
          <table:table-cell office:value-type="float" office:value="0.000591602370500096" calcext:value-type="float">
            <text:p>0,0005916023705</text:p>
          </table:table-cell>
          <table:table-cell office:value-type="float" office:value="2.40976276397705" calcext:value-type="float">
            <text:p>2,40976276397705</text:p>
          </table:table-cell>
          <table:table-cell office:value-type="float" office:value="1.2711715221405" calcext:value-type="float">
            <text:p>1,27117152214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10342780968" calcext:value-type="float">
            <text:p>0,66210342780968</text:p>
          </table:table-cell>
          <table:table-cell office:value-type="float" office:value="0.000723060263359676" calcext:value-type="float">
            <text:p>0,00072306026336</text:p>
          </table:table-cell>
          <table:table-cell office:value-type="float" office:value="1.96132545471191" calcext:value-type="float">
            <text:p>1,96132545471191</text:p>
          </table:table-cell>
          <table:table-cell office:value-type="float" office:value="1.26094274520874" calcext:value-type="float">
            <text:p>1,26094274520874</text:p>
          </table:table-cell>
        </table:table-row>
        <table:table-row table:style-name="ro2">
          <table:table-cell office:value-type="string" calcext:value-type="string">
            <text:p>grid_search_results_gridsearch_NOBoW_NoDimReducti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933932307324" calcext:value-type="float">
            <text:p>0,65933932307324</text:p>
          </table:table-cell>
          <table:table-cell office:value-type="float" office:value="0.00522676420772703" calcext:value-type="float">
            <text:p>0,005226764207727</text:p>
          </table:table-cell>
          <table:table-cell office:value-type="float" office:value="2.18690023422241" calcext:value-type="float">
            <text:p>2,18690023422241</text:p>
          </table:table-cell>
          <table:table-cell office:value-type="float" office:value="1.45022020339966" calcext:value-type="float">
            <text:p>1,45022020339966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4787614029032" calcext:value-type="float">
            <text:p>0,654787614029032</text:p>
          </table:table-cell>
          <table:table-cell office:value-type="float" office:value="0.0111118957509812" calcext:value-type="float">
            <text:p>0,011111895750981</text:p>
          </table:table-cell>
          <table:table-cell office:value-type="float" office:value="2.33767018318176" calcext:value-type="float">
            <text:p>2,33767018318176</text:p>
          </table:table-cell>
          <table:table-cell office:value-type="float" office:value="1.41347560882568" calcext:value-type="float">
            <text:p>1,41347560882568</text:p>
          </table:table-cell>
        </table:table-row>
        <table:table-row table:style-name="ro2">
          <table:table-cell office:value-type="string" calcext:value-type="string">
            <text:p>grid_search_results_gridsearch_BoWAlways_NCAAlways_NCARFMlab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14337182045" calcext:value-type="float">
            <text:p>125,14337182045</text:p>
          </table:table-cell>
          <table:table-cell office:value-type="float" office:value="2.94013619422913" calcext:value-type="float">
            <text:p>2,94013619422913</text:p>
          </table:table-cell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082622909546" calcext:value-type="float">
            <text:p>125,082622909546</text:p>
          </table:table-cell>
          <table:table-cell office:value-type="float" office:value="2.89688282012939" calcext:value-type="float">
            <text:p>2,896882820129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925400678984" calcext:value-type="float">
            <text:p>0,638925400678984</text:p>
          </table:table-cell>
          <table:table-cell office:value-type="float" office:value="0.00202563184534677" calcext:value-type="float">
            <text:p>0,002025631845347</text:p>
          </table:table-cell>
          <table:table-cell office:value-type="float" office:value="63.4149034023285" calcext:value-type="float">
            <text:p>63,4149034023285</text:p>
          </table:table-cell>
          <table:table-cell office:value-type="float" office:value="21.0010571956635" calcext:value-type="float">
            <text:p>21,00105719566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617297376095" calcext:value-type="float">
            <text:p>0,638617297376095</text:p>
          </table:table-cell>
          <table:table-cell office:value-type="float" office:value="0.00220578384923963" calcext:value-type="float">
            <text:p>0,00220578384924</text:p>
          </table:table-cell>
          <table:table-cell office:value-type="float" office:value="57.6435581684113" calcext:value-type="float">
            <text:p>57,6435581684113</text:p>
          </table:table-cell>
          <table:table-cell office:value-type="float" office:value="20.7870534896851" calcext:value-type="float">
            <text:p>20,78705348968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921097514776" calcext:value-type="float">
            <text:p>0,637921097514776</text:p>
          </table:table-cell>
          <table:table-cell office:value-type="float" office:value="0.0120344403067119" calcext:value-type="float">
            <text:p>0,012034440306712</text:p>
          </table:table-cell>
          <table:table-cell office:value-type="float" office:value="2.47182335853577" calcext:value-type="float">
            <text:p>2,47182335853577</text:p>
          </table:table-cell>
          <table:table-cell office:value-type="float" office:value="1.32778449058533" calcext:value-type="float">
            <text:p>1,3277844905853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186684003858" calcext:value-type="float">
            <text:p>0,637186684003858</text:p>
          </table:table-cell>
          <table:table-cell office:value-type="float" office:value="0.00292744582813928" calcext:value-type="float">
            <text:p>0,002927445828139</text:p>
          </table:table-cell>
          <table:table-cell office:value-type="float" office:value="2.16689772605896" calcext:value-type="float">
            <text:p>2,16689772605896</text:p>
          </table:table-cell>
          <table:table-cell office:value-type="float" office:value="1.26271347999573" calcext:value-type="float">
            <text:p>1,26271347999573</text:p>
          </table:table-cell>
        </table:table-row>
        <table:table-row table:style-name="ro2" table:visibility="filter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526555880212" calcext:value-type="float">
            <text:p>0,63526555880212</text:p>
          </table:table-cell>
          <table:table-cell office:value-type="float" office:value="0.0732434658974558" calcext:value-type="float">
            <text:p>0,073243465897456</text:p>
          </table:table-cell>
          <table:table-cell office:value-type="float" office:value="124.393908548355" calcext:value-type="float">
            <text:p>124,393908548355</text:p>
          </table:table-cell>
          <table:table-cell office:value-type="float" office:value="2.867600440979" calcext:value-type="float">
            <text:p>2,867600440979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2571466891821" calcext:value-type="float">
            <text:p>0,632571466891821</text:p>
          </table:table-cell>
          <table:table-cell office:value-type="float" office:value="0.00156311696064043" calcext:value-type="float">
            <text:p>0,00156311696064</text:p>
          </table:table-cell>
          <table:table-cell office:value-type="float" office:value="2.07943849563599" calcext:value-type="float">
            <text:p>2,07943849563599</text:p>
          </table:table-cell>
          <table:table-cell office:value-type="float" office:value="1.45404253005981" calcext:value-type="float">
            <text:p>1,45404253005981</text:p>
          </table:table-cell>
        </table:table-row>
        <table:table-row table:style-name="ro2">
          <table:table-cell office:value-type="string" calcext:value-type="string">
            <text:p>grid_search_results_gridsearch_BoWAlways_SeveralDimReductors_NCArfmlabels</text:p>
          </table:table-cell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1364373758803" calcext:value-type="float">
            <text:p>0,631364373758803</text:p>
          </table:table-cell>
          <table:table-cell office:value-type="float" office:value="0.003367785546857" calcext:value-type="float">
            <text:p>0,003367785546857</text:p>
          </table:table-cell>
          <table:table-cell office:value-type="float" office:value="59.0982684135437" calcext:value-type="float">
            <text:p>59,0982684135437</text:p>
          </table:table-cell>
          <table:table-cell office:value-type="float" office:value="20.5965464115143" calcext:value-type="float">
            <text:p>20,59654641151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1140742510575" calcext:value-type="float">
            <text:p>0,631140742510575</text:p>
          </table:table-cell>
          <table:table-cell office:value-type="float" office:value="0.00503762745713211" calcext:value-type="float">
            <text:p>0,005037627457132</text:p>
          </table:table-cell>
          <table:table-cell office:value-type="float" office:value="2.03535056114197" calcext:value-type="float">
            <text:p>2,03535056114197</text:p>
          </table:table-cell>
          <table:table-cell office:value-type="float" office:value="1.35733456611633" calcext:value-type="float">
            <text:p>1,357334566116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391520133104" calcext:value-type="float">
            <text:p>0,630391520133104</text:p>
          </table:table-cell>
          <table:table-cell office:value-type="float" office:value="0.00159727759850277" calcext:value-type="float">
            <text:p>0,001597277598503</text:p>
          </table:table-cell>
          <table:table-cell office:value-type="float" office:value="59.7139647960663" calcext:value-type="float">
            <text:p>59,7139647960663</text:p>
          </table:table-cell>
          <table:table-cell office:value-type="float" office:value="20.9606530189514" calcext:value-type="float">
            <text:p>20,96065301895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14211121254" calcext:value-type="float">
            <text:p>0,63014211121254</text:p>
          </table:table-cell>
          <table:table-cell office:value-type="float" office:value="0.00193209958988626" calcext:value-type="float">
            <text:p>0,001932099589886</text:p>
          </table:table-cell>
          <table:table-cell office:value-type="float" office:value="58.7598140239716" calcext:value-type="float">
            <text:p>58,7598140239716</text:p>
          </table:table-cell>
          <table:table-cell office:value-type="float" office:value="20.9158601760864" calcext:value-type="float">
            <text:p>20,9158601760864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"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467710574615" calcext:value-type="float">
            <text:p>0,62467710574615</text:p>
          </table:table-cell>
          <table:table-cell office:value-type="float" office:value="0.00585174634978784" calcext:value-type="float">
            <text:p>0,005851746349788</text:p>
          </table:table-cell>
          <table:table-cell office:value-type="float" office:value="1.97150583267212" calcext:value-type="float">
            <text:p>1,97150583267212</text:p>
          </table:table-cell>
          <table:table-cell office:value-type="float" office:value="1.36416306495667" calcext:value-type="float">
            <text:p>1,3641630649566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1725506335457" calcext:value-type="float">
            <text:p>0,621725506335457</text:p>
          </table:table-cell>
          <table:table-cell office:value-type="float" office:value="0.0277580017594848" calcext:value-type="float">
            <text:p>0,027758001759485</text:p>
          </table:table-cell>
          <table:table-cell office:value-type="float" office:value="2.40865416526794" calcext:value-type="float">
            <text:p>2,40865416526794</text:p>
          </table:table-cell>
          <table:table-cell office:value-type="float" office:value="1.45404071807861" calcext:value-type="float">
            <text:p>1,454040718078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5678713315798" calcext:value-type="float">
            <text:p>0,615678713315798</text:p>
          </table:table-cell>
          <table:table-cell office:value-type="float" office:value="0.0025715000584245" calcext:value-type="float">
            <text:p>0,002571500058425</text:p>
          </table:table-cell>
          <table:table-cell office:value-type="float" office:value="59.2215189933777" calcext:value-type="float">
            <text:p>59,2215189933777</text:p>
          </table:table-cell>
          <table:table-cell office:value-type="float" office:value="20.5536725997925" calcext:value-type="float">
            <text:p>20,55367259979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621553316392" calcext:value-type="float">
            <text:p>0,613621553316392</text:p>
          </table:table-cell>
          <table:table-cell office:value-type="float" office:value="0.00213563591508867" calcext:value-type="float">
            <text:p>0,002135635915089</text:p>
          </table:table-cell>
          <table:table-cell office:value-type="float" office:value="66.400572013855" calcext:value-type="float">
            <text:p>66,400572013855</text:p>
          </table:table-cell>
          <table:table-cell office:value-type="float" office:value="20.6137895584106" calcext:value-type="float">
            <text:p>20,61378955841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453239677197" calcext:value-type="float">
            <text:p>0,613453239677197</text:p>
          </table:table-cell>
          <table:table-cell office:value-type="float" office:value="0.00241802178157541" calcext:value-type="float">
            <text:p>0,002418021781575</text:p>
          </table:table-cell>
          <table:table-cell office:value-type="float" office:value="65.2362707138061" calcext:value-type="float">
            <text:p>65,2362707138061</text:p>
          </table:table-cell>
          <table:table-cell office:value-type="float" office:value="21.1904151916504" calcext:value-type="float">
            <text:p>21,19041519165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12843839629916" calcext:value-type="float">
            <text:p>0,612843839629916</text:p>
          </table:table-cell>
          <table:table-cell office:value-type="float" office:value="0.00525190920567736" calcext:value-type="float">
            <text:p>0,005251909205677</text:p>
          </table:table-cell>
          <table:table-cell office:value-type="float" office:value="2.20369849205017" calcext:value-type="float">
            <text:p>2,20369849205017</text:p>
          </table:table-cell>
          <table:table-cell office:value-type="float" office:value="1.40886211395264" calcext:value-type="float">
            <text:p>1,4088621139526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349213552475" calcext:value-type="float">
            <text:p>127,349213552475</text:p>
          </table:table-cell>
          <table:table-cell office:value-type="float" office:value="2.97835097312927" calcext:value-type="float">
            <text:p>2,978350973129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133440494537" calcext:value-type="float">
            <text:p>127,133440494537</text:p>
          </table:table-cell>
          <table:table-cell office:value-type="float" office:value="2.95121364593506" calcext:value-type="float">
            <text:p>2,95121364593506</text:p>
          </table:table-cell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780618810654" calcext:value-type="float">
            <text:p>125,780618810654</text:p>
          </table:table-cell>
          <table:table-cell office:value-type="float" office:value="2.85861229896545" calcext:value-type="float">
            <text:p>2,858612298965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451768398285" calcext:value-type="float">
            <text:p>125,451768398285</text:p>
          </table:table-cell>
          <table:table-cell office:value-type="float" office:value="2.90401763916016" calcext:value-type="float">
            <text:p>2,904017639160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9634497185409" calcext:value-type="float">
            <text:p>0,609634497185409</text:p>
          </table:table-cell>
          <table:table-cell office:value-type="float" office:value="0.00270837503629489" calcext:value-type="float">
            <text:p>0,002708375036295</text:p>
          </table:table-cell>
          <table:table-cell office:value-type="float" office:value="2.44413185119629" calcext:value-type="float">
            <text:p>2,44413185119629</text:p>
          </table:table-cell>
          <table:table-cell office:value-type="float" office:value="1.31547203063965" calcext:value-type="float">
            <text:p>1,315472030639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80130603935" calcext:value-type="float">
            <text:p>0,606980130603935</text:p>
          </table:table-cell>
          <table:table-cell office:value-type="float" office:value="0.00702205405185232" calcext:value-type="float">
            <text:p>0,007022054051852</text:p>
          </table:table-cell>
          <table:table-cell office:value-type="float" office:value="60.002706193924" calcext:value-type="float">
            <text:p>60,002706193924</text:p>
          </table:table-cell>
          <table:table-cell office:value-type="float" office:value="21.0258890151978" calcext:value-type="float">
            <text:p>21,02588901519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42954036533" calcext:value-type="float">
            <text:p>0,606942954036533</text:p>
          </table:table-cell>
          <table:table-cell office:value-type="float" office:value="0.000498425581634052" calcext:value-type="float">
            <text:p>0,000498425581634</text:p>
          </table:table-cell>
          <table:table-cell office:value-type="float" office:value="10.7566357135773" calcext:value-type="float">
            <text:p>10,7566357135773</text:p>
          </table:table-cell>
          <table:table-cell office:value-type="float" office:value="3.00471138954163" calcext:value-type="float">
            <text:p>3,00471138954163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6749594189349" calcext:value-type="float">
            <text:p>0,606749594189349</text:p>
          </table:table-cell>
          <table:table-cell office:value-type="float" office:value="0.00388299715579227" calcext:value-type="float">
            <text:p>0,003882997155792</text:p>
          </table:table-cell>
          <table:table-cell office:value-type="float" office:value="2.09807281494141" calcext:value-type="float">
            <text:p>2,09807281494141</text:p>
          </table:table-cell>
          <table:table-cell office:value-type="float" office:value="1.32392864227295" calcext:value-type="float">
            <text:p>1,323928642272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618823977337" calcext:value-type="float">
            <text:p>0,606618823977337</text:p>
          </table:table-cell>
          <table:table-cell office:value-type="float" office:value="0.0003583653008315" calcext:value-type="float">
            <text:p>0,000358365300832</text:p>
          </table:table-cell>
          <table:table-cell office:value-type="float" office:value="25.0019383907318" calcext:value-type="float">
            <text:p>25,0019383907318</text:p>
          </table:table-cell>
          <table:table-cell office:value-type="float" office:value="4.20442800521851" calcext:value-type="float">
            <text:p>4,204428005218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4740181122758" calcext:value-type="float">
            <text:p>0,604740181122758</text:p>
          </table:table-cell>
          <table:table-cell office:value-type="float" office:value="0.00532018433650607" calcext:value-type="float">
            <text:p>0,005320184336506</text:p>
          </table:table-cell>
          <table:table-cell office:value-type="float" office:value="2.21189813613892" calcext:value-type="float">
            <text:p>2,21189813613892</text:p>
          </table:table-cell>
          <table:table-cell office:value-type="float" office:value="1.31862568855286" calcext:value-type="float">
            <text:p>1,3186256885528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6371293028615" calcext:value-type="float">
            <text:p>0,596371293028615</text:p>
          </table:table-cell>
          <table:table-cell office:value-type="float" office:value="0.00402254580406199" calcext:value-type="float">
            <text:p>0,004022545804062</text:p>
          </table:table-cell>
          <table:table-cell office:value-type="float" office:value="100.063287639618" calcext:value-type="float">
            <text:p>100,063287639618</text:p>
          </table:table-cell>
          <table:table-cell office:value-type="float" office:value="2.95072221755981" calcext:value-type="float">
            <text:p>2,950722217559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5027550581729" calcext:value-type="float">
            <text:p>0,595027550581729</text:p>
          </table:table-cell>
          <table:table-cell office:value-type="float" office:value="0.00739146694691979" calcext:value-type="float">
            <text:p>0,00739146694692</text:p>
          </table:table-cell>
          <table:table-cell office:value-type="float" office:value="2.39802274703979" calcext:value-type="float">
            <text:p>2,39802274703979</text:p>
          </table:table-cell>
          <table:table-cell office:value-type="float" office:value="1.35130662918091" calcext:value-type="float">
            <text:p>1,35130662918091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4241515849397" calcext:value-type="float">
            <text:p>0,594241515849397</text:p>
          </table:table-cell>
          <table:table-cell office:value-type="float" office:value="0.00363872469278973" calcext:value-type="float">
            <text:p>0,00363872469279</text:p>
          </table:table-cell>
          <table:table-cell office:value-type="float" office:value="2.43685050010681" calcext:value-type="float">
            <text:p>2,43685050010681</text:p>
          </table:table-cell>
          <table:table-cell office:value-type="float" office:value="1.38347582817078" calcext:value-type="float">
            <text:p>1,383475828170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2309164566141" calcext:value-type="float">
            <text:p>0,592309164566141</text:p>
          </table:table-cell>
          <table:table-cell office:value-type="float" office:value="0.0136348180433234" calcext:value-type="float">
            <text:p>0,013634818043323</text:p>
          </table:table-cell>
          <table:table-cell office:value-type="float" office:value="57.4302055358887" calcext:value-type="float">
            <text:p>57,4302055358887</text:p>
          </table:table-cell>
          <table:table-cell office:value-type="float" office:value="20.9407420635223" calcext:value-type="float">
            <text:p>20,94074206352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1931316795296" calcext:value-type="float">
            <text:p>0,591931316795296</text:p>
          </table:table-cell>
          <table:table-cell office:value-type="float" office:value="0.0140554156008215" calcext:value-type="float">
            <text:p>0,014055415600822</text:p>
          </table:table-cell>
          <table:table-cell office:value-type="float" office:value="58.3058268070221" calcext:value-type="float">
            <text:p>58,3058268070221</text:p>
          </table:table-cell>
          <table:table-cell office:value-type="float" office:value="21.3028773784637" calcext:value-type="float">
            <text:p>21,3028773784637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1634036595415" calcext:value-type="float">
            <text:p>0,591634036595415</text:p>
          </table:table-cell>
          <table:table-cell office:value-type="float" office:value="0.0105150859180792" calcext:value-type="float">
            <text:p>0,010515085918079</text:p>
          </table:table-cell>
          <table:table-cell office:value-type="float" office:value="2.41803946495056" calcext:value-type="float">
            <text:p>2,41803946495056</text:p>
          </table:table-cell>
          <table:table-cell office:value-type="float" office:value="1.33992500305176" calcext:value-type="float">
            <text:p>1,339925003051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9678391684012" calcext:value-type="float">
            <text:p>0,589678391684012</text:p>
          </table:table-cell>
          <table:table-cell office:value-type="float" office:value="0.00844391227749858" calcext:value-type="float">
            <text:p>0,008443912277499</text:p>
          </table:table-cell>
          <table:table-cell office:value-type="float" office:value="59.3175925254822" calcext:value-type="float">
            <text:p>59,3175925254822</text:p>
          </table:table-cell>
          <table:table-cell office:value-type="float" office:value="20.5764754772186" calcext:value-type="float">
            <text:p>20,576475477218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917559011417" calcext:value-type="float">
            <text:p>0,588917559011417</text:p>
          </table:table-cell>
          <table:table-cell office:value-type="float" office:value="0.000444044625680677" calcext:value-type="float">
            <text:p>0,000444044625681</text:p>
          </table:table-cell>
          <table:table-cell office:value-type="float" office:value="10.8722292900085" calcext:value-type="float">
            <text:p>10,8722292900085</text:p>
          </table:table-cell>
          <table:table-cell office:value-type="float" office:value="3.02160396575928" calcext:value-type="float">
            <text:p>3,021603965759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586960523434" calcext:value-type="float">
            <text:p>0,588586960523434</text:p>
          </table:table-cell>
          <table:table-cell office:value-type="float" office:value="0.000350283378517936" calcext:value-type="float">
            <text:p>0,000350283378518</text:p>
          </table:table-cell>
          <table:table-cell office:value-type="float" office:value="12.2846318244934" calcext:value-type="float">
            <text:p>12,2846318244934</text:p>
          </table:table-cell>
          <table:table-cell office:value-type="float" office:value="3.1227068901062" calcext:value-type="float">
            <text:p>3,1227068901062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5586855904323" calcext:value-type="float">
            <text:p>0,585586855904323</text:p>
          </table:table-cell>
          <table:table-cell office:value-type="float" office:value="0.00943031673187915" calcext:value-type="float">
            <text:p>0,009430316731879</text:p>
          </table:table-cell>
          <table:table-cell office:value-type="float" office:value="2.44053792953491" calcext:value-type="float">
            <text:p>2,44053792953491</text:p>
          </table:table-cell>
          <table:table-cell office:value-type="float" office:value="1.26161937713623" calcext:value-type="float">
            <text:p>1,261619377136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5183659664815" calcext:value-type="float">
            <text:p>0,585183659664815</text:p>
          </table:table-cell>
          <table:table-cell office:value-type="float" office:value="0.0032245308334642" calcext:value-type="float">
            <text:p>0,003224530833464</text:p>
          </table:table-cell>
          <table:table-cell office:value-type="float" office:value="72.9669284820557" calcext:value-type="float">
            <text:p>72,9669284820557</text:p>
          </table:table-cell>
          <table:table-cell office:value-type="float" office:value="21.5234361171722" calcext:value-type="float">
            <text:p>21,52343611717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4283924472234" calcext:value-type="float">
            <text:p>0,584283924472234</text:p>
          </table:table-cell>
          <table:table-cell office:value-type="float" office:value="0.00868960290513988" calcext:value-type="float">
            <text:p>0,00868960290514</text:p>
          </table:table-cell>
          <table:table-cell office:value-type="float" office:value="2.45067086219788" calcext:value-type="float">
            <text:p>2,45067086219788</text:p>
          </table:table-cell>
          <table:table-cell office:value-type="float" office:value="1.38527889251709" calcext:value-type="float">
            <text:p>1,385278892517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3758436970326" calcext:value-type="float">
            <text:p>0,583758436970326</text:p>
          </table:table-cell>
          <table:table-cell office:value-type="float" office:value="0.00933462924393329" calcext:value-type="float">
            <text:p>0,009334629243933</text:p>
          </table:table-cell>
          <table:table-cell office:value-type="float" office:value="61.3248253822327" calcext:value-type="float">
            <text:p>61,3248253822327</text:p>
          </table:table-cell>
          <table:table-cell office:value-type="float" office:value="20.9444361686707" calcext:value-type="float">
            <text:p>20,94443616867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8291981154754" calcext:value-type="float">
            <text:p>0,578291981154754</text:p>
          </table:table-cell>
          <table:table-cell office:value-type="float" office:value="0.00603469176197962" calcext:value-type="float">
            <text:p>0,00603469176198</text:p>
          </table:table-cell>
          <table:table-cell office:value-type="float" office:value="131.364762830734" calcext:value-type="float">
            <text:p>131,364762830734</text:p>
          </table:table-cell>
          <table:table-cell office:value-type="float" office:value="2.97292547225952" calcext:value-type="float">
            <text:p>2,9729254722595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7065066084611" calcext:value-type="float">
            <text:p>0,577065066084611</text:p>
          </table:table-cell>
          <table:table-cell office:value-type="float" office:value="0.00231064889405844" calcext:value-type="float">
            <text:p>0,002310648894058</text:p>
          </table:table-cell>
          <table:table-cell office:value-type="float" office:value="101.21012544632" calcext:value-type="float">
            <text:p>101,21012544632</text:p>
          </table:table-cell>
          <table:table-cell office:value-type="float" office:value="3.01721243858337" calcext:value-type="float">
            <text:p>3,017212438583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6757072450085" calcext:value-type="float">
            <text:p>0,576757072450085</text:p>
          </table:table-cell>
          <table:table-cell office:value-type="float" office:value="0.00254963755492241" calcext:value-type="float">
            <text:p>0,002549637554922</text:p>
          </table:table-cell>
          <table:table-cell office:value-type="float" office:value="100.235339403152" calcext:value-type="float">
            <text:p>100,235339403152</text:p>
          </table:table-cell>
          <table:table-cell office:value-type="float" office:value="2.90801377296448" calcext:value-type="float">
            <text:p>2,90801377296448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76495387291543" calcext:value-type="float">
            <text:p>0,576495387291543</text:p>
          </table:table-cell>
          <table:table-cell office:value-type="float" office:value="0.0166816757957808" calcext:value-type="float">
            <text:p>0,016681675795781</text:p>
          </table:table-cell>
          <table:table-cell office:value-type="float" office:value="2.2064070224762" calcext:value-type="float">
            <text:p>2,2064070224762</text:p>
          </table:table-cell>
          <table:table-cell office:value-type="float" office:value="1.36042385101318" calcext:value-type="float">
            <text:p>1,360423851013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129065567983" calcext:value-type="float">
            <text:p>0,57129065567983</text:p>
          </table:table-cell>
          <table:table-cell office:value-type="float" office:value="0.00655519921252341" calcext:value-type="float">
            <text:p>0,006555199212523</text:p>
          </table:table-cell>
          <table:table-cell office:value-type="float" office:value="68.2487371444702" calcext:value-type="float">
            <text:p>68,2487371444702</text:p>
          </table:table-cell>
          <table:table-cell office:value-type="float" office:value="2.99544215202332" calcext:value-type="float">
            <text:p>2,995442152023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0290995608374" calcext:value-type="float">
            <text:p>0,570290995608374</text:p>
          </table:table-cell>
          <table:table-cell office:value-type="float" office:value="0.000605677607926325" calcext:value-type="float">
            <text:p>0,000605677607926</text:p>
          </table:table-cell>
          <table:table-cell office:value-type="float" office:value="10.6562691688538" calcext:value-type="float">
            <text:p>10,6562691688538</text:p>
          </table:table-cell>
          <table:table-cell office:value-type="float" office:value="3.17621164321899" calcext:value-type="float">
            <text:p>3,1762116432189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8099027763443" calcext:value-type="float">
            <text:p>0,568099027763443</text:p>
          </table:table-cell>
          <table:table-cell office:value-type="float" office:value="0.00763768809112166" calcext:value-type="float">
            <text:p>0,007637688091122</text:p>
          </table:table-cell>
          <table:table-cell office:value-type="float" office:value="59.608971786499" calcext:value-type="float">
            <text:p>59,608971786499</text:p>
          </table:table-cell>
          <table:table-cell office:value-type="float" office:value="21.0896367073059" calcext:value-type="float">
            <text:p>21,0896367073059</text:p>
          </table:table-cell>
        </table:table-row>
        <table:table-row table:style-name="ro2" table:visibility="filter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713498355149" calcext:value-type="float">
            <text:p>0,56713498355149</text:p>
          </table:table-cell>
          <table:table-cell office:value-type="float" office:value="0.016634165804854" calcext:value-type="float">
            <text:p>0,016634165804854</text:p>
          </table:table-cell>
          <table:table-cell office:value-type="float" office:value="124.511727333069" calcext:value-type="float">
            <text:p>124,511727333069</text:p>
          </table:table-cell>
          <table:table-cell office:value-type="float" office:value="2.89460673332214" calcext:value-type="float">
            <text:p>2,894606733322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6930478983241" calcext:value-type="float">
            <text:p>0,566930478983241</text:p>
          </table:table-cell>
          <table:table-cell office:value-type="float" office:value="0.0088208546526164" calcext:value-type="float">
            <text:p>0,008820854652616</text:p>
          </table:table-cell>
          <table:table-cell office:value-type="float" office:value="58.6594114780426" calcext:value-type="float">
            <text:p>58,6594114780426</text:p>
          </table:table-cell>
          <table:table-cell office:value-type="float" office:value="20.6257203578949" calcext:value-type="float">
            <text:p>20,62572035789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2092263217831" calcext:value-type="float">
            <text:p>0,562092263217831</text:p>
          </table:table-cell>
          <table:table-cell office:value-type="float" office:value="0.0104568302415305" calcext:value-type="float">
            <text:p>0,010456830241531</text:p>
          </table:table-cell>
          <table:table-cell office:value-type="float" office:value="59.7390406131744" calcext:value-type="float">
            <text:p>59,7390406131744</text:p>
          </table:table-cell>
          <table:table-cell office:value-type="float" office:value="20.9879943370819" calcext:value-type="float">
            <text:p>20,98799433708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1687485841441" calcext:value-type="float">
            <text:p>0,561687485841441</text:p>
          </table:table-cell>
          <table:table-cell office:value-type="float" office:value="0.0104880490559245" calcext:value-type="float">
            <text:p>0,010488049055925</text:p>
          </table:table-cell>
          <table:table-cell office:value-type="float" office:value="58.546003484726" calcext:value-type="float">
            <text:p>58,546003484726</text:p>
          </table:table-cell>
          <table:table-cell office:value-type="float" office:value="21.2922971725464" calcext:value-type="float">
            <text:p>21,292297172546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4.723305749893" calcext:value-type="float">
            <text:p>144,723305749893</text:p>
          </table:table-cell>
          <table:table-cell office:value-type="float" office:value="3.01336979866028" calcext:value-type="float">
            <text:p>3,01336979866028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5.07157998085" calcext:value-type="float">
            <text:p>145,07157998085</text:p>
          </table:table-cell>
          <table:table-cell office:value-type="float" office:value="2.88687872886658" calcext:value-type="float">
            <text:p>2,8868787288665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9253592888315" calcext:value-type="float">
            <text:p>0,559253592888315</text:p>
          </table:table-cell>
          <table:table-cell office:value-type="float" office:value="0.00398883965340911" calcext:value-type="float">
            <text:p>0,003988839653409</text:p>
          </table:table-cell>
          <table:table-cell office:value-type="float" office:value="99.3406132698059" calcext:value-type="float">
            <text:p>99,3406132698059</text:p>
          </table:table-cell>
          <table:table-cell office:value-type="float" office:value="2.91607575416565" calcext:value-type="float">
            <text:p>2,916075754165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0409702501234" calcext:value-type="float">
            <text:p>0,550409702501234</text:p>
          </table:table-cell>
          <table:table-cell office:value-type="float" office:value="0.0065626437502681" calcext:value-type="float">
            <text:p>0,006562643750268</text:p>
          </table:table-cell>
          <table:table-cell office:value-type="float" office:value="99.1463362693787" calcext:value-type="float">
            <text:p>99,1463362693787</text:p>
          </table:table-cell>
          <table:table-cell office:value-type="float" office:value="2.87734355926514" calcext:value-type="float">
            <text:p>2,87734355926514</text:p>
          </table:table-cell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32.841883277893" calcext:value-type="float">
            <text:p>132,841883277893</text:p>
          </table:table-cell>
          <table:table-cell office:value-type="float" office:value="3.03294682502747" calcext:value-type="float">
            <text:p>3,032946825027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25.663621425629" calcext:value-type="float">
            <text:p>125,663621425629</text:p>
          </table:table-cell>
          <table:table-cell office:value-type="float" office:value="2.90866436958313" calcext:value-type="float">
            <text:p>2,908664369583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312405487811" calcext:value-type="float">
            <text:p>0,546312405487811</text:p>
          </table:table-cell>
          <table:table-cell office:value-type="float" office:value="0.0116858465755622" calcext:value-type="float">
            <text:p>0,011685846575562</text:p>
          </table:table-cell>
          <table:table-cell office:value-type="float" office:value="125.899642419815" calcext:value-type="float">
            <text:p>125,899642419815</text:p>
          </table:table-cell>
          <table:table-cell office:value-type="float" office:value="2.94618644714355" calcext:value-type="float">
            <text:p>2,94618644714355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4127249926045" calcext:value-type="float">
            <text:p>0,544127249926045</text:p>
          </table:table-cell>
          <table:table-cell office:value-type="float" office:value="0.0104161013078901" calcext:value-type="float">
            <text:p>0,01041610130789</text:p>
          </table:table-cell>
          <table:table-cell office:value-type="float" office:value="2.39666543006897" calcext:value-type="float">
            <text:p>2,39666543006897</text:p>
          </table:table-cell>
          <table:table-cell office:value-type="float" office:value="1.2515851020813" calcext:value-type="float">
            <text:p>1,25158510208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933393179389" calcext:value-type="float">
            <text:p>0,543933393179389</text:p>
          </table:table-cell>
          <table:table-cell office:value-type="float" office:value="0.0119843006680642" calcext:value-type="float">
            <text:p>0,011984300668064</text:p>
          </table:table-cell>
          <table:table-cell office:value-type="float" office:value="67.255232667923" calcext:value-type="float">
            <text:p>67,255232667923</text:p>
          </table:table-cell>
          <table:table-cell office:value-type="float" office:value="21.0547904491425" calcext:value-type="float">
            <text:p>21,0547904491425</text:p>
          </table:table-cell>
        </table:table-row>
        <table:table-row table:style-name="ro2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745937159692" calcext:value-type="float">
            <text:p>0,543745937159692</text:p>
          </table:table-cell>
          <table:table-cell office:value-type="float" office:value="0.0607811164360381" calcext:value-type="float">
            <text:p>0,060781116436038</text:p>
          </table:table-cell>
          <table:table-cell office:value-type="float" office:value="138.417013025284" calcext:value-type="float">
            <text:p>138,417013025284</text:p>
          </table:table-cell>
          <table:table-cell office:value-type="float" office:value="3.30610599517822" calcext:value-type="float">
            <text:p>3,30610599517822</text:p>
          </table:table-cell>
        </table:table-row>
        <table:table-row table:style-name="ro2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3573187943" calcext:value-type="float">
            <text:p>0,543573187943</text:p>
          </table:table-cell>
          <table:table-cell office:value-type="float" office:value="0.00805510601393118" calcext:value-type="float">
            <text:p>0,008055106013931</text:p>
          </table:table-cell>
          <table:table-cell office:value-type="float" office:value="2.52848839759827" calcext:value-type="float">
            <text:p>2,52848839759827</text:p>
          </table:table-cell>
          <table:table-cell office:value-type="float" office:value="1.46111507415771" calcext:value-type="float">
            <text:p>1,461115074157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923034318649" calcext:value-type="float">
            <text:p>0,541923034318649</text:p>
          </table:table-cell>
          <table:table-cell office:value-type="float" office:value="0.00784992439499265" calcext:value-type="float">
            <text:p>0,007849924394993</text:p>
          </table:table-cell>
          <table:table-cell office:value-type="float" office:value="10.4867025375366" calcext:value-type="float">
            <text:p>10,4867025375366</text:p>
          </table:table-cell>
          <table:table-cell office:value-type="float" office:value="3.00099630355835" calcext:value-type="float">
            <text:p>3,000996303558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551942845084" calcext:value-type="float">
            <text:p>0,541551942845084</text:p>
          </table:table-cell>
          <table:table-cell office:value-type="float" office:value="0.02418193450983" calcext:value-type="float">
            <text:p>0,02418193450983</text:p>
          </table:table-cell>
          <table:table-cell office:value-type="float" office:value="58.0567924022675" calcext:value-type="float">
            <text:p>58,0567924022675</text:p>
          </table:table-cell>
          <table:table-cell office:value-type="float" office:value="21.085789680481" calcext:value-type="float">
            <text:p>21,0857896804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669565216573" calcext:value-type="float">
            <text:p>0,539669565216573</text:p>
          </table:table-cell>
          <table:table-cell office:value-type="float" office:value="0.00210760516806275" calcext:value-type="float">
            <text:p>0,002107605168063</text:p>
          </table:table-cell>
          <table:table-cell office:value-type="float" office:value="68.839626121521" calcext:value-type="float">
            <text:p>68,839626121521</text:p>
          </table:table-cell>
          <table:table-cell office:value-type="float" office:value="21.4596547603607" calcext:value-type="float">
            <text:p>21,45965476036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508117611637" calcext:value-type="float">
            <text:p>0,539508117611637</text:p>
          </table:table-cell>
          <table:table-cell office:value-type="float" office:value="0.00235986060523209" calcext:value-type="float">
            <text:p>0,002359860605232</text:p>
          </table:table-cell>
          <table:table-cell office:value-type="float" office:value="65.1207780361176" calcext:value-type="float">
            <text:p>65,1207780361176</text:p>
          </table:table-cell>
          <table:table-cell office:value-type="float" office:value="20.938939666748" calcext:value-type="float">
            <text:p>20,9389396667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579486546341" calcext:value-type="float">
            <text:p>0,537579486546341</text:p>
          </table:table-cell>
          <table:table-cell office:value-type="float" office:value="0.000791252967562874" calcext:value-type="float">
            <text:p>0,000791252967563</text:p>
          </table:table-cell>
          <table:table-cell office:value-type="float" office:value="12.3502844333649" calcext:value-type="float">
            <text:p>12,3502844333649</text:p>
          </table:table-cell>
          <table:table-cell office:value-type="float" office:value="3.16319718360901" calcext:value-type="float">
            <text:p>3,163197183609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193192053116" calcext:value-type="float">
            <text:p>0,537193192053116</text:p>
          </table:table-cell>
          <table:table-cell office:value-type="float" office:value="0.00941817465884313" calcext:value-type="float">
            <text:p>0,009418174658843</text:p>
          </table:table-cell>
          <table:table-cell office:value-type="float" office:value="117.197174549103" calcext:value-type="float">
            <text:p>117,197174549103</text:p>
          </table:table-cell>
          <table:table-cell office:value-type="float" office:value="3.71161689758301" calcext:value-type="float">
            <text:p>3,711616897583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566095624711" calcext:value-type="float">
            <text:p>0,536566095624711</text:p>
          </table:table-cell>
          <table:table-cell office:value-type="float" office:value="0.00167245673214354" calcext:value-type="float">
            <text:p>0,001672456732144</text:p>
          </table:table-cell>
          <table:table-cell office:value-type="float" office:value="10.962673330307" calcext:value-type="float">
            <text:p>10,962673330307</text:p>
          </table:table-cell>
          <table:table-cell office:value-type="float" office:value="3.11334629058838" calcext:value-type="float">
            <text:p>3,113346290588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257089416947" calcext:value-type="float">
            <text:p>0,536257089416947</text:p>
          </table:table-cell>
          <table:table-cell office:value-type="float" office:value="0.00194882061109125" calcext:value-type="float">
            <text:p>0,001948820611091</text:p>
          </table:table-cell>
          <table:table-cell office:value-type="float" office:value="11.4549576282501" calcext:value-type="float">
            <text:p>11,4549576282501</text:p>
          </table:table-cell>
          <table:table-cell office:value-type="float" office:value="3.05429739952087" calcext:value-type="float">
            <text:p>3,054297399520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5577045282167" calcext:value-type="float">
            <text:p>0,535577045282167</text:p>
          </table:table-cell>
          <table:table-cell office:value-type="float" office:value="0.00777094033821152" calcext:value-type="float">
            <text:p>0,007770940338212</text:p>
          </table:table-cell>
          <table:table-cell office:value-type="float" office:value="101.515315008163" calcext:value-type="float">
            <text:p>101,515315008163</text:p>
          </table:table-cell>
          <table:table-cell office:value-type="float" office:value="2.88555378913879" calcext:value-type="float">
            <text:p>2,8855537891387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4390692151109" calcext:value-type="float">
            <text:p>0,534390692151109</text:p>
          </table:table-cell>
          <table:table-cell office:value-type="float" office:value="0.00785966383764959" calcext:value-type="float">
            <text:p>0,00785966383765</text:p>
          </table:table-cell>
          <table:table-cell office:value-type="float" office:value="60.5663380146027" calcext:value-type="float">
            <text:p>60,5663380146027</text:p>
          </table:table-cell>
          <table:table-cell office:value-type="float" office:value="21.2487678050995" calcext:value-type="float">
            <text:p>21,248767805099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5.352096652985" calcext:value-type="float">
            <text:p>145,352096652985</text:p>
          </table:table-cell>
          <table:table-cell office:value-type="float" office:value="3.06998338699341" calcext:value-type="float">
            <text:p>3,06998338699341</text:p>
          </table:table-cell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52.708794641495" calcext:value-type="float">
            <text:p>152,708794641495</text:p>
          </table:table-cell>
          <table:table-cell office:value-type="float" office:value="3.02531352043152" calcext:value-type="float">
            <text:p>3,0253135204315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4.564308261871" calcext:value-type="float">
            <text:p>144,564308261871</text:p>
          </table:table-cell>
          <table:table-cell office:value-type="float" office:value="2.93467197418213" calcext:value-type="float">
            <text:p>2,934671974182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8.802056121826" calcext:value-type="float">
            <text:p>148,802056121826</text:p>
          </table:table-cell>
          <table:table-cell office:value-type="float" office:value="3.03913207054138" calcext:value-type="float">
            <text:p>3,03913207054138</text:p>
          </table:table-cell>
        </table:table-row>
        <table:table-row table:style-name="ro2" table:visibility="filter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563764602181" calcext:value-type="float">
            <text:p>0,529563764602181</text:p>
          </table:table-cell>
          <table:table-cell office:value-type="float" office:value="0.00311887777921723" calcext:value-type="float">
            <text:p>0,003118877779217</text:p>
          </table:table-cell>
          <table:table-cell office:value-type="float" office:value="153.082298135757" calcext:value-type="float">
            <text:p>153,082298135757</text:p>
          </table:table-cell>
          <table:table-cell office:value-type="float" office:value="3.0077054977417" calcext:value-type="float">
            <text:p>3,00770549774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423947438674" calcext:value-type="float">
            <text:p>0,529423947438674</text:p>
          </table:table-cell>
          <table:table-cell office:value-type="float" office:value="0.0083496263592656" calcext:value-type="float">
            <text:p>0,008349626359266</text:p>
          </table:table-cell>
          <table:table-cell office:value-type="float" office:value="67.520691204071" calcext:value-type="float">
            <text:p>67,520691204071</text:p>
          </table:table-cell>
          <table:table-cell office:value-type="float" office:value="21.5796783447266" calcext:value-type="float">
            <text:p>21,5796783447266</text:p>
          </table:table-cell>
        </table:table-row>
        <table:table-row table:style-name="ro2" table:visibility="filter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327969290681" calcext:value-type="float">
            <text:p>0,529327969290681</text:p>
          </table:table-cell>
          <table:table-cell office:value-type="float" office:value="0.0030707805024289" calcext:value-type="float">
            <text:p>0,003070780502429</text:p>
          </table:table-cell>
          <table:table-cell office:value-type="float" office:value="147.913267707825" calcext:value-type="float">
            <text:p>147,913267707825</text:p>
          </table:table-cell>
          <table:table-cell office:value-type="float" office:value="3.011407995224" calcext:value-type="float">
            <text:p>3,0114079952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7684490074833" calcext:value-type="float">
            <text:p>0,527684490074833</text:p>
          </table:table-cell>
          <table:table-cell office:value-type="float" office:value="0.00994990700915195" calcext:value-type="float">
            <text:p>0,009949907009152</text:p>
          </table:table-cell>
          <table:table-cell office:value-type="float" office:value="67.0153752803803" calcext:value-type="float">
            <text:p>67,0153752803803</text:p>
          </table:table-cell>
          <table:table-cell office:value-type="float" office:value="2.96245412826538" calcext:value-type="float">
            <text:p>2,96245412826538</text:p>
          </table:table-cell>
        </table:table-row>
        <table:table-row table:style-name="ro2" table:visibility="filter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5285607501937" calcext:value-type="float">
            <text:p>0,525285607501937</text:p>
          </table:table-cell>
          <table:table-cell office:value-type="float" office:value="0.00289335145798301" calcext:value-type="float">
            <text:p>0,002893351457983</text:p>
          </table:table-cell>
          <table:table-cell office:value-type="float" office:value="145.147182273865" calcext:value-type="float">
            <text:p>145,147182273865</text:p>
          </table:table-cell>
          <table:table-cell office:value-type="float" office:value="2.90582003593445" calcext:value-type="float">
            <text:p>2,905820035934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3809412766728" calcext:value-type="float">
            <text:p>0,523809412766728</text:p>
          </table:table-cell>
          <table:table-cell office:value-type="float" office:value="0.0144325523719314" calcext:value-type="float">
            <text:p>0,014432552371931</text:p>
          </table:table-cell>
          <table:table-cell office:value-type="float" office:value="68.5573958873749" calcext:value-type="float">
            <text:p>68,5573958873749</text:p>
          </table:table-cell>
          <table:table-cell office:value-type="float" office:value="2.96517357826233" calcext:value-type="float">
            <text:p>2,965173578262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0342133638031" calcext:value-type="float">
            <text:p>0,520342133638031</text:p>
          </table:table-cell>
          <table:table-cell office:value-type="float" office:value="0.00345442528161621" calcext:value-type="float">
            <text:p>0,003454425281616</text:p>
          </table:table-cell>
          <table:table-cell office:value-type="float" office:value="165.673323488235" calcext:value-type="float">
            <text:p>165,673323488235</text:p>
          </table:table-cell>
          <table:table-cell office:value-type="float" office:value="2.91928071975708" calcext:value-type="float">
            <text:p>2,919280719757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509495928121" calcext:value-type="float">
            <text:p>0,519509495928121</text:p>
          </table:table-cell>
          <table:table-cell office:value-type="float" office:value="0.00646083817585312" calcext:value-type="float">
            <text:p>0,006460838175853</text:p>
          </table:table-cell>
          <table:table-cell office:value-type="float" office:value="56.7005024909973" calcext:value-type="float">
            <text:p>56,7005024909973</text:p>
          </table:table-cell>
          <table:table-cell office:value-type="float" office:value="21.5770781517029" calcext:value-type="float">
            <text:p>21,5770781517029</text:p>
          </table:table-cell>
        </table:table-row>
        <table:table-row table:style-name="ro2" table:visibility="filter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166565923474" calcext:value-type="float">
            <text:p>0,519166565923474</text:p>
          </table:table-cell>
          <table:table-cell office:value-type="float" office:value="0.00901001133507834" calcext:value-type="float">
            <text:p>0,009010011335078</text:p>
          </table:table-cell>
          <table:table-cell office:value-type="float" office:value="144.606658554077" calcext:value-type="float">
            <text:p>144,606658554077</text:p>
          </table:table-cell>
          <table:table-cell office:value-type="float" office:value="2.98622860908508" calcext:value-type="float">
            <text:p>2,986228609085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063557852024" calcext:value-type="float">
            <text:p>0,519063557852024</text:p>
          </table:table-cell>
          <table:table-cell office:value-type="float" office:value="0.00653038176349524" calcext:value-type="float">
            <text:p>0,006530381763495</text:p>
          </table:table-cell>
          <table:table-cell office:value-type="float" office:value="56.7816581726074" calcext:value-type="float">
            <text:p>56,7816581726074</text:p>
          </table:table-cell>
          <table:table-cell office:value-type="float" office:value="21.0635071754456" calcext:value-type="float">
            <text:p>21,06350717544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5568508205783" calcext:value-type="float">
            <text:p>0,515568508205783</text:p>
          </table:table-cell>
          <table:table-cell office:value-type="float" office:value="0.00484579053542314" calcext:value-type="float">
            <text:p>0,004845790535423</text:p>
          </table:table-cell>
          <table:table-cell office:value-type="float" office:value="101.227121019363" calcext:value-type="float">
            <text:p>101,227121019363</text:p>
          </table:table-cell>
          <table:table-cell office:value-type="float" office:value="2.9632981300354" calcext:value-type="float">
            <text:p>2,96329813003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4027282516685" calcext:value-type="float">
            <text:p>0,514027282516685</text:p>
          </table:table-cell>
          <table:table-cell office:value-type="float" office:value="0.00602509719644963" calcext:value-type="float">
            <text:p>0,00602509719645</text:p>
          </table:table-cell>
          <table:table-cell office:value-type="float" office:value="11.0646111965179" calcext:value-type="float">
            <text:p>11,0646111965179</text:p>
          </table:table-cell>
          <table:table-cell office:value-type="float" office:value="2.97979383468628" calcext:value-type="float">
            <text:p>2,97979383468628</text:p>
          </table:table-cell>
        </table:table-row>
        <table:table-row table:style-name="ro2" table:visibility="filter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2524343918289" calcext:value-type="float">
            <text:p>0,512524343918289</text:p>
          </table:table-cell>
          <table:table-cell office:value-type="float" office:value="0.0140041133321421" calcext:value-type="float">
            <text:p>0,014004113332142</text:p>
          </table:table-cell>
          <table:table-cell office:value-type="float" office:value="144.606705904007" calcext:value-type="float">
            <text:p>144,606705904007</text:p>
          </table:table-cell>
          <table:table-cell office:value-type="float" office:value="2.9516170501709" calcext:value-type="float">
            <text:p>2,9516170501709</text:p>
          </table:table-cell>
        </table:table-row>
        <table:table-row table:style-name="ro2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9200902743627" calcext:value-type="float">
            <text:p>0,509200902743627</text:p>
          </table:table-cell>
          <table:table-cell office:value-type="float" office:value="0.0141897425340788" calcext:value-type="float">
            <text:p>0,014189742534079</text:p>
          </table:table-cell>
          <table:table-cell office:value-type="float" office:value="144.633362913132" calcext:value-type="float">
            <text:p>144,633362913132</text:p>
          </table:table-cell>
          <table:table-cell office:value-type="float" office:value="2.99199175834656" calcext:value-type="float">
            <text:p>2,991991758346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7022727201616" calcext:value-type="float">
            <text:p>0,507022727201616</text:p>
          </table:table-cell>
          <table:table-cell office:value-type="float" office:value="0.00953339864489034" calcext:value-type="float">
            <text:p>0,00953339864489</text:p>
          </table:table-cell>
          <table:table-cell office:value-type="float" office:value="10.2119281768799" calcext:value-type="float">
            <text:p>10,2119281768799</text:p>
          </table:table-cell>
          <table:table-cell office:value-type="float" office:value="3.01667075157165" calcext:value-type="float">
            <text:p>3,016670751571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6793904179234" calcext:value-type="float">
            <text:p>0,506793904179234</text:p>
          </table:table-cell>
          <table:table-cell office:value-type="float" office:value="0.0113964365797964" calcext:value-type="float">
            <text:p>0,011396436579796</text:p>
          </table:table-cell>
          <table:table-cell office:value-type="float" office:value="65.8742712497711" calcext:value-type="float">
            <text:p>65,8742712497711</text:p>
          </table:table-cell>
          <table:table-cell office:value-type="float" office:value="2.92202253341675" calcext:value-type="float">
            <text:p>2,922022533416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2761206737198" calcext:value-type="float">
            <text:p>0,502761206737198</text:p>
          </table:table-cell>
          <table:table-cell office:value-type="float" office:value="0.021134434418587" calcext:value-type="float">
            <text:p>0,021134434418587</text:p>
          </table:table-cell>
          <table:table-cell office:value-type="float" office:value="58.3759934902191" calcext:value-type="float">
            <text:p>58,3759934902191</text:p>
          </table:table-cell>
          <table:table-cell office:value-type="float" office:value="21.0189527511597" calcext:value-type="float">
            <text:p>21,0189527511597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4.53292965889" calcext:value-type="float">
            <text:p>124,53292965889</text:p>
          </table:table-cell>
          <table:table-cell office:value-type="float" office:value="2.8882915019989" calcext:value-type="float">
            <text:p>2,88829150199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6.473267745972" calcext:value-type="float">
            <text:p>126,473267745972</text:p>
          </table:table-cell>
          <table:table-cell office:value-type="float" office:value="2.94026198387146" calcext:value-type="float">
            <text:p>2,940261983871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272725385309" calcext:value-type="float">
            <text:p>0,499272725385309</text:p>
          </table:table-cell>
          <table:table-cell office:value-type="float" office:value="0.0362156412223418" calcext:value-type="float">
            <text:p>0,036215641222342</text:p>
          </table:table-cell>
          <table:table-cell office:value-type="float" office:value="58.1048589229584" calcext:value-type="float">
            <text:p>58,1048589229584</text:p>
          </table:table-cell>
          <table:table-cell office:value-type="float" office:value="21.6551094055176" calcext:value-type="float">
            <text:p>21,65510940551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4090687809792" calcext:value-type="float">
            <text:p>0,494090687809792</text:p>
          </table:table-cell>
          <table:table-cell office:value-type="float" office:value="0.0114639367422899" calcext:value-type="float">
            <text:p>0,01146393674229</text:p>
          </table:table-cell>
          <table:table-cell office:value-type="float" office:value="100.599310779572" calcext:value-type="float">
            <text:p>100,599310779572</text:p>
          </table:table-cell>
          <table:table-cell office:value-type="float" office:value="2.90220046043396" calcext:value-type="float">
            <text:p>2,9022004604339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1622634403738" calcext:value-type="float">
            <text:p>0,491622634403738</text:p>
          </table:table-cell>
          <table:table-cell office:value-type="float" office:value="0.0164636646552848" calcext:value-type="float">
            <text:p>0,016463664655285</text:p>
          </table:table-cell>
          <table:table-cell office:value-type="float" office:value="57.1702598571777" calcext:value-type="float">
            <text:p>57,1702598571777</text:p>
          </table:table-cell>
          <table:table-cell office:value-type="float" office:value="21.3180991172791" calcext:value-type="float">
            <text:p>21,31809911727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059964596648" calcext:value-type="float">
            <text:p>0,49059964596648</text:p>
          </table:table-cell>
          <table:table-cell office:value-type="float" office:value="0.0135994947966676" calcext:value-type="float">
            <text:p>0,013599494796668</text:p>
          </table:table-cell>
          <table:table-cell office:value-type="float" office:value="10.8491235256195" calcext:value-type="float">
            <text:p>10,8491235256195</text:p>
          </table:table-cell>
          <table:table-cell office:value-type="float" office:value="2.97110333442688" calcext:value-type="float">
            <text:p>2,971103334426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940963627359" calcext:value-type="float">
            <text:p>0,489940963627359</text:p>
          </table:table-cell>
          <table:table-cell office:value-type="float" office:value="0.0121132931682185" calcext:value-type="float">
            <text:p>0,012113293168219</text:p>
          </table:table-cell>
          <table:table-cell office:value-type="float" office:value="66.3711338043213" calcext:value-type="float">
            <text:p>66,3711338043213</text:p>
          </table:table-cell>
          <table:table-cell office:value-type="float" office:value="2.9951762676239" calcext:value-type="float">
            <text:p>2,99517626762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248910005818" calcext:value-type="float">
            <text:p>0,489248910005818</text:p>
          </table:table-cell>
          <table:table-cell office:value-type="float" office:value="0.00961322339967038" calcext:value-type="float">
            <text:p>0,00961322339967</text:p>
          </table:table-cell>
          <table:table-cell office:value-type="float" office:value="67.9279686927795" calcext:value-type="float">
            <text:p>67,9279686927795</text:p>
          </table:table-cell>
          <table:table-cell office:value-type="float" office:value="21.5721272945404" calcext:value-type="float">
            <text:p>21,57212729454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8970086854234" calcext:value-type="float">
            <text:p>0,488970086854234</text:p>
          </table:table-cell>
          <table:table-cell office:value-type="float" office:value="0.0121515424421129" calcext:value-type="float">
            <text:p>0,012151542442113</text:p>
          </table:table-cell>
          <table:table-cell office:value-type="float" office:value="101.449029588699" calcext:value-type="float">
            <text:p>101,449029588699</text:p>
          </table:table-cell>
          <table:table-cell office:value-type="float" office:value="2.96016712188721" calcext:value-type="float">
            <text:p>2,960167121887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4664628121687" calcext:value-type="float">
            <text:p>0,484664628121687</text:p>
          </table:table-cell>
          <table:table-cell office:value-type="float" office:value="0.0168623581734667" calcext:value-type="float">
            <text:p>0,016862358173467</text:p>
          </table:table-cell>
          <table:table-cell office:value-type="float" office:value="100.632402849197" calcext:value-type="float">
            <text:p>100,632402849197</text:p>
          </table:table-cell>
          <table:table-cell office:value-type="float" office:value="2.9275146484375" calcext:value-type="float">
            <text:p>2,92751464843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7547360137047" calcext:value-type="float">
            <text:p>0,477547360137047</text:p>
          </table:table-cell>
          <table:table-cell office:value-type="float" office:value="0.0109844584668064" calcext:value-type="float">
            <text:p>0,010984458466806</text:p>
          </table:table-cell>
          <table:table-cell office:value-type="float" office:value="57.872616815567" calcext:value-type="float">
            <text:p>57,872616815567</text:p>
          </table:table-cell>
          <table:table-cell office:value-type="float" office:value="20.5286558628082" calcext:value-type="float">
            <text:p>20,52865586280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670263925364" calcext:value-type="float">
            <text:p>0,47670263925364</text:p>
          </table:table-cell>
          <table:table-cell office:value-type="float" office:value="0.00517680120703494" calcext:value-type="float">
            <text:p>0,005176801207035</text:p>
          </table:table-cell>
          <table:table-cell office:value-type="float" office:value="10.0202187538147" calcext:value-type="float">
            <text:p>10,0202187538147</text:p>
          </table:table-cell>
          <table:table-cell office:value-type="float" office:value="2.99827070236206" calcext:value-type="float">
            <text:p>2,998270702362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366133409021" calcext:value-type="float">
            <text:p>0,472366133409021</text:p>
          </table:table-cell>
          <table:table-cell office:value-type="float" office:value="0.0103354886450412" calcext:value-type="float">
            <text:p>0,010335488645041</text:p>
          </table:table-cell>
          <table:table-cell office:value-type="float" office:value="100.118274307251" calcext:value-type="float">
            <text:p>100,118274307251</text:p>
          </table:table-cell>
          <table:table-cell office:value-type="float" office:value="2.87906031608582" calcext:value-type="float">
            <text:p>2,87906031608582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06087313914" calcext:value-type="float">
            <text:p>0,47206087313914</text:p>
          </table:table-cell>
          <table:table-cell office:value-type="float" office:value="0.00720694686095477" calcext:value-type="float">
            <text:p>0,007206946860955</text:p>
          </table:table-cell>
          <table:table-cell office:value-type="float" office:value="127.646517467499" calcext:value-type="float">
            <text:p>127,646517467499</text:p>
          </table:table-cell>
          <table:table-cell office:value-type="float" office:value="2.96276879310608" calcext:value-type="float">
            <text:p>2,962768793106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1097635868718" calcext:value-type="float">
            <text:p>0,471097635868718</text:p>
          </table:table-cell>
          <table:table-cell office:value-type="float" office:value="0.00254620862394484" calcext:value-type="float">
            <text:p>0,002546208623945</text:p>
          </table:table-cell>
          <table:table-cell office:value-type="float" office:value="165.639365959167" calcext:value-type="float">
            <text:p>165,639365959167</text:p>
          </table:table-cell>
          <table:table-cell office:value-type="float" office:value="2.86781067848206" calcext:value-type="float">
            <text:p>2,867810678482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9387920453453" calcext:value-type="float">
            <text:p>0,469387920453453</text:p>
          </table:table-cell>
          <table:table-cell office:value-type="float" office:value="0.00250411319335571" calcext:value-type="float">
            <text:p>0,002504113193356</text:p>
          </table:table-cell>
          <table:table-cell office:value-type="float" office:value="167.236120128632" calcext:value-type="float">
            <text:p>167,236120128632</text:p>
          </table:table-cell>
          <table:table-cell office:value-type="float" office:value="2.92758221626282" calcext:value-type="float">
            <text:p>2,927582216262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5605272974964" calcext:value-type="float">
            <text:p>0,465605272974964</text:p>
          </table:table-cell>
          <table:table-cell office:value-type="float" office:value="0.00400663551600745" calcext:value-type="float">
            <text:p>0,004006635516007</text:p>
          </table:table-cell>
          <table:table-cell office:value-type="float" office:value="70.8461804389954" calcext:value-type="float">
            <text:p>70,8461804389954</text:p>
          </table:table-cell>
          <table:table-cell office:value-type="float" office:value="21.8997223377228" calcext:value-type="float">
            <text:p>21,89972233772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3531644810024" calcext:value-type="float">
            <text:p>0,463531644810024</text:p>
          </table:table-cell>
          <table:table-cell office:value-type="float" office:value="0.0224428227295894" calcext:value-type="float">
            <text:p>0,022442822729589</text:p>
          </table:table-cell>
          <table:table-cell office:value-type="float" office:value="59.5493043422699" calcext:value-type="float">
            <text:p>59,5493043422699</text:p>
          </table:table-cell>
          <table:table-cell office:value-type="float" office:value="21.6681996822357" calcext:value-type="float">
            <text:p>21,66819968223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978242870204" calcext:value-type="float">
            <text:p>0,45978242870204</text:p>
          </table:table-cell>
          <table:table-cell office:value-type="float" office:value="0.0176357908876094" calcext:value-type="float">
            <text:p>0,017635790887609</text:p>
          </table:table-cell>
          <table:table-cell office:value-type="float" office:value="100.699940109253" calcext:value-type="float">
            <text:p>100,699940109253</text:p>
          </table:table-cell>
          <table:table-cell office:value-type="float" office:value="2.89926180839539" calcext:value-type="float">
            <text:p>2,89926180839539</text:p>
          </table:table-cell>
        </table:table-row>
        <table:table-row table:style-name="ro2" table:visibility="filter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209260443574" calcext:value-type="float">
            <text:p>0,458209260443574</text:p>
          </table:table-cell>
          <table:table-cell office:value-type="float" office:value="0.00780731577201531" calcext:value-type="float">
            <text:p>0,007807315772015</text:p>
          </table:table-cell>
          <table:table-cell office:value-type="float" office:value="128.534160232544" calcext:value-type="float">
            <text:p>128,534160232544</text:p>
          </table:table-cell>
          <table:table-cell office:value-type="float" office:value="3.06995606422424" calcext:value-type="float">
            <text:p>3,06995606422424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055632631955" calcext:value-type="float">
            <text:p>0,458055632631955</text:p>
          </table:table-cell>
          <table:table-cell office:value-type="float" office:value="0.0171067834187753" calcext:value-type="float">
            <text:p>0,017106783418775</text:p>
          </table:table-cell>
          <table:table-cell office:value-type="float" office:value="125.620938396454" calcext:value-type="float">
            <text:p>125,620938396454</text:p>
          </table:table-cell>
          <table:table-cell office:value-type="float" office:value="2.85763263702393" calcext:value-type="float">
            <text:p>2,8576326370239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7906708367594" calcext:value-type="float">
            <text:p>0,457906708367594</text:p>
          </table:table-cell>
          <table:table-cell office:value-type="float" office:value="0.00965017772986982" calcext:value-type="float">
            <text:p>0,00965017772987</text:p>
          </table:table-cell>
          <table:table-cell office:value-type="float" office:value="57.2464300632477" calcext:value-type="float">
            <text:p>57,2464300632477</text:p>
          </table:table-cell>
          <table:table-cell office:value-type="float" office:value="20.3289138793945" calcext:value-type="float">
            <text:p>20,3289138793945</text:p>
          </table:table-cell>
        </table:table-row>
        <table:table-row table:style-name="ro2" table:visibility="filter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618755701289" calcext:value-type="float">
            <text:p>0,453618755701289</text:p>
          </table:table-cell>
          <table:table-cell office:value-type="float" office:value="0.0100236187164268" calcext:value-type="float">
            <text:p>0,010023618716427</text:p>
          </table:table-cell>
          <table:table-cell office:value-type="float" office:value="121.355260658264" calcext:value-type="float">
            <text:p>121,355260658264</text:p>
          </table:table-cell>
          <table:table-cell office:value-type="float" office:value="2.88517007827759" calcext:value-type="float">
            <text:p>2,885170078277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144210080685" calcext:value-type="float">
            <text:p>0,453144210080685</text:p>
          </table:table-cell>
          <table:table-cell office:value-type="float" office:value="0.0192421169717468" calcext:value-type="float">
            <text:p>0,019242116971747</text:p>
          </table:table-cell>
          <table:table-cell office:value-type="float" office:value="101.545812988281" calcext:value-type="float">
            <text:p>101,545812988281</text:p>
          </table:table-cell>
          <table:table-cell office:value-type="float" office:value="2.97566585540771" calcext:value-type="float">
            <text:p>2,975665855407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2957166577214" calcext:value-type="float">
            <text:p>0,452957166577214</text:p>
          </table:table-cell>
          <table:table-cell office:value-type="float" office:value="0.00188384000941445" calcext:value-type="float">
            <text:p>0,001883840009414</text:p>
          </table:table-cell>
          <table:table-cell office:value-type="float" office:value="11.8110840797424" calcext:value-type="float">
            <text:p>11,8110840797424</text:p>
          </table:table-cell>
          <table:table-cell office:value-type="float" office:value="3.06601314544678" calcext:value-type="float">
            <text:p>3,066013145446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0887424761218" calcext:value-type="float">
            <text:p>0,450887424761218</text:p>
          </table:table-cell>
          <table:table-cell office:value-type="float" office:value="0.0145488280244405" calcext:value-type="float">
            <text:p>0,014548828024441</text:p>
          </table:table-cell>
          <table:table-cell office:value-type="float" office:value="58.7008814811707" calcext:value-type="float">
            <text:p>58,7008814811707</text:p>
          </table:table-cell>
          <table:table-cell office:value-type="float" office:value="20.8499122142792" calcext:value-type="float">
            <text:p>20,84991221427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9550082978795" calcext:value-type="float">
            <text:p>0,449550082978795</text:p>
          </table:table-cell>
          <table:table-cell office:value-type="float" office:value="0.00474682590337937" calcext:value-type="float">
            <text:p>0,004746825903379</text:p>
          </table:table-cell>
          <table:table-cell office:value-type="float" office:value="145.803642559052" calcext:value-type="float">
            <text:p>145,803642559052</text:p>
          </table:table-cell>
          <table:table-cell office:value-type="float" office:value="2.96167840957642" calcext:value-type="float">
            <text:p>2,961678409576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404721897232" calcext:value-type="float">
            <text:p>0,445404721897232</text:p>
          </table:table-cell>
          <table:table-cell office:value-type="float" office:value="0.021520081975207" calcext:value-type="float">
            <text:p>0,021520081975207</text:p>
          </table:table-cell>
          <table:table-cell office:value-type="float" office:value="58.1763107299805" calcext:value-type="float">
            <text:p>58,1763107299805</text:p>
          </table:table-cell>
          <table:table-cell office:value-type="float" office:value="21.4829957962036" calcext:value-type="float">
            <text:p>21,48299579620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191320668446" calcext:value-type="float">
            <text:p>0,445191320668446</text:p>
          </table:table-cell>
          <table:table-cell office:value-type="float" office:value="0.0114244241679749" calcext:value-type="float">
            <text:p>0,011424424167975</text:p>
          </table:table-cell>
          <table:table-cell office:value-type="float" office:value="66.2975056648254" calcext:value-type="float">
            <text:p>66,2975056648254</text:p>
          </table:table-cell>
          <table:table-cell office:value-type="float" office:value="2.92564167976379" calcext:value-type="float">
            <text:p>2,9256416797637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988919336115" calcext:value-type="float">
            <text:p>0,444988919336115</text:p>
          </table:table-cell>
          <table:table-cell office:value-type="float" office:value="0.0189221896700378" calcext:value-type="float">
            <text:p>0,018922189670038</text:p>
          </table:table-cell>
          <table:table-cell office:value-type="float" office:value="11.3541099071503" calcext:value-type="float">
            <text:p>11,3541099071503</text:p>
          </table:table-cell>
          <table:table-cell office:value-type="float" office:value="3.01765007972717" calcext:value-type="float">
            <text:p>3,01765007972717</text:p>
          </table:table-cell>
        </table:table-row>
        <table:table-row table:style-name="ro2" table:visibility="filter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322612073851" calcext:value-type="float">
            <text:p>0,444322612073851</text:p>
          </table:table-cell>
          <table:table-cell office:value-type="float" office:value="0.0187791318831417" calcext:value-type="float">
            <text:p>0,018779131883142</text:p>
          </table:table-cell>
          <table:table-cell office:value-type="float" office:value="127.397681856155" calcext:value-type="float">
            <text:p>127,397681856155</text:p>
          </table:table-cell>
          <table:table-cell office:value-type="float" office:value="2.9241316318512" calcext:value-type="float">
            <text:p>2,9241316318512</text:p>
          </table:table-cell>
        </table:table-row>
        <table:table-row table:style-name="ro2" table:visibility="filter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9544394583428" calcext:value-type="float">
            <text:p>0,439544394583428</text:p>
          </table:table-cell>
          <table:table-cell office:value-type="float" office:value="0.0284256678096268" calcext:value-type="float">
            <text:p>0,028425667809627</text:p>
          </table:table-cell>
          <table:table-cell office:value-type="float" office:value="134.636968040466" calcext:value-type="float">
            <text:p>134,636968040466</text:p>
          </table:table-cell>
          <table:table-cell office:value-type="float" office:value="3.19018535614014" calcext:value-type="float">
            <text:p>3,190185356140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621046211925" calcext:value-type="float">
            <text:p>0,438621046211925</text:p>
          </table:table-cell>
          <table:table-cell office:value-type="float" office:value="0.0092095371628341" calcext:value-type="float">
            <text:p>0,009209537162834</text:p>
          </table:table-cell>
          <table:table-cell office:value-type="float" office:value="57.0657426357269" calcext:value-type="float">
            <text:p>57,0657426357269</text:p>
          </table:table-cell>
          <table:table-cell office:value-type="float" office:value="20.2711766719818" calcext:value-type="float">
            <text:p>20,27117667198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212973237559" calcext:value-type="float">
            <text:p>0,438212973237559</text:p>
          </table:table-cell>
          <table:table-cell office:value-type="float" office:value="0.0147140213217562" calcext:value-type="float">
            <text:p>0,014714021321756</text:p>
          </table:table-cell>
          <table:table-cell office:value-type="float" office:value="66.4710341453552" calcext:value-type="float">
            <text:p>66,4710341453552</text:p>
          </table:table-cell>
          <table:table-cell office:value-type="float" office:value="2.92279562950134" calcext:value-type="float">
            <text:p>2,922795629501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6508049272594" calcext:value-type="float">
            <text:p>0,436508049272594</text:p>
          </table:table-cell>
          <table:table-cell office:value-type="float" office:value="0.0145609108382392" calcext:value-type="float">
            <text:p>0,014560910838239</text:p>
          </table:table-cell>
          <table:table-cell office:value-type="float" office:value="59.9765328407288" calcext:value-type="float">
            <text:p>59,9765328407288</text:p>
          </table:table-cell>
          <table:table-cell office:value-type="float" office:value="21.483310508728" calcext:value-type="float">
            <text:p>21,4833105087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2101623435341" calcext:value-type="float">
            <text:p>0,432101623435341</text:p>
          </table:table-cell>
          <table:table-cell office:value-type="float" office:value="0.0145474020028834" calcext:value-type="float">
            <text:p>0,014547402002883</text:p>
          </table:table-cell>
          <table:table-cell office:value-type="float" office:value="69.0293587207794" calcext:value-type="float">
            <text:p>69,0293587207794</text:p>
          </table:table-cell>
          <table:table-cell office:value-type="float" office:value="21.5022506713867" calcext:value-type="float">
            <text:p>21,50225067138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1642574698119" calcext:value-type="float">
            <text:p>0,431642574698119</text:p>
          </table:table-cell>
          <table:table-cell office:value-type="float" office:value="0.00421563761256158" calcext:value-type="float">
            <text:p>0,004215637612562</text:p>
          </table:table-cell>
          <table:table-cell office:value-type="float" office:value="165.196556806564" calcext:value-type="float">
            <text:p>165,196556806564</text:p>
          </table:table-cell>
          <table:table-cell office:value-type="float" office:value="2.90827193260193" calcext:value-type="float">
            <text:p>2,9082719326019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846521748135" calcext:value-type="float">
            <text:p>0,429846521748135</text:p>
          </table:table-cell>
          <table:table-cell office:value-type="float" office:value="0.0140298983126887" calcext:value-type="float">
            <text:p>0,014029898312689</text:p>
          </table:table-cell>
          <table:table-cell office:value-type="float" office:value="58.1560044288635" calcext:value-type="float">
            <text:p>58,1560044288635</text:p>
          </table:table-cell>
          <table:table-cell office:value-type="float" office:value="20.6753235340118" calcext:value-type="float">
            <text:p>20,67532353401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766362644607" calcext:value-type="float">
            <text:p>0,429766362644607</text:p>
          </table:table-cell>
          <table:table-cell office:value-type="float" office:value="0.00909356562590441" calcext:value-type="float">
            <text:p>0,009093565625904</text:p>
          </table:table-cell>
          <table:table-cell office:value-type="float" office:value="57.0907570362091" calcext:value-type="float">
            <text:p>57,0907570362091</text:p>
          </table:table-cell>
          <table:table-cell office:value-type="float" office:value="21.2884099960327" calcext:value-type="float">
            <text:p>21,2884099960327</text:p>
          </table:table-cell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3.976184749603" calcext:value-type="float">
            <text:p>123,976184749603</text:p>
          </table:table-cell>
          <table:table-cell office:value-type="float" office:value="2.58737020492554" calcext:value-type="float">
            <text:p>2,587370204925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4.104625225067" calcext:value-type="float">
            <text:p>124,104625225067</text:p>
          </table:table-cell>
          <table:table-cell office:value-type="float" office:value="2.58301858901978" calcext:value-type="float">
            <text:p>2,58301858901978</text:p>
          </table:table-cell>
        </table:table-row>
        <table:table-row table:style-name="ro2" table:visibility="filter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3765653891063" calcext:value-type="float">
            <text:p>0,423765653891063</text:p>
          </table:table-cell>
          <table:table-cell office:value-type="float" office:value="0.020186046941932" calcext:value-type="float">
            <text:p>0,020186046941932</text:p>
          </table:table-cell>
          <table:table-cell office:value-type="float" office:value="127.044543647766" calcext:value-type="float">
            <text:p>127,044543647766</text:p>
          </table:table-cell>
          <table:table-cell office:value-type="float" office:value="2.91153354644775" calcext:value-type="float">
            <text:p>2,91153354644775</text:p>
          </table:table-cell>
        </table:table-row>
        <table:table-row table:style-name="ro2" table:visibility="filter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759883826263" calcext:value-type="float">
            <text:p>0,418759883826263</text:p>
          </table:table-cell>
          <table:table-cell office:value-type="float" office:value="0.0338435377185404" calcext:value-type="float">
            <text:p>0,03384353771854</text:p>
          </table:table-cell>
          <table:table-cell office:value-type="float" office:value="119.716733264923" calcext:value-type="float">
            <text:p>119,716733264923</text:p>
          </table:table-cell>
          <table:table-cell office:value-type="float" office:value="2.87734146118164" calcext:value-type="float">
            <text:p>2,87734146118164</text:p>
          </table:table-cell>
        </table:table-row>
        <table:table-row table:style-name="ro2" table:visibility="filter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607657307095" calcext:value-type="float">
            <text:p>0,418607657307095</text:p>
          </table:table-cell>
          <table:table-cell office:value-type="float" office:value="0.033444179418246" calcext:value-type="float">
            <text:p>0,033444179418246</text:p>
          </table:table-cell>
          <table:table-cell office:value-type="float" office:value="110.448049449921" calcext:value-type="float">
            <text:p>110,448049449921</text:p>
          </table:table-cell>
          <table:table-cell office:value-type="float" office:value="2.93088607788086" calcext:value-type="float">
            <text:p>2,9308860778808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5975081264018" calcext:value-type="float">
            <text:p>0,415975081264018</text:p>
          </table:table-cell>
          <table:table-cell office:value-type="float" office:value="0.00945075972904314" calcext:value-type="float">
            <text:p>0,009450759729043</text:p>
          </table:table-cell>
          <table:table-cell office:value-type="float" office:value="148.039461946487" calcext:value-type="float">
            <text:p>148,039461946487</text:p>
          </table:table-cell>
          <table:table-cell office:value-type="float" office:value="3.03034009933472" calcext:value-type="float">
            <text:p>3,030340099334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4877661501554" calcext:value-type="float">
            <text:p>0,414877661501554</text:p>
          </table:table-cell>
          <table:table-cell office:value-type="float" office:value="0.0242072567240017" calcext:value-type="float">
            <text:p>0,024207256724002</text:p>
          </table:table-cell>
          <table:table-cell office:value-type="float" office:value="58.1364095211029" calcext:value-type="float">
            <text:p>58,1364095211029</text:p>
          </table:table-cell>
          <table:table-cell office:value-type="float" office:value="21.5488986492157" calcext:value-type="float">
            <text:p>21,54889864921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72631974499" calcext:value-type="float">
            <text:p>0,41372631974499</text:p>
          </table:table-cell>
          <table:table-cell office:value-type="float" office:value="0.0186518117424861" calcext:value-type="float">
            <text:p>0,018651811742486</text:p>
          </table:table-cell>
          <table:table-cell office:value-type="float" office:value="61.4479086399078" calcext:value-type="float">
            <text:p>61,4479086399078</text:p>
          </table:table-cell>
          <table:table-cell office:value-type="float" office:value="20.3151685714722" calcext:value-type="float">
            <text:p>20,31516857147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059954011954" calcext:value-type="float">
            <text:p>0,413059954011954</text:p>
          </table:table-cell>
          <table:table-cell office:value-type="float" office:value="0.00997351764750934" calcext:value-type="float">
            <text:p>0,009973517647509</text:p>
          </table:table-cell>
          <table:table-cell office:value-type="float" office:value="11.1235984802246" calcext:value-type="float">
            <text:p>11,1235984802246</text:p>
          </table:table-cell>
          <table:table-cell office:value-type="float" office:value="3.04948396682739" calcext:value-type="float">
            <text:p>3,049483966827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2786249136715" calcext:value-type="float">
            <text:p>0,412786249136715</text:p>
          </table:table-cell>
          <table:table-cell office:value-type="float" office:value="0.00486685289720008" calcext:value-type="float">
            <text:p>0,0048668528972</text:p>
          </table:table-cell>
          <table:table-cell office:value-type="float" office:value="166.633729219437" calcext:value-type="float">
            <text:p>166,633729219437</text:p>
          </table:table-cell>
          <table:table-cell office:value-type="float" office:value="2.88747081756592" calcext:value-type="float">
            <text:p>2,887470817565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5375091948307" calcext:value-type="float">
            <text:p>0,405375091948307</text:p>
          </table:table-cell>
          <table:table-cell office:value-type="float" office:value="0.0167170467052568" calcext:value-type="float">
            <text:p>0,016717046705257</text:p>
          </table:table-cell>
          <table:table-cell office:value-type="float" office:value="59.5875710964203" calcext:value-type="float">
            <text:p>59,5875710964203</text:p>
          </table:table-cell>
          <table:table-cell office:value-type="float" office:value="20.5929760456085" calcext:value-type="float">
            <text:p>20,59297604560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3190484881233" calcext:value-type="float">
            <text:p>0,403190484881233</text:p>
          </table:table-cell>
          <table:table-cell office:value-type="float" office:value="0.010661897966745" calcext:value-type="float">
            <text:p>0,010661897966745</text:p>
          </table:table-cell>
          <table:table-cell office:value-type="float" office:value="57.2549557685852" calcext:value-type="float">
            <text:p>57,2549557685852</text:p>
          </table:table-cell>
          <table:table-cell office:value-type="float" office:value="21.2105590343475" calcext:value-type="float">
            <text:p>21,21055903434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792373803702" calcext:value-type="float">
            <text:p>0,400792373803702</text:p>
          </table:table-cell>
          <table:table-cell office:value-type="float" office:value="0.0215657989885934" calcext:value-type="float">
            <text:p>0,021565798988593</text:p>
          </table:table-cell>
          <table:table-cell office:value-type="float" office:value="66.9008739471436" calcext:value-type="float">
            <text:p>66,9008739471436</text:p>
          </table:table-cell>
          <table:table-cell office:value-type="float" office:value="3.02620067596436" calcext:value-type="float">
            <text:p>3,026200675964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68413667193" calcext:value-type="float">
            <text:p>0,40068413667193</text:p>
          </table:table-cell>
          <table:table-cell office:value-type="float" office:value="0.0176282579143019" calcext:value-type="float">
            <text:p>0,017628257914302</text:p>
          </table:table-cell>
          <table:table-cell office:value-type="float" office:value="60.9009757995606" calcext:value-type="float">
            <text:p>60,9009757995606</text:p>
          </table:table-cell>
          <table:table-cell office:value-type="float" office:value="20.7561294555664" calcext:value-type="float">
            <text:p>20,75612945556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812716134401" calcext:value-type="float">
            <text:p>0,39812716134401</text:p>
          </table:table-cell>
          <table:table-cell office:value-type="float" office:value="0.00690008691418955" calcext:value-type="float">
            <text:p>0,00690008691419</text:p>
          </table:table-cell>
          <table:table-cell office:value-type="float" office:value="68.0044120311737" calcext:value-type="float">
            <text:p>68,0044120311737</text:p>
          </table:table-cell>
          <table:table-cell office:value-type="float" office:value="21.2458714962006" calcext:value-type="float">
            <text:p>21,2458714962006</text:p>
          </table:table-cell>
        </table:table-row>
        <table:table-row table:style-name="ro2" table:visibility="filter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5269919408634" calcext:value-type="float">
            <text:p>0,395269919408634</text:p>
          </table:table-cell>
          <table:table-cell office:value-type="float" office:value="0.0717337496564416" calcext:value-type="float">
            <text:p>0,071733749656442</text:p>
          </table:table-cell>
          <table:table-cell office:value-type="float" office:value="124.258078622818" calcext:value-type="float">
            <text:p>124,258078622818</text:p>
          </table:table-cell>
          <table:table-cell office:value-type="float" office:value="2.86471600532532" calcext:value-type="float">
            <text:p>2,864716005325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958894675751" calcext:value-type="float">
            <text:p>0,394958894675751</text:p>
          </table:table-cell>
          <table:table-cell office:value-type="float" office:value="0.0183435717891049" calcext:value-type="float">
            <text:p>0,018343571789105</text:p>
          </table:table-cell>
          <table:table-cell office:value-type="float" office:value="60.997360086441" calcext:value-type="float">
            <text:p>60,997360086441</text:p>
          </table:table-cell>
          <table:table-cell office:value-type="float" office:value="20.8901705741882" calcext:value-type="float">
            <text:p>20,8901705741882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288792914433" calcext:value-type="float">
            <text:p>0,394288792914433</text:p>
          </table:table-cell>
          <table:table-cell office:value-type="float" office:value="0.0222887394355622" calcext:value-type="float">
            <text:p>0,022288739435562</text:p>
          </table:table-cell>
          <table:table-cell office:value-type="float" office:value="124.833788442612" calcext:value-type="float">
            <text:p>124,833788442612</text:p>
          </table:table-cell>
          <table:table-cell office:value-type="float" office:value="2.86505017280579" calcext:value-type="float">
            <text:p>2,8650501728057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695410918027" calcext:value-type="float">
            <text:p>0,393695410918027</text:p>
          </table:table-cell>
          <table:table-cell office:value-type="float" office:value="0.00461461914430228" calcext:value-type="float">
            <text:p>0,004614619144302</text:p>
          </table:table-cell>
          <table:table-cell office:value-type="float" office:value="12.9785071849823" calcext:value-type="float">
            <text:p>12,9785071849823</text:p>
          </table:table-cell>
          <table:table-cell office:value-type="float" office:value="2.91253595352173" calcext:value-type="float">
            <text:p>2,91253595352173</text:p>
          </table:table-cell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386827087402" calcext:value-type="float">
            <text:p>146,386827087402</text:p>
          </table:table-cell>
          <table:table-cell office:value-type="float" office:value="2.90815224647522" calcext:value-type="float">
            <text:p>2,908152246475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124185323715" calcext:value-type="float">
            <text:p>146,124185323715</text:p>
          </table:table-cell>
          <table:table-cell office:value-type="float" office:value="2.88054308891296" calcext:value-type="float">
            <text:p>2,88054308891296</text:p>
          </table:table-cell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66161269675" calcext:value-type="float">
            <text:p>0,388866161269675</text:p>
          </table:table-cell>
          <table:table-cell office:value-type="float" office:value="0.00597199187310369" calcext:value-type="float">
            <text:p>0,005971991873104</text:p>
          </table:table-cell>
          <table:table-cell office:value-type="float" office:value="125.75925989151" calcext:value-type="float">
            <text:p>125,75925989151</text:p>
          </table:table-cell>
          <table:table-cell office:value-type="float" office:value="2.9248948097229" calcext:value-type="float">
            <text:p>2,92489480972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38558386615" calcext:value-type="float">
            <text:p>0,388838558386615</text:p>
          </table:table-cell>
          <table:table-cell office:value-type="float" office:value="0.00899427731180572" calcext:value-type="float">
            <text:p>0,008994277311806</text:p>
          </table:table-cell>
          <table:table-cell office:value-type="float" office:value="100.787894439697" calcext:value-type="float">
            <text:p>100,787894439697</text:p>
          </table:table-cell>
          <table:table-cell office:value-type="float" office:value="2.62733764648438" calcext:value-type="float">
            <text:p>2,627337646484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7185700594" calcext:value-type="float">
            <text:p>0,3887185700594</text:p>
          </table:table-cell>
          <table:table-cell office:value-type="float" office:value="0.00627157455249158" calcext:value-type="float">
            <text:p>0,006271574552492</text:p>
          </table:table-cell>
          <table:table-cell office:value-type="float" office:value="9.84745135307312" calcext:value-type="float">
            <text:p>9,84745135307312</text:p>
          </table:table-cell>
          <table:table-cell office:value-type="float" office:value="2.97613606452942" calcext:value-type="float">
            <text:p>2,97613606452942</text:p>
          </table:table-cell>
        </table:table-row>
        <table:table-row table:style-name="ro2" table:visibility="filter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873489324596" calcext:value-type="float">
            <text:p>0,387873489324596</text:p>
          </table:table-cell>
          <table:table-cell office:value-type="float" office:value="0.0577414166907951" calcext:value-type="float">
            <text:p>0,057741416690795</text:p>
          </table:table-cell>
          <table:table-cell office:value-type="float" office:value="123.666300058365" calcext:value-type="float">
            <text:p>123,666300058365</text:p>
          </table:table-cell>
          <table:table-cell office:value-type="float" office:value="2.89932298660278" calcext:value-type="float">
            <text:p>2,899322986602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643052439217" calcext:value-type="float">
            <text:p>0,387643052439217</text:p>
          </table:table-cell>
          <table:table-cell office:value-type="float" office:value="0.0137320910774891" calcext:value-type="float">
            <text:p>0,013732091077489</text:p>
          </table:table-cell>
          <table:table-cell office:value-type="float" office:value="125.425431060791" calcext:value-type="float">
            <text:p>125,425431060791</text:p>
          </table:table-cell>
          <table:table-cell office:value-type="float" office:value="2.63491659164429" calcext:value-type="float">
            <text:p>2,63491659164429</text:p>
          </table:table-cell>
        </table:table-row>
        <table:table-row table:style-name="ro2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4983221610138" calcext:value-type="float">
            <text:p>0,384983221610138</text:p>
          </table:table-cell>
          <table:table-cell office:value-type="float" office:value="0.0222350035673014" calcext:value-type="float">
            <text:p>0,022235003567301</text:p>
          </table:table-cell>
          <table:table-cell office:value-type="float" office:value="122.301666021347" calcext:value-type="float">
            <text:p>122,301666021347</text:p>
          </table:table-cell>
          <table:table-cell office:value-type="float" office:value="2.88124732971191" calcext:value-type="float">
            <text:p>2,881247329711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1498106865884" calcext:value-type="float">
            <text:p>0,381498106865884</text:p>
          </table:table-cell>
          <table:table-cell office:value-type="float" office:value="0.00426868483463887" calcext:value-type="float">
            <text:p>0,004268684834639</text:p>
          </table:table-cell>
          <table:table-cell office:value-type="float" office:value="165.300703382492" calcext:value-type="float">
            <text:p>165,300703382492</text:p>
          </table:table-cell>
          <table:table-cell office:value-type="float" office:value="2.90644383430481" calcext:value-type="float">
            <text:p>2,906443834304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0391125630121" calcext:value-type="float">
            <text:p>0,380391125630121</text:p>
          </table:table-cell>
          <table:table-cell office:value-type="float" office:value="0.0207517575038007" calcext:value-type="float">
            <text:p>0,020751757503801</text:p>
          </table:table-cell>
          <table:table-cell office:value-type="float" office:value="59.1661241531372" calcext:value-type="float">
            <text:p>59,1661241531372</text:p>
          </table:table-cell>
          <table:table-cell office:value-type="float" office:value="20.6794823169708" calcext:value-type="float">
            <text:p>20,67948231697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7751725347605" calcext:value-type="float">
            <text:p>0,377751725347605</text:p>
          </table:table-cell>
          <table:table-cell office:value-type="float" office:value="0.00890008606149581" calcext:value-type="float">
            <text:p>0,008900086061496</text:p>
          </table:table-cell>
          <table:table-cell office:value-type="float" office:value="72.1046464443207" calcext:value-type="float">
            <text:p>72,1046464443207</text:p>
          </table:table-cell>
          <table:table-cell office:value-type="float" office:value="20.9112217903137" calcext:value-type="float">
            <text:p>20,911221790313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4.431284189224" calcext:value-type="float">
            <text:p>124,431284189224</text:p>
          </table:table-cell>
          <table:table-cell office:value-type="float" office:value="2.64828171730041" calcext:value-type="float">
            <text:p>2,648281717300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5.412811279297" calcext:value-type="float">
            <text:p>125,412811279297</text:p>
          </table:table-cell>
          <table:table-cell office:value-type="float" office:value="2.62477173805237" calcext:value-type="float">
            <text:p>2,624771738052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4809281897596" calcext:value-type="float">
            <text:p>0,374809281897596</text:p>
          </table:table-cell>
          <table:table-cell office:value-type="float" office:value="0.00859239653887685" calcext:value-type="float">
            <text:p>0,008592396538877</text:p>
          </table:table-cell>
          <table:table-cell office:value-type="float" office:value="65.7496274471283" calcext:value-type="float">
            <text:p>65,7496274471283</text:p>
          </table:table-cell>
          <table:table-cell office:value-type="float" office:value="21.1430205821991" calcext:value-type="float">
            <text:p>21,14302058219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3294214937251" calcext:value-type="float">
            <text:p>0,373294214937251</text:p>
          </table:table-cell>
          <table:table-cell office:value-type="float" office:value="0.00316751363288547" calcext:value-type="float">
            <text:p>0,003167513632885</text:p>
          </table:table-cell>
          <table:table-cell office:value-type="float" office:value="165.257603931427" calcext:value-type="float">
            <text:p>165,257603931427</text:p>
          </table:table-cell>
          <table:table-cell office:value-type="float" office:value="2.91344485282898" calcext:value-type="float">
            <text:p>2,913444852828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547875568372" calcext:value-type="float">
            <text:p>0,371547875568372</text:p>
          </table:table-cell>
          <table:table-cell office:value-type="float" office:value="0.035998939514976" calcext:value-type="float">
            <text:p>0,035998939514976</text:p>
          </table:table-cell>
          <table:table-cell office:value-type="float" office:value="58.4111002445221" calcext:value-type="float">
            <text:p>58,4111002445221</text:p>
          </table:table-cell>
          <table:table-cell office:value-type="float" office:value="21.270204782486" calcext:value-type="float">
            <text:p>21,27020478248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20589807255" calcext:value-type="float">
            <text:p>0,37120589807255</text:p>
          </table:table-cell>
          <table:table-cell office:value-type="float" office:value="0.00732187815598294" calcext:value-type="float">
            <text:p>0,007321878155983</text:p>
          </table:table-cell>
          <table:table-cell office:value-type="float" office:value="56.262405872345" calcext:value-type="float">
            <text:p>56,262405872345</text:p>
          </table:table-cell>
          <table:table-cell office:value-type="float" office:value="20.9819975376129" calcext:value-type="float">
            <text:p>20,98199753761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458293846361" calcext:value-type="float">
            <text:p>0,368458293846361</text:p>
          </table:table-cell>
          <table:table-cell office:value-type="float" office:value="0.0265901555984759" calcext:value-type="float">
            <text:p>0,026590155598476</text:p>
          </table:table-cell>
          <table:table-cell office:value-type="float" office:value="99.8681000709534" calcext:value-type="float">
            <text:p>99,8681000709534</text:p>
          </table:table-cell>
          <table:table-cell office:value-type="float" office:value="2.57361369132996" calcext:value-type="float">
            <text:p>2,5736136913299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363033925211" calcext:value-type="float">
            <text:p>0,368363033925211</text:p>
          </table:table-cell>
          <table:table-cell office:value-type="float" office:value="0.0255852100172874" calcext:value-type="float">
            <text:p>0,025585210017287</text:p>
          </table:table-cell>
          <table:table-cell office:value-type="float" office:value="124.870650434494" calcext:value-type="float">
            <text:p>124,870650434494</text:p>
          </table:table-cell>
          <table:table-cell office:value-type="float" office:value="2.89491810798645" calcext:value-type="float">
            <text:p>2,894918107986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3766147239329" calcext:value-type="float">
            <text:p>0,363766147239329</text:p>
          </table:table-cell>
          <table:table-cell office:value-type="float" office:value="0.00245992940822081" calcext:value-type="float">
            <text:p>0,002459929408221</text:p>
          </table:table-cell>
          <table:table-cell office:value-type="float" office:value="165.762196779251" calcext:value-type="float">
            <text:p>165,762196779251</text:p>
          </table:table-cell>
          <table:table-cell office:value-type="float" office:value="2.88896803855896" calcext:value-type="float">
            <text:p>2,88896803855896</text:p>
          </table:table-cell>
        </table:table-row>
        <table:table-row table:style-name="ro2" table:visibility="filter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83712496076" calcext:value-type="float">
            <text:p>0,361383712496076</text:p>
          </table:table-cell>
          <table:table-cell office:value-type="float" office:value="0.0472084718665702" calcext:value-type="float">
            <text:p>0,04720847186657</text:p>
          </table:table-cell>
          <table:table-cell office:value-type="float" office:value="109.102107286453" calcext:value-type="float">
            <text:p>109,102107286453</text:p>
          </table:table-cell>
          <table:table-cell office:value-type="float" office:value="2.91871151924133" calcext:value-type="float">
            <text:p>2,918711519241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59456544449" calcext:value-type="float">
            <text:p>0,361359456544449</text:p>
          </table:table-cell>
          <table:table-cell office:value-type="float" office:value="0.0233499653018992" calcext:value-type="float">
            <text:p>0,023349965301899</text:p>
          </table:table-cell>
          <table:table-cell office:value-type="float" office:value="67.0364342212677" calcext:value-type="float">
            <text:p>67,0364342212677</text:p>
          </table:table-cell>
          <table:table-cell office:value-type="float" office:value="21.8865315437317" calcext:value-type="float">
            <text:p>21,8865315437317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96277248128" calcext:value-type="float">
            <text:p>0,36096277248128</text:p>
          </table:table-cell>
          <table:table-cell office:value-type="float" office:value="0.00564361045585658" calcext:value-type="float">
            <text:p>0,005643610455857</text:p>
          </table:table-cell>
          <table:table-cell office:value-type="float" office:value="128.096208906174" calcext:value-type="float">
            <text:p>128,096208906174</text:p>
          </table:table-cell>
          <table:table-cell office:value-type="float" office:value="2.61000862121582" calcext:value-type="float">
            <text:p>2,610008621215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53218172677" calcext:value-type="float">
            <text:p>0,360453218172677</text:p>
          </table:table-cell>
          <table:table-cell office:value-type="float" office:value="0.0249402436101313" calcext:value-type="float">
            <text:p>0,024940243610131</text:p>
          </table:table-cell>
          <table:table-cell office:value-type="float" office:value="65.9805638790131" calcext:value-type="float">
            <text:p>65,9805638790131</text:p>
          </table:table-cell>
          <table:table-cell office:value-type="float" office:value="20.5064492225647" calcext:value-type="float">
            <text:p>20,5064492225647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4.694507598877" calcext:value-type="float">
            <text:p>144,694507598877</text:p>
          </table:table-cell>
          <table:table-cell office:value-type="float" office:value="2.96430869102478" calcext:value-type="float">
            <text:p>2,964308691024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8.008958721161" calcext:value-type="float">
            <text:p>148,008958721161</text:p>
          </table:table-cell>
          <table:table-cell office:value-type="float" office:value="3.07440714836121" calcext:value-type="float">
            <text:p>3,07440714836121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34.142897081375" calcext:value-type="float">
            <text:p>134,142897081375</text:p>
          </table:table-cell>
          <table:table-cell office:value-type="float" office:value="3.01685099601746" calcext:value-type="float">
            <text:p>3,016850996017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25.464657402039" calcext:value-type="float">
            <text:p>125,464657402039</text:p>
          </table:table-cell>
          <table:table-cell office:value-type="float" office:value="2.6148952960968" calcext:value-type="float">
            <text:p>2,6148952960968</text:p>
          </table:table-cell>
        </table:table-row>
        <table:table-row table:style-name="ro2" table:visibility="filter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797801042953" calcext:value-type="float">
            <text:p>0,358797801042953</text:p>
          </table:table-cell>
          <table:table-cell office:value-type="float" office:value="0.0556965731545331" calcext:value-type="float">
            <text:p>0,055696573154533</text:p>
          </table:table-cell>
          <table:table-cell office:value-type="float" office:value="124.225301122665" calcext:value-type="float">
            <text:p>124,225301122665</text:p>
          </table:table-cell>
          <table:table-cell office:value-type="float" office:value="2.86944622993469" calcext:value-type="float">
            <text:p>2,86944622993469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257767050761" calcext:value-type="float">
            <text:p>0,358257767050761</text:p>
          </table:table-cell>
          <table:table-cell office:value-type="float" office:value="0.0152827633094618" calcext:value-type="float">
            <text:p>0,015282763309462</text:p>
          </table:table-cell>
          <table:table-cell office:value-type="float" office:value="126.868610048294" calcext:value-type="float">
            <text:p>126,868610048294</text:p>
          </table:table-cell>
          <table:table-cell office:value-type="float" office:value="2.88949370384216" calcext:value-type="float">
            <text:p>2,88949370384216</text:p>
          </table:table-cell>
        </table:table-row>
        <table:table-row table:style-name="ro2" table:visibility="filter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312031502041" calcext:value-type="float">
            <text:p>0,357312031502041</text:p>
          </table:table-cell>
          <table:table-cell office:value-type="float" office:value="0.0147734794350884" calcext:value-type="float">
            <text:p>0,014773479435088</text:p>
          </table:table-cell>
          <table:table-cell office:value-type="float" office:value="131.920706558228" calcext:value-type="float">
            <text:p>131,920706558228</text:p>
          </table:table-cell>
          <table:table-cell office:value-type="float" office:value="3.12134852409363" calcext:value-type="float">
            <text:p>3,12134852409363</text:p>
          </table:table-cell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273477349336" calcext:value-type="float">
            <text:p>0,357273477349336</text:p>
          </table:table-cell>
          <table:table-cell office:value-type="float" office:value="0.0247231606694316" calcext:value-type="float">
            <text:p>0,024723160669432</text:p>
          </table:table-cell>
          <table:table-cell office:value-type="float" office:value="84.2932220935822" calcext:value-type="float">
            <text:p>84,2932220935822</text:p>
          </table:table-cell>
          <table:table-cell office:value-type="float" office:value="3.29386811256409" calcext:value-type="float">
            <text:p>3,293868112564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069683036191" calcext:value-type="float">
            <text:p>0,357069683036191</text:p>
          </table:table-cell>
          <table:table-cell office:value-type="float" office:value="0.00752972662065207" calcext:value-type="float">
            <text:p>0,007529726620652</text:p>
          </table:table-cell>
          <table:table-cell office:value-type="float" office:value="101.253596925735" calcext:value-type="float">
            <text:p>101,253596925735</text:p>
          </table:table-cell>
          <table:table-cell office:value-type="float" office:value="2.58410067558289" calcext:value-type="float">
            <text:p>2,58410067558289</text:p>
          </table:table-cell>
        </table:table-row>
        <table:table-row table:style-name="ro2" table:visibility="filter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629127472099" calcext:value-type="float">
            <text:p>0,35629127472099</text:p>
          </table:table-cell>
          <table:table-cell office:value-type="float" office:value="0.01273723355031" calcext:value-type="float">
            <text:p>0,01273723355031</text:p>
          </table:table-cell>
          <table:table-cell office:value-type="float" office:value="145.982806968689" calcext:value-type="float">
            <text:p>145,982806968689</text:p>
          </table:table-cell>
          <table:table-cell office:value-type="float" office:value="2.91545338630676" calcext:value-type="float">
            <text:p>2,915453386306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854444087215" calcext:value-type="float">
            <text:p>0,354854444087215</text:p>
          </table:table-cell>
          <table:table-cell office:value-type="float" office:value="0.0026349685201968" calcext:value-type="float">
            <text:p>0,002634968520197</text:p>
          </table:table-cell>
          <table:table-cell office:value-type="float" office:value="11.9861495494843" calcext:value-type="float">
            <text:p>11,9861495494843</text:p>
          </table:table-cell>
          <table:table-cell office:value-type="float" office:value="2.82921237945557" calcext:value-type="float">
            <text:p>2,829212379455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590199929934" calcext:value-type="float">
            <text:p>0,354590199929934</text:p>
          </table:table-cell>
          <table:table-cell office:value-type="float" office:value="0.0083724698808013" calcext:value-type="float">
            <text:p>0,008372469880801</text:p>
          </table:table-cell>
          <table:table-cell office:value-type="float" office:value="10.7026565551758" calcext:value-type="float">
            <text:p>10,7026565551758</text:p>
          </table:table-cell>
          <table:table-cell office:value-type="float" office:value="3.08612561225891" calcext:value-type="float">
            <text:p>3,086125612258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82473857581" calcext:value-type="float">
            <text:p>0,353282473857581</text:p>
          </table:table-cell>
          <table:table-cell office:value-type="float" office:value="0.00884551641746668" calcext:value-type="float">
            <text:p>0,008845516417467</text:p>
          </table:table-cell>
          <table:table-cell office:value-type="float" office:value="56.9340642929077" calcext:value-type="float">
            <text:p>56,9340642929077</text:p>
          </table:table-cell>
          <table:table-cell office:value-type="float" office:value="22.1266701221466" calcext:value-type="float">
            <text:p>22,12667012214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43935002014" calcext:value-type="float">
            <text:p>0,353243935002014</text:p>
          </table:table-cell>
          <table:table-cell office:value-type="float" office:value="0.00889824605017329" calcext:value-type="float">
            <text:p>0,008898246050173</text:p>
          </table:table-cell>
          <table:table-cell office:value-type="float" office:value="58.3533401489258" calcext:value-type="float">
            <text:p>58,3533401489258</text:p>
          </table:table-cell>
          <table:table-cell office:value-type="float" office:value="21.8130362987518" calcext:value-type="float">
            <text:p>21,8130362987518</text:p>
          </table:table-cell>
        </table:table-row>
        <table:table-row table:style-name="ro2" table:visibility="filter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2198299752582" calcext:value-type="float">
            <text:p>0,352198299752582</text:p>
          </table:table-cell>
          <table:table-cell office:value-type="float" office:value="0.0193476353524068" calcext:value-type="float">
            <text:p>0,019347635352407</text:p>
          </table:table-cell>
          <table:table-cell office:value-type="float" office:value="136.308268451691" calcext:value-type="float">
            <text:p>136,308268451691</text:p>
          </table:table-cell>
          <table:table-cell office:value-type="float" office:value="3.04847302436829" calcext:value-type="float">
            <text:p>3,04847302436829</text:p>
          </table:table-cell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177250014459" calcext:value-type="float">
            <text:p>0,35177250014459</text:p>
          </table:table-cell>
          <table:table-cell office:value-type="float" office:value="0.00956577311440907" calcext:value-type="float">
            <text:p>0,009565773114409</text:p>
          </table:table-cell>
          <table:table-cell office:value-type="float" office:value="126.503925895691" calcext:value-type="float">
            <text:p>126,503925895691</text:p>
          </table:table-cell>
          <table:table-cell office:value-type="float" office:value="2.90318522453308" calcext:value-type="float">
            <text:p>2,903185224533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684189530779" calcext:value-type="float">
            <text:p>0,349684189530779</text:p>
          </table:table-cell>
          <table:table-cell office:value-type="float" office:value="0.00179673040002736" calcext:value-type="float">
            <text:p>0,001796730400027</text:p>
          </table:table-cell>
          <table:table-cell office:value-type="float" office:value="65.7432217597961" calcext:value-type="float">
            <text:p>65,7432217597961</text:p>
          </table:table-cell>
          <table:table-cell office:value-type="float" office:value="20.8921260356903" calcext:value-type="float">
            <text:p>20,892126035690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510994243191" calcext:value-type="float">
            <text:p>0,349510994243191</text:p>
          </table:table-cell>
          <table:table-cell office:value-type="float" office:value="0.00188571502406394" calcext:value-type="float">
            <text:p>0,001885715024064</text:p>
          </table:table-cell>
          <table:table-cell office:value-type="float" office:value="68.3621819496155" calcext:value-type="float">
            <text:p>68,3621819496155</text:p>
          </table:table-cell>
          <table:table-cell office:value-type="float" office:value="25.4445449829102" calcext:value-type="float">
            <text:p>25,4445449829102</text:p>
          </table:table-cell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87608728928" calcext:value-type="float">
            <text:p>0,3487608728928</text:p>
          </table:table-cell>
          <table:table-cell office:value-type="float" office:value="0.0138129777855933" calcext:value-type="float">
            <text:p>0,013812977785593</text:p>
          </table:table-cell>
          <table:table-cell office:value-type="float" office:value="67.0085520267487" calcext:value-type="float">
            <text:p>67,0085520267487</text:p>
          </table:table-cell>
          <table:table-cell office:value-type="float" office:value="2.96023588180542" calcext:value-type="float">
            <text:p>2,96023588180542</text:p>
          </table:table-cell>
        </table:table-row>
        <table:table-row table:style-name="ro2" table:visibility="filter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77131909991" calcext:value-type="float">
            <text:p>0,34777131909991</text:p>
          </table:table-cell>
          <table:table-cell office:value-type="float" office:value="0.0311855559055523" calcext:value-type="float">
            <text:p>0,031185555905552</text:p>
          </table:table-cell>
          <table:table-cell office:value-type="float" office:value="125.562289047241" calcext:value-type="float">
            <text:p>125,562289047241</text:p>
          </table:table-cell>
          <table:table-cell office:value-type="float" office:value="2.8927077293396" calcext:value-type="float">
            <text:p>2,8927077293396</text:p>
          </table:table-cell>
        </table:table-row>
        <table:table-row table:style-name="ro2" table:visibility="filter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640916102139" calcext:value-type="float">
            <text:p>0,347640916102139</text:p>
          </table:table-cell>
          <table:table-cell office:value-type="float" office:value="0.0148801384949458" calcext:value-type="float">
            <text:p>0,014880138494946</text:p>
          </table:table-cell>
          <table:table-cell office:value-type="float" office:value="129.593810987473" calcext:value-type="float">
            <text:p>129,593810987473</text:p>
          </table:table-cell>
          <table:table-cell office:value-type="float" office:value="3.01794352531433" calcext:value-type="float">
            <text:p>3,01794352531433</text:p>
          </table:table-cell>
        </table:table-row>
        <table:table-row table:style-name="ro2" table:visibility="filter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69200489003" calcext:value-type="float">
            <text:p>0,34669200489003</text:p>
          </table:table-cell>
          <table:table-cell office:value-type="float" office:value="0.0294671876875576" calcext:value-type="float">
            <text:p>0,029467187687558</text:p>
          </table:table-cell>
          <table:table-cell office:value-type="float" office:value="131.82037563324" calcext:value-type="float">
            <text:p>131,82037563324</text:p>
          </table:table-cell>
          <table:table-cell office:value-type="float" office:value="2.93668684959412" calcext:value-type="float">
            <text:p>2,9366868495941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099195844812" calcext:value-type="float">
            <text:p>0,346099195844812</text:p>
          </table:table-cell>
          <table:table-cell office:value-type="float" office:value="0.00354872429627377" calcext:value-type="float">
            <text:p>0,003548724296274</text:p>
          </table:table-cell>
          <table:table-cell office:value-type="float" office:value="10.9299385547638" calcext:value-type="float">
            <text:p>10,9299385547638</text:p>
          </table:table-cell>
          <table:table-cell office:value-type="float" office:value="2.94969429969788" calcext:value-type="float">
            <text:p>2,949694299697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4240690471452" calcext:value-type="float">
            <text:p>0,344240690471452</text:p>
          </table:table-cell>
          <table:table-cell office:value-type="float" office:value="0.011629581345236" calcext:value-type="float">
            <text:p>0,011629581345236</text:p>
          </table:table-cell>
          <table:table-cell office:value-type="float" office:value="56.7295678138733" calcext:value-type="float">
            <text:p>56,7295678138733</text:p>
          </table:table-cell>
          <table:table-cell office:value-type="float" office:value="20.9707310676575" calcext:value-type="float">
            <text:p>20,9707310676575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229415146172" calcext:value-type="float">
            <text:p>0,340229415146172</text:p>
          </table:table-cell>
          <table:table-cell office:value-type="float" office:value="0.0134457935317552" calcext:value-type="float">
            <text:p>0,013445793531755</text:p>
          </table:table-cell>
          <table:table-cell office:value-type="float" office:value="125.496631145477" calcext:value-type="float">
            <text:p>125,496631145477</text:p>
          </table:table-cell>
          <table:table-cell office:value-type="float" office:value="2.89673767089844" calcext:value-type="float">
            <text:p>2,8967376708984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074569195184" calcext:value-type="float">
            <text:p>0,340074569195184</text:p>
          </table:table-cell>
          <table:table-cell office:value-type="float" office:value="0.00378331962507071" calcext:value-type="float">
            <text:p>0,003783319625071</text:p>
          </table:table-cell>
          <table:table-cell office:value-type="float" office:value="9.48101816177368" calcext:value-type="float">
            <text:p>9,48101816177368</text:p>
          </table:table-cell>
          <table:table-cell office:value-type="float" office:value="2.72785582542419" calcext:value-type="float">
            <text:p>2,72785582542419</text:p>
          </table:table-cell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62820234958" calcext:value-type="float">
            <text:p>0,339462820234958</text:p>
          </table:table-cell>
          <table:table-cell office:value-type="float" office:value="0.00439877115339289" calcext:value-type="float">
            <text:p>0,004398771153393</text:p>
          </table:table-cell>
          <table:table-cell office:value-type="float" office:value="149.190495729446" calcext:value-type="float">
            <text:p>149,190495729446</text:p>
          </table:table-cell>
          <table:table-cell office:value-type="float" office:value="2.9295672416687" calcext:value-type="float">
            <text:p>2,92956724166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481229344" calcext:value-type="float">
            <text:p>0,3394481229344</text:p>
          </table:table-cell>
          <table:table-cell office:value-type="float" office:value="0.0122617377827848" calcext:value-type="float">
            <text:p>0,012261737782785</text:p>
          </table:table-cell>
          <table:table-cell office:value-type="float" office:value="100.99477596283" calcext:value-type="float">
            <text:p>100,99477596283</text:p>
          </table:table-cell>
          <table:table-cell office:value-type="float" office:value="2.59962377548218" calcext:value-type="float">
            <text:p>2,599623775482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866003356577" calcext:value-type="float">
            <text:p>0,337866003356577</text:p>
          </table:table-cell>
          <table:table-cell office:value-type="float" office:value="0.0197815699905341" calcext:value-type="float">
            <text:p>0,019781569990534</text:p>
          </table:table-cell>
          <table:table-cell office:value-type="float" office:value="99.1995135307312" calcext:value-type="float">
            <text:p>99,1995135307312</text:p>
          </table:table-cell>
          <table:table-cell office:value-type="float" office:value="2.58446521759033" calcext:value-type="float">
            <text:p>2,584465217590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544102649255" calcext:value-type="float">
            <text:p>0,337544102649255</text:p>
          </table:table-cell>
          <table:table-cell office:value-type="float" office:value="0.00755451229534394" calcext:value-type="float">
            <text:p>0,007554512295344</text:p>
          </table:table-cell>
          <table:table-cell office:value-type="float" office:value="69.1403139591217" calcext:value-type="float">
            <text:p>69,1403139591217</text:p>
          </table:table-cell>
          <table:table-cell office:value-type="float" office:value="2.65357847213745" calcext:value-type="float">
            <text:p>2,65357847213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5544836542493" calcext:value-type="float">
            <text:p>0,335544836542493</text:p>
          </table:table-cell>
          <table:table-cell office:value-type="float" office:value="0.0291064496275396" calcext:value-type="float">
            <text:p>0,02910644962754</text:p>
          </table:table-cell>
          <table:table-cell office:value-type="float" office:value="102.681526184082" calcext:value-type="float">
            <text:p>102,681526184082</text:p>
          </table:table-cell>
          <table:table-cell office:value-type="float" office:value="2.71111235618591" calcext:value-type="float">
            <text:p>2,711112356185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4188749106179" calcext:value-type="float">
            <text:p>0,334188749106179</text:p>
          </table:table-cell>
          <table:table-cell office:value-type="float" office:value="0.0139030782005196" calcext:value-type="float">
            <text:p>0,01390307820052</text:p>
          </table:table-cell>
          <table:table-cell office:value-type="float" office:value="126.344211244583" calcext:value-type="float">
            <text:p>126,344211244583</text:p>
          </table:table-cell>
          <table:table-cell office:value-type="float" office:value="2.60647025108337" calcext:value-type="float">
            <text:p>2,60647025108337</text:p>
          </table:table-cell>
        </table:table-row>
        <table:table-row table:style-name="ro2" table:visibility="filter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2578225861583" calcext:value-type="float">
            <text:p>0,332578225861583</text:p>
          </table:table-cell>
          <table:table-cell office:value-type="float" office:value="0.0417056740356937" calcext:value-type="float">
            <text:p>0,041705674035694</text:p>
          </table:table-cell>
          <table:table-cell office:value-type="float" office:value="117.503873252869" calcext:value-type="float">
            <text:p>117,503873252869</text:p>
          </table:table-cell>
          <table:table-cell office:value-type="float" office:value="3.01633195877075" calcext:value-type="float">
            <text:p>3,01633195877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421084318897" calcext:value-type="float">
            <text:p>0,331421084318897</text:p>
          </table:table-cell>
          <table:table-cell office:value-type="float" office:value="0.0200380407532396" calcext:value-type="float">
            <text:p>0,02003804075324</text:p>
          </table:table-cell>
          <table:table-cell office:value-type="float" office:value="59.1095302581787" calcext:value-type="float">
            <text:p>59,1095302581787</text:p>
          </table:table-cell>
          <table:table-cell office:value-type="float" office:value="20.7429716587067" calcext:value-type="float">
            <text:p>20,74297165870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90858034431" calcext:value-type="float">
            <text:p>0,331090858034431</text:p>
          </table:table-cell>
          <table:table-cell office:value-type="float" office:value="0.00346028893094879" calcext:value-type="float">
            <text:p>0,003460288930949</text:p>
          </table:table-cell>
          <table:table-cell office:value-type="float" office:value="10.0506247997284" calcext:value-type="float">
            <text:p>10,0506247997284</text:p>
          </table:table-cell>
          <table:table-cell office:value-type="float" office:value="3.0652352809906" calcext:value-type="float">
            <text:p>3,06523528099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20228815923" calcext:value-type="float">
            <text:p>0,331020228815923</text:p>
          </table:table-cell>
          <table:table-cell office:value-type="float" office:value="0.00338934748065562" calcext:value-type="float">
            <text:p>0,003389347480656</text:p>
          </table:table-cell>
          <table:table-cell office:value-type="float" office:value="10.6905670642853" calcext:value-type="float">
            <text:p>10,6905670642853</text:p>
          </table:table-cell>
          <table:table-cell office:value-type="float" office:value="3.94246125221252" calcext:value-type="float">
            <text:p>3,94246125221252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0045645016047" calcext:value-type="float">
            <text:p>0,330045645016047</text:p>
          </table:table-cell>
          <table:table-cell office:value-type="float" office:value="0.0263413104445617" calcext:value-type="float">
            <text:p>0,026341310444562</text:p>
          </table:table-cell>
          <table:table-cell office:value-type="float" office:value="68.9979116916657" calcext:value-type="float">
            <text:p>68,9979116916657</text:p>
          </table:table-cell>
          <table:table-cell office:value-type="float" office:value="2.86210308074951" calcext:value-type="float">
            <text:p>2,86210308074951</text:p>
          </table:table-cell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9975535709822" calcext:value-type="float">
            <text:p>0,329975535709822</text:p>
          </table:table-cell>
          <table:table-cell office:value-type="float" office:value="0.00862317475069187" calcext:value-type="float">
            <text:p>0,008623174750692</text:p>
          </table:table-cell>
          <table:table-cell office:value-type="float" office:value="129.345533132553" calcext:value-type="float">
            <text:p>129,345533132553</text:p>
          </table:table-cell>
          <table:table-cell office:value-type="float" office:value="2.64553866386414" calcext:value-type="float">
            <text:p>2,645538663864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7823964822705" calcext:value-type="float">
            <text:p>0,327823964822705</text:p>
          </table:table-cell>
          <table:table-cell office:value-type="float" office:value="0.0104325743325103" calcext:value-type="float">
            <text:p>0,01043257433251</text:p>
          </table:table-cell>
          <table:table-cell office:value-type="float" office:value="65.9669205665588" calcext:value-type="float">
            <text:p>65,9669205665588</text:p>
          </table:table-cell>
          <table:table-cell office:value-type="float" office:value="21.1433536529541" calcext:value-type="float">
            <text:p>21,1433536529541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679364289033" calcext:value-type="float">
            <text:p>0,32679364289033</text:p>
          </table:table-cell>
          <table:table-cell office:value-type="float" office:value="0.0267119475165809" calcext:value-type="float">
            <text:p>0,026711947516581</text:p>
          </table:table-cell>
          <table:table-cell office:value-type="float" office:value="126.280442047119" calcext:value-type="float">
            <text:p>126,280442047119</text:p>
          </table:table-cell>
          <table:table-cell office:value-type="float" office:value="2.96481943130493" calcext:value-type="float">
            <text:p>2,9648194313049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5883380265651" calcext:value-type="float">
            <text:p>0,325883380265651</text:p>
          </table:table-cell>
          <table:table-cell office:value-type="float" office:value="0.00899712134088749" calcext:value-type="float">
            <text:p>0,008997121340887</text:p>
          </table:table-cell>
          <table:table-cell office:value-type="float" office:value="65.6611710548401" calcext:value-type="float">
            <text:p>65,6611710548401</text:p>
          </table:table-cell>
          <table:table-cell office:value-type="float" office:value="20.355366230011" calcext:value-type="float">
            <text:p>20,355366230011</text:p>
          </table:table-cell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901798067089" calcext:value-type="float">
            <text:p>0,324901798067089</text:p>
          </table:table-cell>
          <table:table-cell office:value-type="float" office:value="0.00540796996739875" calcext:value-type="float">
            <text:p>0,005407969967399</text:p>
          </table:table-cell>
          <table:table-cell office:value-type="float" office:value="128.85031542778" calcext:value-type="float">
            <text:p>128,85031542778</text:p>
          </table:table-cell>
          <table:table-cell office:value-type="float" office:value="2.9329478263855" calcext:value-type="float">
            <text:p>2,93294782638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719888722018" calcext:value-type="float">
            <text:p>0,324719888722018</text:p>
          </table:table-cell>
          <table:table-cell office:value-type="float" office:value="0.00269334448508325" calcext:value-type="float">
            <text:p>0,002693344485083</text:p>
          </table:table-cell>
          <table:table-cell office:value-type="float" office:value="170.359241342545" calcext:value-type="float">
            <text:p>170,359241342545</text:p>
          </table:table-cell>
          <table:table-cell office:value-type="float" office:value="2.61002349853516" calcext:value-type="float">
            <text:p>2,610023498535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052716518186" calcext:value-type="float">
            <text:p>0,324052716518186</text:p>
          </table:table-cell>
          <table:table-cell office:value-type="float" office:value="0.0408842353613423" calcext:value-type="float">
            <text:p>0,040884235361342</text:p>
          </table:table-cell>
          <table:table-cell office:value-type="float" office:value="57.2930138587952" calcext:value-type="float">
            <text:p>57,2930138587952</text:p>
          </table:table-cell>
          <table:table-cell office:value-type="float" office:value="20.6979562759399" calcext:value-type="float">
            <text:p>20,6979562759399</text:p>
          </table:table-cell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433993854021" calcext:value-type="float">
            <text:p>0,321433993854021</text:p>
          </table:table-cell>
          <table:table-cell office:value-type="float" office:value="0.0105698881222566" calcext:value-type="float">
            <text:p>0,010569888122257</text:p>
          </table:table-cell>
          <table:table-cell office:value-type="float" office:value="139.161000299454" calcext:value-type="float">
            <text:p>139,161000299454</text:p>
          </table:table-cell>
          <table:table-cell office:value-type="float" office:value="2.98837580680847" calcext:value-type="float">
            <text:p>2,98837580680847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377370494283" calcext:value-type="float">
            <text:p>0,321377370494283</text:p>
          </table:table-cell>
          <table:table-cell office:value-type="float" office:value="0.0158551639176395" calcext:value-type="float">
            <text:p>0,01585516391764</text:p>
          </table:table-cell>
          <table:table-cell office:value-type="float" office:value="125.289557790756" calcext:value-type="float">
            <text:p>125,289557790756</text:p>
          </table:table-cell>
          <table:table-cell office:value-type="float" office:value="2.57550520896912" calcext:value-type="float">
            <text:p>2,5755052089691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269938494779" calcext:value-type="float">
            <text:p>0,321269938494779</text:p>
          </table:table-cell>
          <table:table-cell office:value-type="float" office:value="0.00282490239386544" calcext:value-type="float">
            <text:p>0,002824902393865</text:p>
          </table:table-cell>
          <table:table-cell office:value-type="float" office:value="71.3180494308472" calcext:value-type="float">
            <text:p>71,3180494308472</text:p>
          </table:table-cell>
          <table:table-cell office:value-type="float" office:value="4.06475315093994" calcext:value-type="float">
            <text:p>4,06475315093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724974817251" calcext:value-type="float">
            <text:p>0,320724974817251</text:p>
          </table:table-cell>
          <table:table-cell office:value-type="float" office:value="0.00410476241568887" calcext:value-type="float">
            <text:p>0,004104762415689</text:p>
          </table:table-cell>
          <table:table-cell office:value-type="float" office:value="14.152503824234" calcext:value-type="float">
            <text:p>14,152503824234</text:p>
          </table:table-cell>
          <table:table-cell office:value-type="float" office:value="2.90492820739746" calcext:value-type="float">
            <text:p>2,904928207397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200343239907" calcext:value-type="float">
            <text:p>0,320200343239907</text:p>
          </table:table-cell>
          <table:table-cell office:value-type="float" office:value="0.00296401222419019" calcext:value-type="float">
            <text:p>0,00296401222419</text:p>
          </table:table-cell>
          <table:table-cell office:value-type="float" office:value="67.4827861785889" calcext:value-type="float">
            <text:p>67,4827861785889</text:p>
          </table:table-cell>
          <table:table-cell office:value-type="float" office:value="2.99838223457336" calcext:value-type="float">
            <text:p>2,998382234573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7992276860326" calcext:value-type="float">
            <text:p>0,317992276860326</text:p>
          </table:table-cell>
          <table:table-cell office:value-type="float" office:value="0.0201631742777988" calcext:value-type="float">
            <text:p>0,020163174277799</text:p>
          </table:table-cell>
          <table:table-cell office:value-type="float" office:value="10.5184968948364" calcext:value-type="float">
            <text:p>10,5184968948364</text:p>
          </table:table-cell>
          <table:table-cell office:value-type="float" office:value="2.76442756652832" calcext:value-type="float">
            <text:p>2,76442756652832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6764834954473" calcext:value-type="float">
            <text:p>0,316764834954473</text:p>
          </table:table-cell>
          <table:table-cell office:value-type="float" office:value="0.00975890618002283" calcext:value-type="float">
            <text:p>0,009758906180023</text:p>
          </table:table-cell>
          <table:table-cell office:value-type="float" office:value="144.43467798233" calcext:value-type="float">
            <text:p>144,43467798233</text:p>
          </table:table-cell>
          <table:table-cell office:value-type="float" office:value="2.96307721138001" calcext:value-type="float">
            <text:p>2,963077211380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5034329074811" calcext:value-type="float">
            <text:p>0,315034329074811</text:p>
          </table:table-cell>
          <table:table-cell office:value-type="float" office:value="0.0131447143555021" calcext:value-type="float">
            <text:p>0,013144714355502</text:p>
          </table:table-cell>
          <table:table-cell office:value-type="float" office:value="99.3170553207397" calcext:value-type="float">
            <text:p>99,3170553207397</text:p>
          </table:table-cell>
          <table:table-cell office:value-type="float" office:value="2.59331903457642" calcext:value-type="float">
            <text:p>2,593319034576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4860151713321" calcext:value-type="float">
            <text:p>0,314860151713321</text:p>
          </table:table-cell>
          <table:table-cell office:value-type="float" office:value="0.0386930482022089" calcext:value-type="float">
            <text:p>0,038693048202209</text:p>
          </table:table-cell>
          <table:table-cell office:value-type="float" office:value="58.1388358592987" calcext:value-type="float">
            <text:p>58,1388358592987</text:p>
          </table:table-cell>
          <table:table-cell office:value-type="float" office:value="20.8005971908569" calcext:value-type="float">
            <text:p>20,8005971908569</text:p>
          </table:table-cell>
        </table:table-row>
        <table:table-row table:style-name="ro2" table:visibility="filter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677640609458" calcext:value-type="float">
            <text:p>0,311677640609458</text:p>
          </table:table-cell>
          <table:table-cell office:value-type="float" office:value="0.0198313934159214" calcext:value-type="float">
            <text:p>0,019831393415921</text:p>
          </table:table-cell>
          <table:table-cell office:value-type="float" office:value="128.31517868042" calcext:value-type="float">
            <text:p>128,31517868042</text:p>
          </table:table-cell>
          <table:table-cell office:value-type="float" office:value="2.93282361030579" calcext:value-type="float">
            <text:p>2,93282361030579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185612507853" calcext:value-type="float">
            <text:p>0,311185612507853</text:p>
          </table:table-cell>
          <table:table-cell office:value-type="float" office:value="0.0149584885872937" calcext:value-type="float">
            <text:p>0,014958488587294</text:p>
          </table:table-cell>
          <table:table-cell office:value-type="float" office:value="123.761818647385" calcext:value-type="float">
            <text:p>123,761818647385</text:p>
          </table:table-cell>
          <table:table-cell office:value-type="float" office:value="2.84273037910461" calcext:value-type="float">
            <text:p>2,84273037910461</text:p>
          </table:table-cell>
        </table:table-row>
        <table:table-row table:style-name="ro2" table:visibility="filter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831700506154" calcext:value-type="float">
            <text:p>0,308831700506154</text:p>
          </table:table-cell>
          <table:table-cell office:value-type="float" office:value="0.146603234163125" calcext:value-type="float">
            <text:p>0,146603234163125</text:p>
          </table:table-cell>
          <table:table-cell office:value-type="float" office:value="145.05028629303" calcext:value-type="float">
            <text:p>145,05028629303</text:p>
          </table:table-cell>
          <table:table-cell office:value-type="float" office:value="2.95221300125122" calcext:value-type="float">
            <text:p>2,952213001251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475487622781" calcext:value-type="float">
            <text:p>0,308475487622781</text:p>
          </table:table-cell>
          <table:table-cell office:value-type="float" office:value="0.0295101578200879" calcext:value-type="float">
            <text:p>0,029510157820088</text:p>
          </table:table-cell>
          <table:table-cell office:value-type="float" office:value="67.0987491130829" calcext:value-type="float">
            <text:p>67,0987491130829</text:p>
          </table:table-cell>
          <table:table-cell office:value-type="float" office:value="20.4026668548584" calcext:value-type="float">
            <text:p>20,4026668548584</text:p>
          </table:table-cell>
        </table:table-row>
        <table:table-row table:style-name="ro2" table:visibility="filter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7721591612647" calcext:value-type="float">
            <text:p>0,307721591612647</text:p>
          </table:table-cell>
          <table:table-cell office:value-type="float" office:value="0.00667885412296592" calcext:value-type="float">
            <text:p>0,006678854122966</text:p>
          </table:table-cell>
          <table:table-cell office:value-type="float" office:value="127.924255514145" calcext:value-type="float">
            <text:p>127,924255514145</text:p>
          </table:table-cell>
          <table:table-cell office:value-type="float" office:value="2.97155184745789" calcext:value-type="float">
            <text:p>2,97155184745789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577778305746" calcext:value-type="float">
            <text:p>0,306577778305746</text:p>
          </table:table-cell>
          <table:table-cell office:value-type="float" office:value="0.0215671145044194" calcext:value-type="float">
            <text:p>0,021567114504419</text:p>
          </table:table-cell>
          <table:table-cell office:value-type="float" office:value="65.0480007648468" calcext:value-type="float">
            <text:p>65,0480007648468</text:p>
          </table:table-cell>
          <table:table-cell office:value-type="float" office:value="2.88084602355957" calcext:value-type="float">
            <text:p>2,880846023559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011261075478" calcext:value-type="float">
            <text:p>0,306011261075478</text:p>
          </table:table-cell>
          <table:table-cell office:value-type="float" office:value="0.0181636669096529" calcext:value-type="float">
            <text:p>0,018163666909653</text:p>
          </table:table-cell>
          <table:table-cell office:value-type="float" office:value="101.36207075119" calcext:value-type="float">
            <text:p>101,36207075119</text:p>
          </table:table-cell>
          <table:table-cell office:value-type="float" office:value="2.59576239585876" calcext:value-type="float">
            <text:p>2,595762395858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934976100907" calcext:value-type="float">
            <text:p>0,305934976100907</text:p>
          </table:table-cell>
          <table:table-cell office:value-type="float" office:value="0.00988000596792815" calcext:value-type="float">
            <text:p>0,009880005967928</text:p>
          </table:table-cell>
          <table:table-cell office:value-type="float" office:value="99.1229004383087" calcext:value-type="float">
            <text:p>99,1229004383087</text:p>
          </table:table-cell>
          <table:table-cell office:value-type="float" office:value="2.60761947631836" calcext:value-type="float">
            <text:p>2,60761947631836</text:p>
          </table:table-cell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494593083224" calcext:value-type="float">
            <text:p>0,305494593083224</text:p>
          </table:table-cell>
          <table:table-cell office:value-type="float" office:value="0.0177759172039671" calcext:value-type="float">
            <text:p>0,017775917203967</text:p>
          </table:table-cell>
          <table:table-cell office:value-type="float" office:value="72.2302731990814" calcext:value-type="float">
            <text:p>72,2302731990814</text:p>
          </table:table-cell>
          <table:table-cell office:value-type="float" office:value="2.99377675056458" calcext:value-type="float">
            <text:p>2,99377675056458</text:p>
          </table:table-cell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784372884865" calcext:value-type="float">
            <text:p>0,300784372884865</text:p>
          </table:table-cell>
          <table:table-cell office:value-type="float" office:value="0.0164748206941718" calcext:value-type="float">
            <text:p>0,016474820694172</text:p>
          </table:table-cell>
          <table:table-cell office:value-type="float" office:value="66.826193189621" calcext:value-type="float">
            <text:p>66,826193189621</text:p>
          </table:table-cell>
          <table:table-cell office:value-type="float" office:value="2.9967574596405" calcext:value-type="float">
            <text:p>2,99675745964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372857422628" calcext:value-type="float">
            <text:p>0,300372857422628</text:p>
          </table:table-cell>
          <table:table-cell office:value-type="float" office:value="0.0105827315953692" calcext:value-type="float">
            <text:p>0,010582731595369</text:p>
          </table:table-cell>
          <table:table-cell office:value-type="float" office:value="99.5966420650482" calcext:value-type="float">
            <text:p>99,5966420650482</text:p>
          </table:table-cell>
          <table:table-cell office:value-type="float" office:value="2.57908711433411" calcext:value-type="float">
            <text:p>2,57908711433411</text:p>
          </table:table-cell>
        </table:table-row>
        <table:table-row table:style-name="ro2" table:visibility="filter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7399892850782" calcext:value-type="float">
            <text:p>0,297399892850782</text:p>
          </table:table-cell>
          <table:table-cell office:value-type="float" office:value="0.0397404360671237" calcext:value-type="float">
            <text:p>0,039740436067124</text:p>
          </table:table-cell>
          <table:table-cell office:value-type="float" office:value="122.805401468277" calcext:value-type="float">
            <text:p>122,805401468277</text:p>
          </table:table-cell>
          <table:table-cell office:value-type="float" office:value="2.86030402183533" calcext:value-type="float">
            <text:p>2,8603040218353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4.035338401794" calcext:value-type="float">
            <text:p>124,035338401794</text:p>
          </table:table-cell>
          <table:table-cell office:value-type="float" office:value="2.56361494064331" calcext:value-type="float">
            <text:p>2,563614940643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8.757603263855" calcext:value-type="float">
            <text:p>128,757603263855</text:p>
          </table:table-cell>
          <table:table-cell office:value-type="float" office:value="2.67141528129578" calcext:value-type="float">
            <text:p>2,671415281295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877870900291" calcext:value-type="float">
            <text:p>0,295877870900291</text:p>
          </table:table-cell>
          <table:table-cell office:value-type="float" office:value="0.00867910112808232" calcext:value-type="float">
            <text:p>0,008679101128082</text:p>
          </table:table-cell>
          <table:table-cell office:value-type="float" office:value="100.249981212616" calcext:value-type="float">
            <text:p>100,249981212616</text:p>
          </table:table-cell>
          <table:table-cell office:value-type="float" office:value="2.57366285324097" calcext:value-type="float">
            <text:p>2,5736628532409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008550873798" calcext:value-type="float">
            <text:p>0,295008550873798</text:p>
          </table:table-cell>
          <table:table-cell office:value-type="float" office:value="0.00734590866528171" calcext:value-type="float">
            <text:p>0,007345908665282</text:p>
          </table:table-cell>
          <table:table-cell office:value-type="float" office:value="66.8434268474579" calcext:value-type="float">
            <text:p>66,8434268474579</text:p>
          </table:table-cell>
          <table:table-cell office:value-type="float" office:value="2.62567663192749" calcext:value-type="float">
            <text:p>2,62567663192749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453550207561" calcext:value-type="float">
            <text:p>0,29453550207561</text:p>
          </table:table-cell>
          <table:table-cell office:value-type="float" office:value="0.0328912975187499" calcext:value-type="float">
            <text:p>0,03289129751875</text:p>
          </table:table-cell>
          <table:table-cell office:value-type="float" office:value="124.700625133514" calcext:value-type="float">
            <text:p>124,700625133514</text:p>
          </table:table-cell>
          <table:table-cell office:value-type="float" office:value="2.85297145843506" calcext:value-type="float">
            <text:p>2,85297145843506</text:p>
          </table:table-cell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353256183018" calcext:value-type="float">
            <text:p>0,29353256183018</text:p>
          </table:table-cell>
          <table:table-cell office:value-type="float" office:value="0.0125586747379418" calcext:value-type="float">
            <text:p>0,012558674737942</text:p>
          </table:table-cell>
          <table:table-cell office:value-type="float" office:value="131.330174255371" calcext:value-type="float">
            <text:p>131,330174255371</text:p>
          </table:table-cell>
          <table:table-cell office:value-type="float" office:value="3.00690398216248" calcext:value-type="float">
            <text:p>3,006903982162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2593187798096" calcext:value-type="float">
            <text:p>0,292593187798096</text:p>
          </table:table-cell>
          <table:table-cell office:value-type="float" office:value="0.0279881079283149" calcext:value-type="float">
            <text:p>0,027988107928315</text:p>
          </table:table-cell>
          <table:table-cell office:value-type="float" office:value="11.8194210529327" calcext:value-type="float">
            <text:p>11,8194210529327</text:p>
          </table:table-cell>
          <table:table-cell office:value-type="float" office:value="2.76523928642273" calcext:value-type="float">
            <text:p>2,76523928642273</text:p>
          </table:table-cell>
        </table:table-row>
        <table:table-row table:style-name="ro2" table:visibility="filter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072996885001" calcext:value-type="float">
            <text:p>0,29072996885001</text:p>
          </table:table-cell>
          <table:table-cell office:value-type="float" office:value="0.0379289499554096" calcext:value-type="float">
            <text:p>0,03792894995541</text:p>
          </table:table-cell>
          <table:table-cell office:value-type="float" office:value="130.150304937363" calcext:value-type="float">
            <text:p>130,150304937363</text:p>
          </table:table-cell>
          <table:table-cell office:value-type="float" office:value="3.12324948310852" calcext:value-type="float">
            <text:p>3,1232494831085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483743860397" calcext:value-type="float">
            <text:p>0,289483743860397</text:p>
          </table:table-cell>
          <table:table-cell office:value-type="float" office:value="0.00826354367267607" calcext:value-type="float">
            <text:p>0,008263543672676</text:p>
          </table:table-cell>
          <table:table-cell office:value-type="float" office:value="99.4742228984833" calcext:value-type="float">
            <text:p>99,4742228984833</text:p>
          </table:table-cell>
          <table:table-cell office:value-type="float" office:value="2.61736655235291" calcext:value-type="float">
            <text:p>2,61736655235291</text:p>
          </table:table-cell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184147596897" calcext:value-type="float">
            <text:p>0,289184147596897</text:p>
          </table:table-cell>
          <table:table-cell office:value-type="float" office:value="0.00802426271911421" calcext:value-type="float">
            <text:p>0,008024262719114</text:p>
          </table:table-cell>
          <table:table-cell office:value-type="float" office:value="124.183293294907" calcext:value-type="float">
            <text:p>124,183293294907</text:p>
          </table:table-cell>
          <table:table-cell office:value-type="float" office:value="2.82538995742798" calcext:value-type="float">
            <text:p>2,82538995742798</text:p>
          </table:table-cell>
        </table:table-row>
        <table:table-row table:style-name="ro2" table:visibility="filter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943621762744" calcext:value-type="float">
            <text:p>0,288943621762744</text:p>
          </table:table-cell>
          <table:table-cell office:value-type="float" office:value="0.0171294715255927" calcext:value-type="float">
            <text:p>0,017129471525593</text:p>
          </table:table-cell>
          <table:table-cell office:value-type="float" office:value="165.283414411545" calcext:value-type="float">
            <text:p>165,283414411545</text:p>
          </table:table-cell>
          <table:table-cell office:value-type="float" office:value="3.01835741996765" calcext:value-type="float">
            <text:p>3,018357419967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541479360621" calcext:value-type="float">
            <text:p>0,288541479360621</text:p>
          </table:table-cell>
          <table:table-cell office:value-type="float" office:value="0.0546469051835834" calcext:value-type="float">
            <text:p>0,054646905183583</text:p>
          </table:table-cell>
          <table:table-cell office:value-type="float" office:value="57.6367908000946" calcext:value-type="float">
            <text:p>57,6367908000946</text:p>
          </table:table-cell>
          <table:table-cell office:value-type="float" office:value="20.5826745033264" calcext:value-type="float">
            <text:p>20,5826745033264</text:p>
          </table:table-cell>
        </table:table-row>
        <table:table-row table:style-name="ro2" table:visibility="filter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140863541579" calcext:value-type="float">
            <text:p>0,288140863541579</text:p>
          </table:table-cell>
          <table:table-cell office:value-type="float" office:value="0.0129939460963033" calcext:value-type="float">
            <text:p>0,012993946096303</text:p>
          </table:table-cell>
          <table:table-cell office:value-type="float" office:value="162.026565217972" calcext:value-type="float">
            <text:p>162,026565217972</text:p>
          </table:table-cell>
          <table:table-cell office:value-type="float" office:value="3.24282927513123" calcext:value-type="float">
            <text:p>3,24282927513123</text:p>
          </table:table-cell>
        </table:table-row>
        <table:table-row table:style-name="ro2" table:visibility="filter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7589099572626" calcext:value-type="float">
            <text:p>0,287589099572626</text:p>
          </table:table-cell>
          <table:table-cell office:value-type="float" office:value="0.0512594815884531" calcext:value-type="float">
            <text:p>0,051259481588453</text:p>
          </table:table-cell>
          <table:table-cell office:value-type="float" office:value="109.65362496376" calcext:value-type="float">
            <text:p>109,65362496376</text:p>
          </table:table-cell>
          <table:table-cell office:value-type="float" office:value="2.88869094848633" calcext:value-type="float">
            <text:p>2,88869094848633</text:p>
          </table:table-cell>
        </table:table-row>
        <table:table-row table:style-name="ro2" table:visibility="filter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70107272135" calcext:value-type="float">
            <text:p>0,284370107272135</text:p>
          </table:table-cell>
          <table:table-cell office:value-type="float" office:value="0.0155149199892815" calcext:value-type="float">
            <text:p>0,015514919989282</text:p>
          </table:table-cell>
          <table:table-cell office:value-type="float" office:value="165.605533218384" calcext:value-type="float">
            <text:p>165,605533218384</text:p>
          </table:table-cell>
          <table:table-cell office:value-type="float" office:value="3.2034574508667" calcext:value-type="float">
            <text:p>3,20345745086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48601928316" calcext:value-type="float">
            <text:p>0,284348601928316</text:p>
          </table:table-cell>
          <table:table-cell office:value-type="float" office:value="0.00440750984270688" calcext:value-type="float">
            <text:p>0,004407509842707</text:p>
          </table:table-cell>
          <table:table-cell office:value-type="float" office:value="9.75449590682984" calcext:value-type="float">
            <text:p>9,75449590682984</text:p>
          </table:table-cell>
          <table:table-cell office:value-type="float" office:value="2.7227424621582" calcext:value-type="float">
            <text:p>2,72274246215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1976145703087" calcext:value-type="float">
            <text:p>0,281976145703087</text:p>
          </table:table-cell>
          <table:table-cell office:value-type="float" office:value="0.00863507958860987" calcext:value-type="float">
            <text:p>0,00863507958861</text:p>
          </table:table-cell>
          <table:table-cell office:value-type="float" office:value="100.190026760101" calcext:value-type="float">
            <text:p>100,190026760101</text:p>
          </table:table-cell>
          <table:table-cell office:value-type="float" office:value="2.69924440383911" calcext:value-type="float">
            <text:p>2,699244403839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447598539853" calcext:value-type="float">
            <text:p>0,280447598539853</text:p>
          </table:table-cell>
          <table:table-cell office:value-type="float" office:value="0.0240309307419591" calcext:value-type="float">
            <text:p>0,024030930741959</text:p>
          </table:table-cell>
          <table:table-cell office:value-type="float" office:value="10.8936084747314" calcext:value-type="float">
            <text:p>10,8936084747314</text:p>
          </table:table-cell>
          <table:table-cell office:value-type="float" office:value="2.76547346115112" calcext:value-type="float">
            <text:p>2,76547346115112</text:p>
          </table:table-cell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285398208055" calcext:value-type="float">
            <text:p>0,280285398208055</text:p>
          </table:table-cell>
          <table:table-cell office:value-type="float" office:value="0.00729936471390795" calcext:value-type="float">
            <text:p>0,007299364713908</text:p>
          </table:table-cell>
          <table:table-cell office:value-type="float" office:value="124.338541650772" calcext:value-type="float">
            <text:p>124,338541650772</text:p>
          </table:table-cell>
          <table:table-cell office:value-type="float" office:value="2.85210256576538" calcext:value-type="float">
            <text:p>2,85210256576538</text:p>
          </table:table-cell>
        </table:table-row>
        <table:table-row table:style-name="ro2" table:visibility="filter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226789649927" calcext:value-type="float">
            <text:p>0,279226789649927</text:p>
          </table:table-cell>
          <table:table-cell office:value-type="float" office:value="0.0219538698427752" calcext:value-type="float">
            <text:p>0,021953869842775</text:p>
          </table:table-cell>
          <table:table-cell office:value-type="float" office:value="136.80126914978" calcext:value-type="float">
            <text:p>136,80126914978</text:p>
          </table:table-cell>
          <table:table-cell office:value-type="float" office:value="3.19832577705383" calcext:value-type="float">
            <text:p>3,1983257770538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162746583729" calcext:value-type="float">
            <text:p>0,279162746583729</text:p>
          </table:table-cell>
          <table:table-cell office:value-type="float" office:value="0.00379120715447824" calcext:value-type="float">
            <text:p>0,003791207154478</text:p>
          </table:table-cell>
          <table:table-cell office:value-type="float" office:value="68.6425843715668" calcext:value-type="float">
            <text:p>68,6425843715668</text:p>
          </table:table-cell>
          <table:table-cell office:value-type="float" office:value="3.03215246200561" calcext:value-type="float">
            <text:p>3,03215246200561</text:p>
          </table:table-cell>
        </table:table-row>
        <table:table-row table:style-name="ro2" table:visibility="filter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702885329018" calcext:value-type="float">
            <text:p>0,278702885329018</text:p>
          </table:table-cell>
          <table:table-cell office:value-type="float" office:value="0.014022705955021" calcext:value-type="float">
            <text:p>0,014022705955021</text:p>
          </table:table-cell>
          <table:table-cell office:value-type="float" office:value="159.117776012421" calcext:value-type="float">
            <text:p>159,117776012421</text:p>
          </table:table-cell>
          <table:table-cell office:value-type="float" office:value="3.000190782547" calcext:value-type="float">
            <text:p>3,0001907825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15057615538" calcext:value-type="float">
            <text:p>0,27815057615538</text:p>
          </table:table-cell>
          <table:table-cell office:value-type="float" office:value="0.0330149328207766" calcext:value-type="float">
            <text:p>0,033014932820777</text:p>
          </table:table-cell>
          <table:table-cell office:value-type="float" office:value="58.800722694397" calcext:value-type="float">
            <text:p>58,800722694397</text:p>
          </table:table-cell>
          <table:table-cell office:value-type="float" office:value="20.7608762741089" calcext:value-type="float">
            <text:p>20,7608762741089</text:p>
          </table:table-cell>
        </table:table-row>
        <table:table-row table:style-name="ro2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640476970632" calcext:value-type="float">
            <text:p>0,275640476970632</text:p>
          </table:table-cell>
          <table:table-cell office:value-type="float" office:value="0.0330093206385219" calcext:value-type="float">
            <text:p>0,033009320638522</text:p>
          </table:table-cell>
          <table:table-cell office:value-type="float" office:value="124.187507677078" calcext:value-type="float">
            <text:p>124,187507677078</text:p>
          </table:table-cell>
          <table:table-cell office:value-type="float" office:value="2.86601700782776" calcext:value-type="float">
            <text:p>2,866017007827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399333182084" calcext:value-type="float">
            <text:p>0,275399333182084</text:p>
          </table:table-cell>
          <table:table-cell office:value-type="float" office:value="0.0108616858855872" calcext:value-type="float">
            <text:p>0,010861685885587</text:p>
          </table:table-cell>
          <table:table-cell office:value-type="float" office:value="165.38807091713" calcext:value-type="float">
            <text:p>165,38807091713</text:p>
          </table:table-cell>
          <table:table-cell office:value-type="float" office:value="2.61314949989319" calcext:value-type="float">
            <text:p>2,61314949989319</text:p>
          </table:table-cell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288413207482" calcext:value-type="float">
            <text:p>0,275288413207482</text:p>
          </table:table-cell>
          <table:table-cell office:value-type="float" office:value="0.00902189686122207" calcext:value-type="float">
            <text:p>0,009021896861222</text:p>
          </table:table-cell>
          <table:table-cell office:value-type="float" office:value="125.469476985931" calcext:value-type="float">
            <text:p>125,469476985931</text:p>
          </table:table-cell>
          <table:table-cell office:value-type="float" office:value="2.54172863960266" calcext:value-type="float">
            <text:p>2,54172863960266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4129397754092" calcext:value-type="float">
            <text:p>0,274129397754092</text:p>
          </table:table-cell>
          <table:table-cell office:value-type="float" office:value="0.014764734230696" calcext:value-type="float">
            <text:p>0,014764734230696</text:p>
          </table:table-cell>
          <table:table-cell office:value-type="float" office:value="125.050571489334" calcext:value-type="float">
            <text:p>125,050571489334</text:p>
          </table:table-cell>
          <table:table-cell office:value-type="float" office:value="2.84952425956726" calcext:value-type="float">
            <text:p>2,84952425956726</text:p>
          </table:table-cell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3141045448644" calcext:value-type="float">
            <text:p>0,273141045448644</text:p>
          </table:table-cell>
          <table:table-cell office:value-type="float" office:value="0.00694341497632402" calcext:value-type="float">
            <text:p>0,006943414976324</text:p>
          </table:table-cell>
          <table:table-cell office:value-type="float" office:value="125.731900835037" calcext:value-type="float">
            <text:p>125,731900835037</text:p>
          </table:table-cell>
          <table:table-cell office:value-type="float" office:value="2.59547171592712" calcext:value-type="float">
            <text:p>2,5954717159271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2548507420984" calcext:value-type="float">
            <text:p>0,272548507420984</text:p>
          </table:table-cell>
          <table:table-cell office:value-type="float" office:value="0.0362987966616554" calcext:value-type="float">
            <text:p>0,036298796661655</text:p>
          </table:table-cell>
          <table:table-cell office:value-type="float" office:value="10.0887220859528" calcext:value-type="float">
            <text:p>10,0887220859528</text:p>
          </table:table-cell>
          <table:table-cell office:value-type="float" office:value="2.81419286727905" calcext:value-type="float">
            <text:p>2,81419286727905</text:p>
          </table:table-cell>
        </table:table-row>
        <table:table-row table:style-name="ro2" table:visibility="filter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51817438173" calcext:value-type="float">
            <text:p>0,27051817438173</text:p>
          </table:table-cell>
          <table:table-cell office:value-type="float" office:value="0.0121396023869281" calcext:value-type="float">
            <text:p>0,012139602386928</text:p>
          </table:table-cell>
          <table:table-cell office:value-type="float" office:value="124.165741443634" calcext:value-type="float">
            <text:p>124,165741443634</text:p>
          </table:table-cell>
          <table:table-cell office:value-type="float" office:value="2.82584347724915" calcext:value-type="float">
            <text:p>2,825843477249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484509457319" calcext:value-type="float">
            <text:p>0,270484509457319</text:p>
          </table:table-cell>
          <table:table-cell office:value-type="float" office:value="0.00491749980168525" calcext:value-type="float">
            <text:p>0,004917499801685</text:p>
          </table:table-cell>
          <table:table-cell office:value-type="float" office:value="9.74921126365662" calcext:value-type="float">
            <text:p>9,74921126365662</text:p>
          </table:table-cell>
          <table:table-cell office:value-type="float" office:value="2.82649621963501" calcext:value-type="float">
            <text:p>2,82649621963501</text:p>
          </table:table-cell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620465541001" calcext:value-type="float">
            <text:p>0,268620465541001</text:p>
          </table:table-cell>
          <table:table-cell office:value-type="float" office:value="0.0124258326357954" calcext:value-type="float">
            <text:p>0,012425832635795</text:p>
          </table:table-cell>
          <table:table-cell office:value-type="float" office:value="66.3041684150696" calcext:value-type="float">
            <text:p>66,3041684150696</text:p>
          </table:table-cell>
          <table:table-cell office:value-type="float" office:value="2.87904562950134" calcext:value-type="float">
            <text:p>2,87904562950134</text:p>
          </table:table-cell>
        </table:table-row>
        <table:table-row table:style-name="ro2" table:visibility="filter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233096786143" calcext:value-type="float">
            <text:p>0,268233096786143</text:p>
          </table:table-cell>
          <table:table-cell office:value-type="float" office:value="0.0158576444683261" calcext:value-type="float">
            <text:p>0,015857644468326</text:p>
          </table:table-cell>
          <table:table-cell office:value-type="float" office:value="123.187948226929" calcext:value-type="float">
            <text:p>123,187948226929</text:p>
          </table:table-cell>
          <table:table-cell office:value-type="float" office:value="2.82187967300415" calcext:value-type="float">
            <text:p>2,821879673004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130019940322" calcext:value-type="float">
            <text:p>0,268130019940322</text:p>
          </table:table-cell>
          <table:table-cell office:value-type="float" office:value="0.0161648297399816" calcext:value-type="float">
            <text:p>0,016164829739982</text:p>
          </table:table-cell>
          <table:table-cell office:value-type="float" office:value="67.0150905132294" calcext:value-type="float">
            <text:p>67,0150905132294</text:p>
          </table:table-cell>
          <table:table-cell office:value-type="float" office:value="2.65768933296204" calcext:value-type="float">
            <text:p>2,65768933296204</text:p>
          </table:table-cell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728258461625" calcext:value-type="float">
            <text:p>0,267728258461625</text:p>
          </table:table-cell>
          <table:table-cell office:value-type="float" office:value="0.0101714405430968" calcext:value-type="float">
            <text:p>0,010171440543097</text:p>
          </table:table-cell>
          <table:table-cell office:value-type="float" office:value="124.772651767731" calcext:value-type="float">
            <text:p>124,772651767731</text:p>
          </table:table-cell>
          <table:table-cell office:value-type="float" office:value="2.82084736824036" calcext:value-type="float">
            <text:p>2,82084736824036</text:p>
          </table:table-cell>
        </table:table-row>
        <table:table-row table:style-name="ro2" table:visibility="filter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256961546329" calcext:value-type="float">
            <text:p>0,267256961546329</text:p>
          </table:table-cell>
          <table:table-cell office:value-type="float" office:value="0.0183289506251789" calcext:value-type="float">
            <text:p>0,018328950625179</text:p>
          </table:table-cell>
          <table:table-cell office:value-type="float" office:value="124.608640146256" calcext:value-type="float">
            <text:p>124,608640146256</text:p>
          </table:table-cell>
          <table:table-cell office:value-type="float" office:value="2.83036651611328" calcext:value-type="float">
            <text:p>2,83036651611328</text:p>
          </table:table-cell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057868124572" calcext:value-type="float">
            <text:p>0,267057868124572</text:p>
          </table:table-cell>
          <table:table-cell office:value-type="float" office:value="0.00998030521456117" calcext:value-type="float">
            <text:p>0,009980305214561</text:p>
          </table:table-cell>
          <table:table-cell office:value-type="float" office:value="69.6006377220154" calcext:value-type="float">
            <text:p>69,6006377220154</text:p>
          </table:table-cell>
          <table:table-cell office:value-type="float" office:value="2.92046637535095" calcext:value-type="float">
            <text:p>2,92046637535095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6.673865747452" calcext:value-type="float">
            <text:p>146,673865747452</text:p>
          </table:table-cell>
          <table:table-cell office:value-type="float" office:value="2.61401953697205" calcext:value-type="float">
            <text:p>2,614019536972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5.232573890686" calcext:value-type="float">
            <text:p>145,232573890686</text:p>
          </table:table-cell>
          <table:table-cell office:value-type="float" office:value="2.58760509490967" calcext:value-type="float">
            <text:p>2,58760509490967</text:p>
          </table:table-cell>
        </table:table-row>
        <table:table-row table:style-name="ro2" table:visibility="filter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4824711902204" calcext:value-type="float">
            <text:p>0,264824711902204</text:p>
          </table:table-cell>
          <table:table-cell office:value-type="float" office:value="0.012881353237568" calcext:value-type="float">
            <text:p>0,012881353237568</text:p>
          </table:table-cell>
          <table:table-cell office:value-type="float" office:value="120.381729269028" calcext:value-type="float">
            <text:p>120,381729269028</text:p>
          </table:table-cell>
          <table:table-cell office:value-type="float" office:value="2.82444958686829" calcext:value-type="float">
            <text:p>2,824449586868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975022943912" calcext:value-type="float">
            <text:p>0,263975022943912</text:p>
          </table:table-cell>
          <table:table-cell office:value-type="float" office:value="0.0302710253237855" calcext:value-type="float">
            <text:p>0,030271025323786</text:p>
          </table:table-cell>
          <table:table-cell office:value-type="float" office:value="73.0600784778595" calcext:value-type="float">
            <text:p>73,0600784778595</text:p>
          </table:table-cell>
          <table:table-cell office:value-type="float" office:value="21.9713910579681" calcext:value-type="float">
            <text:p>21,9713910579681</text:p>
          </table:table-cell>
        </table:table-row>
        <table:table-row table:style-name="ro2" table:visibility="filter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323383325127" calcext:value-type="float">
            <text:p>0,263323383325127</text:p>
          </table:table-cell>
          <table:table-cell office:value-type="float" office:value="0.0203211069404497" calcext:value-type="float">
            <text:p>0,02032110694045</text:p>
          </table:table-cell>
          <table:table-cell office:value-type="float" office:value="59.585631275177" calcext:value-type="float">
            <text:p>59,585631275177</text:p>
          </table:table-cell>
          <table:table-cell office:value-type="float" office:value="7.32167510986328" calcext:value-type="float">
            <text:p>7,32167510986328</text:p>
          </table:table-cell>
        </table:table-row>
        <table:table-row table:style-name="ro2" table:visibility="filter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191646285459" calcext:value-type="float">
            <text:p>0,263191646285459</text:p>
          </table:table-cell>
          <table:table-cell office:value-type="float" office:value="0.0420357554038474" calcext:value-type="float">
            <text:p>0,042035755403847</text:p>
          </table:table-cell>
          <table:table-cell office:value-type="float" office:value="144.701677703857" calcext:value-type="float">
            <text:p>144,701677703857</text:p>
          </table:table-cell>
          <table:table-cell office:value-type="float" office:value="3.06865768432617" calcext:value-type="float">
            <text:p>3,06865768432617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1789750992005" calcext:value-type="float">
            <text:p>0,261789750992005</text:p>
          </table:table-cell>
          <table:table-cell office:value-type="float" office:value="0.0249152877140029" calcext:value-type="float">
            <text:p>0,024915287714003</text:p>
          </table:table-cell>
          <table:table-cell office:value-type="float" office:value="124.197348880768" calcext:value-type="float">
            <text:p>124,197348880768</text:p>
          </table:table-cell>
          <table:table-cell office:value-type="float" office:value="2.84401569366455" calcext:value-type="float">
            <text:p>2,84401569366455</text:p>
          </table:table-cell>
        </table:table-row>
        <table:table-row table:style-name="ro2" table:visibility="filter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0408853470888" calcext:value-type="float">
            <text:p>0,260408853470888</text:p>
          </table:table-cell>
          <table:table-cell office:value-type="float" office:value="0.0138981364321925" calcext:value-type="float">
            <text:p>0,013898136432193</text:p>
          </table:table-cell>
          <table:table-cell office:value-type="float" office:value="124.897385454178" calcext:value-type="float">
            <text:p>124,897385454178</text:p>
          </table:table-cell>
          <table:table-cell office:value-type="float" office:value="2.85409808158875" calcext:value-type="float">
            <text:p>2,85409808158875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69475590831" calcext:value-type="float">
            <text:p>0,258469475590831</text:p>
          </table:table-cell>
          <table:table-cell office:value-type="float" office:value="0.0194493097140731" calcext:value-type="float">
            <text:p>0,019449309714073</text:p>
          </table:table-cell>
          <table:table-cell office:value-type="float" office:value="125.476577329636" calcext:value-type="float">
            <text:p>125,476577329636</text:p>
          </table:table-cell>
          <table:table-cell office:value-type="float" office:value="2.54652528762817" calcext:value-type="float">
            <text:p>2,54652528762817</text:p>
          </table:table-cell>
        </table:table-row>
        <table:table-row table:style-name="ro2" table:visibility="filter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38119238207" calcext:value-type="float">
            <text:p>0,258438119238207</text:p>
          </table:table-cell>
          <table:table-cell office:value-type="float" office:value="0.0403151684113338" calcext:value-type="float">
            <text:p>0,040315168411334</text:p>
          </table:table-cell>
          <table:table-cell office:value-type="float" office:value="120.401668167114" calcext:value-type="float">
            <text:p>120,401668167114</text:p>
          </table:table-cell>
          <table:table-cell office:value-type="float" office:value="2.86446690559387" calcext:value-type="float">
            <text:p>2,864466905593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7514611616298" calcext:value-type="float">
            <text:p>0,257514611616298</text:p>
          </table:table-cell>
          <table:table-cell office:value-type="float" office:value="0.0570880373391585" calcext:value-type="float">
            <text:p>0,057088037339159</text:p>
          </table:table-cell>
          <table:table-cell office:value-type="float" office:value="57.3673985004425" calcext:value-type="float">
            <text:p>57,3673985004425</text:p>
          </table:table-cell>
          <table:table-cell office:value-type="float" office:value="20.811821269989" calcext:value-type="float">
            <text:p>20,811821269989</text:p>
          </table:table-cell>
        </table:table-row>
        <table:table-row table:style-name="ro2" table:visibility="filter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6308252935365" calcext:value-type="float">
            <text:p>0,256308252935365</text:p>
          </table:table-cell>
          <table:table-cell office:value-type="float" office:value="0.00982272018192461" calcext:value-type="float">
            <text:p>0,009822720181925</text:p>
          </table:table-cell>
          <table:table-cell office:value-type="float" office:value="156.074878835678" calcext:value-type="float">
            <text:p>156,074878835678</text:p>
          </table:table-cell>
          <table:table-cell office:value-type="float" office:value="3.05520720481873" calcext:value-type="float">
            <text:p>3,05520720481873</text:p>
          </table:table-cell>
        </table:table-row>
        <table:table-row table:style-name="ro2" table:visibility="filter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5652759942635" calcext:value-type="float">
            <text:p>0,255652759942635</text:p>
          </table:table-cell>
          <table:table-cell office:value-type="float" office:value="0.0182673599580035" calcext:value-type="float">
            <text:p>0,018267359958004</text:p>
          </table:table-cell>
          <table:table-cell office:value-type="float" office:value="109.384018850327" calcext:value-type="float">
            <text:p>109,384018850327</text:p>
          </table:table-cell>
          <table:table-cell office:value-type="float" office:value="2.82971277236938" calcext:value-type="float">
            <text:p>2,82971277236938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3375808845732" calcext:value-type="float">
            <text:p>0,253375808845732</text:p>
          </table:table-cell>
          <table:table-cell office:value-type="float" office:value="0.00577857867982603" calcext:value-type="float">
            <text:p>0,005778578679826</text:p>
          </table:table-cell>
          <table:table-cell office:value-type="float" office:value="144.387620830536" calcext:value-type="float">
            <text:p>144,387620830536</text:p>
          </table:table-cell>
          <table:table-cell office:value-type="float" office:value="3.25847744941711" calcext:value-type="float">
            <text:p>3,258477449417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466445642855" calcext:value-type="float">
            <text:p>0,251466445642855</text:p>
          </table:table-cell>
          <table:table-cell office:value-type="float" office:value="0.0177508113688038" calcext:value-type="float">
            <text:p>0,017750811368804</text:p>
          </table:table-cell>
          <table:table-cell office:value-type="float" office:value="102.896610546112" calcext:value-type="float">
            <text:p>102,896610546112</text:p>
          </table:table-cell>
          <table:table-cell office:value-type="float" office:value="2.68763957023621" calcext:value-type="float">
            <text:p>2,687639570236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082079418273" calcext:value-type="float">
            <text:p>0,251082079418273</text:p>
          </table:table-cell>
          <table:table-cell office:value-type="float" office:value="0.0203352394887338" calcext:value-type="float">
            <text:p>0,020335239488734</text:p>
          </table:table-cell>
          <table:table-cell office:value-type="float" office:value="56.2779585361481" calcext:value-type="float">
            <text:p>56,2779585361481</text:p>
          </table:table-cell>
          <table:table-cell office:value-type="float" office:value="20.7963459968567" calcext:value-type="float">
            <text:p>20,7963459968567</text:p>
          </table:table-cell>
        </table:table-row>
        <table:table-row table:style-name="ro2" table:visibility="filter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794902478672" calcext:value-type="float">
            <text:p>0,250794902478672</text:p>
          </table:table-cell>
          <table:table-cell office:value-type="float" office:value="0.0317268597490296" calcext:value-type="float">
            <text:p>0,03172685974903</text:p>
          </table:table-cell>
          <table:table-cell office:value-type="float" office:value="134.005547571182" calcext:value-type="float">
            <text:p>134,005547571182</text:p>
          </table:table-cell>
          <table:table-cell office:value-type="float" office:value="3.22653350830078" calcext:value-type="float">
            <text:p>3,2265335083007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038721550708" calcext:value-type="float">
            <text:p>0,250038721550708</text:p>
          </table:table-cell>
          <table:table-cell office:value-type="float" office:value="0.0398691229686583" calcext:value-type="float">
            <text:p>0,039869122968658</text:p>
          </table:table-cell>
          <table:table-cell office:value-type="float" office:value="69.0602945804596" calcext:value-type="float">
            <text:p>69,0602945804596</text:p>
          </table:table-cell>
          <table:table-cell office:value-type="float" office:value="4.08601589202881" calcext:value-type="float">
            <text:p>4,08601589202881</text:p>
          </table:table-cell>
        </table:table-row>
        <table:table-row table:style-name="ro2" table:visibility="filter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43611123811" calcext:value-type="float">
            <text:p>0,249243611123811</text:p>
          </table:table-cell>
          <table:table-cell office:value-type="float" office:value="0.0243807095625156" calcext:value-type="float">
            <text:p>0,024380709562516</text:p>
          </table:table-cell>
          <table:table-cell office:value-type="float" office:value="129.240506410599" calcext:value-type="float">
            <text:p>129,240506410599</text:p>
          </table:table-cell>
          <table:table-cell office:value-type="float" office:value="3.02952075004578" calcext:value-type="float">
            <text:p>3,02952075004578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07548967342" calcext:value-type="float">
            <text:p>0,249207548967342</text:p>
          </table:table-cell>
          <table:table-cell office:value-type="float" office:value="0.0255634105425707" calcext:value-type="float">
            <text:p>0,025563410542571</text:p>
          </table:table-cell>
          <table:table-cell office:value-type="float" office:value="68.8773458957672" calcext:value-type="float">
            <text:p>68,8773458957672</text:p>
          </table:table-cell>
          <table:table-cell office:value-type="float" office:value="2.85409350395203" calcext:value-type="float">
            <text:p>2,85409350395203</text:p>
          </table:table-cell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371006580626" calcext:value-type="float">
            <text:p>0,248371006580626</text:p>
          </table:table-cell>
          <table:table-cell office:value-type="float" office:value="0.0040221806876059" calcext:value-type="float">
            <text:p>0,004022180687606</text:p>
          </table:table-cell>
          <table:table-cell office:value-type="float" office:value="150.242347049713" calcext:value-type="float">
            <text:p>150,242347049713</text:p>
          </table:table-cell>
          <table:table-cell office:value-type="float" office:value="2.89555354118347" calcext:value-type="float">
            <text:p>2,895553541183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060438031901" calcext:value-type="float">
            <text:p>0,248060438031901</text:p>
          </table:table-cell>
          <table:table-cell office:value-type="float" office:value="0.00881483409936532" calcext:value-type="float">
            <text:p>0,008814834099365</text:p>
          </table:table-cell>
          <table:table-cell office:value-type="float" office:value="57.7569425106049" calcext:value-type="float">
            <text:p>57,7569425106049</text:p>
          </table:table-cell>
          <table:table-cell office:value-type="float" office:value="21.2926522731781" calcext:value-type="float">
            <text:p>21,29265227317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906097437791" calcext:value-type="float">
            <text:p>0,247906097437791</text:p>
          </table:table-cell>
          <table:table-cell office:value-type="float" office:value="0.032478313662314" calcext:value-type="float">
            <text:p>0,032478313662314</text:p>
          </table:table-cell>
          <table:table-cell office:value-type="float" office:value="57.0212859630585" calcext:value-type="float">
            <text:p>57,0212859630585</text:p>
          </table:table-cell>
          <table:table-cell office:value-type="float" office:value="20.1649234294891" calcext:value-type="float">
            <text:p>20,16492342948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210029224062" calcext:value-type="float">
            <text:p>0,247210029224062</text:p>
          </table:table-cell>
          <table:table-cell office:value-type="float" office:value="0.0101980406780165" calcext:value-type="float">
            <text:p>0,010198040678017</text:p>
          </table:table-cell>
          <table:table-cell office:value-type="float" office:value="66.6977967262268" calcext:value-type="float">
            <text:p>66,6977967262268</text:p>
          </table:table-cell>
          <table:table-cell office:value-type="float" office:value="2.61242680549622" calcext:value-type="float">
            <text:p>2,61242680549622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724237155666" calcext:value-type="float">
            <text:p>0,246724237155666</text:p>
          </table:table-cell>
          <table:table-cell office:value-type="float" office:value="0.0395341937509393" calcext:value-type="float">
            <text:p>0,039534193750939</text:p>
          </table:table-cell>
          <table:table-cell office:value-type="float" office:value="66.4408962726593" calcext:value-type="float">
            <text:p>66,4408962726593</text:p>
          </table:table-cell>
          <table:table-cell office:value-type="float" office:value="2.91897859573364" calcext:value-type="float">
            <text:p>2,91897859573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19155679768" calcext:value-type="float">
            <text:p>0,24619155679768</text:p>
          </table:table-cell>
          <table:table-cell office:value-type="float" office:value="0.00990681673225329" calcext:value-type="float">
            <text:p>0,009906816732253</text:p>
          </table:table-cell>
          <table:table-cell office:value-type="float" office:value="10.6422092437744" calcext:value-type="float">
            <text:p>10,6422092437744</text:p>
          </table:table-cell>
          <table:table-cell office:value-type="float" office:value="2.9343611240387" calcext:value-type="float">
            <text:p>2,9343611240387</text:p>
          </table:table-cell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587136546778" calcext:value-type="float">
            <text:p>0,24587136546778</text:p>
          </table:table-cell>
          <table:table-cell office:value-type="float" office:value="0.0244149615229305" calcext:value-type="float">
            <text:p>0,024414961522931</text:p>
          </table:table-cell>
          <table:table-cell office:value-type="float" office:value="149.764321422577" calcext:value-type="float">
            <text:p>149,764321422577</text:p>
          </table:table-cell>
          <table:table-cell office:value-type="float" office:value="2.97653403282166" calcext:value-type="float">
            <text:p>2,976534032821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573392054815" calcext:value-type="float">
            <text:p>0,244573392054815</text:p>
          </table:table-cell>
          <table:table-cell office:value-type="float" office:value="0.0101690115110525" calcext:value-type="float">
            <text:p>0,010169011511053</text:p>
          </table:table-cell>
          <table:table-cell office:value-type="float" office:value="146.025793027878" calcext:value-type="float">
            <text:p>146,025793027878</text:p>
          </table:table-cell>
          <table:table-cell office:value-type="float" office:value="2.621604347229" calcext:value-type="float">
            <text:p>2,621604347229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312670449979" calcext:value-type="float">
            <text:p>0,244312670449979</text:p>
          </table:table-cell>
          <table:table-cell office:value-type="float" office:value="0.017962004315397" calcext:value-type="float">
            <text:p>0,017962004315397</text:p>
          </table:table-cell>
          <table:table-cell office:value-type="float" office:value="127.069516468048" calcext:value-type="float">
            <text:p>127,069516468048</text:p>
          </table:table-cell>
          <table:table-cell office:value-type="float" office:value="2.93370628356934" calcext:value-type="float">
            <text:p>2,93370628356934</text:p>
          </table:table-cell>
        </table:table-row>
        <table:table-row table:style-name="ro2" table:visibility="filter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988341221642" calcext:value-type="float">
            <text:p>0,243988341221642</text:p>
          </table:table-cell>
          <table:table-cell office:value-type="float" office:value="0.00577485766047993" calcext:value-type="float">
            <text:p>0,00577485766048</text:p>
          </table:table-cell>
          <table:table-cell office:value-type="float" office:value="62.9513308525086" calcext:value-type="float">
            <text:p>62,9513308525086</text:p>
          </table:table-cell>
          <table:table-cell office:value-type="float" office:value="3.11664500236511" calcext:value-type="float">
            <text:p>3,11664500236511</text:p>
          </table:table-cell>
        </table:table-row>
        <table:table-row table:style-name="ro2" table:visibility="filter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54062997603" calcext:value-type="float">
            <text:p>0,24354062997603</text:p>
          </table:table-cell>
          <table:table-cell office:value-type="float" office:value="0.0151135823329892" calcext:value-type="float">
            <text:p>0,015113582332989</text:p>
          </table:table-cell>
          <table:table-cell office:value-type="float" office:value="154.743960428238" calcext:value-type="float">
            <text:p>154,743960428238</text:p>
          </table:table-cell>
          <table:table-cell office:value-type="float" office:value="3.16813368797302" calcext:value-type="float">
            <text:p>3,168133687973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949171425687" calcext:value-type="float">
            <text:p>0,242949171425687</text:p>
          </table:table-cell>
          <table:table-cell office:value-type="float" office:value="0.00309227185243121" calcext:value-type="float">
            <text:p>0,003092271852431</text:p>
          </table:table-cell>
          <table:table-cell office:value-type="float" office:value="11.9213127613068" calcext:value-type="float">
            <text:p>11,9213127613068</text:p>
          </table:table-cell>
          <table:table-cell office:value-type="float" office:value="2.89455533027649" calcext:value-type="float">
            <text:p>2,894555330276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326948643441" calcext:value-type="float">
            <text:p>0,242326948643441</text:p>
          </table:table-cell>
          <table:table-cell office:value-type="float" office:value="0.00398995591600593" calcext:value-type="float">
            <text:p>0,003989955916006</text:p>
          </table:table-cell>
          <table:table-cell office:value-type="float" office:value="165.241001605988" calcext:value-type="float">
            <text:p>165,241001605988</text:p>
          </table:table-cell>
          <table:table-cell office:value-type="float" office:value="2.59342966079712" calcext:value-type="float">
            <text:p>2,59342966079712</text:p>
          </table:table-cell>
        </table:table-row>
        <table:table-row table:style-name="ro2" table:visibility="filter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254095536409" calcext:value-type="float">
            <text:p>0,242254095536409</text:p>
          </table:table-cell>
          <table:table-cell office:value-type="float" office:value="0.0113450095487331" calcext:value-type="float">
            <text:p>0,011345009548733</text:p>
          </table:table-cell>
          <table:table-cell office:value-type="float" office:value="124.837205839157" calcext:value-type="float">
            <text:p>124,837205839157</text:p>
          </table:table-cell>
          <table:table-cell office:value-type="float" office:value="2.835657787323" calcext:value-type="float">
            <text:p>2,835657787323</text:p>
          </table:table-cell>
        </table:table-row>
        <table:table-row table:style-name="ro2" table:visibility="filter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1394162425362" calcext:value-type="float">
            <text:p>0,241394162425362</text:p>
          </table:table-cell>
          <table:table-cell office:value-type="float" office:value="0.0611587770301745" calcext:value-type="float">
            <text:p>0,061158777030175</text:p>
          </table:table-cell>
          <table:table-cell office:value-type="float" office:value="59.8596215248108" calcext:value-type="float">
            <text:p>59,8596215248108</text:p>
          </table:table-cell>
          <table:table-cell office:value-type="float" office:value="7.69924693107605" calcext:value-type="float">
            <text:p>7,69924693107605</text:p>
          </table:table-cell>
        </table:table-row>
        <table:table-row table:style-name="ro2" table:visibility="filter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0300715475861" calcext:value-type="float">
            <text:p>0,240300715475861</text:p>
          </table:table-cell>
          <table:table-cell office:value-type="float" office:value="0.0315990082841516" calcext:value-type="float">
            <text:p>0,031599008284152</text:p>
          </table:table-cell>
          <table:table-cell office:value-type="float" office:value="66.3096639633179" calcext:value-type="float">
            <text:p>66,3096639633179</text:p>
          </table:table-cell>
          <table:table-cell office:value-type="float" office:value="3.16061992645264" calcext:value-type="float">
            <text:p>3,16061992645264</text:p>
          </table:table-cell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9528454339016" calcext:value-type="float">
            <text:p>0,239528454339016</text:p>
          </table:table-cell>
          <table:table-cell office:value-type="float" office:value="0.0143950130418542" calcext:value-type="float">
            <text:p>0,014395013041854</text:p>
          </table:table-cell>
          <table:table-cell office:value-type="float" office:value="69.9745592594147" calcext:value-type="float">
            <text:p>69,9745592594147</text:p>
          </table:table-cell>
          <table:table-cell office:value-type="float" office:value="2.91637687683105" calcext:value-type="float">
            <text:p>2,916376876831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6386060866536" calcext:value-type="float">
            <text:p>0,236386060866536</text:p>
          </table:table-cell>
          <table:table-cell office:value-type="float" office:value="0.0135421529572232" calcext:value-type="float">
            <text:p>0,013542152957223</text:p>
          </table:table-cell>
          <table:table-cell office:value-type="float" office:value="10.1887096405029" calcext:value-type="float">
            <text:p>10,1887096405029</text:p>
          </table:table-cell>
          <table:table-cell office:value-type="float" office:value="2.83235716819763" calcext:value-type="float">
            <text:p>2,832357168197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5784608169025" calcext:value-type="float">
            <text:p>0,235784608169025</text:p>
          </table:table-cell>
          <table:table-cell office:value-type="float" office:value="0.0147204222961266" calcext:value-type="float">
            <text:p>0,014720422296127</text:p>
          </table:table-cell>
          <table:table-cell office:value-type="float" office:value="66.7056146621704" calcext:value-type="float">
            <text:p>66,7056146621704</text:p>
          </table:table-cell>
          <table:table-cell office:value-type="float" office:value="2.62184410095215" calcext:value-type="float">
            <text:p>2,62184410095215</text:p>
          </table:table-cell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4617356887659" calcext:value-type="float">
            <text:p>0,234617356887659</text:p>
          </table:table-cell>
          <table:table-cell office:value-type="float" office:value="0.00573500921049646" calcext:value-type="float">
            <text:p>0,005735009210496</text:p>
          </table:table-cell>
          <table:table-cell office:value-type="float" office:value="66.2108780384064" calcext:value-type="float">
            <text:p>66,2108780384064</text:p>
          </table:table-cell>
          <table:table-cell office:value-type="float" office:value="2.88334231376648" calcext:value-type="float">
            <text:p>2,883342313766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373745069867" calcext:value-type="float">
            <text:p>0,233373745069867</text:p>
          </table:table-cell>
          <table:table-cell office:value-type="float" office:value="0.0355025846043528" calcext:value-type="float">
            <text:p>0,035502584604353</text:p>
          </table:table-cell>
          <table:table-cell office:value-type="float" office:value="57.6442607402802" calcext:value-type="float">
            <text:p>57,6442607402802</text:p>
          </table:table-cell>
          <table:table-cell office:value-type="float" office:value="20.7319539546967" calcext:value-type="float">
            <text:p>20,7319539546967</text:p>
          </table:table-cell>
        </table:table-row>
        <table:table-row table:style-name="ro2" table:visibility="filter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001855435019" calcext:value-type="float">
            <text:p>0,233001855435019</text:p>
          </table:table-cell>
          <table:table-cell office:value-type="float" office:value="0.0296461405861015" calcext:value-type="float">
            <text:p>0,029646140586102</text:p>
          </table:table-cell>
          <table:table-cell office:value-type="float" office:value="67.2712302207947" calcext:value-type="float">
            <text:p>67,2712302207947</text:p>
          </table:table-cell>
          <table:table-cell office:value-type="float" office:value="3.28161878585815" calcext:value-type="float">
            <text:p>3,28161878585815</text:p>
          </table:table-cell>
        </table:table-row>
        <table:table-row table:style-name="ro2" table:visibility="filter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683651195873" calcext:value-type="float">
            <text:p>0,232683651195873</text:p>
          </table:table-cell>
          <table:table-cell office:value-type="float" office:value="0.016096776935014" calcext:value-type="float">
            <text:p>0,016096776935014</text:p>
          </table:table-cell>
          <table:table-cell office:value-type="float" office:value="146.151692056656" calcext:value-type="float">
            <text:p>146,151692056656</text:p>
          </table:table-cell>
          <table:table-cell office:value-type="float" office:value="2.88103666305542" calcext:value-type="float">
            <text:p>2,88103666305542</text:p>
          </table:table-cell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360883096953" calcext:value-type="float">
            <text:p>0,232360883096953</text:p>
          </table:table-cell>
          <table:table-cell office:value-type="float" office:value="0.00830748483976961" calcext:value-type="float">
            <text:p>0,00830748483977</text:p>
          </table:table-cell>
          <table:table-cell office:value-type="float" office:value="126.128591537476" calcext:value-type="float">
            <text:p>126,128591537476</text:p>
          </table:table-cell>
          <table:table-cell office:value-type="float" office:value="2.55892000198364" calcext:value-type="float">
            <text:p>2,55892000198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094518446623" calcext:value-type="float">
            <text:p>0,232094518446623</text:p>
          </table:table-cell>
          <table:table-cell office:value-type="float" office:value="0.00361785479205794" calcext:value-type="float">
            <text:p>0,003617854792058</text:p>
          </table:table-cell>
          <table:table-cell office:value-type="float" office:value="165.541000127792" calcext:value-type="float">
            <text:p>165,541000127792</text:p>
          </table:table-cell>
          <table:table-cell office:value-type="float" office:value="2.59819197654724" calcext:value-type="float">
            <text:p>2,59819197654724</text:p>
          </table:table-cell>
        </table:table-row>
        <table:table-row table:style-name="ro2" table:visibility="filter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154219340952" calcext:value-type="float">
            <text:p>0,23154219340952</text:p>
          </table:table-cell>
          <table:table-cell office:value-type="float" office:value="0.00878241669139819" calcext:value-type="float">
            <text:p>0,008782416691398</text:p>
          </table:table-cell>
          <table:table-cell office:value-type="float" office:value="124.789527654648" calcext:value-type="float">
            <text:p>124,789527654648</text:p>
          </table:table-cell>
          <table:table-cell office:value-type="float" office:value="2.84041833877563" calcext:value-type="float">
            <text:p>2,840418338775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654249748601" calcext:value-type="float">
            <text:p>0,230654249748601</text:p>
          </table:table-cell>
          <table:table-cell office:value-type="float" office:value="0.0105509091730873" calcext:value-type="float">
            <text:p>0,010550909173087</text:p>
          </table:table-cell>
          <table:table-cell office:value-type="float" office:value="68.0391791820526" calcext:value-type="float">
            <text:p>68,0391791820526</text:p>
          </table:table-cell>
          <table:table-cell office:value-type="float" office:value="2.63230271339417" calcext:value-type="float">
            <text:p>2,63230271339417</text:p>
          </table:table-cell>
        </table:table-row>
        <table:table-row table:style-name="ro2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204953617673" calcext:value-type="float">
            <text:p>0,230204953617673</text:p>
          </table:table-cell>
          <table:table-cell office:value-type="float" office:value="0.0638795143651976" calcext:value-type="float">
            <text:p>0,063879514365198</text:p>
          </table:table-cell>
          <table:table-cell office:value-type="float" office:value="152.741892910004" calcext:value-type="float">
            <text:p>152,741892910004</text:p>
          </table:table-cell>
          <table:table-cell office:value-type="float" office:value="3.11420879364014" calcext:value-type="float">
            <text:p>3,114208793640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9085789305589" calcext:value-type="float">
            <text:p>0,229085789305589</text:p>
          </table:table-cell>
          <table:table-cell office:value-type="float" office:value="0.0115776415318787" calcext:value-type="float">
            <text:p>0,011577641531879</text:p>
          </table:table-cell>
          <table:table-cell office:value-type="float" office:value="67.2262929916382" calcext:value-type="float">
            <text:p>67,2262929916382</text:p>
          </table:table-cell>
          <table:table-cell office:value-type="float" office:value="2.65160660743713" calcext:value-type="float">
            <text:p>2,65160660743713</text:p>
          </table:table-cell>
        </table:table-row>
        <table:table-row table:style-name="ro2" table:visibility="filter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67274482991" calcext:value-type="float">
            <text:p>0,22867274482991</text:p>
          </table:table-cell>
          <table:table-cell office:value-type="float" office:value="0.00999994221334672" calcext:value-type="float">
            <text:p>0,009999942213347</text:p>
          </table:table-cell>
          <table:table-cell office:value-type="float" office:value="123.420176362991" calcext:value-type="float">
            <text:p>123,420176362991</text:p>
          </table:table-cell>
          <table:table-cell office:value-type="float" office:value="2.87077655792236" calcext:value-type="float">
            <text:p>2,870776557922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083619543737" calcext:value-type="float">
            <text:p>0,228083619543737</text:p>
          </table:table-cell>
          <table:table-cell office:value-type="float" office:value="0.00924033322940871" calcext:value-type="float">
            <text:p>0,009240333229409</text:p>
          </table:table-cell>
          <table:table-cell office:value-type="float" office:value="66.5023134231567" calcext:value-type="float">
            <text:p>66,5023134231567</text:p>
          </table:table-cell>
          <table:table-cell office:value-type="float" office:value="2.64804224967957" calcext:value-type="float">
            <text:p>2,64804224967957</text:p>
          </table:table-cell>
        </table:table-row>
        <table:table-row table:style-name="ro2" table:visibility="filter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7783221061931" calcext:value-type="float">
            <text:p>0,227783221061931</text:p>
          </table:table-cell>
          <table:table-cell office:value-type="float" office:value="0.0156464846551795" calcext:value-type="float">
            <text:p>0,01564648465518</text:p>
          </table:table-cell>
          <table:table-cell office:value-type="float" office:value="152.525046253204" calcext:value-type="float">
            <text:p>152,525046253204</text:p>
          </table:table-cell>
          <table:table-cell office:value-type="float" office:value="2.95871119499207" calcext:value-type="float">
            <text:p>2,95871119499207</text:p>
          </table:table-cell>
        </table:table-row>
        <table:table-row table:style-name="ro2" table:visibility="filter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603836782752" calcext:value-type="float">
            <text:p>0,226603836782752</text:p>
          </table:table-cell>
          <table:table-cell office:value-type="float" office:value="0.00700215765229227" calcext:value-type="float">
            <text:p>0,007002157652292</text:p>
          </table:table-cell>
          <table:table-cell office:value-type="float" office:value="156.065518712997" calcext:value-type="float">
            <text:p>156,065518712997</text:p>
          </table:table-cell>
          <table:table-cell office:value-type="float" office:value="2.94253425598144" calcext:value-type="float">
            <text:p>2,94253425598144</text:p>
          </table:table-cell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52988258323" calcext:value-type="float">
            <text:p>0,22652988258323</text:p>
          </table:table-cell>
          <table:table-cell office:value-type="float" office:value="0.00532687593399202" calcext:value-type="float">
            <text:p>0,005326875933992</text:p>
          </table:table-cell>
          <table:table-cell office:value-type="float" office:value="124.528590679169" calcext:value-type="float">
            <text:p>124,528590679169</text:p>
          </table:table-cell>
          <table:table-cell office:value-type="float" office:value="2.84041719436645" calcext:value-type="float">
            <text:p>2,84041719436645</text:p>
          </table:table-cell>
        </table:table-row>
        <table:table-row table:style-name="ro2" table:visibility="filter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5335376586289" calcext:value-type="float">
            <text:p>0,225335376586289</text:p>
          </table:table-cell>
          <table:table-cell office:value-type="float" office:value="0.00945624810143349" calcext:value-type="float">
            <text:p>0,009456248101433</text:p>
          </table:table-cell>
          <table:table-cell office:value-type="float" office:value="151.155690336227" calcext:value-type="float">
            <text:p>151,155690336227</text:p>
          </table:table-cell>
          <table:table-cell office:value-type="float" office:value="2.97548317909241" calcext:value-type="float">
            <text:p>2,97548317909241</text:p>
          </table:table-cell>
        </table:table-row>
        <table:table-row table:style-name="ro2" table:visibility="filter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956524565105" calcext:value-type="float">
            <text:p>0,224956524565105</text:p>
          </table:table-cell>
          <table:table-cell office:value-type="float" office:value="0.0162994118425522" calcext:value-type="float">
            <text:p>0,016299411842552</text:p>
          </table:table-cell>
          <table:table-cell office:value-type="float" office:value="147.272543668747" calcext:value-type="float">
            <text:p>147,272543668747</text:p>
          </table:table-cell>
          <table:table-cell office:value-type="float" office:value="2.89508638381958" calcext:value-type="float">
            <text:p>2,89508638381958</text:p>
          </table:table-cell>
        </table:table-row>
        <table:table-row table:style-name="ro2" table:visibility="filter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668875010518" calcext:value-type="float">
            <text:p>0,224668875010518</text:p>
          </table:table-cell>
          <table:table-cell office:value-type="float" office:value="0.00850979954727756" calcext:value-type="float">
            <text:p>0,008509799547278</text:p>
          </table:table-cell>
          <table:table-cell office:value-type="float" office:value="121.781788301468" calcext:value-type="float">
            <text:p>121,781788301468</text:p>
          </table:table-cell>
          <table:table-cell office:value-type="float" office:value="2.87468519210815" calcext:value-type="float">
            <text:p>2,87468519210815</text:p>
          </table:table-cell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480340102367" calcext:value-type="float">
            <text:p>0,224480340102367</text:p>
          </table:table-cell>
          <table:table-cell office:value-type="float" office:value="0.0265744277029318" calcext:value-type="float">
            <text:p>0,026574427702932</text:p>
          </table:table-cell>
          <table:table-cell office:value-type="float" office:value="150.610562562943" calcext:value-type="float">
            <text:p>150,610562562943</text:p>
          </table:table-cell>
          <table:table-cell office:value-type="float" office:value="2.90422210693359" calcext:value-type="float">
            <text:p>2,90422210693359</text:p>
          </table:table-cell>
        </table:table-row>
        <table:table-row table:style-name="ro2" table:visibility="filter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53340867207" calcext:value-type="float">
            <text:p>0,223653340867207</text:p>
          </table:table-cell>
          <table:table-cell office:value-type="float" office:value="0.0316229128959439" calcext:value-type="float">
            <text:p>0,031622912895944</text:p>
          </table:table-cell>
          <table:table-cell office:value-type="float" office:value="65.1380903244019" calcext:value-type="float">
            <text:p>65,1380903244019</text:p>
          </table:table-cell>
          <table:table-cell office:value-type="float" office:value="3.28110995292664" calcext:value-type="float">
            <text:p>3,28110995292664</text:p>
          </table:table-cell>
        </table:table-row>
        <table:table-row table:style-name="ro2" table:visibility="filter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45890518721" calcext:value-type="float">
            <text:p>0,223645890518721</text:p>
          </table:table-cell>
          <table:table-cell office:value-type="float" office:value="0.00591092449103545" calcext:value-type="float">
            <text:p>0,005910924491035</text:p>
          </table:table-cell>
          <table:table-cell office:value-type="float" office:value="156.24928393364" calcext:value-type="float">
            <text:p>156,24928393364</text:p>
          </table:table-cell>
          <table:table-cell office:value-type="float" office:value="2.96110100746155" calcext:value-type="float">
            <text:p>2,961101007461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03764408453" calcext:value-type="float">
            <text:p>0,223603764408453</text:p>
          </table:table-cell>
          <table:table-cell office:value-type="float" office:value="0.0323699414846282" calcext:value-type="float">
            <text:p>0,032369941484628</text:p>
          </table:table-cell>
          <table:table-cell office:value-type="float" office:value="57.6414214134216" calcext:value-type="float">
            <text:p>57,6414214134216</text:p>
          </table:table-cell>
          <table:table-cell office:value-type="float" office:value="20.4470864295959" calcext:value-type="float">
            <text:p>20,4470864295959</text:p>
          </table:table-cell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6686879016" calcext:value-type="float">
            <text:p>0,22306686879016</text:p>
          </table:table-cell>
          <table:table-cell office:value-type="float" office:value="0.00763312963241663" calcext:value-type="float">
            <text:p>0,007633129632417</text:p>
          </table:table-cell>
          <table:table-cell office:value-type="float" office:value="123.987321519852" calcext:value-type="float">
            <text:p>123,987321519852</text:p>
          </table:table-cell>
          <table:table-cell office:value-type="float" office:value="2.53046975135803" calcext:value-type="float">
            <text:p>2,53046975135803</text:p>
          </table:table-cell>
        </table:table-row>
        <table:table-row table:style-name="ro2" table:visibility="filter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59228273757" calcext:value-type="float">
            <text:p>0,223059228273757</text:p>
          </table:table-cell>
          <table:table-cell office:value-type="float" office:value="0.00361309149185607" calcext:value-type="float">
            <text:p>0,003613091491856</text:p>
          </table:table-cell>
          <table:table-cell office:value-type="float" office:value="59.8894567966461" calcext:value-type="float">
            <text:p>59,8894567966461</text:p>
          </table:table-cell>
          <table:table-cell office:value-type="float" office:value="3.17580409049988" calcext:value-type="float">
            <text:p>3,175804090499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2308507230302" calcext:value-type="float">
            <text:p>0,222308507230302</text:p>
          </table:table-cell>
          <table:table-cell office:value-type="float" office:value="0.0274052526051023" calcext:value-type="float">
            <text:p>0,027405252605102</text:p>
          </table:table-cell>
          <table:table-cell office:value-type="float" office:value="12.4877688884735" calcext:value-type="float">
            <text:p>12,4877688884735</text:p>
          </table:table-cell>
          <table:table-cell office:value-type="float" office:value="3.12831192016602" calcext:value-type="float">
            <text:p>3,128311920166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536199336534" calcext:value-type="float">
            <text:p>0,221536199336534</text:p>
          </table:table-cell>
          <table:table-cell office:value-type="float" office:value="0.0070428979117299" calcext:value-type="float">
            <text:p>0,00704289791173</text:p>
          </table:table-cell>
          <table:table-cell office:value-type="float" office:value="66.7729437351227" calcext:value-type="float">
            <text:p>66,7729437351227</text:p>
          </table:table-cell>
          <table:table-cell office:value-type="float" office:value="2.78389110565186" calcext:value-type="float">
            <text:p>2,78389110565186</text:p>
          </table:table-cell>
        </table:table-row>
        <table:table-row table:style-name="ro2" table:visibility="filter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223157112723" calcext:value-type="float">
            <text:p>0,221223157112723</text:p>
          </table:table-cell>
          <table:table-cell office:value-type="float" office:value="0.0108461073465213" calcext:value-type="float">
            <text:p>0,010846107346521</text:p>
          </table:table-cell>
          <table:table-cell office:value-type="float" office:value="111.849490308762" calcext:value-type="float">
            <text:p>111,849490308762</text:p>
          </table:table-cell>
          <table:table-cell office:value-type="float" office:value="2.88632144927978" calcext:value-type="float">
            <text:p>2,88632144927978</text:p>
          </table:table-cell>
        </table:table-row>
        <table:table-row table:style-name="ro2" table:visibility="filter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0460399244228" calcext:value-type="float">
            <text:p>0,220460399244228</text:p>
          </table:table-cell>
          <table:table-cell office:value-type="float" office:value="0.00608444407384063" calcext:value-type="float">
            <text:p>0,006084444073841</text:p>
          </table:table-cell>
          <table:table-cell office:value-type="float" office:value="125.268151855469" calcext:value-type="float">
            <text:p>125,268151855469</text:p>
          </table:table-cell>
          <table:table-cell office:value-type="float" office:value="2.87477588653564" calcext:value-type="float">
            <text:p>2,874775886535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463017114789" calcext:value-type="float">
            <text:p>0,219463017114789</text:p>
          </table:table-cell>
          <table:table-cell office:value-type="float" office:value="0.00579329358929031" calcext:value-type="float">
            <text:p>0,00579329358929</text:p>
          </table:table-cell>
          <table:table-cell office:value-type="float" office:value="164.843988132477" calcext:value-type="float">
            <text:p>164,843988132477</text:p>
          </table:table-cell>
          <table:table-cell office:value-type="float" office:value="2.58919582366943" calcext:value-type="float">
            <text:p>2,58919582366943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243072950892" calcext:value-type="float">
            <text:p>0,219243072950892</text:p>
          </table:table-cell>
          <table:table-cell office:value-type="float" office:value="0.0253311148607564" calcext:value-type="float">
            <text:p>0,025331114860756</text:p>
          </table:table-cell>
          <table:table-cell office:value-type="float" office:value="58.2670200824738" calcext:value-type="float">
            <text:p>58,2670200824738</text:p>
          </table:table-cell>
          <table:table-cell office:value-type="float" office:value="7.16704034805298" calcext:value-type="float">
            <text:p>7,16704034805298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8821084048406" calcext:value-type="float">
            <text:p>0,218821084048406</text:p>
          </table:table-cell>
          <table:table-cell office:value-type="float" office:value="0.00639855428782604" calcext:value-type="float">
            <text:p>0,006398554287826</text:p>
          </table:table-cell>
          <table:table-cell office:value-type="float" office:value="127.475370264053" calcext:value-type="float">
            <text:p>127,475370264053</text:p>
          </table:table-cell>
          <table:table-cell office:value-type="float" office:value="2.91389799118042" calcext:value-type="float">
            <text:p>2,91389799118042</text:p>
          </table:table-cell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416802335922" calcext:value-type="float">
            <text:p>0,217416802335922</text:p>
          </table:table-cell>
          <table:table-cell office:value-type="float" office:value="0.0207427502354854" calcext:value-type="float">
            <text:p>0,020742750235485</text:p>
          </table:table-cell>
          <table:table-cell office:value-type="float" office:value="140.162058782578" calcext:value-type="float">
            <text:p>140,162058782578</text:p>
          </table:table-cell>
          <table:table-cell office:value-type="float" office:value="2.98084950447083" calcext:value-type="float">
            <text:p>2,98084950447083</text:p>
          </table:table-cell>
        </table:table-row>
        <table:table-row table:style-name="ro2" table:visibility="filter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027375328231" calcext:value-type="float">
            <text:p>0,217027375328231</text:p>
          </table:table-cell>
          <table:table-cell office:value-type="float" office:value="0.0106667730744498" calcext:value-type="float">
            <text:p>0,01066677307445</text:p>
          </table:table-cell>
          <table:table-cell office:value-type="float" office:value="58.4250566959381" calcext:value-type="float">
            <text:p>58,4250566959381</text:p>
          </table:table-cell>
          <table:table-cell office:value-type="float" office:value="7.4073215007782" calcext:value-type="float">
            <text:p>7,40732150077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6473736903989" calcext:value-type="float">
            <text:p>0,216473736903989</text:p>
          </table:table-cell>
          <table:table-cell office:value-type="float" office:value="0.0156804351958674" calcext:value-type="float">
            <text:p>0,015680435195867</text:p>
          </table:table-cell>
          <table:table-cell office:value-type="float" office:value="66.4873473167419" calcext:value-type="float">
            <text:p>66,4873473167419</text:p>
          </table:table-cell>
          <table:table-cell office:value-type="float" office:value="20.7917329311371" calcext:value-type="float">
            <text:p>20,7917329311371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008190107346" calcext:value-type="float">
            <text:p>146,008190107346</text:p>
          </table:table-cell>
          <table:table-cell office:value-type="float" office:value="2.60393443107605" calcext:value-type="float">
            <text:p>2,603934431076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353513526917" calcext:value-type="float">
            <text:p>146,353513526917</text:p>
          </table:table-cell>
          <table:table-cell office:value-type="float" office:value="2.58643379211426" calcext:value-type="float">
            <text:p>2,586433792114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116443974957" calcext:value-type="float">
            <text:p>0,215116443974957</text:p>
          </table:table-cell>
          <table:table-cell office:value-type="float" office:value="0.00657112744532324" calcext:value-type="float">
            <text:p>0,006571127445323</text:p>
          </table:table-cell>
          <table:table-cell office:value-type="float" office:value="165.329718446732" calcext:value-type="float">
            <text:p>165,329718446732</text:p>
          </table:table-cell>
          <table:table-cell office:value-type="float" office:value="2.58251843452454" calcext:value-type="float">
            <text:p>2,582518434524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4750684552956" calcext:value-type="float">
            <text:p>0,214750684552956</text:p>
          </table:table-cell>
          <table:table-cell office:value-type="float" office:value="0.0121701383428454" calcext:value-type="float">
            <text:p>0,012170138342845</text:p>
          </table:table-cell>
          <table:table-cell office:value-type="float" office:value="58.106254863739" calcext:value-type="float">
            <text:p>58,106254863739</text:p>
          </table:table-cell>
          <table:table-cell office:value-type="float" office:value="21.8031311035156" calcext:value-type="float">
            <text:p>21,8031311035156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349469077997" calcext:value-type="float">
            <text:p>0,21349469077997</text:p>
          </table:table-cell>
          <table:table-cell office:value-type="float" office:value="0.014942924868206" calcext:value-type="float">
            <text:p>0,014942924868206</text:p>
          </table:table-cell>
          <table:table-cell office:value-type="float" office:value="125.098819732666" calcext:value-type="float">
            <text:p>125,098819732666</text:p>
          </table:table-cell>
          <table:table-cell office:value-type="float" office:value="2.63432841300964" calcext:value-type="float">
            <text:p>2,634328413009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747425540312" calcext:value-type="float">
            <text:p>0,212747425540312</text:p>
          </table:table-cell>
          <table:table-cell office:value-type="float" office:value="0.0276000375461234" calcext:value-type="float">
            <text:p>0,027600037546123</text:p>
          </table:table-cell>
          <table:table-cell office:value-type="float" office:value="10.4940498352051" calcext:value-type="float">
            <text:p>10,4940498352051</text:p>
          </table:table-cell>
          <table:table-cell office:value-type="float" office:value="2.96532778739929" calcext:value-type="float">
            <text:p>2,96532778739929</text:p>
          </table:table-cell>
        </table:table-row>
        <table:table-row table:style-name="ro2" table:visibility="filter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422017175451" calcext:value-type="float">
            <text:p>0,212422017175451</text:p>
          </table:table-cell>
          <table:table-cell office:value-type="float" office:value="0.0102792791756037" calcext:value-type="float">
            <text:p>0,010279279175604</text:p>
          </table:table-cell>
          <table:table-cell office:value-type="float" office:value="129.852456855774" calcext:value-type="float">
            <text:p>129,852456855774</text:p>
          </table:table-cell>
          <table:table-cell office:value-type="float" office:value="3.06112561225891" calcext:value-type="float">
            <text:p>3,061125612258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1845108566301" calcext:value-type="float">
            <text:p>0,211845108566301</text:p>
          </table:table-cell>
          <table:table-cell office:value-type="float" office:value="0.00478611100474801" calcext:value-type="float">
            <text:p>0,004786111004748</text:p>
          </table:table-cell>
          <table:table-cell office:value-type="float" office:value="67.0766490936279" calcext:value-type="float">
            <text:p>67,0766490936279</text:p>
          </table:table-cell>
          <table:table-cell office:value-type="float" office:value="20.5538332939148" calcext:value-type="float">
            <text:p>20,553833293914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4.239655399323" calcext:value-type="float">
            <text:p>144,239655399323</text:p>
          </table:table-cell>
          <table:table-cell office:value-type="float" office:value="2.82897033691406" calcext:value-type="float">
            <text:p>2,828970336914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6.541953849793" calcext:value-type="float">
            <text:p>146,541953849793</text:p>
          </table:table-cell>
          <table:table-cell office:value-type="float" office:value="2.83069720268249" calcext:value-type="float">
            <text:p>2,830697202682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332792524809" calcext:value-type="float">
            <text:p>0,210332792524809</text:p>
          </table:table-cell>
          <table:table-cell office:value-type="float" office:value="0.00581375582507816" calcext:value-type="float">
            <text:p>0,005813755825078</text:p>
          </table:table-cell>
          <table:table-cell office:value-type="float" office:value="69.1864845275879" calcext:value-type="float">
            <text:p>69,1864845275879</text:p>
          </table:table-cell>
          <table:table-cell office:value-type="float" office:value="25.3934152603149" calcext:value-type="float">
            <text:p>25,39341526031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136081628433" calcext:value-type="float">
            <text:p>0,210136081628433</text:p>
          </table:table-cell>
          <table:table-cell office:value-type="float" office:value="0.00525262196079766" calcext:value-type="float">
            <text:p>0,005252621960798</text:p>
          </table:table-cell>
          <table:table-cell office:value-type="float" office:value="70.0250548362732" calcext:value-type="float">
            <text:p>70,0250548362732</text:p>
          </table:table-cell>
          <table:table-cell office:value-type="float" office:value="21.2773403644562" calcext:value-type="float">
            <text:p>21,2773403644562</text:p>
          </table:table-cell>
        </table:table-row>
        <table:table-row table:style-name="ro2" table:visibility="filter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8082900640174" calcext:value-type="float">
            <text:p>0,208082900640174</text:p>
          </table:table-cell>
          <table:table-cell office:value-type="float" office:value="0.0108054659775636" calcext:value-type="float">
            <text:p>0,010805465977564</text:p>
          </table:table-cell>
          <table:table-cell office:value-type="float" office:value="127.933667182922" calcext:value-type="float">
            <text:p>127,933667182922</text:p>
          </table:table-cell>
          <table:table-cell office:value-type="float" office:value="2.90594778060913" calcext:value-type="float">
            <text:p>2,90594778060913</text:p>
          </table:table-cell>
        </table:table-row>
        <table:table-row table:style-name="ro2" table:visibility="filter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646225915168" calcext:value-type="float">
            <text:p>0,207646225915168</text:p>
          </table:table-cell>
          <table:table-cell office:value-type="float" office:value="0.0203823252736256" calcext:value-type="float">
            <text:p>0,020382325273626</text:p>
          </table:table-cell>
          <table:table-cell office:value-type="float" office:value="126.511924362183" calcext:value-type="float">
            <text:p>126,511924362183</text:p>
          </table:table-cell>
          <table:table-cell office:value-type="float" office:value="3.04023852348328" calcext:value-type="float">
            <text:p>3,04023852348328</text:p>
          </table:table-cell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274952516708" calcext:value-type="float">
            <text:p>0,207274952516708</text:p>
          </table:table-cell>
          <table:table-cell office:value-type="float" office:value="0.0205479729571879" calcext:value-type="float">
            <text:p>0,020547972957188</text:p>
          </table:table-cell>
          <table:table-cell office:value-type="float" office:value="60.2961980342865" calcext:value-type="float">
            <text:p>60,2961980342865</text:p>
          </table:table-cell>
          <table:table-cell office:value-type="float" office:value="3.19190392494202" calcext:value-type="float">
            <text:p>3,191903924942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6664403956841" calcext:value-type="float">
            <text:p>0,206664403956841</text:p>
          </table:table-cell>
          <table:table-cell office:value-type="float" office:value="0.0275495819127943" calcext:value-type="float">
            <text:p>0,027549581912794</text:p>
          </table:table-cell>
          <table:table-cell office:value-type="float" office:value="60.3151701450348" calcext:value-type="float">
            <text:p>60,3151701450348</text:p>
          </table:table-cell>
          <table:table-cell office:value-type="float" office:value="21.211314535141" calcext:value-type="float">
            <text:p>21,2113145351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927974087185" calcext:value-type="float">
            <text:p>0,205927974087185</text:p>
          </table:table-cell>
          <table:table-cell office:value-type="float" office:value="0.00842124987688916" calcext:value-type="float">
            <text:p>0,008421249876889</text:p>
          </table:table-cell>
          <table:table-cell office:value-type="float" office:value="9.83807239532471" calcext:value-type="float">
            <text:p>9,83807239532471</text:p>
          </table:table-cell>
          <table:table-cell office:value-type="float" office:value="2.78698778152466" calcext:value-type="float">
            <text:p>2,786987781524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445601815659" calcext:value-type="float">
            <text:p>0,205445601815659</text:p>
          </table:table-cell>
          <table:table-cell office:value-type="float" office:value="0.00571801989648673" calcext:value-type="float">
            <text:p>0,005718019896487</text:p>
          </table:table-cell>
          <table:table-cell office:value-type="float" office:value="64.7646724700928" calcext:value-type="float">
            <text:p>64,7646724700928</text:p>
          </table:table-cell>
          <table:table-cell office:value-type="float" office:value="20.4465566158295" calcext:value-type="float">
            <text:p>20,4465566158295</text:p>
          </table:table-cell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279975023164" calcext:value-type="float">
            <text:p>0,205279975023164</text:p>
          </table:table-cell>
          <table:table-cell office:value-type="float" office:value="0.0159836921518834" calcext:value-type="float">
            <text:p>0,015983692151883</text:p>
          </table:table-cell>
          <table:table-cell office:value-type="float" office:value="159.270663881302" calcext:value-type="float">
            <text:p>159,270663881302</text:p>
          </table:table-cell>
          <table:table-cell office:value-type="float" office:value="2.56711416244507" calcext:value-type="float">
            <text:p>2,56711416244507</text:p>
          </table:table-cell>
        </table:table-row>
        <table:table-row table:style-name="ro2" table:visibility="filter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4744754448302" calcext:value-type="float">
            <text:p>0,204744754448302</text:p>
          </table:table-cell>
          <table:table-cell office:value-type="float" office:value="0.0352028210214489" calcext:value-type="float">
            <text:p>0,035202821021449</text:p>
          </table:table-cell>
          <table:table-cell office:value-type="float" office:value="149.970115709305" calcext:value-type="float">
            <text:p>149,970115709305</text:p>
          </table:table-cell>
          <table:table-cell office:value-type="float" office:value="3.12253985404968" calcext:value-type="float">
            <text:p>3,12253985404968</text:p>
          </table:table-cell>
        </table:table-row>
        <table:table-row table:style-name="ro2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989855846146" calcext:value-type="float">
            <text:p>0,203989855846146</text:p>
          </table:table-cell>
          <table:table-cell office:value-type="float" office:value="0.0542575354927158" calcext:value-type="float">
            <text:p>0,054257535492716</text:p>
          </table:table-cell>
          <table:table-cell office:value-type="float" office:value="58.7727786064148" calcext:value-type="float">
            <text:p>58,7727786064148</text:p>
          </table:table-cell>
          <table:table-cell office:value-type="float" office:value="7.19876027107239" calcext:value-type="float">
            <text:p>7,19876027107239</text:p>
          </table:table-cell>
        </table:table-row>
        <table:table-row table:style-name="ro2" table:visibility="filter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699504130412" calcext:value-type="float">
            <text:p>0,203699504130412</text:p>
          </table:table-cell>
          <table:table-cell office:value-type="float" office:value="0.0625899717669709" calcext:value-type="float">
            <text:p>0,062589971766971</text:p>
          </table:table-cell>
          <table:table-cell office:value-type="float" office:value="58.473740530014" calcext:value-type="float">
            <text:p>58,473740530014</text:p>
          </table:table-cell>
          <table:table-cell office:value-type="float" office:value="7.13345470428467" calcext:value-type="float">
            <text:p>7,133454704284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041256099758" calcext:value-type="float">
            <text:p>0,203041256099758</text:p>
          </table:table-cell>
          <table:table-cell office:value-type="float" office:value="0.0091095779646303" calcext:value-type="float">
            <text:p>0,00910957796463</text:p>
          </table:table-cell>
          <table:table-cell office:value-type="float" office:value="64.9806592941284" calcext:value-type="float">
            <text:p>64,9806592941284</text:p>
          </table:table-cell>
          <table:table-cell office:value-type="float" office:value="2.72120308876038" calcext:value-type="float">
            <text:p>2,721203088760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2900600094937" calcext:value-type="float">
            <text:p>0,202900600094937</text:p>
          </table:table-cell>
          <table:table-cell office:value-type="float" office:value="0.00928423740119329" calcext:value-type="float">
            <text:p>0,009284237401193</text:p>
          </table:table-cell>
          <table:table-cell office:value-type="float" office:value="165.111573076248" calcext:value-type="float">
            <text:p>165,111573076248</text:p>
          </table:table-cell>
          <table:table-cell office:value-type="float" office:value="2.58653268814087" calcext:value-type="float">
            <text:p>2,586532688140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997325048036" calcext:value-type="float">
            <text:p>0,201997325048036</text:p>
          </table:table-cell>
          <table:table-cell office:value-type="float" office:value="0.0123505684775678" calcext:value-type="float">
            <text:p>0,012350568477568</text:p>
          </table:table-cell>
          <table:table-cell office:value-type="float" office:value="57.1549991130829" calcext:value-type="float">
            <text:p>57,1549991130829</text:p>
          </table:table-cell>
          <table:table-cell office:value-type="float" office:value="21.2495150089264" calcext:value-type="float">
            <text:p>21,2495150089264</text:p>
          </table:table-cell>
        </table:table-row>
        <table:table-row table:style-name="ro2" table:visibility="filter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654866549858" calcext:value-type="float">
            <text:p>0,201654866549858</text:p>
          </table:table-cell>
          <table:table-cell office:value-type="float" office:value="0.020819236579782" calcext:value-type="float">
            <text:p>0,020819236579782</text:p>
          </table:table-cell>
          <table:table-cell office:value-type="float" office:value="136.531286430359" calcext:value-type="float">
            <text:p>136,531286430359</text:p>
          </table:table-cell>
          <table:table-cell office:value-type="float" office:value="3.22583208084106" calcext:value-type="float">
            <text:p>3,22583208084106</text:p>
          </table:table-cell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972034890554" calcext:value-type="float">
            <text:p>0,200972034890554</text:p>
          </table:table-cell>
          <table:table-cell office:value-type="float" office:value="0.028940945040154" calcext:value-type="float">
            <text:p>0,028940945040154</text:p>
          </table:table-cell>
          <table:table-cell office:value-type="float" office:value="72.7070728302002" calcext:value-type="float">
            <text:p>72,7070728302002</text:p>
          </table:table-cell>
          <table:table-cell office:value-type="float" office:value="3.09000496864319" calcext:value-type="float">
            <text:p>3,090004968643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381017992067" calcext:value-type="float">
            <text:p>0,200381017992067</text:p>
          </table:table-cell>
          <table:table-cell office:value-type="float" office:value="0.00877782889546941" calcext:value-type="float">
            <text:p>0,008777828895469</text:p>
          </table:table-cell>
          <table:table-cell office:value-type="float" office:value="144.98196387291" calcext:value-type="float">
            <text:p>144,98196387291</text:p>
          </table:table-cell>
          <table:table-cell office:value-type="float" office:value="3.16045789718628" calcext:value-type="float">
            <text:p>3,16045789718628</text:p>
          </table:table-cell>
        </table:table-row>
        <table:table-row table:style-name="ro2" table:visibility="filter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9884125643285" calcext:value-type="float">
            <text:p>0,199884125643285</text:p>
          </table:table-cell>
          <table:table-cell office:value-type="float" office:value="0.0125868237946151" calcext:value-type="float">
            <text:p>0,012586823794615</text:p>
          </table:table-cell>
          <table:table-cell office:value-type="float" office:value="127.80509018898" calcext:value-type="float">
            <text:p>127,80509018898</text:p>
          </table:table-cell>
          <table:table-cell office:value-type="float" office:value="2.92434959411621" calcext:value-type="float">
            <text:p>2,92434959411621</text:p>
          </table:table-cell>
        </table:table-row>
        <table:table-row table:style-name="ro2" table:visibility="filter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7490185283743" calcext:value-type="float">
            <text:p>0,197490185283743</text:p>
          </table:table-cell>
          <table:table-cell office:value-type="float" office:value="0.0202192715528008" calcext:value-type="float">
            <text:p>0,020219271552801</text:p>
          </table:table-cell>
          <table:table-cell office:value-type="float" office:value="144.958877658844" calcext:value-type="float">
            <text:p>144,958877658844</text:p>
          </table:table-cell>
          <table:table-cell office:value-type="float" office:value="3.05699543952942" calcext:value-type="float">
            <text:p>3,05699543952942</text:p>
          </table:table-cell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6273272614723" calcext:value-type="float">
            <text:p>0,196273272614723</text:p>
          </table:table-cell>
          <table:table-cell office:value-type="float" office:value="0.0151374587411345" calcext:value-type="float">
            <text:p>0,015137458741135</text:p>
          </table:table-cell>
          <table:table-cell office:value-type="float" office:value="171.193141412735" calcext:value-type="float">
            <text:p>171,193141412735</text:p>
          </table:table-cell>
          <table:table-cell office:value-type="float" office:value="2.90398707389832" calcext:value-type="float">
            <text:p>2,903987073898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904657552403" calcext:value-type="float">
            <text:p>0,193904657552403</text:p>
          </table:table-cell>
          <table:table-cell office:value-type="float" office:value="0.0034270552181541" calcext:value-type="float">
            <text:p>0,003427055218154</text:p>
          </table:table-cell>
          <table:table-cell office:value-type="float" office:value="68.8010704994202" calcext:value-type="float">
            <text:p>68,8010704994202</text:p>
          </table:table-cell>
          <table:table-cell office:value-type="float" office:value="2.9824444770813" calcext:value-type="float">
            <text:p>2,9824444770813</text:p>
          </table:table-cell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61386895568" calcext:value-type="float">
            <text:p>0,193861386895568</text:p>
          </table:table-cell>
          <table:table-cell office:value-type="float" office:value="0.00455137589756838" calcext:value-type="float">
            <text:p>0,004551375897568</text:p>
          </table:table-cell>
          <table:table-cell office:value-type="float" office:value="147.974966573715" calcext:value-type="float">
            <text:p>147,974966573715</text:p>
          </table:table-cell>
          <table:table-cell office:value-type="float" office:value="2.92455716133118" calcext:value-type="float">
            <text:p>2,92455716133118</text:p>
          </table:table-cell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53222338695" calcext:value-type="float">
            <text:p>0,193853222338695</text:p>
          </table:table-cell>
          <table:table-cell office:value-type="float" office:value="0.0099882087229382" calcext:value-type="float">
            <text:p>0,009988208722938</text:p>
          </table:table-cell>
          <table:table-cell office:value-type="float" office:value="68.1331993579865" calcext:value-type="float">
            <text:p>68,1331993579865</text:p>
          </table:table-cell>
          <table:table-cell office:value-type="float" office:value="3.08617277145386" calcext:value-type="float">
            <text:p>3,08617277145386</text:p>
          </table:table-cell>
        </table:table-row>
        <table:table-row table:style-name="ro2" table:visibility="filter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64585119403" calcext:value-type="float">
            <text:p>0,19364585119403</text:p>
          </table:table-cell>
          <table:table-cell office:value-type="float" office:value="0.00178430812046266" calcext:value-type="float">
            <text:p>0,001784308120463</text:p>
          </table:table-cell>
          <table:table-cell office:value-type="float" office:value="59.8138576030731" calcext:value-type="float">
            <text:p>59,8138576030731</text:p>
          </table:table-cell>
          <table:table-cell office:value-type="float" office:value="3.15523691177368" calcext:value-type="float">
            <text:p>3,15523691177368</text:p>
          </table:table-cell>
        </table:table-row>
        <table:table-row table:style-name="ro2" table:visibility="filter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546808838791" calcext:value-type="float">
            <text:p>0,193546808838791</text:p>
          </table:table-cell>
          <table:table-cell office:value-type="float" office:value="0.0018622068861915" calcext:value-type="float">
            <text:p>0,001862206886192</text:p>
          </table:table-cell>
          <table:table-cell office:value-type="float" office:value="59.8870974063873" calcext:value-type="float">
            <text:p>59,8870974063873</text:p>
          </table:table-cell>
          <table:table-cell office:value-type="float" office:value="3.09846601486206" calcext:value-type="float">
            <text:p>3,09846601486206</text:p>
          </table:table-cell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265026959284" calcext:value-type="float">
            <text:p>0,193265026959284</text:p>
          </table:table-cell>
          <table:table-cell office:value-type="float" office:value="0.0103928357402912" calcext:value-type="float">
            <text:p>0,010392835740291</text:p>
          </table:table-cell>
          <table:table-cell office:value-type="float" office:value="128.75681848526" calcext:value-type="float">
            <text:p>128,75681848526</text:p>
          </table:table-cell>
          <table:table-cell office:value-type="float" office:value="2.69219341278076" calcext:value-type="float">
            <text:p>2,69219341278076</text:p>
          </table:table-cell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864255537672" calcext:value-type="float">
            <text:p>0,192864255537672</text:p>
          </table:table-cell>
          <table:table-cell office:value-type="float" office:value="0.0249426239374849" calcext:value-type="float">
            <text:p>0,024942623937485</text:p>
          </table:table-cell>
          <table:table-cell office:value-type="float" office:value="167.413257265091" calcext:value-type="float">
            <text:p>167,413257265091</text:p>
          </table:table-cell>
          <table:table-cell office:value-type="float" office:value="2.9310320854187" calcext:value-type="float">
            <text:p>2,9310320854187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27715759823" calcext:value-type="float">
            <text:p>0,192627715759823</text:p>
          </table:table-cell>
          <table:table-cell office:value-type="float" office:value="0.024076089690698" calcext:value-type="float">
            <text:p>0,024076089690698</text:p>
          </table:table-cell>
          <table:table-cell office:value-type="float" office:value="150.832440376282" calcext:value-type="float">
            <text:p>150,832440376282</text:p>
          </table:table-cell>
          <table:table-cell office:value-type="float" office:value="3.15008721351624" calcext:value-type="float">
            <text:p>3,15008721351624</text:p>
          </table:table-cell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04602250941" calcext:value-type="float">
            <text:p>0,192604602250941</text:p>
          </table:table-cell>
          <table:table-cell office:value-type="float" office:value="0.0179576675480726" calcext:value-type="float">
            <text:p>0,017957667548073</text:p>
          </table:table-cell>
          <table:table-cell office:value-type="float" office:value="126.787673521042" calcext:value-type="float">
            <text:p>126,787673521042</text:p>
          </table:table-cell>
          <table:table-cell office:value-type="float" office:value="3.01685838699341" calcext:value-type="float">
            <text:p>3,01685838699341</text:p>
          </table:table-cell>
        </table:table-row>
        <table:table-row table:style-name="ro2" table:visibility="filter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544503101694" calcext:value-type="float">
            <text:p>0,189544503101694</text:p>
          </table:table-cell>
          <table:table-cell office:value-type="float" office:value="0.00386949600273407" calcext:value-type="float">
            <text:p>0,003869496002734</text:p>
          </table:table-cell>
          <table:table-cell office:value-type="float" office:value="58.6204229354858" calcext:value-type="float">
            <text:p>58,6204229354858</text:p>
          </table:table-cell>
          <table:table-cell office:value-type="float" office:value="7.32539882659912" calcext:value-type="float">
            <text:p>7,32539882659912</text:p>
          </table:table-cell>
        </table:table-row>
        <table:table-row table:style-name="ro2" table:visibility="filter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361564704852" calcext:value-type="float">
            <text:p>0,189361564704852</text:p>
          </table:table-cell>
          <table:table-cell office:value-type="float" office:value="0.00499699546862078" calcext:value-type="float">
            <text:p>0,004996995468621</text:p>
          </table:table-cell>
          <table:table-cell office:value-type="float" office:value="59.3376893520355" calcext:value-type="float">
            <text:p>59,3376893520355</text:p>
          </table:table-cell>
          <table:table-cell office:value-type="float" office:value="7.7476007938385" calcext:value-type="float">
            <text:p>7,74760079383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940212189201" calcext:value-type="float">
            <text:p>0,188940212189201</text:p>
          </table:table-cell>
          <table:table-cell office:value-type="float" office:value="0.00621816790796104" calcext:value-type="float">
            <text:p>0,006218167907961</text:p>
          </table:table-cell>
          <table:table-cell office:value-type="float" office:value="166.390299987793" calcext:value-type="float">
            <text:p>166,390299987793</text:p>
          </table:table-cell>
          <table:table-cell office:value-type="float" office:value="2.58608274459839" calcext:value-type="float">
            <text:p>2,58608274459839</text:p>
          </table:table-cell>
        </table:table-row>
        <table:table-row table:style-name="ro2" table:visibility="filter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31207337655" calcext:value-type="float">
            <text:p>0,188831207337655</text:p>
          </table:table-cell>
          <table:table-cell office:value-type="float" office:value="0.00149027588884782" calcext:value-type="float">
            <text:p>0,001490275888848</text:p>
          </table:table-cell>
          <table:table-cell office:value-type="float" office:value="59.6071085929871" calcext:value-type="float">
            <text:p>59,6071085929871</text:p>
          </table:table-cell>
          <table:table-cell office:value-type="float" office:value="3.14405651092529" calcext:value-type="float">
            <text:p>3,14405651092529</text:p>
          </table:table-cell>
        </table:table-row>
        <table:table-row table:style-name="ro2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16276688554" calcext:value-type="float">
            <text:p>0,188816276688554</text:p>
          </table:table-cell>
          <table:table-cell office:value-type="float" office:value="0.0138553592802806" calcext:value-type="float">
            <text:p>0,013855359280281</text:p>
          </table:table-cell>
          <table:table-cell office:value-type="float" office:value="59.3362195968628" calcext:value-type="float">
            <text:p>59,3362195968628</text:p>
          </table:table-cell>
          <table:table-cell office:value-type="float" office:value="7.58646669387817" calcext:value-type="float">
            <text:p>7,586466693878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556128466024" calcext:value-type="float">
            <text:p>0,188556128466024</text:p>
          </table:table-cell>
          <table:table-cell office:value-type="float" office:value="0.00687448483765778" calcext:value-type="float">
            <text:p>0,006874484837658</text:p>
          </table:table-cell>
          <table:table-cell office:value-type="float" office:value="69.7904973983765" calcext:value-type="float">
            <text:p>69,7904973983765</text:p>
          </table:table-cell>
          <table:table-cell office:value-type="float" office:value="25.2947538852692" calcext:value-type="float">
            <text:p>25,29475388526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720477034328" calcext:value-type="float">
            <text:p>0,18720477034328</text:p>
          </table:table-cell>
          <table:table-cell office:value-type="float" office:value="0.00839303097960586" calcext:value-type="float">
            <text:p>0,008393030979606</text:p>
          </table:table-cell>
          <table:table-cell office:value-type="float" office:value="11.4474070549011" calcext:value-type="float">
            <text:p>11,4474070549011</text:p>
          </table:table-cell>
          <table:table-cell office:value-type="float" office:value="4.09928388595581" calcext:value-type="float">
            <text:p>4,099283885955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6988955042259" calcext:value-type="float">
            <text:p>0,186988955042259</text:p>
          </table:table-cell>
          <table:table-cell office:value-type="float" office:value="0.0409577945972826" calcext:value-type="float">
            <text:p>0,040957794597283</text:p>
          </table:table-cell>
          <table:table-cell office:value-type="float" office:value="59.9304939746857" calcext:value-type="float">
            <text:p>59,9304939746857</text:p>
          </table:table-cell>
          <table:table-cell office:value-type="float" office:value="21.0250718593597" calcext:value-type="float">
            <text:p>21,0250718593597</text:p>
          </table:table-cell>
        </table:table-row>
        <table:table-row table:style-name="ro2" table:visibility="filter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5826163344765" calcext:value-type="float">
            <text:p>0,185826163344765</text:p>
          </table:table-cell>
          <table:table-cell office:value-type="float" office:value="0.0148550680206987" calcext:value-type="float">
            <text:p>0,014855068020699</text:p>
          </table:table-cell>
          <table:table-cell office:value-type="float" office:value="152.384878492355" calcext:value-type="float">
            <text:p>152,384878492355</text:p>
          </table:table-cell>
          <table:table-cell office:value-type="float" office:value="3.11298055648804" calcext:value-type="float">
            <text:p>3,11298055648804</text:p>
          </table:table-cell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876772283738" calcext:value-type="float">
            <text:p>0,183876772283738</text:p>
          </table:table-cell>
          <table:table-cell office:value-type="float" office:value="0.00760472378761467" calcext:value-type="float">
            <text:p>0,007604723787615</text:p>
          </table:table-cell>
          <table:table-cell office:value-type="float" office:value="69.1359735488892" calcext:value-type="float">
            <text:p>69,1359735488892</text:p>
          </table:table-cell>
          <table:table-cell office:value-type="float" office:value="2.90267958641052" calcext:value-type="float">
            <text:p>2,90267958641052</text:p>
          </table:table-cell>
        </table:table-row>
        <table:table-row table:style-name="ro2" table:visibility="filter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699848878839" calcext:value-type="float">
            <text:p>0,183699848878839</text:p>
          </table:table-cell>
          <table:table-cell office:value-type="float" office:value="0.0172485923503512" calcext:value-type="float">
            <text:p>0,017248592350351</text:p>
          </table:table-cell>
          <table:table-cell office:value-type="float" office:value="59.4760427951813" calcext:value-type="float">
            <text:p>59,4760427951813</text:p>
          </table:table-cell>
          <table:table-cell office:value-type="float" office:value="7.41749291419983" calcext:value-type="float">
            <text:p>7,41749291419983</text:p>
          </table:table-cell>
        </table:table-row>
        <table:table-row table:style-name="ro2" table:visibility="filter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572611349027" calcext:value-type="float">
            <text:p>0,183572611349027</text:p>
          </table:table-cell>
          <table:table-cell office:value-type="float" office:value="0.0290891752123844" calcext:value-type="float">
            <text:p>0,029089175212384</text:p>
          </table:table-cell>
          <table:table-cell office:value-type="float" office:value="146.966824865341" calcext:value-type="float">
            <text:p>146,966824865341</text:p>
          </table:table-cell>
          <table:table-cell office:value-type="float" office:value="3.08735365867615" calcext:value-type="float">
            <text:p>3,08735365867615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194877732777" calcext:value-type="float">
            <text:p>0,183194877732777</text:p>
          </table:table-cell>
          <table:table-cell office:value-type="float" office:value="0.00163620055842656" calcext:value-type="float">
            <text:p>0,001636200558427</text:p>
          </table:table-cell>
          <table:table-cell office:value-type="float" office:value="60.1496244907379" calcext:value-type="float">
            <text:p>60,1496244907379</text:p>
          </table:table-cell>
          <table:table-cell office:value-type="float" office:value="3.16739678382874" calcext:value-type="float">
            <text:p>3,1673967838287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602186675251" calcext:value-type="float">
            <text:p>0,182602186675251</text:p>
          </table:table-cell>
          <table:table-cell office:value-type="float" office:value="0.00722846415879298" calcext:value-type="float">
            <text:p>0,007228464158793</text:p>
          </table:table-cell>
          <table:table-cell office:value-type="float" office:value="58.0190763950348" calcext:value-type="float">
            <text:p>58,0190763950348</text:p>
          </table:table-cell>
          <table:table-cell office:value-type="float" office:value="20.7497926235199" calcext:value-type="float">
            <text:p>20,7497926235199</text:p>
          </table:table-cell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226445735281" calcext:value-type="float">
            <text:p>0,182226445735281</text:p>
          </table:table-cell>
          <table:table-cell office:value-type="float" office:value="0.0219053344993465" calcext:value-type="float">
            <text:p>0,021905334499347</text:p>
          </table:table-cell>
          <table:table-cell office:value-type="float" office:value="168.04499464035" calcext:value-type="float">
            <text:p>168,04499464035</text:p>
          </table:table-cell>
          <table:table-cell office:value-type="float" office:value="2.875017786026" calcext:value-type="float">
            <text:p>2,875017786026</text:p>
          </table:table-cell>
        </table:table-row>
        <table:table-row table:style-name="ro2" table:visibility="filter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52178540404" calcext:value-type="float">
            <text:p>0,18152178540404</text:p>
          </table:table-cell>
          <table:table-cell office:value-type="float" office:value="0.00872391009452304" calcext:value-type="float">
            <text:p>0,008723910094523</text:p>
          </table:table-cell>
          <table:table-cell office:value-type="float" office:value="145.899943876266" calcext:value-type="float">
            <text:p>145,899943876266</text:p>
          </table:table-cell>
          <table:table-cell office:value-type="float" office:value="2.86523470878601" calcext:value-type="float">
            <text:p>2,86523470878601</text:p>
          </table:table-cell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60.8085514545441" calcext:value-type="float">
            <text:p>60,8085514545441</text:p>
          </table:table-cell>
          <table:table-cell office:value-type="float" office:value="3.16807589530945" calcext:value-type="float">
            <text:p>3,168075895309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59.5351740837097" calcext:value-type="float">
            <text:p>59,5351740837097</text:p>
          </table:table-cell>
          <table:table-cell office:value-type="float" office:value="3.43525676727295" calcext:value-type="float">
            <text:p>3,43525676727295</text:p>
          </table:table-cell>
        </table:table-row>
        <table:table-row table:style-name="ro2" table:visibility="filter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1003212477" calcext:value-type="float">
            <text:p>0,181271003212477</text:p>
          </table:table-cell>
          <table:table-cell office:value-type="float" office:value="0.019530135096827" calcext:value-type="float">
            <text:p>0,019530135096827</text:p>
          </table:table-cell>
          <table:table-cell office:value-type="float" office:value="145.314698934555" calcext:value-type="float">
            <text:p>145,314698934555</text:p>
          </table:table-cell>
          <table:table-cell office:value-type="float" office:value="2.88234357833862" calcext:value-type="float">
            <text:p>2,88234357833862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0714289382624" calcext:value-type="float">
            <text:p>0,180714289382624</text:p>
          </table:table-cell>
          <table:table-cell office:value-type="float" office:value="0.00592025582063859" calcext:value-type="float">
            <text:p>0,005920255820639</text:p>
          </table:table-cell>
          <table:table-cell office:value-type="float" office:value="58.4649377346039" calcext:value-type="float">
            <text:p>58,4649377346039</text:p>
          </table:table-cell>
          <table:table-cell office:value-type="float" office:value="7.37646279335022" calcext:value-type="float">
            <text:p>7,376462793350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8487316182485" calcext:value-type="float">
            <text:p>0,178487316182485</text:p>
          </table:table-cell>
          <table:table-cell office:value-type="float" office:value="0.00244959735620997" calcext:value-type="float">
            <text:p>0,00244959735621</text:p>
          </table:table-cell>
          <table:table-cell office:value-type="float" office:value="65.3441805839539" calcext:value-type="float">
            <text:p>65,3441805839539</text:p>
          </table:table-cell>
          <table:table-cell office:value-type="float" office:value="3.11212663650513" calcext:value-type="float">
            <text:p>3,11212663650513</text:p>
          </table:table-cell>
        </table:table-row>
        <table:table-row table:style-name="ro2" table:visibility="filter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654610505079" calcext:value-type="float">
            <text:p>0,177654610505079</text:p>
          </table:table-cell>
          <table:table-cell office:value-type="float" office:value="0.0320025336745936" calcext:value-type="float">
            <text:p>0,032002533674594</text:p>
          </table:table-cell>
          <table:table-cell office:value-type="float" office:value="148.255484962463" calcext:value-type="float">
            <text:p>148,255484962463</text:p>
          </table:table-cell>
          <table:table-cell office:value-type="float" office:value="3.21332597732544" calcext:value-type="float">
            <text:p>3,21332597732544</text:p>
          </table:table-cell>
        </table:table-row>
        <table:table-row table:style-name="ro2" table:visibility="filter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53960999882" calcext:value-type="float">
            <text:p>0,17753960999882</text:p>
          </table:table-cell>
          <table:table-cell office:value-type="float" office:value="0.0124935155412488" calcext:value-type="float">
            <text:p>0,012493515541249</text:p>
          </table:table-cell>
          <table:table-cell office:value-type="float" office:value="60.4842150688171" calcext:value-type="float">
            <text:p>60,4842150688171</text:p>
          </table:table-cell>
          <table:table-cell office:value-type="float" office:value="7.39552979469299" calcext:value-type="float">
            <text:p>7,39552979469299</text:p>
          </table:table-cell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6082585091837" calcext:value-type="float">
            <text:p>0,176082585091837</text:p>
          </table:table-cell>
          <table:table-cell office:value-type="float" office:value="0.00995465674209807" calcext:value-type="float">
            <text:p>0,009954656742098</text:p>
          </table:table-cell>
          <table:table-cell office:value-type="float" office:value="66.2551978588104" calcext:value-type="float">
            <text:p>66,2551978588104</text:p>
          </table:table-cell>
          <table:table-cell office:value-type="float" office:value="2.93465976715088" calcext:value-type="float">
            <text:p>2,934659767150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547255402" calcext:value-type="float">
            <text:p>0,17551547255402</text:p>
          </table:table-cell>
          <table:table-cell office:value-type="float" office:value="0.00871464965293416" calcext:value-type="float">
            <text:p>0,008714649652934</text:p>
          </table:table-cell>
          <table:table-cell office:value-type="float" office:value="11.2836723327637" calcext:value-type="float">
            <text:p>11,2836723327637</text:p>
          </table:table-cell>
          <table:table-cell office:value-type="float" office:value="2.98690853118896" calcext:value-type="float">
            <text:p>2,9869085311889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59.682292842865" calcext:value-type="float">
            <text:p>59,682292842865</text:p>
          </table:table-cell>
          <table:table-cell office:value-type="float" office:value="7.35783662796021" calcext:value-type="float">
            <text:p>7,357836627960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60.2094233512878" calcext:value-type="float">
            <text:p>60,2094233512878</text:p>
          </table:table-cell>
          <table:table-cell office:value-type="float" office:value="7.41209182739258" calcext:value-type="float">
            <text:p>7,4120918273925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332044950332" calcext:value-type="float">
            <text:p>0,174332044950332</text:p>
          </table:table-cell>
          <table:table-cell office:value-type="float" office:value="0.0169183179580247" calcext:value-type="float">
            <text:p>0,016918317958025</text:p>
          </table:table-cell>
          <table:table-cell office:value-type="float" office:value="56.8657042503357" calcext:value-type="float">
            <text:p>56,8657042503357</text:p>
          </table:table-cell>
          <table:table-cell office:value-type="float" office:value="20.4334691524506" calcext:value-type="float">
            <text:p>20,43346915245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010247924772" calcext:value-type="float">
            <text:p>0,174010247924772</text:p>
          </table:table-cell>
          <table:table-cell office:value-type="float" office:value="0.00527192506549705" calcext:value-type="float">
            <text:p>0,005271925065497</text:p>
          </table:table-cell>
          <table:table-cell office:value-type="float" office:value="64.9693787574768" calcext:value-type="float">
            <text:p>64,9693787574768</text:p>
          </table:table-cell>
          <table:table-cell office:value-type="float" office:value="3.15080223083496" calcext:value-type="float">
            <text:p>3,15080223083496</text:p>
          </table:table-cell>
        </table:table-row>
        <table:table-row table:style-name="ro2" table:visibility="filter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2954610394772" calcext:value-type="float">
            <text:p>0,172954610394772</text:p>
          </table:table-cell>
          <table:table-cell office:value-type="float" office:value="0.00711436831937459" calcext:value-type="float">
            <text:p>0,007114368319375</text:p>
          </table:table-cell>
          <table:table-cell office:value-type="float" office:value="69.2630121231079" calcext:value-type="float">
            <text:p>69,2630121231079</text:p>
          </table:table-cell>
          <table:table-cell office:value-type="float" office:value="3.49866724014282" calcext:value-type="float">
            <text:p>3,498667240142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862915480375" calcext:value-type="float">
            <text:p>0,170862915480375</text:p>
          </table:table-cell>
          <table:table-cell office:value-type="float" office:value="0.0237007043818696" calcext:value-type="float">
            <text:p>0,02370070438187</text:p>
          </table:table-cell>
          <table:table-cell office:value-type="float" office:value="147.16907119751" calcext:value-type="float">
            <text:p>147,16907119751</text:p>
          </table:table-cell>
          <table:table-cell office:value-type="float" office:value="2.82999005317688" calcext:value-type="float">
            <text:p>2,82999005317688</text:p>
          </table:table-cell>
        </table:table-row>
        <table:table-row table:style-name="ro2" table:visibility="filter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273615952706" calcext:value-type="float">
            <text:p>0,170273615952706</text:p>
          </table:table-cell>
          <table:table-cell office:value-type="float" office:value="0.0179035628117161" calcext:value-type="float">
            <text:p>0,017903562811716</text:p>
          </table:table-cell>
          <table:table-cell office:value-type="float" office:value="120.073679447174" calcext:value-type="float">
            <text:p>120,073679447174</text:p>
          </table:table-cell>
          <table:table-cell office:value-type="float" office:value="3.03558344841003" calcext:value-type="float">
            <text:p>3,0355834484100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921930438967" calcext:value-type="float">
            <text:p>0,169921930438967</text:p>
          </table:table-cell>
          <table:table-cell office:value-type="float" office:value="0.00372444229230436" calcext:value-type="float">
            <text:p>0,003724442292304</text:p>
          </table:table-cell>
          <table:table-cell office:value-type="float" office:value="70.9855419158936" calcext:value-type="float">
            <text:p>70,9855419158936</text:p>
          </table:table-cell>
          <table:table-cell office:value-type="float" office:value="3.98161535263061" calcext:value-type="float">
            <text:p>3,98161535263061</text:p>
          </table:table-cell>
        </table:table-row>
        <table:table-row table:style-name="ro2" table:visibility="filter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762074776516" calcext:value-type="float">
            <text:p>0,169762074776516</text:p>
          </table:table-cell>
          <table:table-cell office:value-type="float" office:value="0.0345152807852432" calcext:value-type="float">
            <text:p>0,034515280785243</text:p>
          </table:table-cell>
          <table:table-cell office:value-type="float" office:value="149.137416934967" calcext:value-type="float">
            <text:p>149,137416934967</text:p>
          </table:table-cell>
          <table:table-cell office:value-type="float" office:value="3.13500957489014" calcext:value-type="float">
            <text:p>3,135009574890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801249956222" calcext:value-type="float">
            <text:p>0,167801249956222</text:p>
          </table:table-cell>
          <table:table-cell office:value-type="float" office:value="0.010428305477676" calcext:value-type="float">
            <text:p>0,010428305477676</text:p>
          </table:table-cell>
          <table:table-cell office:value-type="float" office:value="68.5249958992004" calcext:value-type="float">
            <text:p>68,5249958992004</text:p>
          </table:table-cell>
          <table:table-cell office:value-type="float" office:value="21.4208508491516" calcext:value-type="float">
            <text:p>21,42085084915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078064689785" calcext:value-type="float">
            <text:p>0,167078064689785</text:p>
          </table:table-cell>
          <table:table-cell office:value-type="float" office:value="0.0103018705562774" calcext:value-type="float">
            <text:p>0,010301870556277</text:p>
          </table:table-cell>
          <table:table-cell office:value-type="float" office:value="60.3742387294769" calcext:value-type="float">
            <text:p>60,3742387294769</text:p>
          </table:table-cell>
          <table:table-cell office:value-type="float" office:value="7.46098175048828" calcext:value-type="float">
            <text:p>7,46098175048828</text:p>
          </table:table-cell>
        </table:table-row>
        <table:table-row table:style-name="ro2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99676175264" calcext:value-type="float">
            <text:p>0,16699676175264</text:p>
          </table:table-cell>
          <table:table-cell office:value-type="float" office:value="0.0105837832253438" calcext:value-type="float">
            <text:p>0,010583783225344</text:p>
          </table:table-cell>
          <table:table-cell office:value-type="float" office:value="60.0648581504822" calcext:value-type="float">
            <text:p>60,0648581504822</text:p>
          </table:table-cell>
          <table:table-cell office:value-type="float" office:value="7.69028491973877" calcext:value-type="float">
            <text:p>7,69028491973877</text:p>
          </table:table-cell>
        </table:table-row>
        <table:table-row table:style-name="ro2" table:visibility="filter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584506304" calcext:value-type="float">
            <text:p>0,16668584506304</text:p>
          </table:table-cell>
          <table:table-cell office:value-type="float" office:value="0.0038591966497183" calcext:value-type="float">
            <text:p>0,003859196649718</text:p>
          </table:table-cell>
          <table:table-cell office:value-type="float" office:value="64.1612030506134" calcext:value-type="float">
            <text:p>64,1612030506134</text:p>
          </table:table-cell>
          <table:table-cell office:value-type="float" office:value="3.35604214668274" calcext:value-type="float">
            <text:p>3,35604214668274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474190568" calcext:value-type="float">
            <text:p>0,16668474190568</text:p>
          </table:table-cell>
          <table:table-cell office:value-type="float" office:value="0.0159214353712198" calcext:value-type="float">
            <text:p>0,01592143537122</text:p>
          </table:table-cell>
          <table:table-cell office:value-type="float" office:value="150.028553390503" calcext:value-type="float">
            <text:p>150,028553390503</text:p>
          </table:table-cell>
          <table:table-cell office:value-type="float" office:value="3.16422004699707" calcext:value-type="float">
            <text:p>3,16422004699707</text:p>
          </table:table-cell>
        </table:table-row>
        <table:table-row table:style-name="ro2" table:visibility="filter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69583664137" calcext:value-type="float">
            <text:p>0,166669583664137</text:p>
          </table:table-cell>
          <table:table-cell office:value-type="float" office:value="0.0127391847249056" calcext:value-type="float">
            <text:p>0,012739184724906</text:p>
          </table:table-cell>
          <table:table-cell office:value-type="float" office:value="151.873309135437" calcext:value-type="float">
            <text:p>151,873309135437</text:p>
          </table:table-cell>
          <table:table-cell office:value-type="float" office:value="2.86436038017273" calcext:value-type="float">
            <text:p>2,86436038017273</text:p>
          </table:table-cell>
        </table:table-row>
        <table:table-row table:style-name="ro2" table:visibility="filter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516030008558" calcext:value-type="float">
            <text:p>0,166516030008558</text:p>
          </table:table-cell>
          <table:table-cell office:value-type="float" office:value="0.00764017109981059" calcext:value-type="float">
            <text:p>0,007640171099811</text:p>
          </table:table-cell>
          <table:table-cell office:value-type="float" office:value="149.741165113449" calcext:value-type="float">
            <text:p>149,741165113449</text:p>
          </table:table-cell>
          <table:table-cell office:value-type="float" office:value="2.85112090110779" calcext:value-type="float">
            <text:p>2,8511209011077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8.8383613586426" calcext:value-type="float">
            <text:p>58,8383613586426</text:p>
          </table:table-cell>
          <table:table-cell office:value-type="float" office:value="2.76876430511475" calcext:value-type="float">
            <text:p>2,768764305114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9.9702382564545" calcext:value-type="float">
            <text:p>59,9702382564545</text:p>
          </table:table-cell>
          <table:table-cell office:value-type="float" office:value="2.78013172149658" calcext:value-type="float">
            <text:p>2,78013172149658</text:p>
          </table:table-cell>
        </table:table-row>
        <table:table-row table:style-name="ro2" table:visibility="filter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5360734480731" calcext:value-type="float">
            <text:p>0,165360734480731</text:p>
          </table:table-cell>
          <table:table-cell office:value-type="float" office:value="0.00601504115946467" calcext:value-type="float">
            <text:p>0,006015041159465</text:p>
          </table:table-cell>
          <table:table-cell office:value-type="float" office:value="58.9324969291687" calcext:value-type="float">
            <text:p>58,9324969291687</text:p>
          </table:table-cell>
          <table:table-cell office:value-type="float" office:value="7.18479022979736" calcext:value-type="float">
            <text:p>7,18479022979736</text:p>
          </table:table-cell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976919837942" calcext:value-type="float">
            <text:p>0,164976919837942</text:p>
          </table:table-cell>
          <table:table-cell office:value-type="float" office:value="0.0557288006002619" calcext:value-type="float">
            <text:p>0,055728800600262</text:p>
          </table:table-cell>
          <table:table-cell office:value-type="float" office:value="74.7432951450348" calcext:value-type="float">
            <text:p>74,7432951450348</text:p>
          </table:table-cell>
          <table:table-cell office:value-type="float" office:value="3.49416255950928" calcext:value-type="float">
            <text:p>3,494162559509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714498267727" calcext:value-type="float">
            <text:p>0,164714498267727</text:p>
          </table:table-cell>
          <table:table-cell office:value-type="float" office:value="0.0110209356826862" calcext:value-type="float">
            <text:p>0,011020935682686</text:p>
          </table:table-cell>
          <table:table-cell office:value-type="float" office:value="57.4756785869598" calcext:value-type="float">
            <text:p>57,4756785869598</text:p>
          </table:table-cell>
          <table:table-cell office:value-type="float" office:value="22.0325528621674" calcext:value-type="float">
            <text:p>22,0325528621674</text:p>
          </table:table-cell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659220867731" calcext:value-type="float">
            <text:p>0,164659220867731</text:p>
          </table:table-cell>
          <table:table-cell office:value-type="float" office:value="0.00938998767949723" calcext:value-type="float">
            <text:p>0,009389987679497</text:p>
          </table:table-cell>
          <table:table-cell office:value-type="float" office:value="174.898346805573" calcext:value-type="float">
            <text:p>174,898346805573</text:p>
          </table:table-cell>
          <table:table-cell office:value-type="float" office:value="2.96882729530334" calcext:value-type="float">
            <text:p>2,968827295303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403624528619" calcext:value-type="float">
            <text:p>0,164403624528619</text:p>
          </table:table-cell>
          <table:table-cell office:value-type="float" office:value="0.0111462849460134" calcext:value-type="float">
            <text:p>0,011146284946013</text:p>
          </table:table-cell>
          <table:table-cell office:value-type="float" office:value="67.0951866149902" calcext:value-type="float">
            <text:p>67,0951866149902</text:p>
          </table:table-cell>
          <table:table-cell office:value-type="float" office:value="21.662652349472" calcext:value-type="float">
            <text:p>21,6626523494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245163302885" calcext:value-type="float">
            <text:p>0,164245163302885</text:p>
          </table:table-cell>
          <table:table-cell office:value-type="float" office:value="0.00354344098590554" calcext:value-type="float">
            <text:p>0,003543440985906</text:p>
          </table:table-cell>
          <table:table-cell office:value-type="float" office:value="59.8870294094086" calcext:value-type="float">
            <text:p>59,8870294094086</text:p>
          </table:table-cell>
          <table:table-cell office:value-type="float" office:value="3.12755002975464" calcext:value-type="float">
            <text:p>3,127550029754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139732405101" calcext:value-type="float">
            <text:p>0,164139732405101</text:p>
          </table:table-cell>
          <table:table-cell office:value-type="float" office:value="0.0127253064606566" calcext:value-type="float">
            <text:p>0,012725306460657</text:p>
          </table:table-cell>
          <table:table-cell office:value-type="float" office:value="68.8664203643799" calcext:value-type="float">
            <text:p>68,8664203643799</text:p>
          </table:table-cell>
          <table:table-cell office:value-type="float" office:value="21.4939532279968" calcext:value-type="float">
            <text:p>21,4939532279968</text:p>
          </table:table-cell>
        </table:table-row>
        <table:table-row table:style-name="ro2" table:visibility="filter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43748308372" calcext:value-type="float">
            <text:p>0,16343748308372</text:p>
          </table:table-cell>
          <table:table-cell office:value-type="float" office:value="0.00793836088890498" calcext:value-type="float">
            <text:p>0,007938360888905</text:p>
          </table:table-cell>
          <table:table-cell office:value-type="float" office:value="60.8115694046021" calcext:value-type="float">
            <text:p>60,8115694046021</text:p>
          </table:table-cell>
          <table:table-cell office:value-type="float" office:value="3.1308069229126" calcext:value-type="float">
            <text:p>3,13080692291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73346008884" calcext:value-type="float">
            <text:p>0,163273346008884</text:p>
          </table:table-cell>
          <table:table-cell office:value-type="float" office:value="0.0227680712062443" calcext:value-type="float">
            <text:p>0,022768071206244</text:p>
          </table:table-cell>
          <table:table-cell office:value-type="float" office:value="57.2112272262573" calcext:value-type="float">
            <text:p>57,2112272262573</text:p>
          </table:table-cell>
          <table:table-cell office:value-type="float" office:value="20.8929445266724" calcext:value-type="float">
            <text:p>20,8929445266724</text:p>
          </table:table-cell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62922335575" calcext:value-type="float">
            <text:p>0,163262922335575</text:p>
          </table:table-cell>
          <table:table-cell office:value-type="float" office:value="0.00268683233276389" calcext:value-type="float">
            <text:p>0,002686832332764</text:p>
          </table:table-cell>
          <table:table-cell office:value-type="float" office:value="145.291472911835" calcext:value-type="float">
            <text:p>145,291472911835</text:p>
          </table:table-cell>
          <table:table-cell office:value-type="float" office:value="2.56378536224365" calcext:value-type="float">
            <text:p>2,56378536224365</text:p>
          </table:table-cell>
        </table:table-row>
        <table:table-row table:style-name="ro2" table:visibility="filter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13057918973" calcext:value-type="float">
            <text:p>0,162713057918973</text:p>
          </table:table-cell>
          <table:table-cell office:value-type="float" office:value="0.00241171429126247" calcext:value-type="float">
            <text:p>0,002411714291262</text:p>
          </table:table-cell>
          <table:table-cell office:value-type="float" office:value="67.3431276321411" calcext:value-type="float">
            <text:p>67,3431276321411</text:p>
          </table:table-cell>
          <table:table-cell office:value-type="float" office:value="3.17846117019653" calcext:value-type="float">
            <text:p>3,178461170196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06840195815" calcext:value-type="float">
            <text:p>0,162706840195815</text:p>
          </table:table-cell>
          <table:table-cell office:value-type="float" office:value="0.00382283603333497" calcext:value-type="float">
            <text:p>0,003822836033335</text:p>
          </table:table-cell>
          <table:table-cell office:value-type="float" office:value="68.1027442455292" calcext:value-type="float">
            <text:p>68,1027442455292</text:p>
          </table:table-cell>
          <table:table-cell office:value-type="float" office:value="2.72773017883301" calcext:value-type="float">
            <text:p>2,72773017883301</text:p>
          </table:table-cell>
        </table:table-row>
        <table:table-row table:style-name="ro2" table:visibility="filter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696393585008" calcext:value-type="float">
            <text:p>0,162696393585008</text:p>
          </table:table-cell>
          <table:table-cell office:value-type="float" office:value="0.0140523312211041" calcext:value-type="float">
            <text:p>0,014052331221104</text:p>
          </table:table-cell>
          <table:table-cell office:value-type="float" office:value="162.827318811417" calcext:value-type="float">
            <text:p>162,827318811417</text:p>
          </table:table-cell>
          <table:table-cell office:value-type="float" office:value="3.78433632850647" calcext:value-type="float">
            <text:p>3,78433632850647</text:p>
          </table:table-cell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1677750315824" calcext:value-type="float">
            <text:p>0,161677750315824</text:p>
          </table:table-cell>
          <table:table-cell office:value-type="float" office:value="0.0077529222328674" calcext:value-type="float">
            <text:p>0,007752922232867</text:p>
          </table:table-cell>
          <table:table-cell office:value-type="float" office:value="174.910537672043" calcext:value-type="float">
            <text:p>174,910537672043</text:p>
          </table:table-cell>
          <table:table-cell office:value-type="float" office:value="3.00422496795654" calcext:value-type="float">
            <text:p>3,004224967956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9545712912044" calcext:value-type="float">
            <text:p>0,159545712912044</text:p>
          </table:table-cell>
          <table:table-cell office:value-type="float" office:value="0.00357526048737329" calcext:value-type="float">
            <text:p>0,003575260487373</text:p>
          </table:table-cell>
          <table:table-cell office:value-type="float" office:value="65.8041191101074" calcext:value-type="float">
            <text:p>65,8041191101074</text:p>
          </table:table-cell>
          <table:table-cell office:value-type="float" office:value="3.18960461616516" calcext:value-type="float">
            <text:p>3,189604616165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946976888236" calcext:value-type="float">
            <text:p>0,158946976888236</text:p>
          </table:table-cell>
          <table:table-cell office:value-type="float" office:value="0.00352875897475611" calcext:value-type="float">
            <text:p>0,003528758974756</text:p>
          </table:table-cell>
          <table:table-cell office:value-type="float" office:value="65.4788680553436" calcext:value-type="float">
            <text:p>65,4788680553436</text:p>
          </table:table-cell>
          <table:table-cell office:value-type="float" office:value="3.15547127723694" calcext:value-type="float">
            <text:p>3,155471277236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6662529527" calcext:value-type="float">
            <text:p>0,1586662529527</text:p>
          </table:table-cell>
          <table:table-cell office:value-type="float" office:value="0.00538862798187053" calcext:value-type="float">
            <text:p>0,005388627981871</text:p>
          </table:table-cell>
          <table:table-cell office:value-type="float" office:value="68.7472488880158" calcext:value-type="float">
            <text:p>68,7472488880158</text:p>
          </table:table-cell>
          <table:table-cell office:value-type="float" office:value="2.74684491157532" calcext:value-type="float">
            <text:p>2,746844911575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567588362481" calcext:value-type="float">
            <text:p>0,158567588362481</text:p>
          </table:table-cell>
          <table:table-cell office:value-type="float" office:value="0.0137507811602669" calcext:value-type="float">
            <text:p>0,013750781160267</text:p>
          </table:table-cell>
          <table:table-cell office:value-type="float" office:value="10.3227387905121" calcext:value-type="float">
            <text:p>10,3227387905121</text:p>
          </table:table-cell>
          <table:table-cell office:value-type="float" office:value="2.99637298583984" calcext:value-type="float">
            <text:p>2,99637298583984</text:p>
          </table:table-cell>
        </table:table-row>
        <table:table-row table:style-name="ro2" table:visibility="filter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894500341658" calcext:value-type="float">
            <text:p>0,157894500341658</text:p>
          </table:table-cell>
          <table:table-cell office:value-type="float" office:value="0.0194256157934526" calcext:value-type="float">
            <text:p>0,019425615793453</text:p>
          </table:table-cell>
          <table:table-cell office:value-type="float" office:value="125.618260002136" calcext:value-type="float">
            <text:p>125,618260002136</text:p>
          </table:table-cell>
          <table:table-cell office:value-type="float" office:value="2.90828037261963" calcext:value-type="float">
            <text:p>2,908280372619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35967901233" calcext:value-type="float">
            <text:p>0,15735967901233</text:p>
          </table:table-cell>
          <table:table-cell office:value-type="float" office:value="0.00378585434953463" calcext:value-type="float">
            <text:p>0,003785854349535</text:p>
          </table:table-cell>
          <table:table-cell office:value-type="float" office:value="64.7644322872162" calcext:value-type="float">
            <text:p>64,7644322872162</text:p>
          </table:table-cell>
          <table:table-cell office:value-type="float" office:value="3.07128496170044" calcext:value-type="float">
            <text:p>3,07128496170044</text:p>
          </table:table-cell>
        </table:table-row>
        <table:table-row table:style-name="ro2" table:visibility="filter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151603849936" calcext:value-type="float">
            <text:p>0,157151603849936</text:p>
          </table:table-cell>
          <table:table-cell office:value-type="float" office:value="0.0158876338903257" calcext:value-type="float">
            <text:p>0,015887633890326</text:p>
          </table:table-cell>
          <table:table-cell office:value-type="float" office:value="127.926339101791" calcext:value-type="float">
            <text:p>127,926339101791</text:p>
          </table:table-cell>
          <table:table-cell office:value-type="float" office:value="2.91015701293945" calcext:value-type="float">
            <text:p>2,91015701293945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6206063565201" calcext:value-type="float">
            <text:p>0,156206063565201</text:p>
          </table:table-cell>
          <table:table-cell office:value-type="float" office:value="0.0493810105527006" calcext:value-type="float">
            <text:p>0,049381010552701</text:p>
          </table:table-cell>
          <table:table-cell office:value-type="float" office:value="164.815861082077" calcext:value-type="float">
            <text:p>164,815861082077</text:p>
          </table:table-cell>
          <table:table-cell office:value-type="float" office:value="3.13811058998108" calcext:value-type="float">
            <text:p>3,138110589981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912642777242" calcext:value-type="float">
            <text:p>0,155912642777242</text:p>
          </table:table-cell>
          <table:table-cell office:value-type="float" office:value="0.0157501294545158" calcext:value-type="float">
            <text:p>0,015750129454516</text:p>
          </table:table-cell>
          <table:table-cell office:value-type="float" office:value="10.1128076553345" calcext:value-type="float">
            <text:p>10,1128076553345</text:p>
          </table:table-cell>
          <table:table-cell office:value-type="float" office:value="2.94549612998962" calcext:value-type="float">
            <text:p>2,945496129989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858145768867" calcext:value-type="float">
            <text:p>0,155858145768867</text:p>
          </table:table-cell>
          <table:table-cell office:value-type="float" office:value="0.0279136541767775" calcext:value-type="float">
            <text:p>0,027913654176778</text:p>
          </table:table-cell>
          <table:table-cell office:value-type="float" office:value="57.9065227985382" calcext:value-type="float">
            <text:p>57,9065227985382</text:p>
          </table:table-cell>
          <table:table-cell office:value-type="float" office:value="21.3184585571289" calcext:value-type="float">
            <text:p>21,3184585571289</text:p>
          </table:table-cell>
        </table:table-row>
        <table:table-row table:style-name="ro2" table:visibility="filter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730338664915" calcext:value-type="float">
            <text:p>0,154730338664915</text:p>
          </table:table-cell>
          <table:table-cell office:value-type="float" office:value="0.00437011246026764" calcext:value-type="float">
            <text:p>0,004370112460268</text:p>
          </table:table-cell>
          <table:table-cell office:value-type="float" office:value="145.242351293564" calcext:value-type="float">
            <text:p>145,242351293564</text:p>
          </table:table-cell>
          <table:table-cell office:value-type="float" office:value="2.87427139282227" calcext:value-type="float">
            <text:p>2,874271392822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324937490626" calcext:value-type="float">
            <text:p>0,154324937490626</text:p>
          </table:table-cell>
          <table:table-cell office:value-type="float" office:value="0.0062498097552107" calcext:value-type="float">
            <text:p>0,006249809755211</text:p>
          </table:table-cell>
          <table:table-cell office:value-type="float" office:value="10.8556258678436" calcext:value-type="float">
            <text:p>10,8556258678436</text:p>
          </table:table-cell>
          <table:table-cell office:value-type="float" office:value="3.97982382774353" calcext:value-type="float">
            <text:p>3,97982382774353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138906704751" calcext:value-type="float">
            <text:p>0,154138906704751</text:p>
          </table:table-cell>
          <table:table-cell office:value-type="float" office:value="0.0334880484460255" calcext:value-type="float">
            <text:p>0,033488048446026</text:p>
          </table:table-cell>
          <table:table-cell office:value-type="float" office:value="144.450915288925" calcext:value-type="float">
            <text:p>144,450915288925</text:p>
          </table:table-cell>
          <table:table-cell office:value-type="float" office:value="3.11008048057556" calcext:value-type="float">
            <text:p>3,11008048057556</text:p>
          </table:table-cell>
        </table:table-row>
        <table:table-row table:style-name="ro2" table:visibility="filter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036009400474" calcext:value-type="float">
            <text:p>0,154036009400474</text:p>
          </table:table-cell>
          <table:table-cell office:value-type="float" office:value="0.00582586544859585" calcext:value-type="float">
            <text:p>0,005825865448596</text:p>
          </table:table-cell>
          <table:table-cell office:value-type="float" office:value="146.056213521957" calcext:value-type="float">
            <text:p>146,056213521957</text:p>
          </table:table-cell>
          <table:table-cell office:value-type="float" office:value="2.87004442214966" calcext:value-type="float">
            <text:p>2,87004442214966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566225689876" calcext:value-type="float">
            <text:p>0,153566225689876</text:p>
          </table:table-cell>
          <table:table-cell office:value-type="float" office:value="0.00634021905373309" calcext:value-type="float">
            <text:p>0,006340219053733</text:p>
          </table:table-cell>
          <table:table-cell office:value-type="float" office:value="59.0949332714081" calcext:value-type="float">
            <text:p>59,0949332714081</text:p>
          </table:table-cell>
          <table:table-cell office:value-type="float" office:value="7.43831987380981" calcext:value-type="float">
            <text:p>7,438319873809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376089321663" calcext:value-type="float">
            <text:p>0,153376089321663</text:p>
          </table:table-cell>
          <table:table-cell office:value-type="float" office:value="0.00182597639029126" calcext:value-type="float">
            <text:p>0,001825976390291</text:p>
          </table:table-cell>
          <table:table-cell office:value-type="float" office:value="11.0183246135712" calcext:value-type="float">
            <text:p>11,0183246135712</text:p>
          </table:table-cell>
          <table:table-cell office:value-type="float" office:value="3.16327476501465" calcext:value-type="float">
            <text:p>3,163274765014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249306163064" calcext:value-type="float">
            <text:p>0,153249306163064</text:p>
          </table:table-cell>
          <table:table-cell office:value-type="float" office:value="0.00180945449484277" calcext:value-type="float">
            <text:p>0,001809454494843</text:p>
          </table:table-cell>
          <table:table-cell office:value-type="float" office:value="11.4494415283203" calcext:value-type="float">
            <text:p>11,4494415283203</text:p>
          </table:table-cell>
          <table:table-cell office:value-type="float" office:value="7.3330729007721" calcext:value-type="float">
            <text:p>7,3330729007721</text:p>
          </table:table-cell>
        </table:table-row>
        <table:table-row table:style-name="ro2" table:visibility="filter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04731997313" calcext:value-type="float">
            <text:p>0,15304731997313</text:p>
          </table:table-cell>
          <table:table-cell office:value-type="float" office:value="0.00428398736596297" calcext:value-type="float">
            <text:p>0,004283987365963</text:p>
          </table:table-cell>
          <table:table-cell office:value-type="float" office:value="147.895168781281" calcext:value-type="float">
            <text:p>147,895168781281</text:p>
          </table:table-cell>
          <table:table-cell office:value-type="float" office:value="2.8735782623291" calcext:value-type="float">
            <text:p>2,8735782623291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59.0294248104095" calcext:value-type="float">
            <text:p>59,0294248104095</text:p>
          </table:table-cell>
          <table:table-cell office:value-type="float" office:value="7.6653299331665" calcext:value-type="float">
            <text:p>7,66532993316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61.6610297203064" calcext:value-type="float">
            <text:p>61,6610297203064</text:p>
          </table:table-cell>
          <table:table-cell office:value-type="float" office:value="7.43140029907227" calcext:value-type="float">
            <text:p>7,431400299072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398848601" calcext:value-type="float">
            <text:p>0,1528398848601</text:p>
          </table:table-cell>
          <table:table-cell office:value-type="float" office:value="0.00157450406691066" calcext:value-type="float">
            <text:p>0,001574504066911</text:p>
          </table:table-cell>
          <table:table-cell office:value-type="float" office:value="65.0054988384247" calcext:value-type="float">
            <text:p>65,0054988384247</text:p>
          </table:table-cell>
          <table:table-cell office:value-type="float" office:value="2.892644739151" calcext:value-type="float">
            <text:p>2,892644739151</text:p>
          </table:table-cell>
        </table:table-row>
        <table:table-row table:style-name="ro2" table:visibility="filter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1182701267916" calcext:value-type="float">
            <text:p>0,151182701267916</text:p>
          </table:table-cell>
          <table:table-cell office:value-type="float" office:value="0.0125109976779496" calcext:value-type="float">
            <text:p>0,01251099767795</text:p>
          </table:table-cell>
          <table:table-cell office:value-type="float" office:value="152.82008972168" calcext:value-type="float">
            <text:p>152,82008972168</text:p>
          </table:table-cell>
          <table:table-cell office:value-type="float" office:value="2.8678783416748" calcext:value-type="float">
            <text:p>2,8678783416748</text:p>
          </table:table-cell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70848005089" calcext:value-type="float">
            <text:p>0,150570848005089</text:p>
          </table:table-cell>
          <table:table-cell office:value-type="float" office:value="0.00854555677980103" calcext:value-type="float">
            <text:p>0,008545556779801</text:p>
          </table:table-cell>
          <table:table-cell office:value-type="float" office:value="180.761686134338" calcext:value-type="float">
            <text:p>180,761686134338</text:p>
          </table:table-cell>
          <table:table-cell office:value-type="float" office:value="3.10717568397522" calcext:value-type="float">
            <text:p>3,10717568397522</text:p>
          </table:table-cell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5209198857" calcext:value-type="float">
            <text:p>0,15055209198857</text:p>
          </table:table-cell>
          <table:table-cell office:value-type="float" office:value="0.00992398409515859" calcext:value-type="float">
            <text:p>0,009923984095159</text:p>
          </table:table-cell>
          <table:table-cell office:value-type="float" office:value="124.243902444839" calcext:value-type="float">
            <text:p>124,243902444839</text:p>
          </table:table-cell>
          <table:table-cell office:value-type="float" office:value="2.8668258190155" calcext:value-type="float">
            <text:p>2,8668258190155</text:p>
          </table:table-cell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33512983036" calcext:value-type="float">
            <text:p>0,15033512983036</text:p>
          </table:table-cell>
          <table:table-cell office:value-type="float" office:value="0.012882751678347" calcext:value-type="float">
            <text:p>0,012882751678347</text:p>
          </table:table-cell>
          <table:table-cell office:value-type="float" office:value="132.642209243774" calcext:value-type="float">
            <text:p>132,642209243774</text:p>
          </table:table-cell>
          <table:table-cell office:value-type="float" office:value="2.68017506599426" calcext:value-type="float">
            <text:p>2,6801750659942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30578556066" calcext:value-type="float">
            <text:p>0,149430578556066</text:p>
          </table:table-cell>
          <table:table-cell office:value-type="float" office:value="0.00575197852594262" calcext:value-type="float">
            <text:p>0,005751978525943</text:p>
          </table:table-cell>
          <table:table-cell office:value-type="float" office:value="56.9768482208252" calcext:value-type="float">
            <text:p>56,9768482208252</text:p>
          </table:table-cell>
          <table:table-cell office:value-type="float" office:value="21.5830229759216" calcext:value-type="float">
            <text:p>21,58302297592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25433885026" calcext:value-type="float">
            <text:p>0,149425433885026</text:p>
          </table:table-cell>
          <table:table-cell office:value-type="float" office:value="0.00258591711645933" calcext:value-type="float">
            <text:p>0,002585917116459</text:p>
          </table:table-cell>
          <table:table-cell office:value-type="float" office:value="57.1155613422394" calcext:value-type="float">
            <text:p>57,1155613422394</text:p>
          </table:table-cell>
          <table:table-cell office:value-type="float" office:value="21.2213826656342" calcext:value-type="float">
            <text:p>21,2213826656342</text:p>
          </table:table-cell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442423481273" calcext:value-type="float">
            <text:p>0,148442423481273</text:p>
          </table:table-cell>
          <table:table-cell office:value-type="float" office:value="0.0115942366569307" calcext:value-type="float">
            <text:p>0,011594236656931</text:p>
          </table:table-cell>
          <table:table-cell office:value-type="float" office:value="147.197028779984" calcext:value-type="float">
            <text:p>147,197028779984</text:p>
          </table:table-cell>
          <table:table-cell office:value-type="float" office:value="2.89134473800659" calcext:value-type="float">
            <text:p>2,89134473800659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187113745023" calcext:value-type="float">
            <text:p>0,148187113745023</text:p>
          </table:table-cell>
          <table:table-cell office:value-type="float" office:value="0.0104878747665043" calcext:value-type="float">
            <text:p>0,010487874766504</text:p>
          </table:table-cell>
          <table:table-cell office:value-type="float" office:value="126.001341199875" calcext:value-type="float">
            <text:p>126,001341199875</text:p>
          </table:table-cell>
          <table:table-cell office:value-type="float" office:value="2.5916533946991" calcext:value-type="float">
            <text:p>2,5916533946991</text:p>
          </table:table-cell>
        </table:table-row>
        <table:table-row table:style-name="ro2" table:visibility="filter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7093425575228" calcext:value-type="float">
            <text:p>0,147093425575228</text:p>
          </table:table-cell>
          <table:table-cell office:value-type="float" office:value="0.0114977630090853" calcext:value-type="float">
            <text:p>0,011497763009085</text:p>
          </table:table-cell>
          <table:table-cell office:value-type="float" office:value="150.35682592392" calcext:value-type="float">
            <text:p>150,35682592392</text:p>
          </table:table-cell>
          <table:table-cell office:value-type="float" office:value="3.22144956588745" calcext:value-type="float">
            <text:p>3,22144956588745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412323887327" calcext:value-type="float">
            <text:p>0,146412323887327</text:p>
          </table:table-cell>
          <table:table-cell office:value-type="float" office:value="0.0107237339460398" calcext:value-type="float">
            <text:p>0,01072373394604</text:p>
          </table:table-cell>
          <table:table-cell office:value-type="float" office:value="68.5034636974335" calcext:value-type="float">
            <text:p>68,5034636974335</text:p>
          </table:table-cell>
          <table:table-cell office:value-type="float" office:value="3.23249111175537" calcext:value-type="float">
            <text:p>3,23249111175537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4.324691200256" calcext:value-type="float">
            <text:p>144,324691200256</text:p>
          </table:table-cell>
          <table:table-cell office:value-type="float" office:value="2.78082613945007" calcext:value-type="float">
            <text:p>2,780826139450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8.77714972496" calcext:value-type="float">
            <text:p>148,77714972496</text:p>
          </table:table-cell>
          <table:table-cell office:value-type="float" office:value="2.85072450637817" calcext:value-type="float">
            <text:p>2,85072450637817</text:p>
          </table:table-cell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257398971531" calcext:value-type="float">
            <text:p>0,145257398971531</text:p>
          </table:table-cell>
          <table:table-cell office:value-type="float" office:value="0.00553189771559961" calcext:value-type="float">
            <text:p>0,0055318977156</text:p>
          </table:table-cell>
          <table:table-cell office:value-type="float" office:value="144.740303039551" calcext:value-type="float">
            <text:p>144,740303039551</text:p>
          </table:table-cell>
          <table:table-cell office:value-type="float" office:value="2.86345810890198" calcext:value-type="float">
            <text:p>2,86345810890198</text:p>
          </table:table-cell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096359129487" calcext:value-type="float">
            <text:p>0,145096359129487</text:p>
          </table:table-cell>
          <table:table-cell office:value-type="float" office:value="0.00658734368268966" calcext:value-type="float">
            <text:p>0,00658734368269</text:p>
          </table:table-cell>
          <table:table-cell office:value-type="float" office:value="163.354285860062" calcext:value-type="float">
            <text:p>163,354285860062</text:p>
          </table:table-cell>
          <table:table-cell office:value-type="float" office:value="2.68603105545044" calcext:value-type="float">
            <text:p>2,6860310554504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336259877473" calcext:value-type="float">
            <text:p>0,142336259877473</text:p>
          </table:table-cell>
          <table:table-cell office:value-type="float" office:value="0.00652699475867497" calcext:value-type="float">
            <text:p>0,006526994758675</text:p>
          </table:table-cell>
          <table:table-cell office:value-type="float" office:value="65.1872710227966" calcext:value-type="float">
            <text:p>65,1872710227966</text:p>
          </table:table-cell>
          <table:table-cell office:value-type="float" office:value="3.0994921207428" calcext:value-type="float">
            <text:p>3,0994921207428</text:p>
          </table:table-cell>
        </table:table-row>
        <table:table-row table:style-name="ro2" table:visibility="filter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20123056358" calcext:value-type="float">
            <text:p>0,14220123056358</text:p>
          </table:table-cell>
          <table:table-cell office:value-type="float" office:value="0.0103221363240271" calcext:value-type="float">
            <text:p>0,010322136324027</text:p>
          </table:table-cell>
          <table:table-cell office:value-type="float" office:value="124.805181455612" calcext:value-type="float">
            <text:p>124,805181455612</text:p>
          </table:table-cell>
          <table:table-cell office:value-type="float" office:value="2.9081066608429" calcext:value-type="float">
            <text:p>2,9081066608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127199738439" calcext:value-type="float">
            <text:p>0,142127199738439</text:p>
          </table:table-cell>
          <table:table-cell office:value-type="float" office:value="0.00750402288207796" calcext:value-type="float">
            <text:p>0,007504022882078</text:p>
          </table:table-cell>
          <table:table-cell office:value-type="float" office:value="68.3566667079926" calcext:value-type="float">
            <text:p>68,3566667079926</text:p>
          </table:table-cell>
          <table:table-cell office:value-type="float" office:value="2.6406729221344" calcext:value-type="float">
            <text:p>2,6406729221344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673568208216" calcext:value-type="float">
            <text:p>0,141673568208216</text:p>
          </table:table-cell>
          <table:table-cell office:value-type="float" office:value="0.0416889254208903" calcext:value-type="float">
            <text:p>0,04168892542089</text:p>
          </table:table-cell>
          <table:table-cell office:value-type="float" office:value="157.739471769333" calcext:value-type="float">
            <text:p>157,739471769333</text:p>
          </table:table-cell>
          <table:table-cell office:value-type="float" office:value="2.81685118675232" calcext:value-type="float">
            <text:p>2,81685118675232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186714468521" calcext:value-type="float">
            <text:p>0,141186714468521</text:p>
          </table:table-cell>
          <table:table-cell office:value-type="float" office:value="0.0891512138896374" calcext:value-type="float">
            <text:p>0,089151213889637</text:p>
          </table:table-cell>
          <table:table-cell office:value-type="float" office:value="64.7205457687378" calcext:value-type="float">
            <text:p>64,7205457687378</text:p>
          </table:table-cell>
          <table:table-cell office:value-type="float" office:value="7.54856386184692" calcext:value-type="float">
            <text:p>7,54856386184692</text:p>
          </table:table-cell>
        </table:table-row>
        <table:table-row table:style-name="ro2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0093704639081" calcext:value-type="float">
            <text:p>0,140093704639081</text:p>
          </table:table-cell>
          <table:table-cell office:value-type="float" office:value="0.0245876398361957" calcext:value-type="float">
            <text:p>0,024587639836196</text:p>
          </table:table-cell>
          <table:table-cell office:value-type="float" office:value="160.658220815659" calcext:value-type="float">
            <text:p>160,658220815659</text:p>
          </table:table-cell>
          <table:table-cell office:value-type="float" office:value="3.4232527256012" calcext:value-type="float">
            <text:p>3,4232527256012</text:p>
          </table:table-cell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509293932945" calcext:value-type="float">
            <text:p>0,139509293932945</text:p>
          </table:table-cell>
          <table:table-cell office:value-type="float" office:value="0.067430443481373" calcext:value-type="float">
            <text:p>0,067430443481373</text:p>
          </table:table-cell>
          <table:table-cell office:value-type="float" office:value="69.8627753257752" calcext:value-type="float">
            <text:p>69,8627753257752</text:p>
          </table:table-cell>
          <table:table-cell office:value-type="float" office:value="2.95298910140991" calcext:value-type="float">
            <text:p>2,952989101409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064101585823" calcext:value-type="float">
            <text:p>0,139064101585823</text:p>
          </table:table-cell>
          <table:table-cell office:value-type="float" office:value="0.00578527003386967" calcext:value-type="float">
            <text:p>0,00578527003387</text:p>
          </table:table-cell>
          <table:table-cell office:value-type="float" office:value="66.3917476654053" calcext:value-type="float">
            <text:p>66,3917476654053</text:p>
          </table:table-cell>
          <table:table-cell office:value-type="float" office:value="3.0877055644989" calcext:value-type="float">
            <text:p>3,08770556449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5559938501" calcext:value-type="float">
            <text:p>0,1385559938501</text:p>
          </table:table-cell>
          <table:table-cell office:value-type="float" office:value="0.00724794397729994" calcext:value-type="float">
            <text:p>0,0072479439773</text:p>
          </table:table-cell>
          <table:table-cell office:value-type="float" office:value="66.5534215450287" calcext:value-type="float">
            <text:p>66,5534215450287</text:p>
          </table:table-cell>
          <table:table-cell office:value-type="float" office:value="2.80428175926209" calcext:value-type="float">
            <text:p>2,80428175926209</text:p>
          </table:table-cell>
        </table:table-row>
        <table:table-row table:style-name="ro2" table:visibility="filter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486004335216" calcext:value-type="float">
            <text:p>0,138486004335216</text:p>
          </table:table-cell>
          <table:table-cell office:value-type="float" office:value="0.0342863143779112" calcext:value-type="float">
            <text:p>0,034286314377911</text:p>
          </table:table-cell>
          <table:table-cell office:value-type="float" office:value="157.09167304039" calcext:value-type="float">
            <text:p>157,09167304039</text:p>
          </table:table-cell>
          <table:table-cell office:value-type="float" office:value="3.20606608390808" calcext:value-type="float">
            <text:p>3,20606608390808</text:p>
          </table:table-cell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5.0899579524994" calcext:value-type="float">
            <text:p>65,0899579524994</text:p>
          </table:table-cell>
          <table:table-cell office:value-type="float" office:value="3.2039580821991" calcext:value-type="float">
            <text:p>3,20395808219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0.3256737709045" calcext:value-type="float">
            <text:p>60,3256737709045</text:p>
          </table:table-cell>
          <table:table-cell office:value-type="float" office:value="3.10399117469788" calcext:value-type="float">
            <text:p>3,103991174697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28633288915" calcext:value-type="float">
            <text:p>0,138028633288915</text:p>
          </table:table-cell>
          <table:table-cell office:value-type="float" office:value="0.00478015042448754" calcext:value-type="float">
            <text:p>0,004780150424488</text:p>
          </table:table-cell>
          <table:table-cell office:value-type="float" office:value="65.3840121269226" calcext:value-type="float">
            <text:p>65,3840121269226</text:p>
          </table:table-cell>
          <table:table-cell office:value-type="float" office:value="3.1955225944519" calcext:value-type="float">
            <text:p>3,1955225944519</text:p>
          </table:table-cell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20243770112" calcext:value-type="float">
            <text:p>0,137320243770112</text:p>
          </table:table-cell>
          <table:table-cell office:value-type="float" office:value="0.0278981756843482" calcext:value-type="float">
            <text:p>0,027898175684348</text:p>
          </table:table-cell>
          <table:table-cell office:value-type="float" office:value="78.4768482685089" calcext:value-type="float">
            <text:p>78,4768482685089</text:p>
          </table:table-cell>
          <table:table-cell office:value-type="float" office:value="3.42170739173889" calcext:value-type="float">
            <text:p>3,42170739173889</text:p>
          </table:table-cell>
        </table:table-row>
        <table:table-row table:style-name="ro2" table:visibility="filter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07978162808" calcext:value-type="float">
            <text:p>0,137307978162808</text:p>
          </table:table-cell>
          <table:table-cell office:value-type="float" office:value="0.00996183906227592" calcext:value-type="float">
            <text:p>0,009961839062276</text:p>
          </table:table-cell>
          <table:table-cell office:value-type="float" office:value="123.458197498322" calcext:value-type="float">
            <text:p>123,458197498322</text:p>
          </table:table-cell>
          <table:table-cell office:value-type="float" office:value="2.89513568878174" calcext:value-type="float">
            <text:p>2,8951356887817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6083337713907" calcext:value-type="float">
            <text:p>0,136083337713907</text:p>
          </table:table-cell>
          <table:table-cell office:value-type="float" office:value="0.00319037873386937" calcext:value-type="float">
            <text:p>0,003190378733869</text:p>
          </table:table-cell>
          <table:table-cell office:value-type="float" office:value="59.0906303405762" calcext:value-type="float">
            <text:p>59,0906303405762</text:p>
          </table:table-cell>
          <table:table-cell office:value-type="float" office:value="25.8977144241333" calcext:value-type="float">
            <text:p>25,8977144241333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59834752586" calcext:value-type="float">
            <text:p>0,1359834752586</text:p>
          </table:table-cell>
          <table:table-cell office:value-type="float" office:value="0.106099287402418" calcext:value-type="float">
            <text:p>0,106099287402418</text:p>
          </table:table-cell>
          <table:table-cell office:value-type="float" office:value="64.8198275566101" calcext:value-type="float">
            <text:p>64,8198275566101</text:p>
          </table:table-cell>
          <table:table-cell office:value-type="float" office:value="7.43766331672668" calcext:value-type="float">
            <text:p>7,43766331672668</text:p>
          </table:table-cell>
        </table:table-row>
        <table:table-row table:style-name="ro2" table:visibility="filter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55586444672" calcext:value-type="float">
            <text:p>0,134555586444672</text:p>
          </table:table-cell>
          <table:table-cell office:value-type="float" office:value="0.0101774361701122" calcext:value-type="float">
            <text:p>0,010177436170112</text:p>
          </table:table-cell>
          <table:table-cell office:value-type="float" office:value="123.10836853981" calcext:value-type="float">
            <text:p>123,10836853981</text:p>
          </table:table-cell>
          <table:table-cell office:value-type="float" office:value="2.88909077644348" calcext:value-type="float">
            <text:p>2,88909077644348</text:p>
          </table:table-cell>
        </table:table-row>
        <table:table-row table:style-name="ro2" table:visibility="filter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18569423463" calcext:value-type="float">
            <text:p>0,134518569423463</text:p>
          </table:table-cell>
          <table:table-cell office:value-type="float" office:value="0.0110749264528843" calcext:value-type="float">
            <text:p>0,011074926452884</text:p>
          </table:table-cell>
          <table:table-cell office:value-type="float" office:value="61.991274023056" calcext:value-type="float">
            <text:p>61,991274023056</text:p>
          </table:table-cell>
          <table:table-cell office:value-type="float" office:value="3.11727447509766" calcext:value-type="float">
            <text:p>3,11727447509766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388309495522" calcext:value-type="float">
            <text:p>0,133388309495522</text:p>
          </table:table-cell>
          <table:table-cell office:value-type="float" office:value="0.00878339791131426" calcext:value-type="float">
            <text:p>0,008783397911314</text:p>
          </table:table-cell>
          <table:table-cell office:value-type="float" office:value="144.614773130417" calcext:value-type="float">
            <text:p>144,614773130417</text:p>
          </table:table-cell>
          <table:table-cell office:value-type="float" office:value="2.84499545097351" calcext:value-type="float">
            <text:p>2,844995450973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275111648162" calcext:value-type="float">
            <text:p>0,133275111648162</text:p>
          </table:table-cell>
          <table:table-cell office:value-type="float" office:value="0.0103990011740521" calcext:value-type="float">
            <text:p>0,010399001174052</text:p>
          </table:table-cell>
          <table:table-cell office:value-type="float" office:value="69.4519855499268" calcext:value-type="float">
            <text:p>69,4519855499268</text:p>
          </table:table-cell>
          <table:table-cell office:value-type="float" office:value="3.76580600738525" calcext:value-type="float">
            <text:p>3,76580600738525</text:p>
          </table:table-cell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2325888176375" calcext:value-type="float">
            <text:p>0,132325888176375</text:p>
          </table:table-cell>
          <table:table-cell office:value-type="float" office:value="0.0100696863154412" calcext:value-type="float">
            <text:p>0,010069686315441</text:p>
          </table:table-cell>
          <table:table-cell office:value-type="float" office:value="164.903051185608" calcext:value-type="float">
            <text:p>164,903051185608</text:p>
          </table:table-cell>
          <table:table-cell office:value-type="float" office:value="2.86908273696899" calcext:value-type="float">
            <text:p>2,86908273696899</text:p>
          </table:table-cell>
        </table:table-row>
        <table:table-row table:style-name="ro2" table:visibility="filter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611687654878" calcext:value-type="float">
            <text:p>0,131611687654878</text:p>
          </table:table-cell>
          <table:table-cell office:value-type="float" office:value="0.0107544180195852" calcext:value-type="float">
            <text:p>0,010754418019585</text:p>
          </table:table-cell>
          <table:table-cell office:value-type="float" office:value="62.9096709251404" calcext:value-type="float">
            <text:p>62,9096709251404</text:p>
          </table:table-cell>
          <table:table-cell office:value-type="float" office:value="3.19860672950745" calcext:value-type="float">
            <text:p>3,19860672950745</text:p>
          </table:table-cell>
        </table:table-row>
        <table:table-row table:style-name="ro2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9531230268" calcext:value-type="float">
            <text:p>0,13129531230268</text:p>
          </table:table-cell>
          <table:table-cell office:value-type="float" office:value="0.0384558946965505" calcext:value-type="float">
            <text:p>0,038455894696551</text:p>
          </table:table-cell>
          <table:table-cell office:value-type="float" office:value="164.782702922821" calcext:value-type="float">
            <text:p>164,782702922821</text:p>
          </table:table-cell>
          <table:table-cell office:value-type="float" office:value="3.64055285453796" calcext:value-type="float">
            <text:p>3,64055285453796</text:p>
          </table:table-cell>
        </table:table-row>
        <table:table-row table:style-name="ro2" table:visibility="filter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00480276678" calcext:value-type="float">
            <text:p>0,131200480276678</text:p>
          </table:table-cell>
          <table:table-cell office:value-type="float" office:value="0.0105528211090313" calcext:value-type="float">
            <text:p>0,010552821109031</text:p>
          </table:table-cell>
          <table:table-cell office:value-type="float" office:value="110.073660182953" calcext:value-type="float">
            <text:p>110,073660182953</text:p>
          </table:table-cell>
          <table:table-cell office:value-type="float" office:value="2.88878774642944" calcext:value-type="float">
            <text:p>2,88878774642944</text:p>
          </table:table-cell>
        </table:table-row>
        <table:table-row table:style-name="ro2" table:visibility="filter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0353012453715" calcext:value-type="float">
            <text:p>0,130353012453715</text:p>
          </table:table-cell>
          <table:table-cell office:value-type="float" office:value="0.0211508134477291" calcext:value-type="float">
            <text:p>0,021150813447729</text:p>
          </table:table-cell>
          <table:table-cell office:value-type="float" office:value="62.2396515846252" calcext:value-type="float">
            <text:p>62,2396515846252</text:p>
          </table:table-cell>
          <table:table-cell office:value-type="float" office:value="3.21091346740723" calcext:value-type="float">
            <text:p>3,21091346740723</text:p>
          </table:table-cell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9888087940998" calcext:value-type="float">
            <text:p>0,129888087940998</text:p>
          </table:table-cell>
          <table:table-cell office:value-type="float" office:value="0.00307231546734679" calcext:value-type="float">
            <text:p>0,003072315467347</text:p>
          </table:table-cell>
          <table:table-cell office:value-type="float" office:value="157.315611982346" calcext:value-type="float">
            <text:p>157,315611982346</text:p>
          </table:table-cell>
          <table:table-cell office:value-type="float" office:value="2.53476877212524" calcext:value-type="float">
            <text:p>2,53476877212524</text:p>
          </table:table-cell>
        </table:table-row>
        <table:table-row table:style-name="ro2" table:visibility="filter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8645215669364" calcext:value-type="float">
            <text:p>0,128645215669364</text:p>
          </table:table-cell>
          <table:table-cell office:value-type="float" office:value="0.00930764271520287" calcext:value-type="float">
            <text:p>0,009307642715203</text:p>
          </table:table-cell>
          <table:table-cell office:value-type="float" office:value="145.525176477432" calcext:value-type="float">
            <text:p>145,525176477432</text:p>
          </table:table-cell>
          <table:table-cell office:value-type="float" office:value="2.87945394515991" calcext:value-type="float">
            <text:p>2,87945394515991</text:p>
          </table:table-cell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578426122509" calcext:value-type="float">
            <text:p>0,127578426122509</text:p>
          </table:table-cell>
          <table:table-cell office:value-type="float" office:value="0.0131891677090951" calcext:value-type="float">
            <text:p>0,013189167709095</text:p>
          </table:table-cell>
          <table:table-cell office:value-type="float" office:value="167.952680397034" calcext:value-type="float">
            <text:p>167,952680397034</text:p>
          </table:table-cell>
          <table:table-cell office:value-type="float" office:value="2.82868003845215" calcext:value-type="float">
            <text:p>2,82868003845215</text:p>
          </table:table-cell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097078415651" calcext:value-type="float">
            <text:p>0,127097078415651</text:p>
          </table:table-cell>
          <table:table-cell office:value-type="float" office:value="0.0106289946884551" calcext:value-type="float">
            <text:p>0,010628994688455</text:p>
          </table:table-cell>
          <table:table-cell office:value-type="float" office:value="165.239057064056" calcext:value-type="float">
            <text:p>165,239057064056</text:p>
          </table:table-cell>
          <table:table-cell office:value-type="float" office:value="2.82550172805786" calcext:value-type="float">
            <text:p>2,82550172805786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79034455462" calcext:value-type="float">
            <text:p>0,126679034455462</text:p>
          </table:table-cell>
          <table:table-cell office:value-type="float" office:value="0.0508367882076476" calcext:value-type="float">
            <text:p>0,050836788207648</text:p>
          </table:table-cell>
          <table:table-cell office:value-type="float" office:value="164.940327310562" calcext:value-type="float">
            <text:p>164,940327310562</text:p>
          </table:table-cell>
          <table:table-cell office:value-type="float" office:value="3.16619343757629" calcext:value-type="float">
            <text:p>3,16619343757629</text:p>
          </table:table-cell>
        </table:table-row>
        <table:table-row table:style-name="ro2" table:visibility="filter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58260258846" calcext:value-type="float">
            <text:p>0,126658260258846</text:p>
          </table:table-cell>
          <table:table-cell office:value-type="float" office:value="0.0461130110850683" calcext:value-type="float">
            <text:p>0,046113011085068</text:p>
          </table:table-cell>
          <table:table-cell office:value-type="float" office:value="64.8232651233673" calcext:value-type="float">
            <text:p>64,8232651233673</text:p>
          </table:table-cell>
          <table:table-cell office:value-type="float" office:value="7.53228712081909" calcext:value-type="float">
            <text:p>7,53228712081909</text:p>
          </table:table-cell>
        </table:table-row>
        <table:table-row table:style-name="ro2" table:visibility="filter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507167678462" calcext:value-type="float">
            <text:p>0,126507167678462</text:p>
          </table:table-cell>
          <table:table-cell office:value-type="float" office:value="0.0492810248883102" calcext:value-type="float">
            <text:p>0,04928102488831</text:p>
          </table:table-cell>
          <table:table-cell office:value-type="float" office:value="63.1577991008759" calcext:value-type="float">
            <text:p>63,1577991008759</text:p>
          </table:table-cell>
          <table:table-cell office:value-type="float" office:value="7.68275103569031" calcext:value-type="float">
            <text:p>7,68275103569031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3384290999231" calcext:value-type="float">
            <text:p>0,123384290999231</text:p>
          </table:table-cell>
          <table:table-cell office:value-type="float" office:value="0.0367930169904124" calcext:value-type="float">
            <text:p>0,036793016990412</text:p>
          </table:table-cell>
          <table:table-cell office:value-type="float" office:value="176.479623746872" calcext:value-type="float">
            <text:p>176,479623746872</text:p>
          </table:table-cell>
          <table:table-cell office:value-type="float" office:value="3.41666283607483" calcext:value-type="float">
            <text:p>3,41666283607483</text:p>
          </table:table-cell>
        </table:table-row>
        <table:table-row table:style-name="ro2" table:visibility="filter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86882445724" calcext:value-type="float">
            <text:p>0,122886882445724</text:p>
          </table:table-cell>
          <table:table-cell office:value-type="float" office:value="0.0125053215651307" calcext:value-type="float">
            <text:p>0,012505321565131</text:p>
          </table:table-cell>
          <table:table-cell office:value-type="float" office:value="145.514796543121" calcext:value-type="float">
            <text:p>145,514796543121</text:p>
          </table:table-cell>
          <table:table-cell office:value-type="float" office:value="2.89159936904907" calcext:value-type="float">
            <text:p>2,89159936904907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1782369291" calcext:value-type="float">
            <text:p>0,12281782369291</text:p>
          </table:table-cell>
          <table:table-cell office:value-type="float" office:value="0.0394165767916641" calcext:value-type="float">
            <text:p>0,039416576791664</text:p>
          </table:table-cell>
          <table:table-cell office:value-type="float" office:value="72.7073927879333" calcext:value-type="float">
            <text:p>72,7073927879333</text:p>
          </table:table-cell>
          <table:table-cell office:value-type="float" office:value="3.27124462127686" calcext:value-type="float">
            <text:p>3,27124462127686</text:p>
          </table:table-cell>
        </table:table-row>
        <table:table-row table:style-name="ro2" table:visibility="filter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513593609427" calcext:value-type="float">
            <text:p>0,120513593609427</text:p>
          </table:table-cell>
          <table:table-cell office:value-type="float" office:value="0.013746916552197" calcext:value-type="float">
            <text:p>0,013746916552197</text:p>
          </table:table-cell>
          <table:table-cell office:value-type="float" office:value="60.079488992691" calcext:value-type="float">
            <text:p>60,079488992691</text:p>
          </table:table-cell>
          <table:table-cell office:value-type="float" office:value="3.13849687576294" calcext:value-type="float">
            <text:p>3,13849687576294</text:p>
          </table:table-cell>
        </table:table-row>
        <table:table-row table:style-name="ro2" table:visibility="filter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326837614951" calcext:value-type="float">
            <text:p>0,120326837614951</text:p>
          </table:table-cell>
          <table:table-cell office:value-type="float" office:value="0.0158398743972437" calcext:value-type="float">
            <text:p>0,015839874397244</text:p>
          </table:table-cell>
          <table:table-cell office:value-type="float" office:value="61.7026074409485" calcext:value-type="float">
            <text:p>61,7026074409485</text:p>
          </table:table-cell>
          <table:table-cell office:value-type="float" office:value="3.12207326889038" calcext:value-type="float">
            <text:p>3,12207326889038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72111316256" calcext:value-type="float">
            <text:p>0,11872111316256</text:p>
          </table:table-cell>
          <table:table-cell office:value-type="float" office:value="0.0959309010746656" calcext:value-type="float">
            <text:p>0,095930901074666</text:p>
          </table:table-cell>
          <table:table-cell office:value-type="float" office:value="61.5855633735657" calcext:value-type="float">
            <text:p>61,5855633735657</text:p>
          </table:table-cell>
          <table:table-cell office:value-type="float" office:value="6.86491937637329" calcext:value-type="float">
            <text:p>6,86491937637329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427409665038" calcext:value-type="float">
            <text:p>0,118427409665038</text:p>
          </table:table-cell>
          <table:table-cell office:value-type="float" office:value="0.038762844384666" calcext:value-type="float">
            <text:p>0,038762844384666</text:p>
          </table:table-cell>
          <table:table-cell office:value-type="float" office:value="167.570292472839" calcext:value-type="float">
            <text:p>167,570292472839</text:p>
          </table:table-cell>
          <table:table-cell office:value-type="float" office:value="3.12150654792786" calcext:value-type="float">
            <text:p>3,12150654792786</text:p>
          </table:table-cell>
        </table:table-row>
        <table:table-row table:style-name="ro2" table:visibility="filter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741052795582" calcext:value-type="float">
            <text:p>0,117741052795582</text:p>
          </table:table-cell>
          <table:table-cell office:value-type="float" office:value="0.0106727084767714" calcext:value-type="float">
            <text:p>0,010672708476771</text:p>
          </table:table-cell>
          <table:table-cell office:value-type="float" office:value="153.995969772339" calcext:value-type="float">
            <text:p>153,995969772339</text:p>
          </table:table-cell>
          <table:table-cell office:value-type="float" office:value="2.8736701965332" calcext:value-type="float">
            <text:p>2,87367019653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478485927702" calcext:value-type="float">
            <text:p>0,117478485927702</text:p>
          </table:table-cell>
          <table:table-cell office:value-type="float" office:value="0.0168252688664818" calcext:value-type="float">
            <text:p>0,016825268866482</text:p>
          </table:table-cell>
          <table:table-cell office:value-type="float" office:value="56.5418033599854" calcext:value-type="float">
            <text:p>56,5418033599854</text:p>
          </table:table-cell>
          <table:table-cell office:value-type="float" office:value="20.8380674362183" calcext:value-type="float">
            <text:p>20,8380674362183</text:p>
          </table:table-cell>
        </table:table-row>
        <table:table-row table:style-name="ro2" table:visibility="filter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660414568018" calcext:value-type="float">
            <text:p>0,116660414568018</text:p>
          </table:table-cell>
          <table:table-cell office:value-type="float" office:value="0.0163346123330264" calcext:value-type="float">
            <text:p>0,016334612333026</text:p>
          </table:table-cell>
          <table:table-cell office:value-type="float" office:value="148.286348295212" calcext:value-type="float">
            <text:p>148,286348295212</text:p>
          </table:table-cell>
          <table:table-cell office:value-type="float" office:value="3.15314173698425" calcext:value-type="float">
            <text:p>3,15314173698425</text:p>
          </table:table-cell>
        </table:table-row>
        <table:table-row table:style-name="ro2" table:visibility="filter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324517870964" calcext:value-type="float">
            <text:p>0,116324517870964</text:p>
          </table:table-cell>
          <table:table-cell office:value-type="float" office:value="0.0360107388667484" calcext:value-type="float">
            <text:p>0,036010738866748</text:p>
          </table:table-cell>
          <table:table-cell office:value-type="float" office:value="64.0480417728424" calcext:value-type="float">
            <text:p>64,0480417728424</text:p>
          </table:table-cell>
          <table:table-cell office:value-type="float" office:value="7.92365689277649" calcext:value-type="float">
            <text:p>7,923656892776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255962702591" calcext:value-type="float">
            <text:p>0,114255962702591</text:p>
          </table:table-cell>
          <table:table-cell office:value-type="float" office:value="0.0203127914780111" calcext:value-type="float">
            <text:p>0,020312791478011</text:p>
          </table:table-cell>
          <table:table-cell office:value-type="float" office:value="57.4271612167358" calcext:value-type="float">
            <text:p>57,4271612167358</text:p>
          </table:table-cell>
          <table:table-cell office:value-type="float" office:value="21.4838823318481" calcext:value-type="float">
            <text:p>21,4838823318481</text:p>
          </table:table-cell>
        </table:table-row>
        <table:table-row table:style-name="ro2" table:visibility="filter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165559001395" calcext:value-type="float">
            <text:p>0,114165559001395</text:p>
          </table:table-cell>
          <table:table-cell office:value-type="float" office:value="0.00529445891014192" calcext:value-type="float">
            <text:p>0,005294458910142</text:p>
          </table:table-cell>
          <table:table-cell office:value-type="float" office:value="152.935020589829" calcext:value-type="float">
            <text:p>152,935020589829</text:p>
          </table:table-cell>
          <table:table-cell office:value-type="float" office:value="2.85653119087219" calcext:value-type="float">
            <text:p>2,85653119087219</text:p>
          </table:table-cell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059901771299" calcext:value-type="float">
            <text:p>0,114059901771299</text:p>
          </table:table-cell>
          <table:table-cell office:value-type="float" office:value="0.00903855015806118" calcext:value-type="float">
            <text:p>0,009038550158061</text:p>
          </table:table-cell>
          <table:table-cell office:value-type="float" office:value="144.993538618088" calcext:value-type="float">
            <text:p>144,993538618088</text:p>
          </table:table-cell>
          <table:table-cell office:value-type="float" office:value="2.54434885978699" calcext:value-type="float">
            <text:p>2,54434885978699</text:p>
          </table:table-cell>
        </table:table-row>
        <table:table-row table:style-name="ro2" table:visibility="filter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22976756354" calcext:value-type="float">
            <text:p>0,11222976756354</text:p>
          </table:table-cell>
          <table:table-cell office:value-type="float" office:value="0.031683295231035" calcext:value-type="float">
            <text:p>0,031683295231035</text:p>
          </table:table-cell>
          <table:table-cell office:value-type="float" office:value="65.9244198322296" calcext:value-type="float">
            <text:p>65,9244198322296</text:p>
          </table:table-cell>
          <table:table-cell office:value-type="float" office:value="7.79156718254089" calcext:value-type="float">
            <text:p>7,79156718254089</text:p>
          </table:table-cell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151915105883" calcext:value-type="float">
            <text:p>0,112151915105883</text:p>
          </table:table-cell>
          <table:table-cell office:value-type="float" office:value="0.0135261571521525" calcext:value-type="float">
            <text:p>0,013526157152153</text:p>
          </table:table-cell>
          <table:table-cell office:value-type="float" office:value="146.959876346588" calcext:value-type="float">
            <text:p>146,959876346588</text:p>
          </table:table-cell>
          <table:table-cell office:value-type="float" office:value="3.008429479599" calcext:value-type="float">
            <text:p>3,008429479599</text:p>
          </table:table-cell>
        </table:table-row>
        <table:table-row table:style-name="ro2" table:visibility="filter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1884254833254" calcext:value-type="float">
            <text:p>0,111884254833254</text:p>
          </table:table-cell>
          <table:table-cell office:value-type="float" office:value="0.00464097663653053" calcext:value-type="float">
            <text:p>0,004640976636531</text:p>
          </table:table-cell>
          <table:table-cell office:value-type="float" office:value="148.535845851898" calcext:value-type="float">
            <text:p>148,535845851898</text:p>
          </table:table-cell>
          <table:table-cell office:value-type="float" office:value="2.88052892684937" calcext:value-type="float">
            <text:p>2,88052892684937</text:p>
          </table:table-cell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0091066089354" calcext:value-type="float">
            <text:p>0,110091066089354</text:p>
          </table:table-cell>
          <table:table-cell office:value-type="float" office:value="0.00717241938888236" calcext:value-type="float">
            <text:p>0,007172419388882</text:p>
          </table:table-cell>
          <table:table-cell office:value-type="float" office:value="146.523249197006" calcext:value-type="float">
            <text:p>146,523249197006</text:p>
          </table:table-cell>
          <table:table-cell office:value-type="float" office:value="2.87379832267761" calcext:value-type="float">
            <text:p>2,87379832267761</text:p>
          </table:table-cell>
        </table:table-row>
        <table:table-row table:style-name="ro2" table:visibility="filter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6944044075163" calcext:value-type="float">
            <text:p>0,106944044075163</text:p>
          </table:table-cell>
          <table:table-cell office:value-type="float" office:value="0.00533231128793714" calcext:value-type="float">
            <text:p>0,005332311287937</text:p>
          </table:table-cell>
          <table:table-cell office:value-type="float" office:value="151.189036607742" calcext:value-type="float">
            <text:p>151,189036607742</text:p>
          </table:table-cell>
          <table:table-cell office:value-type="float" office:value="2.88504304885864" calcext:value-type="float">
            <text:p>2,88504304885864</text:p>
          </table:table-cell>
        </table:table-row>
        <table:table-row table:style-name="ro2" table:visibility="filter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3205237607667" calcext:value-type="float">
            <text:p>0,103205237607667</text:p>
          </table:table-cell>
          <table:table-cell office:value-type="float" office:value="0.0560000908573638" calcext:value-type="float">
            <text:p>0,056000090857364</text:p>
          </table:table-cell>
          <table:table-cell office:value-type="float" office:value="63.6446667194366" calcext:value-type="float">
            <text:p>63,6446667194366</text:p>
          </table:table-cell>
          <table:table-cell office:value-type="float" office:value="7.6339298248291" calcext:value-type="float">
            <text:p>7,6339298248291</text:p>
          </table:table-cell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2023298457706" calcext:value-type="float">
            <text:p>0,102023298457706</text:p>
          </table:table-cell>
          <table:table-cell office:value-type="float" office:value="0.0180312525265817" calcext:value-type="float">
            <text:p>0,018031252526582</text:p>
          </table:table-cell>
          <table:table-cell office:value-type="float" office:value="169.658018016815" calcext:value-type="float">
            <text:p>169,658018016815</text:p>
          </table:table-cell>
          <table:table-cell office:value-type="float" office:value="3.40709400177002" calcext:value-type="float">
            <text:p>3,40709400177002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1898028549249" calcext:value-type="float">
            <text:p>0,101898028549249</text:p>
          </table:table-cell>
          <table:table-cell office:value-type="float" office:value="0.00795284174702687" calcext:value-type="float">
            <text:p>0,007952841747027</text:p>
          </table:table-cell>
          <table:table-cell office:value-type="float" office:value="166.071022415161" calcext:value-type="float">
            <text:p>166,071022415161</text:p>
          </table:table-cell>
          <table:table-cell office:value-type="float" office:value="2.87448081970215" calcext:value-type="float">
            <text:p>2,87448081970215</text:p>
          </table:table-cell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0897721920318" calcext:value-type="float">
            <text:p>0,100897721920318</text:p>
          </table:table-cell>
          <table:table-cell office:value-type="float" office:value="0.00656287952659711" calcext:value-type="float">
            <text:p>0,006562879526597</text:p>
          </table:table-cell>
          <table:table-cell office:value-type="float" office:value="158.584861660004" calcext:value-type="float">
            <text:p>158,584861660004</text:p>
          </table:table-cell>
          <table:table-cell office:value-type="float" office:value="2.53250312805176" calcext:value-type="float">
            <text:p>2,53250312805176</text:p>
          </table:table-cell>
        </table:table-row>
        <table:table-row table:style-name="ro2" table:visibility="filter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68675492449" calcext:value-type="float">
            <text:p>0,098468675492449</text:p>
          </table:table-cell>
          <table:table-cell office:value-type="float" office:value="0.0208891243083607" calcext:value-type="float">
            <text:p>0,020889124308361</text:p>
          </table:table-cell>
          <table:table-cell office:value-type="float" office:value="59.5950950622559" calcext:value-type="float">
            <text:p>59,5950950622559</text:p>
          </table:table-cell>
          <table:table-cell office:value-type="float" office:value="3.12557501792908" calcext:value-type="float">
            <text:p>3,12557501792908</text:p>
          </table:table-cell>
        </table:table-row>
        <table:table-row table:style-name="ro2" table:visibility="filter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09872037788" calcext:value-type="float">
            <text:p>0,098409872037788</text:p>
          </table:table-cell>
          <table:table-cell office:value-type="float" office:value="0.0160504872204761" calcext:value-type="float">
            <text:p>0,016050487220476</text:p>
          </table:table-cell>
          <table:table-cell office:value-type="float" office:value="145.115638065338" calcext:value-type="float">
            <text:p>145,115638065338</text:p>
          </table:table-cell>
          <table:table-cell office:value-type="float" office:value="2.96315445899963" calcext:value-type="float">
            <text:p>2,963154458999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3365407981371" calcext:value-type="float">
            <text:p>0,098336540798137</text:p>
          </table:table-cell>
          <table:table-cell office:value-type="float" office:value="0.0426672832213505" calcext:value-type="float">
            <text:p>0,042667283221351</text:p>
          </table:table-cell>
          <table:table-cell office:value-type="float" office:value="68.928392124176" calcext:value-type="float">
            <text:p>68,928392124176</text:p>
          </table:table-cell>
          <table:table-cell office:value-type="float" office:value="3.66564831733704" calcext:value-type="float">
            <text:p>3,665648317337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4929256577799" calcext:value-type="float">
            <text:p>0,09749292565778</text:p>
          </table:table-cell>
          <table:table-cell office:value-type="float" office:value="0.00322050300540641" calcext:value-type="float">
            <text:p>0,003220503005406</text:p>
          </table:table-cell>
          <table:table-cell office:value-type="float" office:value="66.8640616416931" calcext:value-type="float">
            <text:p>66,8640616416931</text:p>
          </table:table-cell>
          <table:table-cell office:value-type="float" office:value="20.4926926136017" calcext:value-type="float">
            <text:p>20,4926926136017</text:p>
          </table:table-cell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263680530866" calcext:value-type="float">
            <text:p>0,097263680530866</text:p>
          </table:table-cell>
          <table:table-cell office:value-type="float" office:value="0.00452216148924145" calcext:value-type="float">
            <text:p>0,004522161489241</text:p>
          </table:table-cell>
          <table:table-cell office:value-type="float" office:value="168.662689208984" calcext:value-type="float">
            <text:p>168,662689208984</text:p>
          </table:table-cell>
          <table:table-cell office:value-type="float" office:value="2.87015037536621" calcext:value-type="float">
            <text:p>2,87015037536621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60330617867276" calcext:value-type="float">
            <text:p>0,096033061786728</text:p>
          </table:table-cell>
          <table:table-cell office:value-type="float" office:value="0.0147608758597929" calcext:value-type="float">
            <text:p>0,014760875859793</text:p>
          </table:table-cell>
          <table:table-cell office:value-type="float" office:value="151.679541063309" calcext:value-type="float">
            <text:p>151,679541063309</text:p>
          </table:table-cell>
          <table:table-cell office:value-type="float" office:value="2.97470202445984" calcext:value-type="float">
            <text:p>2,9747020244598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8.2133041858673" calcext:value-type="float">
            <text:p>58,2133041858673</text:p>
          </table:table-cell>
          <table:table-cell office:value-type="float" office:value="7.22897434234619" calcext:value-type="float">
            <text:p>7,228974342346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9.8382344722748" calcext:value-type="float">
            <text:p>59,8382344722748</text:p>
          </table:table-cell>
          <table:table-cell office:value-type="float" office:value="7.10433621406555" calcext:value-type="float">
            <text:p>7,104336214065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1358280630608" calcext:value-type="float">
            <text:p>0,095135828063061</text:p>
          </table:table-cell>
          <table:table-cell office:value-type="float" office:value="0.00181801167304216" calcext:value-type="float">
            <text:p>0,001818011673042</text:p>
          </table:table-cell>
          <table:table-cell office:value-type="float" office:value="57.8402066230774" calcext:value-type="float">
            <text:p>57,8402066230774</text:p>
          </table:table-cell>
          <table:table-cell office:value-type="float" office:value="21.4682076931" calcext:value-type="float">
            <text:p>21,4682076931</text:p>
          </table:table-cell>
        </table:table-row>
        <table:table-row table:style-name="ro2" table:visibility="filter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8449784753389" calcext:value-type="float">
            <text:p>0,094844978475339</text:p>
          </table:table-cell>
          <table:table-cell office:value-type="float" office:value="0.0545154907146655" calcext:value-type="float">
            <text:p>0,054515490714666</text:p>
          </table:table-cell>
          <table:table-cell office:value-type="float" office:value="66.7096650123596" calcext:value-type="float">
            <text:p>66,7096650123596</text:p>
          </table:table-cell>
          <table:table-cell office:value-type="float" office:value="7.78090147972107" calcext:value-type="float">
            <text:p>7,78090147972107</text:p>
          </table:table-cell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5263860312278" calcext:value-type="float">
            <text:p>0,094526386031228</text:p>
          </table:table-cell>
          <table:table-cell office:value-type="float" office:value="0.0366772320727351" calcext:value-type="float">
            <text:p>0,036677232072735</text:p>
          </table:table-cell>
          <table:table-cell office:value-type="float" office:value="175.600283241272" calcext:value-type="float">
            <text:p>175,600283241272</text:p>
          </table:table-cell>
          <table:table-cell office:value-type="float" office:value="3.38037128448486" calcext:value-type="float">
            <text:p>3,38037128448486</text:p>
          </table:table-cell>
        </table:table-row>
        <table:table-row table:style-name="ro2" table:visibility="filter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6334370618983" calcext:value-type="float">
            <text:p>0,093633437061898</text:p>
          </table:table-cell>
          <table:table-cell office:value-type="float" office:value="0.0222734068931251" calcext:value-type="float">
            <text:p>0,022273406893125</text:p>
          </table:table-cell>
          <table:table-cell office:value-type="float" office:value="60.2472157001495" calcext:value-type="float">
            <text:p>60,2472157001495</text:p>
          </table:table-cell>
          <table:table-cell office:value-type="float" office:value="3.12163996696472" calcext:value-type="float">
            <text:p>3,12163996696472</text:p>
          </table:table-cell>
        </table:table-row>
        <table:table-row table:style-name="ro2" table:visibility="filter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426966341703" calcext:value-type="float">
            <text:p>0,093426966341703</text:p>
          </table:table-cell>
          <table:table-cell office:value-type="float" office:value="0.0376249726314341" calcext:value-type="float">
            <text:p>0,037624972631434</text:p>
          </table:table-cell>
          <table:table-cell office:value-type="float" office:value="152.253600263596" calcext:value-type="float">
            <text:p>152,253600263596</text:p>
          </table:table-cell>
          <table:table-cell office:value-type="float" office:value="3.20024514198303" calcext:value-type="float">
            <text:p>3,2002451419830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7434133234041" calcext:value-type="float">
            <text:p>0,089743413323404</text:p>
          </table:table-cell>
          <table:table-cell office:value-type="float" office:value="0.0450044464685356" calcext:value-type="float">
            <text:p>0,045004446468536</text:p>
          </table:table-cell>
          <table:table-cell office:value-type="float" office:value="12.900424528122" calcext:value-type="float">
            <text:p>12,900424528122</text:p>
          </table:table-cell>
          <table:table-cell office:value-type="float" office:value="3.19621610641479" calcext:value-type="float">
            <text:p>3,19621610641479</text:p>
          </table:table-cell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4784054440801" calcext:value-type="float">
            <text:p>0,08947840544408</text:p>
          </table:table-cell>
          <table:table-cell office:value-type="float" office:value="0.00717843437212208" calcext:value-type="float">
            <text:p>0,007178434372122</text:p>
          </table:table-cell>
          <table:table-cell office:value-type="float" office:value="167.293015909195" calcext:value-type="float">
            <text:p>167,293015909195</text:p>
          </table:table-cell>
          <table:table-cell office:value-type="float" office:value="2.85028915405273" calcext:value-type="float">
            <text:p>2,85028915405273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837787193047" calcext:value-type="float">
            <text:p>0,08837787193047</text:p>
          </table:table-cell>
          <table:table-cell office:value-type="float" office:value="0.00961312323696536" calcext:value-type="float">
            <text:p>0,009613123236965</text:p>
          </table:table-cell>
          <table:table-cell office:value-type="float" office:value="149.002993774414" calcext:value-type="float">
            <text:p>149,002993774414</text:p>
          </table:table-cell>
          <table:table-cell office:value-type="float" office:value="3.25308561325073" calcext:value-type="float">
            <text:p>3,25308561325073</text:p>
          </table:table-cell>
        </table:table-row>
        <table:table-row table:style-name="ro2" table:visibility="filter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70734870032009" calcext:value-type="float">
            <text:p>0,087073487003201</text:p>
          </table:table-cell>
          <table:table-cell office:value-type="float" office:value="0.0269652378073134" calcext:value-type="float">
            <text:p>0,026965237807313</text:p>
          </table:table-cell>
          <table:table-cell office:value-type="float" office:value="161.044999885559" calcext:value-type="float">
            <text:p>161,044999885559</text:p>
          </table:table-cell>
          <table:table-cell office:value-type="float" office:value="3.2454915523529" calcext:value-type="float">
            <text:p>3,2454915523529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69287138548567" calcext:value-type="float">
            <text:p>0,086928713854857</text:p>
          </table:table-cell>
          <table:table-cell office:value-type="float" office:value="0.0523869684086" calcext:value-type="float">
            <text:p>0,0523869684086</text:p>
          </table:table-cell>
          <table:table-cell office:value-type="float" office:value="62.4977247238159" calcext:value-type="float">
            <text:p>62,4977247238159</text:p>
          </table:table-cell>
          <table:table-cell office:value-type="float" office:value="7.33738784790039" calcext:value-type="float">
            <text:p>7,33738784790039</text:p>
          </table:table-cell>
        </table:table-row>
        <table:table-row table:style-name="ro2" table:visibility="filter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7057562261892" calcext:value-type="float">
            <text:p>0,085705756226189</text:p>
          </table:table-cell>
          <table:table-cell office:value-type="float" office:value="0.00863492981231491" calcext:value-type="float">
            <text:p>0,008634929812315</text:p>
          </table:table-cell>
          <table:table-cell office:value-type="float" office:value="164.83258895874" calcext:value-type="float">
            <text:p>164,83258895874</text:p>
          </table:table-cell>
          <table:table-cell office:value-type="float" office:value="3.35627255439758" calcext:value-type="float">
            <text:p>3,35627255439758</text:p>
          </table:table-cell>
        </table:table-row>
        <table:table-row table:style-name="ro2" table:visibility="filter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3149418452075" calcext:value-type="float">
            <text:p>0,085314941845208</text:p>
          </table:table-cell>
          <table:table-cell office:value-type="float" office:value="0.0105251846107524" calcext:value-type="float">
            <text:p>0,010525184610752</text:p>
          </table:table-cell>
          <table:table-cell office:value-type="float" office:value="145.927618360519" calcext:value-type="float">
            <text:p>145,927618360519</text:p>
          </table:table-cell>
          <table:table-cell office:value-type="float" office:value="3.02541565895081" calcext:value-type="float">
            <text:p>3,02541565895081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0926707547894" calcext:value-type="float">
            <text:p>0,085092670754789</text:p>
          </table:table-cell>
          <table:table-cell office:value-type="float" office:value="0.00687306110291471" calcext:value-type="float">
            <text:p>0,006873061102915</text:p>
          </table:table-cell>
          <table:table-cell office:value-type="float" office:value="145.954651403427" calcext:value-type="float">
            <text:p>145,954651403427</text:p>
          </table:table-cell>
          <table:table-cell office:value-type="float" office:value="2.98453893661499" calcext:value-type="float">
            <text:p>2,98453893661499</text:p>
          </table:table-cell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7932098690864" calcext:value-type="float">
            <text:p>0,084793209869086</text:p>
          </table:table-cell>
          <table:table-cell office:value-type="float" office:value="0.0350762113948024" calcext:value-type="float">
            <text:p>0,035076211394802</text:p>
          </table:table-cell>
          <table:table-cell office:value-type="float" office:value="179.900855445862" calcext:value-type="float">
            <text:p>179,900855445862</text:p>
          </table:table-cell>
          <table:table-cell office:value-type="float" office:value="3.27113118171692" calcext:value-type="float">
            <text:p>3,271131181716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5708644439741" calcext:value-type="float">
            <text:p>0,084570864443974</text:p>
          </table:table-cell>
          <table:table-cell office:value-type="float" office:value="0.0391937625350236" calcext:value-type="float">
            <text:p>0,039193762535024</text:p>
          </table:table-cell>
          <table:table-cell office:value-type="float" office:value="60.3546612739563" calcext:value-type="float">
            <text:p>60,3546612739563</text:p>
          </table:table-cell>
          <table:table-cell office:value-type="float" office:value="2.87932481765747" calcext:value-type="float">
            <text:p>2,87932481765747</text:p>
          </table:table-cell>
        </table:table-row>
        <table:table-row table:style-name="ro2" table:visibility="filter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4685307045081" calcext:value-type="float">
            <text:p>0,084468530704508</text:p>
          </table:table-cell>
          <table:table-cell office:value-type="float" office:value="0.0459359666440484" calcext:value-type="float">
            <text:p>0,045935966644048</text:p>
          </table:table-cell>
          <table:table-cell office:value-type="float" office:value="63.2860357284546" calcext:value-type="float">
            <text:p>63,2860357284546</text:p>
          </table:table-cell>
          <table:table-cell office:value-type="float" office:value="7.49487638473511" calcext:value-type="float">
            <text:p>7,494876384735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32589244349554" calcext:value-type="float">
            <text:p>0,083258924434955</text:p>
          </table:table-cell>
          <table:table-cell office:value-type="float" office:value="0.00163645527599947" calcext:value-type="float">
            <text:p>0,001636455275999</text:p>
          </table:table-cell>
          <table:table-cell office:value-type="float" office:value="10.545509147644" calcext:value-type="float">
            <text:p>10,545509147644</text:p>
          </table:table-cell>
          <table:table-cell office:value-type="float" office:value="2.78697714805603" calcext:value-type="float">
            <text:p>2,78697714805603</text:p>
          </table:table-cell>
        </table:table-row>
        <table:table-row table:style-name="ro2" table:visibility="filter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77347010601964" calcext:value-type="float">
            <text:p>0,077734701060196</text:p>
          </table:table-cell>
          <table:table-cell office:value-type="float" office:value="0.00872299184464618" calcext:value-type="float">
            <text:p>0,008722991844646</text:p>
          </table:table-cell>
          <table:table-cell office:value-type="float" office:value="161.220290803909" calcext:value-type="float">
            <text:p>161,220290803909</text:p>
          </table:table-cell>
          <table:table-cell office:value-type="float" office:value="3.22616062164307" calcext:value-type="float">
            <text:p>3,226160621643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49645903169333" calcext:value-type="float">
            <text:p>0,074964590316933</text:p>
          </table:table-cell>
          <table:table-cell office:value-type="float" office:value="0.0133588165762869" calcext:value-type="float">
            <text:p>0,013358816576287</text:p>
          </table:table-cell>
          <table:table-cell office:value-type="float" office:value="62.0332388877869" calcext:value-type="float">
            <text:p>62,0332388877869</text:p>
          </table:table-cell>
          <table:table-cell office:value-type="float" office:value="21.117002248764" calcext:value-type="float">
            <text:p>21,117002248764</text:p>
          </table:table-cell>
        </table:table-row>
        <table:table-row table:style-name="ro2" table:visibility="filter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37636255925982" calcext:value-type="float">
            <text:p>0,073763625592598</text:p>
          </table:table-cell>
          <table:table-cell office:value-type="float" office:value="0.0174308463733021" calcext:value-type="float">
            <text:p>0,017430846373302</text:p>
          </table:table-cell>
          <table:table-cell office:value-type="float" office:value="147.572310733795" calcext:value-type="float">
            <text:p>147,572310733795</text:p>
          </table:table-cell>
          <table:table-cell office:value-type="float" office:value="3.00187039375305" calcext:value-type="float">
            <text:p>3,001870393753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2703776777237" calcext:value-type="float">
            <text:p>0,072703776777237</text:p>
          </table:table-cell>
          <table:table-cell office:value-type="float" office:value="0.013717158736348" calcext:value-type="float">
            <text:p>0,013717158736348</text:p>
          </table:table-cell>
          <table:table-cell office:value-type="float" office:value="13.0203757762909" calcext:value-type="float">
            <text:p>13,0203757762909</text:p>
          </table:table-cell>
          <table:table-cell office:value-type="float" office:value="2.87078738212585" calcext:value-type="float">
            <text:p>2,870787382125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03710921654236" calcext:value-type="float">
            <text:p>0,070371092165424</text:p>
          </table:table-cell>
          <table:table-cell office:value-type="float" office:value="0.0358646629805606" calcext:value-type="float">
            <text:p>0,035864662980561</text:p>
          </table:table-cell>
          <table:table-cell office:value-type="float" office:value="11.2029186248779" calcext:value-type="float">
            <text:p>11,2029186248779</text:p>
          </table:table-cell>
          <table:table-cell office:value-type="float" office:value="3.08650336265564" calcext:value-type="float">
            <text:p>3,08650336265564</text:p>
          </table:table-cell>
        </table:table-row>
        <table:table-row table:style-name="ro2" table:visibility="filter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1134787785142" calcext:value-type="float">
            <text:p>0,069113478778514</text:p>
          </table:table-cell>
          <table:table-cell office:value-type="float" office:value="0.00727546783609707" calcext:value-type="float">
            <text:p>0,007275467836097</text:p>
          </table:table-cell>
          <table:table-cell office:value-type="float" office:value="61.2035586833954" calcext:value-type="float">
            <text:p>61,2035586833954</text:p>
          </table:table-cell>
          <table:table-cell office:value-type="float" office:value="3.12185435295105" calcext:value-type="float">
            <text:p>3,12185435295105</text:p>
          </table:table-cell>
        </table:table-row>
        <table:table-row table:style-name="ro2" table:visibility="filter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014427484065" calcext:value-type="float">
            <text:p>0,069014427484065</text:p>
          </table:table-cell>
          <table:table-cell office:value-type="float" office:value="0.0199608062622535" calcext:value-type="float">
            <text:p>0,019960806262254</text:p>
          </table:table-cell>
          <table:table-cell office:value-type="float" office:value="58.6948225975037" calcext:value-type="float">
            <text:p>58,6948225975037</text:p>
          </table:table-cell>
          <table:table-cell office:value-type="float" office:value="3.09106297492981" calcext:value-type="float">
            <text:p>3,09106297492981</text:p>
          </table:table-cell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84381734718842" calcext:value-type="float">
            <text:p>0,068438173471884</text:p>
          </table:table-cell>
          <table:table-cell office:value-type="float" office:value="0.00694585089929758" calcext:value-type="float">
            <text:p>0,006945850899298</text:p>
          </table:table-cell>
          <table:table-cell office:value-type="float" office:value="67.210151386261" calcext:value-type="float">
            <text:p>67,210151386261</text:p>
          </table:table-cell>
          <table:table-cell office:value-type="float" office:value="3.24238352775574" calcext:value-type="float">
            <text:p>3,2423835277557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928974685236" calcext:value-type="float">
            <text:p>0,067928974685236</text:p>
          </table:table-cell>
          <table:table-cell office:value-type="float" office:value="0.010535272941911" calcext:value-type="float">
            <text:p>0,010535272941911</text:p>
          </table:table-cell>
          <table:table-cell office:value-type="float" office:value="10.174594449997" calcext:value-type="float">
            <text:p>10,174594449997</text:p>
          </table:table-cell>
          <table:table-cell office:value-type="float" office:value="2.7307873249054" calcext:value-type="float">
            <text:p>2,73078732490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7614769682635" calcext:value-type="float">
            <text:p>0,067761476968264</text:p>
          </table:table-cell>
          <table:table-cell office:value-type="float" office:value="0.0185342531064288" calcext:value-type="float">
            <text:p>0,018534253106429</text:p>
          </table:table-cell>
          <table:table-cell office:value-type="float" office:value="59.3504643917084" calcext:value-type="float">
            <text:p>59,3504643917084</text:p>
          </table:table-cell>
          <table:table-cell office:value-type="float" office:value="26.151055431366" calcext:value-type="float">
            <text:p>26,151055431366</text:p>
          </table:table-cell>
        </table:table-row>
        <table:table-row table:style-name="ro2" table:visibility="filter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2211527107008" calcext:value-type="float">
            <text:p>0,067221152710701</text:p>
          </table:table-cell>
          <table:table-cell office:value-type="float" office:value="0.0122744453553632" calcext:value-type="float">
            <text:p>0,012274445355363</text:p>
          </table:table-cell>
          <table:table-cell office:value-type="float" office:value="60.0743844985962" calcext:value-type="float">
            <text:p>60,0743844985962</text:p>
          </table:table-cell>
          <table:table-cell office:value-type="float" office:value="3.05066976547241" calcext:value-type="float">
            <text:p>3,050669765472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51726695481578" calcext:value-type="float">
            <text:p>0,065172669548158</text:p>
          </table:table-cell>
          <table:table-cell office:value-type="float" office:value="0.00367868032495142" calcext:value-type="float">
            <text:p>0,003678680324951</text:p>
          </table:table-cell>
          <table:table-cell office:value-type="float" office:value="57.1314231395721" calcext:value-type="float">
            <text:p>57,1314231395721</text:p>
          </table:table-cell>
          <table:table-cell office:value-type="float" office:value="21.4840767383575" calcext:value-type="float">
            <text:p>21,4840767383575</text:p>
          </table:table-cell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4815868099321" calcext:value-type="float">
            <text:p>0,064481586809932</text:p>
          </table:table-cell>
          <table:table-cell office:value-type="float" office:value="0.0218452777123049" calcext:value-type="float">
            <text:p>0,021845277712305</text:p>
          </table:table-cell>
          <table:table-cell office:value-type="float" office:value="68.1829225063324" calcext:value-type="float">
            <text:p>68,1829225063324</text:p>
          </table:table-cell>
          <table:table-cell office:value-type="float" office:value="3.30960850715637" calcext:value-type="float">
            <text:p>3,309608507156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1210401484652" calcext:value-type="float">
            <text:p>0,064121040148465</text:p>
          </table:table-cell>
          <table:table-cell office:value-type="float" office:value="0.0342396465378574" calcext:value-type="float">
            <text:p>0,034239646537857</text:p>
          </table:table-cell>
          <table:table-cell office:value-type="float" office:value="66.2327154159546" calcext:value-type="float">
            <text:p>66,2327154159546</text:p>
          </table:table-cell>
          <table:table-cell office:value-type="float" office:value="2.93556571006775" calcext:value-type="float">
            <text:p>2,93556571006775</text:p>
          </table:table-cell>
        </table:table-row>
        <table:table-row table:style-name="ro2" table:visibility="filter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5197561080058" calcext:value-type="float">
            <text:p>0,063519756108006</text:p>
          </table:table-cell>
          <table:table-cell office:value-type="float" office:value="0.00886450093958793" calcext:value-type="float">
            <text:p>0,008864500939588</text:p>
          </table:table-cell>
          <table:table-cell office:value-type="float" office:value="60.4574031829834" calcext:value-type="float">
            <text:p>60,4574031829834</text:p>
          </table:table-cell>
          <table:table-cell office:value-type="float" office:value="3.09163403511047" calcext:value-type="float">
            <text:p>3,09163403511047</text:p>
          </table:table-cell>
        </table:table-row>
        <table:table-row table:style-name="ro2" table:visibility="filter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0718829038225" calcext:value-type="float">
            <text:p>0,063071882903823</text:p>
          </table:table-cell>
          <table:table-cell office:value-type="float" office:value="0.0104751284410615" calcext:value-type="float">
            <text:p>0,010475128441062</text:p>
          </table:table-cell>
          <table:table-cell office:value-type="float" office:value="58.9933697700501" calcext:value-type="float">
            <text:p>58,9933697700501</text:p>
          </table:table-cell>
          <table:table-cell office:value-type="float" office:value="3.06473007202148" calcext:value-type="float">
            <text:p>3,06473007202148</text:p>
          </table:table-cell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675447966323" calcext:value-type="float">
            <text:p>0,061767544796632</text:p>
          </table:table-cell>
          <table:table-cell office:value-type="float" office:value="0.00726302960836997" calcext:value-type="float">
            <text:p>0,00726302960837</text:p>
          </table:table-cell>
          <table:table-cell office:value-type="float" office:value="66.5659899234772" calcext:value-type="float">
            <text:p>66,5659899234772</text:p>
          </table:table-cell>
          <table:table-cell office:value-type="float" office:value="3.19901676177979" calcext:value-type="float">
            <text:p>3,1990167617797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025504788656" calcext:value-type="float">
            <text:p>0,061702550478866</text:p>
          </table:table-cell>
          <table:table-cell office:value-type="float" office:value="0.0611054211499884" calcext:value-type="float">
            <text:p>0,061105421149988</text:p>
          </table:table-cell>
          <table:table-cell office:value-type="float" office:value="59.2921360015869" calcext:value-type="float">
            <text:p>59,2921360015869</text:p>
          </table:table-cell>
          <table:table-cell office:value-type="float" office:value="7.0636248588562" calcext:value-type="float">
            <text:p>7,06362485885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8325656992923" calcext:value-type="float">
            <text:p>0,060832565699292</text:p>
          </table:table-cell>
          <table:table-cell office:value-type="float" office:value="0.0317562894870268" calcext:value-type="float">
            <text:p>0,031756289487027</text:p>
          </table:table-cell>
          <table:table-cell office:value-type="float" office:value="68.4692883491516" calcext:value-type="float">
            <text:p>68,4692883491516</text:p>
          </table:table-cell>
          <table:table-cell office:value-type="float" office:value="20.8102289199829" calcext:value-type="float">
            <text:p>20,8102289199829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6261589540303" calcext:value-type="float">
            <text:p>0,06062615895403</text:p>
          </table:table-cell>
          <table:table-cell office:value-type="float" office:value="0.00688048150911258" calcext:value-type="float">
            <text:p>0,006880481509113</text:p>
          </table:table-cell>
          <table:table-cell office:value-type="float" office:value="144.95475935936" calcext:value-type="float">
            <text:p>144,95475935936</text:p>
          </table:table-cell>
          <table:table-cell office:value-type="float" office:value="3.12018041610718" calcext:value-type="float">
            <text:p>3,12018041610718</text:p>
          </table:table-cell>
        </table:table-row>
        <table:table-row table:style-name="ro2" table:visibility="filter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9314402998333" calcext:value-type="float">
            <text:p>0,059931440299833</text:p>
          </table:table-cell>
          <table:table-cell office:value-type="float" office:value="0.0149940959115282" calcext:value-type="float">
            <text:p>0,014994095911528</text:p>
          </table:table-cell>
          <table:table-cell office:value-type="float" office:value="59.4325489521027" calcext:value-type="float">
            <text:p>59,4325489521027</text:p>
          </table:table-cell>
          <table:table-cell office:value-type="float" office:value="7.46172184944153" calcext:value-type="float">
            <text:p>7,46172184944153</text:p>
          </table:table-cell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6122018255956" calcext:value-type="float">
            <text:p>0,059612201825596</text:p>
          </table:table-cell>
          <table:table-cell office:value-type="float" office:value="0.00861161534878061" calcext:value-type="float">
            <text:p>0,008611615348781</text:p>
          </table:table-cell>
          <table:table-cell office:value-type="float" office:value="61.8749413967133" calcext:value-type="float">
            <text:p>61,8749413967133</text:p>
          </table:table-cell>
          <table:table-cell office:value-type="float" office:value="3.25064415931702" calcext:value-type="float">
            <text:p>3,250644159317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3455248519669" calcext:value-type="float">
            <text:p>0,059345524851967</text:p>
          </table:table-cell>
          <table:table-cell office:value-type="float" office:value="0.00692259104559272" calcext:value-type="float">
            <text:p>0,006922591045593</text:p>
          </table:table-cell>
          <table:table-cell office:value-type="float" office:value="57.2573112010956" calcext:value-type="float">
            <text:p>57,2573112010956</text:p>
          </table:table-cell>
          <table:table-cell office:value-type="float" office:value="21.1587921142578" calcext:value-type="float">
            <text:p>21,1587921142578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686073702353" calcext:value-type="float">
            <text:p>0,056686073702353</text:p>
          </table:table-cell>
          <table:table-cell office:value-type="float" office:value="0.0194326265150038" calcext:value-type="float">
            <text:p>0,019432626515004</text:p>
          </table:table-cell>
          <table:table-cell office:value-type="float" office:value="174.200966119766" calcext:value-type="float">
            <text:p>174,200966119766</text:p>
          </table:table-cell>
          <table:table-cell office:value-type="float" office:value="3.2484601020813" calcext:value-type="float">
            <text:p>3,24846010208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24120644702" calcext:value-type="float">
            <text:p>0,05624120644702</text:p>
          </table:table-cell>
          <table:table-cell office:value-type="float" office:value="0.0124550566391824" calcext:value-type="float">
            <text:p>0,012455056639182</text:p>
          </table:table-cell>
          <table:table-cell office:value-type="float" office:value="59.1589959144592" calcext:value-type="float">
            <text:p>59,1589959144592</text:p>
          </table:table-cell>
          <table:table-cell office:value-type="float" office:value="21.2380912780762" calcext:value-type="float">
            <text:p>21,23809127807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49269908293845" calcext:value-type="float">
            <text:p>0,054926990829385</text:p>
          </table:table-cell>
          <table:table-cell office:value-type="float" office:value="0.0166655508404815" calcext:value-type="float">
            <text:p>0,016665550840482</text:p>
          </table:table-cell>
          <table:table-cell office:value-type="float" office:value="69.4344096183777" calcext:value-type="float">
            <text:p>69,4344096183777</text:p>
          </table:table-cell>
          <table:table-cell office:value-type="float" office:value="3.69601359367371" calcext:value-type="float">
            <text:p>3,69601359367371</text:p>
          </table:table-cell>
        </table:table-row>
        <table:table-row table:style-name="ro2" table:visibility="filter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6770561064642" calcext:value-type="float">
            <text:p>0,053677056106464</text:p>
          </table:table-cell>
          <table:table-cell office:value-type="float" office:value="0.0192610714529508" calcext:value-type="float">
            <text:p>0,019261071452951</text:p>
          </table:table-cell>
          <table:table-cell office:value-type="float" office:value="146.639148044586" calcext:value-type="float">
            <text:p>146,639148044586</text:p>
          </table:table-cell>
          <table:table-cell office:value-type="float" office:value="3.04345440864563" calcext:value-type="float">
            <text:p>3,04345440864563</text:p>
          </table:table-cell>
        </table:table-row>
        <table:table-row table:style-name="ro2" table:visibility="filter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3056647860225" calcext:value-type="float">
            <text:p>0,053305664786023</text:p>
          </table:table-cell>
          <table:table-cell office:value-type="float" office:value="0.00410305298951194" calcext:value-type="float">
            <text:p>0,004103052989512</text:p>
          </table:table-cell>
          <table:table-cell office:value-type="float" office:value="60.6085833072662" calcext:value-type="float">
            <text:p>60,6085833072662</text:p>
          </table:table-cell>
          <table:table-cell office:value-type="float" office:value="3.0531023979187" calcext:value-type="float">
            <text:p>3,0531023979187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2393882447581" calcext:value-type="float">
            <text:p>0,053239388244758</text:p>
          </table:table-cell>
          <table:table-cell office:value-type="float" office:value="0.0154645856311477" calcext:value-type="float">
            <text:p>0,015464585631148</text:p>
          </table:table-cell>
          <table:table-cell office:value-type="float" office:value="69.3193940639496" calcext:value-type="float">
            <text:p>69,3193940639496</text:p>
          </table:table-cell>
          <table:table-cell office:value-type="float" office:value="7.41251721382141" calcext:value-type="float">
            <text:p>7,41251721382141</text:p>
          </table:table-cell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0723867258286" calcext:value-type="float">
            <text:p>0,053072386725829</text:p>
          </table:table-cell>
          <table:table-cell office:value-type="float" office:value="0.00182677333680157" calcext:value-type="float">
            <text:p>0,001826773336802</text:p>
          </table:table-cell>
          <table:table-cell office:value-type="float" office:value="61.4627076148987" calcext:value-type="float">
            <text:p>61,4627076148987</text:p>
          </table:table-cell>
          <table:table-cell office:value-type="float" office:value="3.13180003166199" calcext:value-type="float">
            <text:p>3,13180003166199</text:p>
          </table:table-cell>
        </table:table-row>
        <table:table-row table:style-name="ro2" table:visibility="filter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6980422594943" calcext:value-type="float">
            <text:p>0,051698042259494</text:p>
          </table:table-cell>
          <table:table-cell office:value-type="float" office:value="0.0101273476626311" calcext:value-type="float">
            <text:p>0,010127347662631</text:p>
          </table:table-cell>
          <table:table-cell office:value-type="float" office:value="60.0381541252136" calcext:value-type="float">
            <text:p>60,0381541252136</text:p>
          </table:table-cell>
          <table:table-cell office:value-type="float" office:value="3.06400938034058" calcext:value-type="float">
            <text:p>3,0640093803405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4374355626968" calcext:value-type="float">
            <text:p>0,051437435562697</text:p>
          </table:table-cell>
          <table:table-cell office:value-type="float" office:value="0.0232037291730033" calcext:value-type="float">
            <text:p>0,023203729173003</text:p>
          </table:table-cell>
          <table:table-cell office:value-type="float" office:value="71.376126241684" calcext:value-type="float">
            <text:p>71,376126241684</text:p>
          </table:table-cell>
          <table:table-cell office:value-type="float" office:value="21.2320197105408" calcext:value-type="float">
            <text:p>21,2320197105408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2045264080727" calcext:value-type="float">
            <text:p>0,051204526408073</text:p>
          </table:table-cell>
          <table:table-cell office:value-type="float" office:value="0.0169275493406752" calcext:value-type="float">
            <text:p>0,016927549340675</text:p>
          </table:table-cell>
          <table:table-cell office:value-type="float" office:value="187.701002597809" calcext:value-type="float">
            <text:p>187,701002597809</text:p>
          </table:table-cell>
          <table:table-cell office:value-type="float" office:value="3.37189741134644" calcext:value-type="float">
            <text:p>3,37189741134644</text:p>
          </table:table-cell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0226694951358" calcext:value-type="float">
            <text:p>0,051022669495136</text:p>
          </table:table-cell>
          <table:table-cell office:value-type="float" office:value="0.00325922391215254" calcext:value-type="float">
            <text:p>0,003259223912153</text:p>
          </table:table-cell>
          <table:table-cell office:value-type="float" office:value="65.2340261459351" calcext:value-type="float">
            <text:p>65,2340261459351</text:p>
          </table:table-cell>
          <table:table-cell office:value-type="float" office:value="2.88141050338745" calcext:value-type="float">
            <text:p>2,88141050338745</text:p>
          </table:table-cell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7355336528966" calcext:value-type="float">
            <text:p>0,050735533652897</text:p>
          </table:table-cell>
          <table:table-cell office:value-type="float" office:value="0.00168503975108905" calcext:value-type="float">
            <text:p>0,001685039751089</text:p>
          </table:table-cell>
          <table:table-cell office:value-type="float" office:value="67.8570499420166" calcext:value-type="float">
            <text:p>67,8570499420166</text:p>
          </table:table-cell>
          <table:table-cell office:value-type="float" office:value="3.10324268341064" calcext:value-type="float">
            <text:p>3,10324268341064</text:p>
          </table:table-cell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6033152804646" calcext:value-type="float">
            <text:p>0,050603315280465</text:p>
          </table:table-cell>
          <table:table-cell office:value-type="float" office:value="0.0167234690830726" calcext:value-type="float">
            <text:p>0,016723469083073</text:p>
          </table:table-cell>
          <table:table-cell office:value-type="float" office:value="146.164192724228" calcext:value-type="float">
            <text:p>146,164192724228</text:p>
          </table:table-cell>
          <table:table-cell office:value-type="float" office:value="2.83666787147522" calcext:value-type="float">
            <text:p>2,83666787147522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85506453155002" calcext:value-type="float">
            <text:p>0,0485506453155</text:p>
          </table:table-cell>
          <table:table-cell office:value-type="float" office:value="0.0363765975555121" calcext:value-type="float">
            <text:p>0,036376597555512</text:p>
          </table:table-cell>
          <table:table-cell office:value-type="float" office:value="58.7882974624634" calcext:value-type="float">
            <text:p>58,7882974624634</text:p>
          </table:table-cell>
          <table:table-cell office:value-type="float" office:value="7.0958752155304" calcext:value-type="float">
            <text:p>7,0958752155304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77218645362659" calcext:value-type="float">
            <text:p>0,047721864536266</text:p>
          </table:table-cell>
          <table:table-cell office:value-type="float" office:value="0.0244493125315157" calcext:value-type="float">
            <text:p>0,024449312531516</text:p>
          </table:table-cell>
          <table:table-cell office:value-type="float" office:value="74.3724341869354" calcext:value-type="float">
            <text:p>74,3724341869354</text:p>
          </table:table-cell>
          <table:table-cell office:value-type="float" office:value="7.57453818321228" calcext:value-type="float">
            <text:p>7,57453818321228</text:p>
          </table:table-cell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975202902094" calcext:value-type="float">
            <text:p>0,046897520290209</text:p>
          </table:table-cell>
          <table:table-cell office:value-type="float" office:value="0.0162076850670192" calcext:value-type="float">
            <text:p>0,016207685067019</text:p>
          </table:table-cell>
          <table:table-cell office:value-type="float" office:value="62.5666273117065" calcext:value-type="float">
            <text:p>62,5666273117065</text:p>
          </table:table-cell>
          <table:table-cell office:value-type="float" office:value="7.93794598579407" calcext:value-type="float">
            <text:p>7,93794598579407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160045849962" calcext:value-type="float">
            <text:p>0,046816004584996</text:p>
          </table:table-cell>
          <table:table-cell office:value-type="float" office:value="0.00997131846598965" calcext:value-type="float">
            <text:p>0,00997131846599</text:p>
          </table:table-cell>
          <table:table-cell office:value-type="float" office:value="173.311539649963" calcext:value-type="float">
            <text:p>173,311539649963</text:p>
          </table:table-cell>
          <table:table-cell office:value-type="float" office:value="3.21975340843201" calcext:value-type="float">
            <text:p>3,219753408432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1053774276761" calcext:value-type="float">
            <text:p>0,046105377427676</text:p>
          </table:table-cell>
          <table:table-cell office:value-type="float" office:value="0.00146974071713671" calcext:value-type="float">
            <text:p>0,001469740717137</text:p>
          </table:table-cell>
          <table:table-cell office:value-type="float" office:value="65.4802707195282" calcext:value-type="float">
            <text:p>65,4802707195282</text:p>
          </table:table-cell>
          <table:table-cell office:value-type="float" office:value="2.70485572814941" calcext:value-type="float">
            <text:p>2,704855728149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56382420285479" calcext:value-type="float">
            <text:p>0,045638242028548</text:p>
          </table:table-cell>
          <table:table-cell office:value-type="float" office:value="0.00276686468212779" calcext:value-type="float">
            <text:p>0,002766864682128</text:p>
          </table:table-cell>
          <table:table-cell office:value-type="float" office:value="67.4826473712921" calcext:value-type="float">
            <text:p>67,4826473712921</text:p>
          </table:table-cell>
          <table:table-cell office:value-type="float" office:value="2.73487591743469" calcext:value-type="float">
            <text:p>2,7348759174346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7724225105554" calcext:value-type="float">
            <text:p>0,044772422510555</text:p>
          </table:table-cell>
          <table:table-cell office:value-type="float" office:value="0.00480312138922846" calcext:value-type="float">
            <text:p>0,004803121389228</text:p>
          </table:table-cell>
          <table:table-cell office:value-type="float" office:value="60.9336629390717" calcext:value-type="float">
            <text:p>60,9336629390717</text:p>
          </table:table-cell>
          <table:table-cell office:value-type="float" office:value="25.5503749370575" calcext:value-type="float">
            <text:p>25,5503749370575</text:p>
          </table:table-cell>
        </table:table-row>
        <table:table-row table:style-name="ro2" table:visibility="filter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949534434159" calcext:value-type="float">
            <text:p>0,044394953443416</text:p>
          </table:table-cell>
          <table:table-cell office:value-type="float" office:value="0.0108055074841782" calcext:value-type="float">
            <text:p>0,010805507484178</text:p>
          </table:table-cell>
          <table:table-cell office:value-type="float" office:value="154.882435083389" calcext:value-type="float">
            <text:p>154,882435083389</text:p>
          </table:table-cell>
          <table:table-cell office:value-type="float" office:value="3.13340892791748" calcext:value-type="float">
            <text:p>3,133408927917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441829728653" calcext:value-type="float">
            <text:p>0,044344182972865</text:p>
          </table:table-cell>
          <table:table-cell office:value-type="float" office:value="0.00478029738837904" calcext:value-type="float">
            <text:p>0,004780297388379</text:p>
          </table:table-cell>
          <table:table-cell office:value-type="float" office:value="13.0763543128967" calcext:value-type="float">
            <text:p>13,0763543128967</text:p>
          </table:table-cell>
          <table:table-cell office:value-type="float" office:value="7.46904382705688" calcext:value-type="float">
            <text:p>7,46904382705688</text:p>
          </table:table-cell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7.3122775554657" calcext:value-type="float">
            <text:p>67,3122775554657</text:p>
          </table:table-cell>
          <table:table-cell office:value-type="float" office:value="2.87162728309631" calcext:value-type="float">
            <text:p>2,871627283096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0.4324647903442" calcext:value-type="float">
            <text:p>60,4324647903442</text:p>
          </table:table-cell>
          <table:table-cell office:value-type="float" office:value="2.93254480361939" calcext:value-type="float">
            <text:p>2,932544803619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665518243047" calcext:value-type="float">
            <text:p>0,044266551824305</text:p>
          </table:table-cell>
          <table:table-cell office:value-type="float" office:value="0.010655832979917" calcext:value-type="float">
            <text:p>0,010655832979917</text:p>
          </table:table-cell>
          <table:table-cell office:value-type="float" office:value="57.0768129825592" calcext:value-type="float">
            <text:p>57,0768129825592</text:p>
          </table:table-cell>
          <table:table-cell office:value-type="float" office:value="21.5322548389435" calcext:value-type="float">
            <text:p>21,53225483894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0863798144334" calcext:value-type="float">
            <text:p>0,044086379814433</text:p>
          </table:table-cell>
          <table:table-cell office:value-type="float" office:value="0.00845017674720171" calcext:value-type="float">
            <text:p>0,008450176747202</text:p>
          </table:table-cell>
          <table:table-cell office:value-type="float" office:value="58.0551073551178" calcext:value-type="float">
            <text:p>58,0551073551178</text:p>
          </table:table-cell>
          <table:table-cell office:value-type="float" office:value="22.1909113407135" calcext:value-type="float">
            <text:p>22,19091134071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879146985653" calcext:value-type="float">
            <text:p>0,042687914698565</text:p>
          </table:table-cell>
          <table:table-cell office:value-type="float" office:value="0.00509890141353276" calcext:value-type="float">
            <text:p>0,005098901413533</text:p>
          </table:table-cell>
          <table:table-cell office:value-type="float" office:value="12.1599041461945" calcext:value-type="float">
            <text:p>12,1599041461945</text:p>
          </table:table-cell>
          <table:table-cell office:value-type="float" office:value="7.46025023460388" calcext:value-type="float">
            <text:p>7,460250234603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797016372423" calcext:value-type="float">
            <text:p>0,042679701637242</text:p>
          </table:table-cell>
          <table:table-cell office:value-type="float" office:value="0.0138594655221678" calcext:value-type="float">
            <text:p>0,013859465522168</text:p>
          </table:table-cell>
          <table:table-cell office:value-type="float" office:value="11.4176881790161" calcext:value-type="float">
            <text:p>11,4176881790161</text:p>
          </table:table-cell>
          <table:table-cell office:value-type="float" office:value="3.80506401062012" calcext:value-type="float">
            <text:p>3,80506401062012</text:p>
          </table:table-cell>
        </table:table-row>
        <table:table-row table:style-name="ro2" table:visibility="filter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120664453128" calcext:value-type="float">
            <text:p>0,042120664453128</text:p>
          </table:table-cell>
          <table:table-cell office:value-type="float" office:value="0.0184392569213007" calcext:value-type="float">
            <text:p>0,018439256921301</text:p>
          </table:table-cell>
          <table:table-cell office:value-type="float" office:value="152.977714014053" calcext:value-type="float">
            <text:p>152,977714014053</text:p>
          </table:table-cell>
          <table:table-cell office:value-type="float" office:value="3.13003673553467" calcext:value-type="float">
            <text:p>3,130036735534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7078399036336" calcext:value-type="float">
            <text:p>0,041707839903634</text:p>
          </table:table-cell>
          <table:table-cell office:value-type="float" office:value="0.00530719288597311" calcext:value-type="float">
            <text:p>0,005307192885973</text:p>
          </table:table-cell>
          <table:table-cell office:value-type="float" office:value="66.3454146385193" calcext:value-type="float">
            <text:p>66,3454146385193</text:p>
          </table:table-cell>
          <table:table-cell office:value-type="float" office:value="2.78479580879211" calcext:value-type="float">
            <text:p>2,784795808792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4279284788725" calcext:value-type="float">
            <text:p>0,041427928478873</text:p>
          </table:table-cell>
          <table:table-cell office:value-type="float" office:value="0.0100686169820385" calcext:value-type="float">
            <text:p>0,010068616982039</text:p>
          </table:table-cell>
          <table:table-cell office:value-type="float" office:value="56.1302125453949" calcext:value-type="float">
            <text:p>56,1302125453949</text:p>
          </table:table-cell>
          <table:table-cell office:value-type="float" office:value="21.6261029243469" calcext:value-type="float">
            <text:p>21,6261029243469</text:p>
          </table:table-cell>
        </table:table-row>
        <table:table-row table:style-name="ro2" table:visibility="filter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5921879813577" calcext:value-type="float">
            <text:p>0,040592187981358</text:p>
          </table:table-cell>
          <table:table-cell office:value-type="float" office:value="0.016286850126007" calcext:value-type="float">
            <text:p>0,016286850126007</text:p>
          </table:table-cell>
          <table:table-cell office:value-type="float" office:value="74.1801214694977" calcext:value-type="float">
            <text:p>74,1801214694977</text:p>
          </table:table-cell>
          <table:table-cell office:value-type="float" office:value="8.36132216453552" calcext:value-type="float">
            <text:p>8,36132216453552</text:p>
          </table:table-cell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2423946182945" calcext:value-type="float">
            <text:p>0,040242394618295</text:p>
          </table:table-cell>
          <table:table-cell office:value-type="float" office:value="0.0143971633483753" calcext:value-type="float">
            <text:p>0,014397163348375</text:p>
          </table:table-cell>
          <table:table-cell office:value-type="float" office:value="65.2870789527893" calcext:value-type="float">
            <text:p>65,2870789527893</text:p>
          </table:table-cell>
          <table:table-cell office:value-type="float" office:value="7.28251752853394" calcext:value-type="float">
            <text:p>7,28251752853394</text:p>
          </table:table-cell>
        </table:table-row>
        <table:table-row table:style-name="ro2" table:visibility="filter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2821730520974" calcext:value-type="float">
            <text:p>0,039282173052097</text:p>
          </table:table-cell>
          <table:table-cell office:value-type="float" office:value="0.0213225554286684" calcext:value-type="float">
            <text:p>0,021322555428668</text:p>
          </table:table-cell>
          <table:table-cell office:value-type="float" office:value="147.79025683403" calcext:value-type="float">
            <text:p>147,79025683403</text:p>
          </table:table-cell>
          <table:table-cell office:value-type="float" office:value="3.12598586082458" calcext:value-type="float">
            <text:p>3,12598586082458</text:p>
          </table:table-cell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0570124244784" calcext:value-type="float">
            <text:p>0,039057012424478</text:p>
          </table:table-cell>
          <table:table-cell office:value-type="float" office:value="0.00606683986861547" calcext:value-type="float">
            <text:p>0,006066839868615</text:p>
          </table:table-cell>
          <table:table-cell office:value-type="float" office:value="62.7591145515442" calcext:value-type="float">
            <text:p>62,7591145515442</text:p>
          </table:table-cell>
          <table:table-cell office:value-type="float" office:value="3.06829342842102" calcext:value-type="float">
            <text:p>3,06829342842102</text:p>
          </table:table-cell>
        </table:table-row>
        <table:table-row table:style-name="ro2" table:visibility="filter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4086769462216" calcext:value-type="float">
            <text:p>0,038408676946222</text:p>
          </table:table-cell>
          <table:table-cell office:value-type="float" office:value="0.00937954733484112" calcext:value-type="float">
            <text:p>0,009379547334841</text:p>
          </table:table-cell>
          <table:table-cell office:value-type="float" office:value="61.3984948635101" calcext:value-type="float">
            <text:p>61,3984948635101</text:p>
          </table:table-cell>
          <table:table-cell office:value-type="float" office:value="3.0777464389801" calcext:value-type="float">
            <text:p>3,0777464389801</text:p>
          </table:table-cell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3072522930554" calcext:value-type="float">
            <text:p>0,038307252293055</text:p>
          </table:table-cell>
          <table:table-cell office:value-type="float" office:value="0.01001445692598" calcext:value-type="float">
            <text:p>0,01001445692598</text:p>
          </table:table-cell>
          <table:table-cell office:value-type="float" office:value="60.8185561656952" calcext:value-type="float">
            <text:p>60,8185561656952</text:p>
          </table:table-cell>
          <table:table-cell office:value-type="float" office:value="3.080313539505" calcext:value-type="float">
            <text:p>3,080313539505</text:p>
          </table:table-cell>
        </table:table-row>
        <table:table-row table:style-name="ro2" table:visibility="filter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9807002400815" calcext:value-type="float">
            <text:p>0,037980700240082</text:p>
          </table:table-cell>
          <table:table-cell office:value-type="float" office:value="0.0373036951812622" calcext:value-type="float">
            <text:p>0,037303695181262</text:p>
          </table:table-cell>
          <table:table-cell office:value-type="float" office:value="59.5653783321381" calcext:value-type="float">
            <text:p>59,5653783321381</text:p>
          </table:table-cell>
          <table:table-cell office:value-type="float" office:value="7.72051916122437" calcext:value-type="float">
            <text:p>7,72051916122437</text:p>
          </table:table-cell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6058232726833" calcext:value-type="float">
            <text:p>0,037605823272683</text:p>
          </table:table-cell>
          <table:table-cell office:value-type="float" office:value="0.00271279023753163" calcext:value-type="float">
            <text:p>0,002712790237532</text:p>
          </table:table-cell>
          <table:table-cell office:value-type="float" office:value="62.9935827732086" calcext:value-type="float">
            <text:p>62,9935827732086</text:p>
          </table:table-cell>
          <table:table-cell office:value-type="float" office:value="7.71016068458557" calcext:value-type="float">
            <text:p>7,71016068458557</text:p>
          </table:table-cell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4620317845645" calcext:value-type="float">
            <text:p>0,037462031784565</text:p>
          </table:table-cell>
          <table:table-cell office:value-type="float" office:value="0.0211628479851567" calcext:value-type="float">
            <text:p>0,021162847985157</text:p>
          </table:table-cell>
          <table:table-cell office:value-type="float" office:value="78.7855422973633" calcext:value-type="float">
            <text:p>78,7855422973633</text:p>
          </table:table-cell>
          <table:table-cell office:value-type="float" office:value="8.14590482711792" calcext:value-type="float">
            <text:p>8,14590482711792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0249683137603" calcext:value-type="float">
            <text:p>0,03702496831376</text:p>
          </table:table-cell>
          <table:table-cell office:value-type="float" office:value="0.0032349247964743" calcext:value-type="float">
            <text:p>0,003234924796474</text:p>
          </table:table-cell>
          <table:table-cell office:value-type="float" office:value="64.4399874210358" calcext:value-type="float">
            <text:p>64,4399874210358</text:p>
          </table:table-cell>
          <table:table-cell office:value-type="float" office:value="3.00016622543335" calcext:value-type="float">
            <text:p>3,00016622543335</text:p>
          </table:table-cell>
        </table:table-row>
        <table:table-row table:style-name="ro2" table:visibility="filter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8943491533299" calcext:value-type="float">
            <text:p>0,03689434915333</text:p>
          </table:table-cell>
          <table:table-cell office:value-type="float" office:value="0.00914230424815015" calcext:value-type="float">
            <text:p>0,00914230424815</text:p>
          </table:table-cell>
          <table:table-cell office:value-type="float" office:value="78.7286175727844" calcext:value-type="float">
            <text:p>78,7286175727844</text:p>
          </table:table-cell>
          <table:table-cell office:value-type="float" office:value="8.01475639343262" calcext:value-type="float">
            <text:p>8,014756393432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39119528459" calcext:value-type="float">
            <text:p>0,036033911952846</text:p>
          </table:table-cell>
          <table:table-cell office:value-type="float" office:value="0.0233300086180013" calcext:value-type="float">
            <text:p>0,023330008618001</text:p>
          </table:table-cell>
          <table:table-cell office:value-type="float" office:value="67.30332903862" calcext:value-type="float">
            <text:p>67,30332903862</text:p>
          </table:table-cell>
          <table:table-cell office:value-type="float" office:value="24.849658203125" calcext:value-type="float">
            <text:p>24,849658203125</text:p>
          </table:table-cell>
        </table:table-row>
        <table:table-row table:style-name="ro2" table:visibility="filter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14615588276" calcext:value-type="float">
            <text:p>0,036031461558828</text:p>
          </table:table-cell>
          <table:table-cell office:value-type="float" office:value="0.0181132212710137" calcext:value-type="float">
            <text:p>0,018113221271014</text:p>
          </table:table-cell>
          <table:table-cell office:value-type="float" office:value="68.4902899265289" calcext:value-type="float">
            <text:p>68,4902899265289</text:p>
          </table:table-cell>
          <table:table-cell office:value-type="float" office:value="7.89602293968201" calcext:value-type="float">
            <text:p>7,89602293968201</text:p>
          </table:table-cell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9794192463327" calcext:value-type="float">
            <text:p>0,035979419246333</text:p>
          </table:table-cell>
          <table:table-cell office:value-type="float" office:value="0.00795318885109185" calcext:value-type="float">
            <text:p>0,007953188851092</text:p>
          </table:table-cell>
          <table:table-cell office:value-type="float" office:value="157.729472732544" calcext:value-type="float">
            <text:p>157,729472732544</text:p>
          </table:table-cell>
          <table:table-cell office:value-type="float" office:value="2.81653628349304" calcext:value-type="float">
            <text:p>2,81653628349304</text:p>
          </table:table-cell>
        </table:table-row>
        <table:table-row table:style-name="ro2" table:visibility="filter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5691835845686" calcext:value-type="float">
            <text:p>0,035569183584569</text:p>
          </table:table-cell>
          <table:table-cell office:value-type="float" office:value="0.0180118173421255" calcext:value-type="float">
            <text:p>0,018011817342126</text:p>
          </table:table-cell>
          <table:table-cell office:value-type="float" office:value="73.3428474426269" calcext:value-type="float">
            <text:p>73,3428474426269</text:p>
          </table:table-cell>
          <table:table-cell office:value-type="float" office:value="7.71360855102539" calcext:value-type="float">
            <text:p>7,71360855102539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9773515147328" calcext:value-type="float">
            <text:p>0,034977351514733</text:p>
          </table:table-cell>
          <table:table-cell office:value-type="float" office:value="0.0188204077305898" calcext:value-type="float">
            <text:p>0,01882040773059</text:p>
          </table:table-cell>
          <table:table-cell office:value-type="float" office:value="172.049669122696" calcext:value-type="float">
            <text:p>172,049669122696</text:p>
          </table:table-cell>
          <table:table-cell office:value-type="float" office:value="3.1463858127594" calcext:value-type="float">
            <text:p>3,1463858127594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1644487392824" calcext:value-type="float">
            <text:p>0,034164448739282</text:p>
          </table:table-cell>
          <table:table-cell office:value-type="float" office:value="0.00483928230289409" calcext:value-type="float">
            <text:p>0,004839282302894</text:p>
          </table:table-cell>
          <table:table-cell office:value-type="float" office:value="69.5362256526947" calcext:value-type="float">
            <text:p>69,5362256526947</text:p>
          </table:table-cell>
          <table:table-cell office:value-type="float" office:value="7.25761137008667" calcext:value-type="float">
            <text:p>7,25761137008667</text:p>
          </table:table-cell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0503157979457" calcext:value-type="float">
            <text:p>0,034050315797946</text:p>
          </table:table-cell>
          <table:table-cell office:value-type="float" office:value="0.00477705625175853" calcext:value-type="float">
            <text:p>0,004777056251759</text:p>
          </table:table-cell>
          <table:table-cell office:value-type="float" office:value="60.9069578647614" calcext:value-type="float">
            <text:p>60,9069578647614</text:p>
          </table:table-cell>
          <table:table-cell office:value-type="float" office:value="3.11939435005188" calcext:value-type="float">
            <text:p>3,11939435005188</text:p>
          </table:table-cell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33935248252496" calcext:value-type="float">
            <text:p>0,03339352482525</text:p>
          </table:table-cell>
          <table:table-cell office:value-type="float" office:value="0.00372839202457016" calcext:value-type="float">
            <text:p>0,00372839202457</text:p>
          </table:table-cell>
          <table:table-cell office:value-type="float" office:value="64.769548034668" calcext:value-type="float">
            <text:p>64,769548034668</text:p>
          </table:table-cell>
          <table:table-cell office:value-type="float" office:value="3.06323895454407" calcext:value-type="float">
            <text:p>3,06323895454407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22813109912935" calcext:value-type="float">
            <text:p>0,032281310991294</text:p>
          </table:table-cell>
          <table:table-cell office:value-type="float" office:value="0.0132194129303283" calcext:value-type="float">
            <text:p>0,013219412930328</text:p>
          </table:table-cell>
          <table:table-cell office:value-type="float" office:value="58.8090218067169" calcext:value-type="float">
            <text:p>58,8090218067169</text:p>
          </table:table-cell>
          <table:table-cell office:value-type="float" office:value="7.42255463600159" calcext:value-type="float">
            <text:p>7,42255463600159</text:p>
          </table:table-cell>
        </table:table-row>
        <table:table-row table:style-name="ro2" table:visibility="filter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14663131654272" calcext:value-type="float">
            <text:p>0,031466313165427</text:p>
          </table:table-cell>
          <table:table-cell office:value-type="float" office:value="0.011237798644894" calcext:value-type="float">
            <text:p>0,011237798644894</text:p>
          </table:table-cell>
          <table:table-cell office:value-type="float" office:value="61.6102840900421" calcext:value-type="float">
            <text:p>61,6102840900421</text:p>
          </table:table-cell>
          <table:table-cell office:value-type="float" office:value="3.11635990142822" calcext:value-type="float">
            <text:p>3,11635990142822</text:p>
          </table:table-cell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01564647372187" calcext:value-type="float">
            <text:p>0,030156464737219</text:p>
          </table:table-cell>
          <table:table-cell office:value-type="float" office:value="0.00443542528558955" calcext:value-type="float">
            <text:p>0,00443542528559</text:p>
          </table:table-cell>
          <table:table-cell office:value-type="float" office:value="62.0071293830872" calcext:value-type="float">
            <text:p>62,0071293830872</text:p>
          </table:table-cell>
          <table:table-cell office:value-type="float" office:value="2.7706862449646" calcext:value-type="float">
            <text:p>2,77068624496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95078752039987" calcext:value-type="float">
            <text:p>0,029507875203999</text:p>
          </table:table-cell>
          <table:table-cell office:value-type="float" office:value="0.0208970362080226" calcext:value-type="float">
            <text:p>0,020897036208023</text:p>
          </table:table-cell>
          <table:table-cell office:value-type="float" office:value="67.5207481384277" calcext:value-type="float">
            <text:p>67,5207481384277</text:p>
          </table:table-cell>
          <table:table-cell office:value-type="float" office:value="25.0462111949921" calcext:value-type="float">
            <text:p>25,0462111949921</text:p>
          </table:table-cell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716729412831" calcext:value-type="float">
            <text:p>0,028971672941283</text:p>
          </table:table-cell>
          <table:table-cell office:value-type="float" office:value="0.00886243542770459" calcext:value-type="float">
            <text:p>0,008862435427705</text:p>
          </table:table-cell>
          <table:table-cell office:value-type="float" office:value="168.19710021019" calcext:value-type="float">
            <text:p>168,19710021019</text:p>
          </table:table-cell>
          <table:table-cell office:value-type="float" office:value="3.16200733184814" calcext:value-type="float">
            <text:p>3,162007331848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212706358955" calcext:value-type="float">
            <text:p>0,028921270635896</text:p>
          </table:table-cell>
          <table:table-cell office:value-type="float" office:value="0.0205862297060025" calcext:value-type="float">
            <text:p>0,020586229706003</text:p>
          </table:table-cell>
          <table:table-cell office:value-type="float" office:value="67.096901512146" calcext:value-type="float">
            <text:p>67,096901512146</text:p>
          </table:table-cell>
          <table:table-cell office:value-type="float" office:value="24.7605406761169" calcext:value-type="float">
            <text:p>24,7605406761169</text:p>
          </table:table-cell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6592991143353" calcext:value-type="float">
            <text:p>0,027659299114335</text:p>
          </table:table-cell>
          <table:table-cell office:value-type="float" office:value="0.00223096414897549" calcext:value-type="float">
            <text:p>0,002230964148975</text:p>
          </table:table-cell>
          <table:table-cell office:value-type="float" office:value="61.3459777832031" calcext:value-type="float">
            <text:p>61,3459777832031</text:p>
          </table:table-cell>
          <table:table-cell office:value-type="float" office:value="3.19370799064636" calcext:value-type="float">
            <text:p>3,19370799064636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551711510843" calcext:value-type="float">
            <text:p>0,027055171151084</text:p>
          </table:table-cell>
          <table:table-cell office:value-type="float" office:value="0.00459054716896756" calcext:value-type="float">
            <text:p>0,004590547168968</text:p>
          </table:table-cell>
          <table:table-cell office:value-type="float" office:value="59.2697159290314" calcext:value-type="float">
            <text:p>59,2697159290314</text:p>
          </table:table-cell>
          <table:table-cell office:value-type="float" office:value="7.43020520210266" calcext:value-type="float">
            <text:p>7,43020520210266</text:p>
          </table:table-cell>
        </table:table-row>
        <table:table-row table:style-name="ro2" table:visibility="filter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174806669793" calcext:value-type="float">
            <text:p>0,027017480666979</text:p>
          </table:table-cell>
          <table:table-cell office:value-type="float" office:value="0.0163519682800965" calcext:value-type="float">
            <text:p>0,016351968280097</text:p>
          </table:table-cell>
          <table:table-cell office:value-type="float" office:value="58.8845558166504" calcext:value-type="float">
            <text:p>58,8845558166504</text:p>
          </table:table-cell>
          <table:table-cell office:value-type="float" office:value="7.24170241355896" calcext:value-type="float">
            <text:p>7,2417024135589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4431018853646" calcext:value-type="float">
            <text:p>0,026443101885365</text:p>
          </table:table-cell>
          <table:table-cell office:value-type="float" office:value="0.0118165214328234" calcext:value-type="float">
            <text:p>0,011816521432823</text:p>
          </table:table-cell>
          <table:table-cell office:value-type="float" office:value="10.5121558189392" calcext:value-type="float">
            <text:p>10,5121558189392</text:p>
          </table:table-cell>
          <table:table-cell office:value-type="float" office:value="3.70631966590881" calcext:value-type="float">
            <text:p>3,70631966590881</text:p>
          </table:table-cell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636770719333" calcext:value-type="float">
            <text:p>0,026363677071933</text:p>
          </table:table-cell>
          <table:table-cell office:value-type="float" office:value="0.00294318250919479" calcext:value-type="float">
            <text:p>0,002943182509195</text:p>
          </table:table-cell>
          <table:table-cell office:value-type="float" office:value="61.4520560741425" calcext:value-type="float">
            <text:p>61,4520560741425</text:p>
          </table:table-cell>
          <table:table-cell office:value-type="float" office:value="2.85156931877136" calcext:value-type="float">
            <text:p>2,85156931877136</text:p>
          </table:table-cell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59.1930370807648" calcext:value-type="float">
            <text:p>59,1930370807648</text:p>
          </table:table-cell>
          <table:table-cell office:value-type="float" office:value="7.21895594596863" calcext:value-type="float">
            <text:p>7,218955945968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60.0952090263367" calcext:value-type="float">
            <text:p>60,0952090263367</text:p>
          </table:table-cell>
          <table:table-cell office:value-type="float" office:value="7.11804437637329" calcext:value-type="float">
            <text:p>7,118044376373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451230989992" calcext:value-type="float">
            <text:p>0,025945123098999</text:p>
          </table:table-cell>
          <table:table-cell office:value-type="float" office:value="0.0121037313789913" calcext:value-type="float">
            <text:p>0,012103731378991</text:p>
          </table:table-cell>
          <table:table-cell office:value-type="float" office:value="10.3605425357819" calcext:value-type="float">
            <text:p>10,3605425357819</text:p>
          </table:table-cell>
          <table:table-cell office:value-type="float" office:value="3.77949209213257" calcext:value-type="float">
            <text:p>3,77949209213257</text:p>
          </table:table-cell>
        </table:table-row>
        <table:table-row table:style-name="ro2" table:visibility="filter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288222504465" calcext:value-type="float">
            <text:p>0,025928822250447</text:p>
          </table:table-cell>
          <table:table-cell office:value-type="float" office:value="0.00452803920415628" calcext:value-type="float">
            <text:p>0,004528039204156</text:p>
          </table:table-cell>
          <table:table-cell office:value-type="float" office:value="151.656062459946" calcext:value-type="float">
            <text:p>151,656062459946</text:p>
          </table:table-cell>
          <table:table-cell office:value-type="float" office:value="3.1110077381134" calcext:value-type="float">
            <text:p>3,1110077381134</text:p>
          </table:table-cell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48100817489897" calcext:value-type="float">
            <text:p>0,02481008174899</text:p>
          </table:table-cell>
          <table:table-cell office:value-type="float" office:value="0.00712828635581731" calcext:value-type="float">
            <text:p>0,007128286355817</text:p>
          </table:table-cell>
          <table:table-cell office:value-type="float" office:value="81.4391818523407" calcext:value-type="float">
            <text:p>81,4391818523407</text:p>
          </table:table-cell>
          <table:table-cell office:value-type="float" office:value="8.5600127696991" calcext:value-type="float">
            <text:p>8,5600127696991</text:p>
          </table:table-cell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4858733066868" calcext:value-type="float">
            <text:p>0,022485873306687</text:p>
          </table:table-cell>
          <table:table-cell office:value-type="float" office:value="0.00854147504878238" calcext:value-type="float">
            <text:p>0,008541475048782</text:p>
          </table:table-cell>
          <table:table-cell office:value-type="float" office:value="165.795263671875" calcext:value-type="float">
            <text:p>165,795263671875</text:p>
          </table:table-cell>
          <table:table-cell office:value-type="float" office:value="3.13085770606995" calcext:value-type="float">
            <text:p>3,13085770606995</text:p>
          </table:table-cell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0491049601216" calcext:value-type="float">
            <text:p>0,022049104960122</text:p>
          </table:table-cell>
          <table:table-cell office:value-type="float" office:value="0.0162056355195271" calcext:value-type="float">
            <text:p>0,016205635519527</text:p>
          </table:table-cell>
          <table:table-cell office:value-type="float" office:value="166.744774532318" calcext:value-type="float">
            <text:p>166,744774532318</text:p>
          </table:table-cell>
          <table:table-cell office:value-type="float" office:value="3.12297186851501" calcext:value-type="float">
            <text:p>3,12297186851501</text:p>
          </table:table-cell>
        </table:table-row>
        <table:table-row table:style-name="ro2" table:visibility="filter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14149432437634" calcext:value-type="float">
            <text:p>0,021414943243763</text:p>
          </table:table-cell>
          <table:table-cell office:value-type="float" office:value="0.00923678363091018" calcext:value-type="float">
            <text:p>0,00923678363091</text:p>
          </table:table-cell>
          <table:table-cell office:value-type="float" office:value="63.4094904899597" calcext:value-type="float">
            <text:p>63,4094904899597</text:p>
          </table:table-cell>
          <table:table-cell office:value-type="float" office:value="3.35656895637512" calcext:value-type="float">
            <text:p>3,35656895637512</text:p>
          </table:table-cell>
        </table:table-row>
        <table:table-row table:style-name="ro2" table:visibility="filter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6973362600801" calcext:value-type="float">
            <text:p>0,01969733626008</text:p>
          </table:table-cell>
          <table:table-cell office:value-type="float" office:value="0.00995441622234516" calcext:value-type="float">
            <text:p>0,009954416222345</text:p>
          </table:table-cell>
          <table:table-cell office:value-type="float" office:value="63.9510523796082" calcext:value-type="float">
            <text:p>63,9510523796082</text:p>
          </table:table-cell>
          <table:table-cell office:value-type="float" office:value="3.07230315208435" calcext:value-type="float">
            <text:p>3,07230315208435</text:p>
          </table:table-cell>
        </table:table-row>
        <table:table-row table:style-name="ro2" table:visibility="filter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3877152255474" calcext:value-type="float">
            <text:p>0,019387715225547</text:p>
          </table:table-cell>
          <table:table-cell office:value-type="float" office:value="0.007697782723957" calcext:value-type="float">
            <text:p>0,007697782723957</text:p>
          </table:table-cell>
          <table:table-cell office:value-type="float" office:value="64.0864237308502" calcext:value-type="float">
            <text:p>64,0864237308502</text:p>
          </table:table-cell>
          <table:table-cell office:value-type="float" office:value="7.70714287757874" calcext:value-type="float">
            <text:p>7,70714287757874</text:p>
          </table:table-cell>
        </table:table-row>
        <table:table-row table:style-name="ro2" table:visibility="filter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4748688149846" calcext:value-type="float">
            <text:p>0,018474868814985</text:p>
          </table:table-cell>
          <table:table-cell office:value-type="float" office:value="0.00901369185163824" calcext:value-type="float">
            <text:p>0,009013691851638</text:p>
          </table:table-cell>
          <table:table-cell office:value-type="float" office:value="62.4855693817139" calcext:value-type="float">
            <text:p>62,4855693817139</text:p>
          </table:table-cell>
          <table:table-cell office:value-type="float" office:value="3.18898458480835" calcext:value-type="float">
            <text:p>3,188984584808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0396957673486" calcext:value-type="float">
            <text:p>0,018039695767349</text:p>
          </table:table-cell>
          <table:table-cell office:value-type="float" office:value="0.0122365019410945" calcext:value-type="float">
            <text:p>0,012236501941095</text:p>
          </table:table-cell>
          <table:table-cell office:value-type="float" office:value="59.6669561386108" calcext:value-type="float">
            <text:p>59,6669561386108</text:p>
          </table:table-cell>
          <table:table-cell office:value-type="float" office:value="21.5903967857361" calcext:value-type="float">
            <text:p>21,5903967857361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7281336771238" calcext:value-type="float">
            <text:p>0,016728133677124</text:p>
          </table:table-cell>
          <table:table-cell office:value-type="float" office:value="0.00772442788905716" calcext:value-type="float">
            <text:p>0,007724427889057</text:p>
          </table:table-cell>
          <table:table-cell office:value-type="float" office:value="63.0714306354523" calcext:value-type="float">
            <text:p>63,0714306354523</text:p>
          </table:table-cell>
          <table:table-cell office:value-type="float" office:value="7.73099012374878" calcext:value-type="float">
            <text:p>7,73099012374878</text:p>
          </table:table-cell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3736560269573" calcext:value-type="float">
            <text:p>0,016373656026957</text:p>
          </table:table-cell>
          <table:table-cell office:value-type="float" office:value="0.00290448294315748" calcext:value-type="float">
            <text:p>0,002904482943157</text:p>
          </table:table-cell>
          <table:table-cell office:value-type="float" office:value="71.37985496521" calcext:value-type="float">
            <text:p>71,37985496521</text:p>
          </table:table-cell>
          <table:table-cell office:value-type="float" office:value="3.1311203956604" calcext:value-type="float">
            <text:p>3,1311203956604</text:p>
          </table:table-cell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53556410209823" calcext:value-type="float">
            <text:p>0,015355641020982</text:p>
          </table:table-cell>
          <table:table-cell office:value-type="float" office:value="0.00862414351414848" calcext:value-type="float">
            <text:p>0,008624143514148</text:p>
          </table:table-cell>
          <table:table-cell office:value-type="float" office:value="73.7700407981873" calcext:value-type="float">
            <text:p>73,7700407981873</text:p>
          </table:table-cell>
          <table:table-cell office:value-type="float" office:value="7.80510544776917" calcext:value-type="float">
            <text:p>7,80510544776917</text:p>
          </table:table-cell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33614130570133" calcext:value-type="float">
            <text:p>0,013361413057013</text:p>
          </table:table-cell>
          <table:table-cell office:value-type="float" office:value="0.00477958486372285" calcext:value-type="float">
            <text:p>0,004779584863723</text:p>
          </table:table-cell>
          <table:table-cell office:value-type="float" office:value="65.8050175666809" calcext:value-type="float">
            <text:p>65,8050175666809</text:p>
          </table:table-cell>
          <table:table-cell office:value-type="float" office:value="2.89018926620483" calcext:value-type="float">
            <text:p>2,89018926620483</text:p>
          </table:table-cell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23140297679398" calcext:value-type="float">
            <text:p>0,01231402976794</text:p>
          </table:table-cell>
          <table:table-cell office:value-type="float" office:value="0.00621634504189737" calcext:value-type="float">
            <text:p>0,006216345041897</text:p>
          </table:table-cell>
          <table:table-cell office:value-type="float" office:value="80.1869905471802" calcext:value-type="float">
            <text:p>80,1869905471802</text:p>
          </table:table-cell>
          <table:table-cell office:value-type="float" office:value="7.85232963562012" calcext:value-type="float">
            <text:p>7,85232963562012</text:p>
          </table:table-cell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12328690686813" calcext:value-type="float">
            <text:p>0,011232869068681</text:p>
          </table:table-cell>
          <table:table-cell office:value-type="float" office:value="0.00484393233572863" calcext:value-type="float">
            <text:p>0,004843932335729</text:p>
          </table:table-cell>
          <table:table-cell office:value-type="float" office:value="61.4846195220947" calcext:value-type="float">
            <text:p>61,4846195220947</text:p>
          </table:table-cell>
          <table:table-cell office:value-type="float" office:value="2.77776255607605" calcext:value-type="float">
            <text:p>2,77776255607605</text:p>
          </table:table-cell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08355151905226" calcext:value-type="float">
            <text:p>0,010835515190523</text:p>
          </table:table-cell>
          <table:table-cell office:value-type="float" office:value="0.0134195057934188" calcext:value-type="float">
            <text:p>0,013419505793419</text:p>
          </table:table-cell>
          <table:table-cell office:value-type="float" office:value="67.8412473678589" calcext:value-type="float">
            <text:p>67,8412473678589</text:p>
          </table:table-cell>
          <table:table-cell office:value-type="float" office:value="3.14843850135803" calcext:value-type="float">
            <text:p>3,14843850135803</text:p>
          </table:table-cell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946806553460464" calcext:value-type="float">
            <text:p>0,009468065534605</text:p>
          </table:table-cell>
          <table:table-cell office:value-type="float" office:value="0.00394506004625209" calcext:value-type="float">
            <text:p>0,003945060046252</text:p>
          </table:table-cell>
          <table:table-cell office:value-type="float" office:value="61.7241318702698" calcext:value-type="float">
            <text:p>61,7241318702698</text:p>
          </table:table-cell>
          <table:table-cell office:value-type="float" office:value="3.30461468696594" calcext:value-type="float">
            <text:p>3,30461468696594</text:p>
          </table:table-cell>
        </table:table-row>
        <table:table-row table:style-name="ro2" table:visibility="filter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93771522135251" calcext:value-type="float">
            <text:p>0,008937715221353</text:p>
          </table:table-cell>
          <table:table-cell office:value-type="float" office:value="0.00839439300419944" calcext:value-type="float">
            <text:p>0,008394393004199</text:p>
          </table:table-cell>
          <table:table-cell office:value-type="float" office:value="64.0524302959442" calcext:value-type="float">
            <text:p>64,0524302959442</text:p>
          </table:table-cell>
          <table:table-cell office:value-type="float" office:value="3.2740373134613" calcext:value-type="float">
            <text:p>3,27403731346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13056208679204" calcext:value-type="float">
            <text:p>0,008130562086792</text:p>
          </table:table-cell>
          <table:table-cell office:value-type="float" office:value="0.00266438400318418" calcext:value-type="float">
            <text:p>0,002664384003184</text:p>
          </table:table-cell>
          <table:table-cell office:value-type="float" office:value="11.2556344985962" calcext:value-type="float">
            <text:p>11,2556344985962</text:p>
          </table:table-cell>
          <table:table-cell office:value-type="float" office:value="2.8208019733429" calcext:value-type="float">
            <text:p>2,8208019733429</text:p>
          </table:table-cell>
        </table:table-row>
        <table:table-row table:style-name="ro2" table:visibility="filter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79185409734927" calcext:value-type="float">
            <text:p>0,007918540973493</text:p>
          </table:table-cell>
          <table:table-cell office:value-type="float" office:value="0.00498215611050028" calcext:value-type="float">
            <text:p>0,0049821561105</text:p>
          </table:table-cell>
          <table:table-cell office:value-type="float" office:value="58.6431454181671" calcext:value-type="float">
            <text:p>58,6431454181671</text:p>
          </table:table-cell>
          <table:table-cell office:value-type="float" office:value="7.18535823822022" calcext:value-type="float">
            <text:p>7,185358238220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73134423016922" calcext:value-type="float">
            <text:p>0,006731344230169</text:p>
          </table:table-cell>
          <table:table-cell office:value-type="float" office:value="0.0297683793587986" calcext:value-type="float">
            <text:p>0,029768379358799</text:p>
          </table:table-cell>
          <table:table-cell office:value-type="float" office:value="11.3881639957428" calcext:value-type="float">
            <text:p>11,3881639957428</text:p>
          </table:table-cell>
          <table:table-cell office:value-type="float" office:value="7.07082781791687" calcext:value-type="float">
            <text:p>7,070827817916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64707834418339" calcext:value-type="float">
            <text:p>0,006647078344183</text:p>
          </table:table-cell>
          <table:table-cell office:value-type="float" office:value="0.00412820294112419" calcext:value-type="float">
            <text:p>0,004128202941124</text:p>
          </table:table-cell>
          <table:table-cell office:value-type="float" office:value="12.1293461322784" calcext:value-type="float">
            <text:p>12,1293461322784</text:p>
          </table:table-cell>
          <table:table-cell office:value-type="float" office:value="2.97459659576416" calcext:value-type="float">
            <text:p>2,97459659576416</text:p>
          </table:table-cell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58222894567181" calcext:value-type="float">
            <text:p>0,006582228945672</text:p>
          </table:table-cell>
          <table:table-cell office:value-type="float" office:value="0.0107947014370512" calcext:value-type="float">
            <text:p>0,010794701437051</text:p>
          </table:table-cell>
          <table:table-cell office:value-type="float" office:value="65.9962483882904" calcext:value-type="float">
            <text:p>65,9962483882904</text:p>
          </table:table-cell>
          <table:table-cell office:value-type="float" office:value="3.23979878425598" calcext:value-type="float">
            <text:p>3,23979878425598</text:p>
          </table:table-cell>
        </table:table-row>
        <table:table-row table:style-name="ro2" table:visibility="filter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3049381955158" calcext:value-type="float">
            <text:p>0,006304938195516</text:p>
          </table:table-cell>
          <table:table-cell office:value-type="float" office:value="0.013020779672731" calcext:value-type="float">
            <text:p>0,013020779672731</text:p>
          </table:table-cell>
          <table:table-cell office:value-type="float" office:value="60.1568781852722" calcext:value-type="float">
            <text:p>60,1568781852722</text:p>
          </table:table-cell>
          <table:table-cell office:value-type="float" office:value="7.3067889213562" calcext:value-type="float">
            <text:p>7,3067889213562</text:p>
          </table:table-cell>
        </table:table-row>
        <table:table-row table:style-name="ro2" table:visibility="filter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513966190508088" calcext:value-type="float">
            <text:p>0,005139661905081</text:p>
          </table:table-cell>
          <table:table-cell office:value-type="float" office:value="0.00721516881095966" calcext:value-type="float">
            <text:p>0,00721516881096</text:p>
          </table:table-cell>
          <table:table-cell office:value-type="float" office:value="60.7958790779114" calcext:value-type="float">
            <text:p>60,7958790779114</text:p>
          </table:table-cell>
          <table:table-cell office:value-type="float" office:value="7.23675422668457" calcext:value-type="float">
            <text:p>7,236754226684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66002890221726" calcext:value-type="float">
            <text:p>0,004660028902217</text:p>
          </table:table-cell>
          <table:table-cell office:value-type="float" office:value="0.00608844645226894" calcext:value-type="float">
            <text:p>0,006088446452269</text:p>
          </table:table-cell>
          <table:table-cell office:value-type="float" office:value="13.5158201694489" calcext:value-type="float">
            <text:p>13,5158201694489</text:p>
          </table:table-cell>
          <table:table-cell office:value-type="float" office:value="2.8955502986908" calcext:value-type="float">
            <text:p>2,8955502986908</text:p>
          </table:table-cell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4042459397938" calcext:value-type="float">
            <text:p>0,004540424593979</text:p>
          </table:table-cell>
          <table:table-cell office:value-type="float" office:value="0.00307650131837957" calcext:value-type="float">
            <text:p>0,00307650131838</text:p>
          </table:table-cell>
          <table:table-cell office:value-type="float" office:value="62.9907127857208" calcext:value-type="float">
            <text:p>62,9907127857208</text:p>
          </table:table-cell>
          <table:table-cell office:value-type="float" office:value="7.8759997844696" calcext:value-type="float">
            <text:p>7,8759997844696</text:p>
          </table:table-cell>
        </table:table-row>
        <table:table-row table:style-name="ro2" table:visibility="filter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3472027221313" calcext:value-type="float">
            <text:p>0,004534720272213</text:p>
          </table:table-cell>
          <table:table-cell office:value-type="float" office:value="0.0125207599962564" calcext:value-type="float">
            <text:p>0,012520759996256</text:p>
          </table:table-cell>
          <table:table-cell office:value-type="float" office:value="59.4925375461578" calcext:value-type="float">
            <text:p>59,4925375461578</text:p>
          </table:table-cell>
          <table:table-cell office:value-type="float" office:value="7.3529372215271" calcext:value-type="float">
            <text:p>7,35293722152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332352701541434" calcext:value-type="float">
            <text:p>0,003323527015414</text:p>
          </table:table-cell>
          <table:table-cell office:value-type="float" office:value="0.0270443670723404" calcext:value-type="float">
            <text:p>0,02704436707234</text:p>
          </table:table-cell>
          <table:table-cell office:value-type="float" office:value="11.5058701992035" calcext:value-type="float">
            <text:p>11,5058701992035</text:p>
          </table:table-cell>
          <table:table-cell office:value-type="float" office:value="7.19258551597595" calcext:value-type="float">
            <text:p>7,192585515975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297561569870292" calcext:value-type="float">
            <text:p>0,002975615698703</text:p>
          </table:table-cell>
          <table:table-cell office:value-type="float" office:value="0.0271859122979234" calcext:value-type="float">
            <text:p>0,027185912297923</text:p>
          </table:table-cell>
          <table:table-cell office:value-type="float" office:value="11.4259713172913" calcext:value-type="float">
            <text:p>11,4259713172913</text:p>
          </table:table-cell>
          <table:table-cell office:value-type="float" office:value="7.39051198959351" calcext:value-type="float">
            <text:p>7,39051198959351</text:p>
          </table:table-cell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108383608342266" calcext:value-type="float">
            <text:p>0,001083836083423</text:p>
          </table:table-cell>
          <table:table-cell office:value-type="float" office:value="0.0131779451898826" calcext:value-type="float">
            <text:p>0,013177945189883</text:p>
          </table:table-cell>
          <table:table-cell office:value-type="float" office:value="66.2211302757263" calcext:value-type="float">
            <text:p>66,2211302757263</text:p>
          </table:table-cell>
          <table:table-cell office:value-type="float" office:value="7.12632188796997" calcext:value-type="float">
            <text:p>7,12632188796997</text:p>
          </table:table-cell>
        </table:table-row>
        <table:table-row table:style-name="ro2" table:visibility="filter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0149504192579581" calcext:value-type="float">
            <text:p>-0,00014950419258</text:p>
          </table:table-cell>
          <table:table-cell office:value-type="float" office:value="0.0118098650778046" calcext:value-type="float">
            <text:p>0,011809865077805</text:p>
          </table:table-cell>
          <table:table-cell office:value-type="float" office:value="61.5323534488678" calcext:value-type="float">
            <text:p>61,5323534488678</text:p>
          </table:table-cell>
          <table:table-cell office:value-type="float" office:value="7.16651396751404" calcext:value-type="float">
            <text:p>7,16651396751404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189702629280163" calcext:value-type="float">
            <text:p>-0,001897026292802</text:p>
          </table:table-cell>
          <table:table-cell office:value-type="float" office:value="0.00834860871511107" calcext:value-type="float">
            <text:p>0,008348608715111</text:p>
          </table:table-cell>
          <table:table-cell office:value-type="float" office:value="67.1868546009064" calcext:value-type="float">
            <text:p>67,1868546009064</text:p>
          </table:table-cell>
          <table:table-cell office:value-type="float" office:value="7.27664313316345" calcext:value-type="float">
            <text:p>7,27664313316345</text:p>
          </table:table-cell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29253107784552" calcext:value-type="float">
            <text:p>-0,002925310778455</text:p>
          </table:table-cell>
          <table:table-cell office:value-type="float" office:value="0.0104805043135698" calcext:value-type="float">
            <text:p>0,01048050431357</text:p>
          </table:table-cell>
          <table:table-cell office:value-type="float" office:value="62.5519094467163" calcext:value-type="float">
            <text:p>62,5519094467163</text:p>
          </table:table-cell>
          <table:table-cell office:value-type="float" office:value="6.91007647514343" calcext:value-type="float">
            <text:p>6,91007647514343</text:p>
          </table:table-cell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1014977409307" calcext:value-type="float">
            <text:p>-0,003810149774093</text:p>
          </table:table-cell>
          <table:table-cell office:value-type="float" office:value="0.014772797125736" calcext:value-type="float">
            <text:p>0,014772797125736</text:p>
          </table:table-cell>
          <table:table-cell office:value-type="float" office:value="57.9164728164673" calcext:value-type="float">
            <text:p>57,9164728164673</text:p>
          </table:table-cell>
          <table:table-cell office:value-type="float" office:value="6.96140198707581" calcext:value-type="float">
            <text:p>6,96140198707581</text:p>
          </table:table-cell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5639107727333" calcext:value-type="float">
            <text:p>-0,003856391077273</text:p>
          </table:table-cell>
          <table:table-cell office:value-type="float" office:value="0.0154060513464132" calcext:value-type="float">
            <text:p>0,015406051346413</text:p>
          </table:table-cell>
          <table:table-cell office:value-type="float" office:value="65.2274352073669" calcext:value-type="float">
            <text:p>65,2274352073669</text:p>
          </table:table-cell>
          <table:table-cell office:value-type="float" office:value="7.27793607711792" calcext:value-type="float">
            <text:p>7,2779360771179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805883185700154" calcext:value-type="float">
            <text:p>-0,008058831857002</text:p>
          </table:table-cell>
          <table:table-cell office:value-type="float" office:value="0.0140497391359597" calcext:value-type="float">
            <text:p>0,01404973913596</text:p>
          </table:table-cell>
          <table:table-cell office:value-type="float" office:value="59.3763987541199" calcext:value-type="float">
            <text:p>59,3763987541199</text:p>
          </table:table-cell>
          <table:table-cell office:value-type="float" office:value="25.558501958847" calcext:value-type="float">
            <text:p>25,558501958847</text:p>
          </table:table-cell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101606114287913" calcext:value-type="float">
            <text:p>-0,010160611428791</text:p>
          </table:table-cell>
          <table:table-cell office:value-type="float" office:value="0.0105276211347383" calcext:value-type="float">
            <text:p>0,010527621134738</text:p>
          </table:table-cell>
          <table:table-cell office:value-type="float" office:value="58.7472331523895" calcext:value-type="float">
            <text:p>58,7472331523895</text:p>
          </table:table-cell>
          <table:table-cell office:value-type="float" office:value="7.24751071929932" calcext:value-type="float">
            <text:p>7,247510719299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29163496634892" calcext:value-type="float">
            <text:p>-0,029163496634892</text:p>
          </table:table-cell>
          <table:table-cell office:value-type="float" office:value="0.0797163447172021" calcext:value-type="float">
            <text:p>0,079716344717202</text:p>
          </table:table-cell>
          <table:table-cell office:value-type="float" office:value="56.9081706523895" calcext:value-type="float">
            <text:p>56,9081706523895</text:p>
          </table:table-cell>
          <table:table-cell office:value-type="float" office:value="21.2257218360901" calcext:value-type="float">
            <text:p>21,225721836090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760039805504991" calcext:value-type="float">
            <text:p>-0,076003980550499</text:p>
          </table:table-cell>
          <table:table-cell office:value-type="float" office:value="0.0548569736181975" calcext:value-type="float">
            <text:p>0,054856973618198</text:p>
          </table:table-cell>
          <table:table-cell office:value-type="float" office:value="59.9664811134339" calcext:value-type="float">
            <text:p>59,9664811134339</text:p>
          </table:table-cell>
          <table:table-cell office:value-type="float" office:value="24.8398826122284" calcext:value-type="float">
            <text:p>24,839882612228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807920579487958" calcext:value-type="float">
            <text:p>-0,080792057948796</text:p>
          </table:table-cell>
          <table:table-cell office:value-type="float" office:value="0.0760999395885784" calcext:value-type="float">
            <text:p>0,076099939588578</text:p>
          </table:table-cell>
          <table:table-cell office:value-type="float" office:value="57.9539361953735" calcext:value-type="float">
            <text:p>57,9539361953735</text:p>
          </table:table-cell>
          <table:table-cell office:value-type="float" office:value="20.6937505722046" calcext:value-type="float">
            <text:p>20,69375057220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101356801573626" calcext:value-type="float">
            <text:p>-0,101356801573626</text:p>
          </table:table-cell>
          <table:table-cell office:value-type="float" office:value="0.0596878336930386" calcext:value-type="float">
            <text:p>0,059687833693039</text:p>
          </table:table-cell>
          <table:table-cell office:value-type="float" office:value="58.4156163692474" calcext:value-type="float">
            <text:p>58,4156163692474</text:p>
          </table:table-cell>
          <table:table-cell office:value-type="float" office:value="25.5588338375092" calcext:value-type="float">
            <text:p>25,5588338375092</text:p>
          </table:table-cell>
        </table:table-row>
      </table:table>
      <table:table table:name="Sheet2" table:style-name="ta1">
        <table:table-column table:style-name="co3" table:number-columns-repeated="3" table:default-cell-style-name="ce10"/>
        <table:table-column table:style-name="co13" table:default-cell-style-name="ce10"/>
        <table:table-column table:style-name="co14" table:default-cell-style-name="ce10"/>
        <table:table-column table:style-name="co7" table:default-cell-style-name="Default"/>
        <table:table-column table:style-name="co15" table:default-cell-style-name="ce12"/>
        <table:table-column table:style-name="co3" table:number-columns-repeated="1017" table:default-cell-style-name="Default"/>
        <table:table-row table:style-name="ro3">
          <table:table-cell table:style-name="ce9" office:value-type="string" calcext:value-type="string">
            <text:p>Clustering</text:p>
          </table:table-cell>
          <table:table-cell table:style-name="ce11" office:value-type="string" calcext:value-type="string">
            <text:p>n </text:p>
            <text:p>Clusters</text:p>
          </table:table-cell>
          <table:table-cell table:style-name="ce9" office:value-type="string" calcext:value-type="string">
            <text:p>Dim</text:p>
            <text:p>Reduction</text:p>
          </table:table-cell>
          <table:table-cell table:style-name="ce11" office:value-type="string" calcext:value-type="string">
            <text:p>Dim</text:p>
            <text:p>Reduction</text:p>
            <text:p>Features</text:p>
          </table:table-cell>
          <table:table-cell table:style-name="ce9" office:value-type="string" calcext:value-type="string">
            <text:p>Dim</text:p>
            <text:p>Reduction</text:p>
            <text:p>N dim</text:p>
          </table:table-cell>
          <table:table-cell table:style-name="ce11" office:value-type="string" calcext:value-type="string">
            <text:p>features_selector__features_toselect</text:p>
          </table:table-cell>
          <table:table-cell table:style-name="ce9" office:value-type="string" calcext:value-type="string">
            <text:p>mean_test_score</text:p>
          </table:table-cell>
          <table:table-cell table:style-name="ce13"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float" office:value="0.999950458261085" calcext:value-type="float">
            <text:p>1,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float" office:value="0.999950458261085" calcext:value-type="float">
            <text:p>1,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float" office:value="0.700725027034627" calcext:value-type="float">
            <text:p>0,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float" office:value="0.700725027034627" calcext:value-type="float">
            <text:p>0,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float" office:value="0.692510547598913" calcext:value-type="float">
            <text:p>0,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float" office:value="0.691560313670494" calcext:value-type="float">
            <text:p>0,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float" office:value="0.662316581921085" calcext:value-type="float">
            <text:p>0,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float" office:value="0.66210342780968" calcext:value-type="float">
            <text:p>0,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TotalPricePerMonth', 'TotalQuantityPerMonth', 'Recency']</text:p>
          </table:table-cell>
          <table:table-cell office:value-type="float" office:value="0.65933932307324" calcext:value-type="float">
            <text:p>0,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RfmScore']</text:p>
          </table:table-cell>
          <table:table-cell office:value-type="float" office:value="0.644191258488413" calcext:value-type="float">
            <text:p>0,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office:value-type="float" office:value="0.644191258488413" calcext:value-type="float">
            <text:p>0,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office:value-type="float" office:value="0.638925400678984" calcext:value-type="float">
            <text:p>0,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office:value-type="float" office:value="0.638617297376095" calcext:value-type="float">
            <text:p>0,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float" office:value="0.637921097514776" calcext:value-type="float">
            <text:p>0,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office:value-type="float" office:value="0.631364373758803" calcext:value-type="float">
            <text:p>0,63</text:p>
          </table:table-cell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['DescriptionNormalized', 'TotalPricePerMonth', 'TotalQuantityPerMonth', 'Recency']</text:p>
          </table:table-cell>
          <table:table-cell office:value-type="float" office:value="0.457906708367594" calcext:value-type="float">
            <text:p>0,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['DescriptionNormalized', 'RfmScore']</text:p>
          </table:table-cell>
          <table:table-cell office:value-type="float" office:value="0.394288792914433" calcext:value-type="float">
            <text:p>0,39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grid_search_results_gridsearch_BoWAlways_NCAAlways_NCARFMlabels.B1:grid_search_results_gridsearch_BoWAlways_NCAAlways_NCARFMlabels.N753" table:display-filter-buttons="true" table:orientation="column">
          <table:filter>
            <table:filter-and>
              <table:filter-condition table:field-number="7" table:value="['BoughtTopValueProduct', 'HasEverCancelled', 'RfmScore']" table:operator="=">
                <table:filter-set-item table:value="['BoughtTopValueProduct', 'HasEverCancelled', 'RfmScore']"/>
                <table:filter-set-item table:value="['BoughtTopValueProduct', 'HasEverCancelled', 'TotalPricePerMonth', 'TotalQuantityPerMonth', 'Recency']"/>
                <table:filter-set-item table:value="['DescriptionNormalized', 'BoughtTopValueProduct', 'HasEverCancelled', 'RfmScore']"/>
                <table:filter-set-item table:value="['DescriptionNormalized', 'BoughtTopValueProduct', 'HasEverCancelled', 'TotalPricePerMonth', 'TotalQuantityPerMonth', 'Recency']"/>
                <table:filter-set-item table:value="['DescriptionNormalized', 'RfmScore']"/>
                <table:filter-set-item table:value="['DescriptionNormalized', 'TotalPricePerMonth', 'TotalQuantityPerMonth', 'Recency'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9:26:25.598400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21:11:37.229741161</dc:date>
    <dc:creator>Francois </dc:creator>
    <meta:editing-duration>P1DT11H27M21S</meta:editing-duration>
    <meta:editing-cycles>20</meta:editing-cycles>
    <meta:generator>LibreOffice/6.0.7.3$Linux_X86_64 LibreOffice_project/00m0$Build-3</meta:generator>
    <meta:document-statistic meta:table-count="2" meta:cell-count="9266" meta:object-count="0"/>
  </office:meta>
</office:document-meta>
</file>